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1.305cm"/>
    </style:style>
    <style:style style:name="co10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2.445cm"/>
    </style:style>
    <style:style style:name="co13" style:family="table-column">
      <style:table-column-properties fo:break-before="auto" style:column-width="1.078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2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 style:data-style-name="N2"/>
    <style:style style:name="ce101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1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7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 style:data-style-name="N110"/>
    <style:style style:name="ce119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1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Excel_20_Built-in_20_Normal" style:data-style-name="N1"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96"/>
        <table:table-column table:style-name="co2" table:default-cell-style-name="ce99"/>
        <table:table-column table:style-name="co3" table:default-cell-style-name="ce99"/>
        <table:table-column table:style-name="co4" table:default-cell-style-name="ce104"/>
        <table:table-column table:style-name="co5" table:default-cell-style-name="ce98"/>
        <table:table-column table:style-name="co5" table:default-cell-style-name="ce107"/>
        <table:table-column table:style-name="co5" table:default-cell-style-name="ce109"/>
        <table:table-column table:style-name="co5" table:number-columns-repeated="2" table:default-cell-style-name="ce112"/>
        <table:table-column table:style-name="co5" table:default-cell-style-name="ce116"/>
        <table:table-column table:style-name="co5" table:default-cell-style-name="ce118"/>
        <table:table-column table:style-name="co6" table:number-columns-repeated="2" table:default-cell-style-name="ce120"/>
        <table:table-column table:style-name="co6" table:number-columns-repeated="2" table:default-cell-style-name="ce122"/>
        <table:table-column table:style-name="co5" table:number-columns-repeated="49" table:default-cell-style-name="Excel_20_Built-in_20_Normal"/>
        <table:table-row table:style-name="ro1">
          <table:table-cell table:style-name="ce95" office:value-type="string" calcext:value-type="string">
            <text:p>tx id</text:p>
          </table:table-cell>
          <table:table-cell table:style-name="ce98" office:value-type="string" calcext:value-type="string">
            <text:p>date</text:p>
          </table:table-cell>
          <table:table-cell table:style-name="ce101" office:value-type="string" calcext:value-type="string">
            <text:p>tournament</text:p>
          </table:table-cell>
          <table:table-cell table:style-name="ce98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06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11" office:value-type="string" calcext:value-type="string">
            <text:p>net</text:p>
          </table:table-cell>
          <table:table-cell table:style-name="ce114" office:value-type="string" calcext:value-type="string">
            <text:p>balance</text:p>
          </table:table-cell>
          <table:table-cell table:style-name="ce115" office:value-type="string" calcext:value-type="string">
            <text:p>ROI</text:p>
          </table:table-cell>
          <table:table-cell table:style-name="ce117" office:value-type="string" calcext:value-type="string">
            <text:p>K%</text:p>
          </table:table-cell>
          <table:table-cell table:style-name="ce119" office:value-type="string" calcext:value-type="string">
            <text:p>wins</text:p>
          </table:table-cell>
          <table:table-cell table:style-name="ce119" office:value-type="string" calcext:value-type="string">
            <text:p>loss</text:p>
          </table:table-cell>
          <table:table-cell table:style-name="ce121" office:value-type="string" calcext:value-type="string">
            <text:p>R</text:p>
          </table:table-cell>
          <table:table-cell table:style-name="ce121" office:value-type="string" calcext:value-type="string">
            <text:p>W</text:p>
          </table:table-cell>
          <table:table-cell table:style-name="ce98" table:number-columns-repeated="49"/>
        </table:table-row>
        <table:table-row table:style-name="ro1">
          <table:table-cell table:number-columns-repeated="3"/>
          <table:table-cell table:style-name="ce102"/>
          <table:table-cell table:number-columns-repeated="2"/>
          <table:table-cell table:style-name="ce110"/>
          <table:table-cell/>
          <table:table-cell table:style-name="ce114" table:formula="of:=SUM([.H3:.H14])" office:value-type="float" office:value="38.3" calcext:value-type="float">
            <text:p>38.30</text:p>
          </table:table-cell>
          <table:table-cell table:number-columns-repeated="5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basilashvili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nego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isner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 table:number-columns-repeated="58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 table:number-columns-repeated="2"/>
          <table:table-cell table:style-name="ce114" table:formula="of:=SUM([.H17:.H28])" office:value-type="float" office:value="37.75" calcext:value-type="float">
            <text:p>37.75</text:p>
          </table:table-cell>
          <table:table-cell table:number-columns-repeated="5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bden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4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usa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krajinov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4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delbonis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31:.H42])" office:value-type="float" office:value="-10.9" calcext:value-type="float">
            <text:p>-10.90</text:p>
          </table:table-cell>
          <table:table-cell table:number-columns-repeated="5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49"/>
        </table:table-row>
        <table:table-row table:style-name="ro1">
          <table:table-cell table:style-name="ce97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4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4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zverev 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49"/>
        </table:table-row>
        <table:table-row table:style-name="ro1">
          <table:table-cell/>
          <table:table-cell table:style-name="ce100"/>
          <table:table-cell table:number-columns-repeated="3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45:.H57])" office:value-type="float" office:value="-72.9" calcext:value-type="float">
            <text:p>-72.90</text:p>
          </table:table-cell>
          <table:table-cell table:number-columns-repeated="5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blev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4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jowczy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4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ivashka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mbo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ahut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roicki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chn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erasimov e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jung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oepfer domoni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03"/>
          <table:table-cell table:number-columns-repeated="60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60:.H73])" office:value-type="float" office:value="2.17" calcext:value-type="float">
            <text:p>2.17</text:p>
          </table:table-cell>
          <table:table-cell table:number-columns-repeated="5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yrgios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omic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edvedev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hompsonj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opelka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imitro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tipsare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arin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aniel t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76:.H95])" office:value-type="float" office:value="-6.1" calcext:value-type="float">
            <text:p>-6.10</text:p>
          </table:table-cell>
          <table:table-cell table:number-columns-repeated="55"/>
        </table:table-row>
        <table:table-row table:style-name="ro1">
          <table:table-cell table:style-name="ce97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nderson k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ai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raon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ffi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truff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pouill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verdasco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ueva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mun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98:.H105])" office:value-type="float" office:value="5.65" calcext:value-type="float">
            <text:p>5.65</text:p>
          </table:table-cell>
          <table:table-cell table:number-columns-repeated="5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08:.H114])" office:value-type="float" office:value="-10.16" calcext:value-type="float">
            <text:p>-10.16</text:p>
          </table:table-cell>
          <table:table-cell table:number-columns-repeated="5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17:.H119])" office:value-type="float" office:value="-6.12" calcext:value-type="float">
            <text:p>-6.12</text:p>
          </table:table-cell>
          <table:table-cell table:number-columns-repeated="5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2:.H126])" office:value-type="float" office:value="-6.46" calcext:value-type="float">
            <text:p>-6.46</text:p>
          </table:table-cell>
          <table:table-cell table:number-columns-repeated="5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9:.H139])" office:value-type="float" office:value="10.47" calcext:value-type="float">
            <text:p>10.47</text:p>
          </table:table-cell>
          <table:table-cell table:number-columns-repeated="55"/>
        </table:table-row>
        <table:table-row table:style-name="ro1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42:.H154])" office:value-type="float" office:value="-13.13" calcext:value-type="float">
            <text:p>-13.13</text:p>
          </table:table-cell>
          <table:table-cell table:number-columns-repeated="5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57:.H161])" office:value-type="float" office:value="-0.86" calcext:value-type="float">
            <text:p>-0.86</text:p>
          </table:table-cell>
          <table:table-cell table:number-columns-repeated="55"/>
        </table:table-row>
        <table:table-row table:style-name="ro1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64:.H167])" office:value-type="float" office:value="7.71" calcext:value-type="float">
            <text:p>7.71</text:p>
          </table:table-cell>
          <table:table-cell table:number-columns-repeated="5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70:.H192])" office:value-type="float" office:value="23.52" calcext:value-type="float">
            <text:p>23.52</text:p>
          </table:table-cell>
          <table:table-cell table:number-columns-repeated="5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95:.H199])" office:value-type="float" office:value="8.2" calcext:value-type="float">
            <text:p>8.20</text:p>
          </table:table-cell>
          <table:table-cell table:number-columns-repeated="5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02:.H209])" office:value-type="float" office:value="-11.64" calcext:value-type="float">
            <text:p>-11.64</text:p>
          </table:table-cell>
          <table:table-cell table:number-columns-repeated="5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2:.H215])" office:value-type="float" office:value="-13.88" calcext:value-type="float">
            <text:p>-13.88</text:p>
          </table:table-cell>
          <table:table-cell table:number-columns-repeated="5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8:.H219])" office:value-type="float" office:value="0.199999999999999" calcext:value-type="float">
            <text:p>0.20</text:p>
          </table:table-cell>
          <table:table-cell table:number-columns-repeated="5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2])" office:value-type="float" office:value="1.6" calcext:value-type="float">
            <text:p>1.60</text:p>
          </table:table-cell>
          <table:table-cell table:number-columns-repeated="5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5:.H237])" office:value-type="float" office:value="21.47" calcext:value-type="float">
            <text:p>21.47</text:p>
          </table:table-cell>
          <table:table-cell table:number-columns-repeated="5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05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40:.H250])" office:value-type="float" office:value="0.72" calcext:value-type="float">
            <text:p>0.72</text:p>
          </table:table-cell>
          <table:table-cell table:number-columns-repeated="5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53:.H260])" office:value-type="float" office:value="-7.6" calcext:value-type="float">
            <text:p>-7.60</text:p>
          </table:table-cell>
          <table:table-cell table:number-columns-repeated="5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63:.H273])" office:value-type="float" office:value="-8.42" calcext:value-type="float">
            <text:p>-8.42</text:p>
          </table:table-cell>
          <table:table-cell table:number-columns-repeated="5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76:.H288])" office:value-type="float" office:value="-2.37" calcext:value-type="float">
            <text:p>-2.37</text:p>
          </table:table-cell>
          <table:table-cell table:number-columns-repeated="5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91:.H319])" office:value-type="float" office:value="-17.19" calcext:value-type="float">
            <text:p>-17.19</text:p>
          </table:table-cell>
          <table:table-cell table:number-columns-repeated="5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22:.H353])" office:value-type="float" office:value="-7.84" calcext:value-type="float">
            <text:p>-7.8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56:.H390])" office:value-type="float" office:value="-36.78" calcext:value-type="float">
            <text:p>-36.7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93:.H400])" office:value-type="float" office:value="3.7" calcext:value-type="float">
            <text:p>3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03:.H407])" office:value-type="float" office:value="-2.8" calcext:value-type="float">
            <text:p>-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10:.H411])" office:value-type="float" office:value="-13" calcext:value-type="float">
            <text:p>-13.0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4]" office:value-type="float" office:value="2.2" calcext:value-type="float">
            <text:p>2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7]" office:value-type="float" office:value="0.12" calcext:value-type="float">
            <text:p>0.1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0:.H422])" office:value-type="float" office:value="-0.48" calcext:value-type="float">
            <text:p>-0.4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5:.H426])" office:value-type="float" office:value="-1.64" calcext:value-type="float">
            <text:p>-1.6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9:.H438])" office:value-type="float" office:value="0.0499999999999989" calcext:value-type="float">
            <text:p>0.0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1:.H445])" office:value-type="float" office:value="1.73" calcext:value-type="float">
            <text:p>1.7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8:.H453])" office:value-type="float" office:value="-2.02" calcext:value-type="float">
            <text:p>-2.0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56:.H458])" office:value-type="float" office:value="5.58" calcext:value-type="float">
            <text:p>5.5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1:.H462])" office:value-type="float" office:value="0.8" calcext:value-type="float">
            <text:p>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5])" office:value-type="float" office:value="0.16" calcext:value-type="float">
            <text:p>0.1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8:.H470])" office:value-type="float" office:value="-0.8" calcext:value-type="float">
            <text:p>-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73:.H478])" office:value-type="float" office:value="-1.31" calcext:value-type="float">
            <text:p>-1.31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81:.H491])" office:value-type="float" office:value="-5.32" calcext:value-type="float">
            <text:p>-5.3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4:.H496])" office:value-type="float" office:value="1.7" calcext:value-type="float">
            <text:p>1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9:.H506])" office:value-type="float" office:value="-0.26" calcext:value-type="float">
            <text:p>-0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09:.H517])" office:value-type="float" office:value="1.56" calcext:value-type="float">
            <text:p>1.5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20:.H533])" office:value-type="float" office:value="-1.26" calcext:value-type="float">
            <text:p>-1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36:.H544])" office:value-type="float" office:value="0.25" calcext:value-type="float">
            <text:p>0.2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103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47:.H548])" office:value-type="float" office:value="1.28" calcext:value-type="float">
            <text:p>1.2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1:.H555])" office:value-type="float" office:value="5.37" calcext:value-type="float">
            <text:p>5.3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8:.H560])" office:value-type="float" office:value="-5.86" calcext:value-type="float">
            <text:p>-5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3:.H564])" office:value-type="float" office:value="-1.88" calcext:value-type="float">
            <text:p>-1.8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7:.H571])" office:value-type="float" office:value="2.86" calcext:value-type="float">
            <text:p>2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74:.H581])" office:value-type="float" office:value="2.33" calcext:value-type="float">
            <text:p>2.3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84:.H588])" office:value-type="float" office:value="3.77" calcext:value-type="float">
            <text:p>3.7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91:.H598])" office:value-type="float" office:value="4.29" calcext:value-type="float">
            <text:p>4.2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103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1:.H604])" office:value-type="float" office:value="-8.2" calcext:value-type="float">
            <text:p>-8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7:.H608])" office:value-type="float" office:value="2.8" calcext:value-type="float">
            <text:p>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11:.H630])" office:value-type="float" office:value="11.19" calcext:value-type="float">
            <text:p>11.1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33:.H639])" office:value-type="float" office:value="4.27" calcext:value-type="float">
            <text:p>4.2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42:.H657])" office:value-type="float" office:value="5.69" calcext:value-type="float">
            <text:p>5.6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123"/>
          <table:table-cell table:number-columns-repeated="4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103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103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1033]-[.E1033]" office:value-type="float" office:value="0.13" calcext:value-type="float">
            <text:p>0.13</text:p>
          </table:table-cell>
          <table:table-cell table:formula="of:=SUM([.$H$2:.H1033])" office:value-type="float" office:value="-52.17" calcext:value-type="float">
            <text:p>-52.17</text:p>
          </table:table-cell>
          <table:table-cell table:formula="of:=SUM([.H$3:.H1033])/SUM([.E$3:.E1033])" office:value-type="percentage" office:value="-0.0155684870188003" calcext:value-type="percentage">
            <text:p>-2%</text:p>
          </table:table-cell>
          <table:table-cell table:formula="of:=[.O1033]-(1-[.O1033])/[.N1033]" office:value-type="percentage" office:value="0.0040399213130341" calcext:value-type="percentage">
            <text:p>0.4%</text:p>
          </table:table-cell>
          <table:table-cell table:formula="of:=AVERAGEIF([.$H$3:.$H1033];&quot;&gt;0&quot;)" office:value-type="float" office:value="1.82913824057451" calcext:value-type="float">
            <text:p>1.8</text:p>
          </table:table-cell>
          <table:table-cell table:formula="of:=AVERAGEIF([.$H$3:.$H1033];&quot;&lt;0&quot;)" office:value-type="float" office:value="-3.9375" calcext:value-type="float">
            <text:p>-3.9</text:p>
          </table:table-cell>
          <table:table-cell table:formula="of:=[.L1033]/-[.M1033]" office:value-type="percentage" office:value="0.464543045225271" calcext:value-type="percentage">
            <text:p>46%</text:p>
          </table:table-cell>
          <table:table-cell table:formula="of:=COUNTIF([.$G$3:.$G1033];&quot;&gt;0&quot;)/COUNTIF([.$B$3:.$B1033];&quot;&gt;0&quot;)" office:value-type="percentage" office:value="0.6840882694541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arlovic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35]-[.E1035]" office:value-type="float" office:value="-3" calcext:value-type="float">
            <text:p>-3.00</text:p>
          </table:table-cell>
          <table:table-cell table:formula="of:=SUM([.$H$2:.H1035])" office:value-type="float" office:value="-55.17" calcext:value-type="float">
            <text:p>-55.17</text:p>
          </table:table-cell>
          <table:table-cell table:formula="of:=SUM([.H$3:.H1035])/SUM([.E$3:.E1035])" office:value-type="percentage" office:value="-0.0164490161001789" calcext:value-type="percentage">
            <text:p>-2%</text:p>
          </table:table-cell>
          <table:table-cell table:formula="of:=[.O1035]-(1-[.O1035])/[.N1035]" office:value-type="percentage" office:value="0.00213254715334354" calcext:value-type="percentage">
            <text:p>0.2%</text:p>
          </table:table-cell>
          <table:table-cell table:formula="of:=AVERAGEIF([.$H$3:.$H1035];&quot;&gt;0&quot;)" office:value-type="float" office:value="1.82913824057451" calcext:value-type="float">
            <text:p>1.8</text:p>
          </table:table-cell>
          <table:table-cell table:formula="of:=AVERAGEIF([.$H$3:.$H1035];&quot;&lt;0&quot;)" office:value-type="float" office:value="-3.93406593406593" calcext:value-type="float">
            <text:p>-3.9</text:p>
          </table:table-cell>
          <table:table-cell table:formula="of:=[.L1035]/-[.M1035]" office:value-type="percentage" office:value="0.46494854718514" calcext:value-type="percentage">
            <text:p>46%</text:p>
          </table:table-cell>
          <table:table-cell table:formula="of:=COUNTIF([.$G$3:.$G1035];&quot;&gt;0&quot;)/COUNTIF([.$B$3:.$B1035];&quot;&gt;0&quot;)" office:value-type="percentage" office:value="0.6832946635730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sugita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9.24" calcext:value-type="float">
            <text:p>9.24</text:p>
          </table:table-cell>
          <table:table-cell table:formula="of:=[.G1036]-[.E1036]" office:value-type="float" office:value="2.24" calcext:value-type="float">
            <text:p>2.24</text:p>
          </table:table-cell>
          <table:table-cell table:formula="of:=SUM([.$H$2:.H1036])" office:value-type="float" office:value="-52.93" calcext:value-type="float">
            <text:p>-52.93</text:p>
          </table:table-cell>
          <table:table-cell table:formula="of:=SUM([.H$3:.H1036])/SUM([.E$3:.E1036])" office:value-type="percentage" office:value="-0.015748289199643" calcext:value-type="percentage">
            <text:p>-2%</text:p>
          </table:table-cell>
          <table:table-cell table:formula="of:=[.O1036]-(1-[.O1036])/[.N1036]" office:value-type="percentage" office:value="0.00356259544196347" calcext:value-type="percentage">
            <text:p>0.4%</text:p>
          </table:table-cell>
          <table:table-cell table:formula="of:=AVERAGEIF([.$H$3:.$H1036];&quot;&gt;0&quot;)" office:value-type="float" office:value="1.82987455197133" calcext:value-type="float">
            <text:p>1.8</text:p>
          </table:table-cell>
          <table:table-cell table:formula="of:=AVERAGEIF([.$H$3:.$H1036];&quot;&lt;0&quot;)" office:value-type="float" office:value="-3.93406593406593" calcext:value-type="float">
            <text:p>-3.9</text:p>
          </table:table-cell>
          <table:table-cell table:formula="of:=[.L1036]/-[.M1036]" office:value-type="percentage" office:value="0.465135710137963" calcext:value-type="percentage">
            <text:p>47%</text:p>
          </table:table-cell>
          <table:table-cell table:formula="of:=COUNTIF([.$G$3:.$G1036];&quot;&gt;0&quot;)/COUNTIF([.$B$3:.$B1036];&quot;&gt;0&quot;)" office:value-type="percentage" office:value="0.683661645422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troicki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037]-[.E1037]" office:value-type="float" office:value="0.9" calcext:value-type="float">
            <text:p>0.90</text:p>
          </table:table-cell>
          <table:table-cell table:formula="of:=SUM([.$H$2:.H1037])" office:value-type="float" office:value="-52.03" calcext:value-type="float">
            <text:p>-52.03</text:p>
          </table:table-cell>
          <table:table-cell table:formula="of:=SUM([.H$3:.H1037])/SUM([.E$3:.E1037])" office:value-type="percentage" office:value="-0.0154713053820993" calcext:value-type="percentage">
            <text:p>-2%</text:p>
          </table:table-cell>
          <table:table-cell table:formula="of:=[.O1037]-(1-[.O1037])/[.N1037]" office:value-type="percentage" office:value="0.00409778418153139" calcext:value-type="percentage">
            <text:p>0.4%</text:p>
          </table:table-cell>
          <table:table-cell table:formula="of:=AVERAGEIF([.$H$3:.$H1037];&quot;&gt;0&quot;)" office:value-type="float" office:value="1.82821109123435" calcext:value-type="float">
            <text:p>1.8</text:p>
          </table:table-cell>
          <table:table-cell table:formula="of:=AVERAGEIF([.$H$3:.$H1037];&quot;&lt;0&quot;)" office:value-type="float" office:value="-3.93406593406593" calcext:value-type="float">
            <text:p>-3.9</text:p>
          </table:table-cell>
          <table:table-cell table:formula="of:=[.L1037]/-[.M1037]" office:value-type="percentage" office:value="0.464712875146161" calcext:value-type="percentage">
            <text:p>46%</text:p>
          </table:table-cell>
          <table:table-cell table:formula="of:=COUNTIF([.$G$3:.$G1037];&quot;&gt;0&quot;)/COUNTIF([.$B$3:.$B1037];&quot;&gt;0&quot;)" office:value-type="percentage" office:value="0.68402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aruso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038]-[.E1038]" office:value-type="float" office:value="6.8" calcext:value-type="float">
            <text:p>6.80</text:p>
          </table:table-cell>
          <table:table-cell table:formula="of:=SUM([.$H$2:.H1038])" office:value-type="float" office:value="-45.23" calcext:value-type="float">
            <text:p>-45.23</text:p>
          </table:table-cell>
          <table:table-cell table:formula="of:=SUM([.H$3:.H1038])/SUM([.E$3:.E1038])" office:value-type="percentage" office:value="-0.0134173835657075" calcext:value-type="percentage">
            <text:p>-1%</text:p>
          </table:table-cell>
          <table:table-cell table:formula="of:=[.O1038]-(1-[.O1038])/[.N1038]" office:value-type="percentage" office:value="0.00853124959088813" calcext:value-type="percentage">
            <text:p>0.9%</text:p>
          </table:table-cell>
          <table:table-cell table:formula="of:=AVERAGEIF([.$H$3:.$H1038];&quot;&gt;0&quot;)" office:value-type="float" office:value="1.83708928571428" calcext:value-type="float">
            <text:p>1.8</text:p>
          </table:table-cell>
          <table:table-cell table:formula="of:=AVERAGEIF([.$H$3:.$H1038];&quot;&lt;0&quot;)" office:value-type="float" office:value="-3.93406593406593" calcext:value-type="float">
            <text:p>-3.9</text:p>
          </table:table-cell>
          <table:table-cell table:formula="of:=[.L1038]/-[.M1038]" office:value-type="percentage" office:value="0.466969622905028" calcext:value-type="percentage">
            <text:p>47%</text:p>
          </table:table-cell>
          <table:table-cell table:formula="of:=COUNTIF([.$G$3:.$G1038];&quot;&gt;0&quot;)/COUNTIF([.$B$3:.$B1038];&quot;&gt;0&quot;)" office:value-type="percentage" office:value="0.6843930635838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ouaca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1039]-[.E1039]" office:value-type="float" office:value="0.65" calcext:value-type="float">
            <text:p>0.65</text:p>
          </table:table-cell>
          <table:table-cell table:formula="of:=SUM([.$H$2:.H1039])" office:value-type="float" office:value="-44.58" calcext:value-type="float">
            <text:p>-44.58</text:p>
          </table:table-cell>
          <table:table-cell table:formula="of:=SUM([.H$3:.H1039])/SUM([.E$3:.E1039])" office:value-type="percentage" office:value="-0.013220640569395" calcext:value-type="percentage">
            <text:p>-1%</text:p>
          </table:table-cell>
          <table:table-cell table:formula="of:=[.O1039]-(1-[.O1039])/[.N1039]" office:value-type="percentage" office:value="0.00889765366205619" calcext:value-type="percentage">
            <text:p>0.9%</text:p>
          </table:table-cell>
          <table:table-cell table:formula="of:=AVERAGEIF([.$H$3:.$H1039];&quot;&gt;0&quot;)" office:value-type="float" office:value="1.83497326203208" calcext:value-type="float">
            <text:p>1.8</text:p>
          </table:table-cell>
          <table:table-cell table:formula="of:=AVERAGEIF([.$H$3:.$H1039];&quot;&lt;0&quot;)" office:value-type="float" office:value="-3.93406593406593" calcext:value-type="float">
            <text:p>-3.9</text:p>
          </table:table-cell>
          <table:table-cell table:formula="of:=[.L1039]/-[.M1039]" office:value-type="percentage" office:value="0.466431750963463" calcext:value-type="percentage">
            <text:p>47%</text:p>
          </table:table-cell>
          <table:table-cell table:formula="of:=COUNTIF([.$G$3:.$G1039];&quot;&gt;0&quot;)/COUNTIF([.$B$3:.$B1039];&quot;&gt;0&quot;)" office:value-type="percentage" office:value="0.6847575057736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040]-[.E1040]" office:value-type="float" office:value="1.4" calcext:value-type="float">
            <text:p>1.40</text:p>
          </table:table-cell>
          <table:table-cell table:formula="of:=SUM([.$H$2:.H1040])" office:value-type="float" office:value="-43.18" calcext:value-type="float">
            <text:p>-43.18</text:p>
          </table:table-cell>
          <table:table-cell table:formula="of:=SUM([.H$3:.H1040])/SUM([.E$3:.E1040])" office:value-type="percentage" office:value="-0.0127864968907314" calcext:value-type="percentage">
            <text:p>-1%</text:p>
          </table:table-cell>
          <table:table-cell table:formula="of:=[.O1040]-(1-[.O1040])/[.N1040]" office:value-type="percentage" office:value="0.00975593119704632" calcext:value-type="percentage">
            <text:p>1.0%</text:p>
          </table:table-cell>
          <table:table-cell table:formula="of:=AVERAGEIF([.$H$3:.$H1040];&quot;&gt;0&quot;)" office:value-type="float" office:value="1.83419928825623" calcext:value-type="float">
            <text:p>1.8</text:p>
          </table:table-cell>
          <table:table-cell table:formula="of:=AVERAGEIF([.$H$3:.$H1040];&quot;&lt;0&quot;)" office:value-type="float" office:value="-3.93406593406593" calcext:value-type="float">
            <text:p>-3.9</text:p>
          </table:table-cell>
          <table:table-cell table:formula="of:=[.L1040]/-[.M1040]" office:value-type="percentage" office:value="0.466235014612616" calcext:value-type="percentage">
            <text:p>47%</text:p>
          </table:table-cell>
          <table:table-cell table:formula="of:=COUNTIF([.$G$3:.$G1040];&quot;&gt;0&quot;)/COUNTIF([.$B$3:.$B1040];&quot;&gt;0&quot;)" office:value-type="percentage" office:value="0.6851211072664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 office:value-type="float" office:value="7.56" calcext:value-type="float">
            <text:p>7.56</text:p>
          </table:table-cell>
          <table:table-cell table:formula="of:=[.G1041]-[.E1041]" office:value-type="float" office:value="1.56" calcext:value-type="float">
            <text:p>1.56</text:p>
          </table:table-cell>
          <table:table-cell table:formula="of:=SUM([.$H$2:.H1041])" office:value-type="float" office:value="-41.62" calcext:value-type="float">
            <text:p>-41.62</text:p>
          </table:table-cell>
          <table:table-cell table:formula="of:=SUM([.H$3:.H1041])/SUM([.E$3:.E1041])" office:value-type="percentage" office:value="-0.0123026899201892" calcext:value-type="percentage">
            <text:p>-1%</text:p>
          </table:table-cell>
          <table:table-cell table:formula="of:=[.O1041]-(1-[.O1041])/[.N1041]" office:value-type="percentage" office:value="0.0107175955911631" calcext:value-type="percentage">
            <text:p>1.1%</text:p>
          </table:table-cell>
          <table:table-cell table:formula="of:=AVERAGEIF([.$H$3:.$H1041];&quot;&gt;0&quot;)" office:value-type="float" office:value="1.83371225577265" calcext:value-type="float">
            <text:p>1.8</text:p>
          </table:table-cell>
          <table:table-cell table:formula="of:=AVERAGEIF([.$H$3:.$H1041];&quot;&lt;0&quot;)" office:value-type="float" office:value="-3.93406593406593" calcext:value-type="float">
            <text:p>-3.9</text:p>
          </table:table-cell>
          <table:table-cell table:formula="of:=[.L1041]/-[.M1041]" office:value-type="percentage" office:value="0.466111215852823" calcext:value-type="percentage">
            <text:p>47%</text:p>
          </table:table-cell>
          <table:table-cell table:formula="of:=COUNTIF([.$G$3:.$G1041];&quot;&gt;0&quot;)/COUNTIF([.$B$3:.$B1041];&quot;&gt;0&quot;)" office:value-type="percentage" office:value="0.68548387096774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042]-[.E1042]" office:value-type="float" office:value="0.58" calcext:value-type="float">
            <text:p>0.58</text:p>
          </table:table-cell>
          <table:table-cell table:formula="of:=SUM([.$H$2:.H1042])" office:value-type="float" office:value="-41.04" calcext:value-type="float">
            <text:p>-41.04</text:p>
          </table:table-cell>
          <table:table-cell table:formula="of:=SUM([.H$3:.H1042])/SUM([.E$3:.E1042])" office:value-type="percentage" office:value="-0.0121276595744681" calcext:value-type="percentage">
            <text:p>-1%</text:p>
          </table:table-cell>
          <table:table-cell table:formula="of:=[.O1042]-(1-[.O1042])/[.N1042]" office:value-type="percentage" office:value="0.0110379832392911" calcext:value-type="percentage">
            <text:p>1.1%</text:p>
          </table:table-cell>
          <table:table-cell table:formula="of:=AVERAGEIF([.$H$3:.$H1042];&quot;&gt;0&quot;)" office:value-type="float" office:value="1.83148936170213" calcext:value-type="float">
            <text:p>1.8</text:p>
          </table:table-cell>
          <table:table-cell table:formula="of:=AVERAGEIF([.$H$3:.$H1042];&quot;&lt;0&quot;)" office:value-type="float" office:value="-3.93406593406593" calcext:value-type="float">
            <text:p>-3.9</text:p>
          </table:table-cell>
          <table:table-cell table:formula="of:=[.L1042]/-[.M1042]" office:value-type="percentage" office:value="0.465546178533222" calcext:value-type="percentage">
            <text:p>47%</text:p>
          </table:table-cell>
          <table:table-cell table:formula="of:=COUNTIF([.$G$3:.$G1042];&quot;&gt;0&quot;)/COUNTIF([.$B$3:.$B1042];&quot;&gt;0&quot;)" office:value-type="percentage" office:value="0.685845799769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ojowczyk</text:p>
          </table:table-cell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44]-[.E1044]" office:value-type="float" office:value="-12" calcext:value-type="float">
            <text:p>-12.00</text:p>
          </table:table-cell>
          <table:table-cell table:formula="of:=SUM([.$H$2:.H1044])" office:value-type="float" office:value="-53.04" calcext:value-type="float">
            <text:p>-53.04</text:p>
          </table:table-cell>
          <table:table-cell table:formula="of:=SUM([.H$3:.H1044])/SUM([.E$3:.E1044])" office:value-type="percentage" office:value="-0.0156183745583039" calcext:value-type="percentage">
            <text:p>-2%</text:p>
          </table:table-cell>
          <table:table-cell table:formula="of:=[.O1044]-(1-[.O1044])/[.N1044]" office:value-type="percentage" office:value="0.00349421014399809" calcext:value-type="percentage">
            <text:p>0.3%</text:p>
          </table:table-cell>
          <table:table-cell table:formula="of:=AVERAGEIF([.$H$3:.$H1044];&quot;&gt;0&quot;)" office:value-type="float" office:value="1.83148936170213" calcext:value-type="float">
            <text:p>1.8</text:p>
          </table:table-cell>
          <table:table-cell table:formula="of:=AVERAGEIF([.$H$3:.$H1044];&quot;&lt;0&quot;)" office:value-type="float" office:value="-3.96350364963504" calcext:value-type="float">
            <text:p>-4.0</text:p>
          </table:table-cell>
          <table:table-cell table:formula="of:=[.L1044]/-[.M1044]" office:value-type="percentage" office:value="0.46208847615689" calcext:value-type="percentage">
            <text:p>46%</text:p>
          </table:table-cell>
          <table:table-cell table:formula="of:=COUNTIF([.$G$3:.$G1044];&quot;&gt;0&quot;)/COUNTIF([.$B$3:.$B1044];&quot;&gt;0&quot;)" office:value-type="percentage" office:value="0.6850574712643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erasim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1045]-[.E1045]" office:value-type="float" office:value="0.32" calcext:value-type="float">
            <text:p>0.32</text:p>
          </table:table-cell>
          <table:table-cell table:formula="of:=SUM([.$H$2:.H1045])" office:value-type="float" office:value="-52.72" calcext:value-type="float">
            <text:p>-52.72</text:p>
          </table:table-cell>
          <table:table-cell table:formula="of:=SUM([.H$3:.H1045])/SUM([.E$3:.E1045])" office:value-type="percentage" office:value="-0.0155195760965558" calcext:value-type="percentage">
            <text:p>-2%</text:p>
          </table:table-cell>
          <table:table-cell table:formula="of:=[.O1045]-(1-[.O1045])/[.N1045]" office:value-type="percentage" office:value="0.00364245309887135" calcext:value-type="percentage">
            <text:p>0.4%</text:p>
          </table:table-cell>
          <table:table-cell table:formula="of:=AVERAGEIF([.$H$3:.$H1045];&quot;&gt;0&quot;)" office:value-type="float" office:value="1.82881415929203" calcext:value-type="float">
            <text:p>1.8</text:p>
          </table:table-cell>
          <table:table-cell table:formula="of:=AVERAGEIF([.$H$3:.$H1045];&quot;&lt;0&quot;)" office:value-type="float" office:value="-3.96350364963504" calcext:value-type="float">
            <text:p>-4.0</text:p>
          </table:table-cell>
          <table:table-cell table:formula="of:=[.L1045]/-[.M1045]" office:value-type="percentage" office:value="0.461413517169445" calcext:value-type="percentage">
            <text:p>46%</text:p>
          </table:table-cell>
          <table:table-cell table:formula="of:=COUNTIF([.$G$3:.$G1045];&quot;&gt;0&quot;)/COUNTIF([.$B$3:.$B1045];&quot;&gt;0&quot;)" office:value-type="percentage" office:value="0.6854190585533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rosol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46]-[.E1046]" office:value-type="float" office:value="-2" calcext:value-type="float">
            <text:p>-2.00</text:p>
          </table:table-cell>
          <table:table-cell table:formula="of:=SUM([.$H$2:.H1046])" office:value-type="float" office:value="-54.72" calcext:value-type="float">
            <text:p>-54.72</text:p>
          </table:table-cell>
          <table:table-cell table:formula="of:=SUM([.H$3:.H1046])/SUM([.E$3:.E1046])" office:value-type="percentage" office:value="-0.016098852603707" calcext:value-type="percentage">
            <text:p>-2%</text:p>
          </table:table-cell>
          <table:table-cell table:formula="of:=[.O1046]-(1-[.O1046])/[.N1046]" office:value-type="percentage" office:value="0.00238414199300441" calcext:value-type="percentage">
            <text:p>0.2%</text:p>
          </table:table-cell>
          <table:table-cell table:formula="of:=AVERAGEIF([.$H$3:.$H1046];&quot;&gt;0&quot;)" office:value-type="float" office:value="1.82881415929203" calcext:value-type="float">
            <text:p>1.8</text:p>
          </table:table-cell>
          <table:table-cell table:formula="of:=AVERAGEIF([.$H$3:.$H1046];&quot;&lt;0&quot;)" office:value-type="float" office:value="-3.95636363636364" calcext:value-type="float">
            <text:p>-4.0</text:p>
          </table:table-cell>
          <table:table-cell table:formula="of:=[.L1046]/-[.M1046]" office:value-type="percentage" office:value="0.462246225923998" calcext:value-type="percentage">
            <text:p>46%</text:p>
          </table:table-cell>
          <table:table-cell table:formula="of:=COUNTIF([.$G$3:.$G1046];&quot;&gt;0&quot;)/COUNTIF([.$B$3:.$B1046];&quot;&gt;0&quot;)" office:value-type="percentage" office:value="0.6846330275229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1047]-[.E1047]" office:value-type="float" office:value="0.0800000000000001" calcext:value-type="float">
            <text:p>0.08</text:p>
          </table:table-cell>
          <table:table-cell table:formula="of:=SUM([.$H$2:.H1047])" office:value-type="float" office:value="-54.64" calcext:value-type="float">
            <text:p>-54.64</text:p>
          </table:table-cell>
          <table:table-cell table:formula="of:=SUM([.H$3:.H1047])/SUM([.E$3:.E1047])" office:value-type="percentage" office:value="-0.0160705882352941" calcext:value-type="percentage">
            <text:p>-2%</text:p>
          </table:table-cell>
          <table:table-cell table:formula="of:=[.O1047]-(1-[.O1047])/[.N1047]" office:value-type="percentage" office:value="0.00237360020240196" calcext:value-type="percentage">
            <text:p>0.2%</text:p>
          </table:table-cell>
          <table:table-cell table:formula="of:=AVERAGEIF([.$H$3:.$H1047];&quot;&gt;0&quot;)" office:value-type="float" office:value="1.82572438162544" calcext:value-type="float">
            <text:p>1.8</text:p>
          </table:table-cell>
          <table:table-cell table:formula="of:=AVERAGEIF([.$H$3:.$H1047];&quot;&lt;0&quot;)" office:value-type="float" office:value="-3.95636363636364" calcext:value-type="float">
            <text:p>-4.0</text:p>
          </table:table-cell>
          <table:table-cell table:formula="of:=[.L1047]/-[.M1047]" office:value-type="percentage" office:value="0.461465261899813" calcext:value-type="percentage">
            <text:p>46%</text:p>
          </table:table-cell>
          <table:table-cell table:formula="of:=COUNTIF([.$G$3:.$G1047];&quot;&gt;0&quot;)/COUNTIF([.$B$3:.$B1047];&quot;&gt;0&quot;)" office:value-type="percentage" office:value="0.68499427262313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milojevic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048]-[.E1048]" office:value-type="float" office:value="1.16" calcext:value-type="float">
            <text:p>1.16</text:p>
          </table:table-cell>
          <table:table-cell table:formula="of:=SUM([.$H$2:.H1048])" office:value-type="float" office:value="-53.48" calcext:value-type="float">
            <text:p>-53.48</text:p>
          </table:table-cell>
          <table:table-cell table:formula="of:=SUM([.H$3:.H1048])/SUM([.E$3:.E1048])" office:value-type="percentage" office:value="-0.0157201646090535" calcext:value-type="percentage">
            <text:p>-2%</text:p>
          </table:table-cell>
          <table:table-cell table:formula="of:=[.O1048]-(1-[.O1048])/[.N1048]" office:value-type="percentage" office:value="0.00307627827000001" calcext:value-type="percentage">
            <text:p>0.3%</text:p>
          </table:table-cell>
          <table:table-cell table:formula="of:=AVERAGEIF([.$H$3:.$H1048];&quot;&gt;0&quot;)" office:value-type="float" office:value="1.82455026455026" calcext:value-type="float">
            <text:p>1.8</text:p>
          </table:table-cell>
          <table:table-cell table:formula="of:=AVERAGEIF([.$H$3:.$H1048];&quot;&lt;0&quot;)" office:value-type="float" office:value="-3.95636363636364" calcext:value-type="float">
            <text:p>-4.0</text:p>
          </table:table-cell>
          <table:table-cell table:formula="of:=[.L1048]/-[.M1048]" office:value-type="percentage" office:value="0.461168495175848" calcext:value-type="percentage">
            <text:p>46%</text:p>
          </table:table-cell>
          <table:table-cell table:formula="of:=COUNTIF([.$G$3:.$G1048];&quot;&gt;0&quot;)/COUNTIF([.$B$3:.$B1048];&quot;&gt;0&quot;)" office:value-type="percentage" office:value="0.68535469107551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ublik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1049]-[.E1049]" office:value-type="float" office:value="2.16" calcext:value-type="float">
            <text:p>2.16</text:p>
          </table:table-cell>
          <table:table-cell table:formula="of:=SUM([.$H$2:.H1049])" office:value-type="float" office:value="-51.32" calcext:value-type="float">
            <text:p>-51.32</text:p>
          </table:table-cell>
          <table:table-cell table:formula="of:=SUM([.H$3:.H1049])/SUM([.E$3:.E1049])" office:value-type="percentage" office:value="-0.0150586854460094" calcext:value-type="percentage">
            <text:p>-2%</text:p>
          </table:table-cell>
          <table:table-cell table:formula="of:=[.O1049]-(1-[.O1049])/[.N1049]" office:value-type="percentage" office:value="0.00443613954436917" calcext:value-type="percentage">
            <text:p>0.4%</text:p>
          </table:table-cell>
          <table:table-cell table:formula="of:=AVERAGEIF([.$H$3:.$H1049];&quot;&gt;0&quot;)" office:value-type="float" office:value="1.82514084507042" calcext:value-type="float">
            <text:p>1.8</text:p>
          </table:table-cell>
          <table:table-cell table:formula="of:=AVERAGEIF([.$H$3:.$H1049];&quot;&lt;0&quot;)" office:value-type="float" office:value="-3.95636363636364" calcext:value-type="float">
            <text:p>-4.0</text:p>
          </table:table-cell>
          <table:table-cell table:formula="of:=[.L1049]/-[.M1049]" office:value-type="percentage" office:value="0.461317768744822" calcext:value-type="percentage">
            <text:p>46%</text:p>
          </table:table-cell>
          <table:table-cell table:formula="of:=COUNTIF([.$G$3:.$G1049];&quot;&gt;0&quot;)/COUNTIF([.$B$3:.$B104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8.4" calcext:value-type="float">
            <text:p>8.40</text:p>
          </table:table-cell>
          <table:table-cell table:formula="of:=[.G1050]-[.E1050]" office:value-type="float" office:value="3.4" calcext:value-type="float">
            <text:p>3.40</text:p>
          </table:table-cell>
          <table:table-cell table:formula="of:=SUM([.$H$2:.H1050])" office:value-type="float" office:value="-47.92" calcext:value-type="float">
            <text:p>-47.92</text:p>
          </table:table-cell>
          <table:table-cell table:formula="of:=SUM([.H$3:.H1050])/SUM([.E$3:.E1050])" office:value-type="percentage" office:value="-0.0140404336360973" calcext:value-type="percentage">
            <text:p>-1%</text:p>
          </table:table-cell>
          <table:table-cell table:formula="of:=[.O1050]-(1-[.O1050])/[.N1050]" office:value-type="percentage" office:value="0.00660302210683439" calcext:value-type="percentage">
            <text:p>0.7%</text:p>
          </table:table-cell>
          <table:table-cell table:formula="of:=AVERAGEIF([.$H$3:.$H1050];&quot;&gt;0&quot;)" office:value-type="float" office:value="1.8279086115993" calcext:value-type="float">
            <text:p>1.8</text:p>
          </table:table-cell>
          <table:table-cell table:formula="of:=AVERAGEIF([.$H$3:.$H1050];&quot;&lt;0&quot;)" office:value-type="float" office:value="-3.95636363636364" calcext:value-type="float">
            <text:p>-4.0</text:p>
          </table:table-cell>
          <table:table-cell table:formula="of:=[.L1050]/-[.M1050]" office:value-type="percentage" office:value="0.462017342086219" calcext:value-type="percentage">
            <text:p>46%</text:p>
          </table:table-cell>
          <table:table-cell table:formula="of:=COUNTIF([.$G$3:.$G1050];&quot;&gt;0&quot;)/COUNTIF([.$B$3:.$B1050];&quot;&gt;0&quot;)" office:value-type="percentage" office:value="0.686073059360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051]-[.E1051]" office:value-type="float" office:value="-1" calcext:value-type="float">
            <text:p>-1.00</text:p>
          </table:table-cell>
          <table:table-cell table:formula="of:=SUM([.$H$2:.H1051])" office:value-type="float" office:value="-48.92" calcext:value-type="float">
            <text:p>-48.92</text:p>
          </table:table-cell>
          <table:table-cell table:formula="of:=SUM([.H$3:.H1051])/SUM([.E$3:.E1051])" office:value-type="percentage" office:value="-0.0143292325717633" calcext:value-type="percentage">
            <text:p>-1%</text:p>
          </table:table-cell>
          <table:table-cell table:formula="of:=[.O1051]-(1-[.O1051])/[.N1051]" office:value-type="percentage" office:value="0.00597169220471305" calcext:value-type="percentage">
            <text:p>0.6%</text:p>
          </table:table-cell>
          <table:table-cell table:formula="of:=AVERAGEIF([.$H$3:.$H1051];&quot;&gt;0&quot;)" office:value-type="float" office:value="1.8279086115993" calcext:value-type="float">
            <text:p>1.8</text:p>
          </table:table-cell>
          <table:table-cell table:formula="of:=AVERAGEIF([.$H$3:.$H1051];&quot;&lt;0&quot;)" office:value-type="float" office:value="-3.94565217391304" calcext:value-type="float">
            <text:p>-3.9</text:p>
          </table:table-cell>
          <table:table-cell table:formula="of:=[.L1051]/-[.M1051]" office:value-type="percentage" office:value="0.463271604041695" calcext:value-type="percentage">
            <text:p>46%</text:p>
          </table:table-cell>
          <table:table-cell table:formula="of:=COUNTIF([.$G$3:.$G1051];&quot;&gt;0&quot;)/COUNTIF([.$B$3:.$B1051];&quot;&gt;0&quot;)" office:value-type="percentage" office:value="0.6852907639680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052]-[.E1052]" office:value-type="float" office:value="0.24" calcext:value-type="float">
            <text:p>0.24</text:p>
          </table:table-cell>
          <table:table-cell table:formula="of:=SUM([.$H$2:.H1052])" office:value-type="float" office:value="-48.68" calcext:value-type="float">
            <text:p>-48.68</text:p>
          </table:table-cell>
          <table:table-cell table:formula="of:=SUM([.H$3:.H1052])/SUM([.E$3:.E1052])" office:value-type="percentage" office:value="-0.0142547584187408" calcext:value-type="percentage">
            <text:p>-1%</text:p>
          </table:table-cell>
          <table:table-cell table:formula="of:=[.O1052]-(1-[.O1052])/[.N1052]" office:value-type="percentage" office:value="0.00606813463388478" calcext:value-type="percentage">
            <text:p>0.6%</text:p>
          </table:table-cell>
          <table:table-cell table:formula="of:=AVERAGEIF([.$H$3:.$H1052];&quot;&gt;0&quot;)" office:value-type="float" office:value="1.82512280701754" calcext:value-type="float">
            <text:p>1.8</text:p>
          </table:table-cell>
          <table:table-cell table:formula="of:=AVERAGEIF([.$H$3:.$H1052];&quot;&lt;0&quot;)" office:value-type="float" office:value="-3.94565217391304" calcext:value-type="float">
            <text:p>-3.9</text:p>
          </table:table-cell>
          <table:table-cell table:formula="of:=[.L1052]/-[.M1052]" office:value-type="percentage" office:value="0.462565559905273" calcext:value-type="percentage">
            <text:p>46%</text:p>
          </table:table-cell>
          <table:table-cell table:formula="of:=COUNTIF([.$G$3:.$G1052];&quot;&gt;0&quot;)/COUNTIF([.$B$3:.$B1052];&quot;&gt;0&quot;)" office:value-type="percentage" office:value="0.68564920273348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0.85" calcext:value-type="float">
            <text:p>10.85</text:p>
          </table:table-cell>
          <table:table-cell table:formula="of:=[.G1053]-[.E1053]" office:value-type="float" office:value="3.85" calcext:value-type="float">
            <text:p>3.85</text:p>
          </table:table-cell>
          <table:table-cell table:formula="of:=SUM([.$H$2:.H1053])" office:value-type="float" office:value="-44.83" calcext:value-type="float">
            <text:p>-44.83</text:p>
          </table:table-cell>
          <table:table-cell table:formula="of:=SUM([.H$3:.H1053])/SUM([.E$3:.E1053])" office:value-type="percentage" office:value="-0.0131005260081823" calcext:value-type="percentage">
            <text:p>-1%</text:p>
          </table:table-cell>
          <table:table-cell table:formula="of:=[.O1053]-(1-[.O1053])/[.N1053]" office:value-type="percentage" office:value="0.00851524673924065" calcext:value-type="percentage">
            <text:p>0.9%</text:p>
          </table:table-cell>
          <table:table-cell table:formula="of:=AVERAGEIF([.$H$3:.$H1053];&quot;&gt;0&quot;)" office:value-type="float" office:value="1.82866900175131" calcext:value-type="float">
            <text:p>1.8</text:p>
          </table:table-cell>
          <table:table-cell table:formula="of:=AVERAGEIF([.$H$3:.$H1053];&quot;&lt;0&quot;)" office:value-type="float" office:value="-3.94565217391304" calcext:value-type="float">
            <text:p>-3.9</text:p>
          </table:table-cell>
          <table:table-cell table:formula="of:=[.L1053]/-[.M1053]" office:value-type="percentage" office:value="0.463464320003087" calcext:value-type="percentage">
            <text:p>46%</text:p>
          </table:table-cell>
          <table:table-cell table:formula="of:=COUNTIF([.$G$3:.$G1053];&quot;&gt;0&quot;)/COUNTIF([.$B$3:.$B1053];&quot;&gt;0&quot;)" office:value-type="percentage" office:value="0.68600682593856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arballes baena</text:p>
          </table:table-cell>
          <table:table-cell office:value-type="float" office:value="9" calcext:value-type="float">
            <text:p>9</text:p>
          </table:table-cell>
          <table:table-cell office:value-type="float" office:value="1.58" calcext:value-type="float">
            <text:p>1.58</text:p>
          </table:table-cell>
          <table:table-cell office:value-type="float" office:value="9" calcext:value-type="float">
            <text:p>9.00</text:p>
          </table:table-cell>
          <table:table-cell table:formula="of:=[.G1054]-[.E1054]" office:value-type="float" office:value="0" calcext:value-type="float">
            <text:p>0.00</text:p>
          </table:table-cell>
          <table:table-cell table:formula="of:=SUM([.$H$2:.H1054])" office:value-type="float" office:value="-44.83" calcext:value-type="float">
            <text:p>-44.83</text:p>
          </table:table-cell>
          <table:table-cell table:formula="of:=SUM([.H$3:.H1054])/SUM([.E$3:.E1054])" office:value-type="percentage" office:value="-0.0130661614689595" calcext:value-type="percentage">
            <text:p>-1%</text:p>
          </table:table-cell>
          <table:table-cell table:formula="of:=[.O1054]-(1-[.O1054])/[.N1054]" office:value-type="percentage" office:value="0.00964193395885526" calcext:value-type="percentage">
            <text:p>1.0%</text:p>
          </table:table-cell>
          <table:table-cell table:formula="of:=AVERAGEIF([.$H$3:.$H1054];&quot;&gt;0&quot;)" office:value-type="float" office:value="1.82866900175131" calcext:value-type="float">
            <text:p>1.8</text:p>
          </table:table-cell>
          <table:table-cell table:formula="of:=AVERAGEIF([.$H$3:.$H1054];&quot;&lt;0&quot;)" office:value-type="float" office:value="-3.94565217391304" calcext:value-type="float">
            <text:p>-3.9</text:p>
          </table:table-cell>
          <table:table-cell table:formula="of:=[.L1054]/-[.M1054]" office:value-type="percentage" office:value="0.463464320003087" calcext:value-type="percentage">
            <text:p>46%</text:p>
          </table:table-cell>
          <table:table-cell table:formula="of:=COUNTIF([.$G$3:.$G1054];&quot;&gt;0&quot;)/COUNTIF([.$B$3:.$B1054];&quot;&gt;0&quot;)" office:value-type="percentage" office:value="0.6863636363636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artin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1055]-[.E1055]" office:value-type="float" office:value="0.85" calcext:value-type="float">
            <text:p>0.85</text:p>
          </table:table-cell>
          <table:table-cell table:formula="of:=SUM([.$H$2:.H1055])" office:value-type="float" office:value="-43.98" calcext:value-type="float">
            <text:p>-43.98</text:p>
          </table:table-cell>
          <table:table-cell table:formula="of:=SUM([.H$3:.H1055])/SUM([.E$3:.E1055])" office:value-type="percentage" office:value="-0.0128146853146853" calcext:value-type="percentage">
            <text:p>-1%</text:p>
          </table:table-cell>
          <table:table-cell table:formula="of:=[.O1055]-(1-[.O1055])/[.N1055]" office:value-type="percentage" office:value="0.0101330278837645" calcext:value-type="percentage">
            <text:p>1.0%</text:p>
          </table:table-cell>
          <table:table-cell table:formula="of:=AVERAGEIF([.$H$3:.$H1055];&quot;&gt;0&quot;)" office:value-type="float" office:value="1.82695804195804" calcext:value-type="float">
            <text:p>1.8</text:p>
          </table:table-cell>
          <table:table-cell table:formula="of:=AVERAGEIF([.$H$3:.$H1055];&quot;&lt;0&quot;)" office:value-type="float" office:value="-3.94565217391304" calcext:value-type="float">
            <text:p>-3.9</text:p>
          </table:table-cell>
          <table:table-cell table:formula="of:=[.L1055]/-[.M1055]" office:value-type="percentage" office:value="0.463030688319944" calcext:value-type="percentage">
            <text:p>46%</text:p>
          </table:table-cell>
          <table:table-cell table:formula="of:=COUNTIF([.$G$3:.$G1055];&quot;&gt;0&quot;)/COUNTIF([.$B$3:.$B1055];&quot;&gt;0&quot;)" office:value-type="percentage" office:value="0.6867196367763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1056]-[.E1056]" office:value-type="float" office:value="0.68" calcext:value-type="float">
            <text:p>0.68</text:p>
          </table:table-cell>
          <table:table-cell table:formula="of:=SUM([.$H$2:.H1056])" office:value-type="float" office:value="-43.3" calcext:value-type="float">
            <text:p>-43.30</text:p>
          </table:table-cell>
          <table:table-cell table:formula="of:=SUM([.H$3:.H1056])/SUM([.E$3:.E1056])" office:value-type="percentage" office:value="-0.0126092020966802" calcext:value-type="percentage">
            <text:p>-1%</text:p>
          </table:table-cell>
          <table:table-cell table:formula="of:=[.O1056]-(1-[.O1056])/[.N1056]" office:value-type="percentage" office:value="0.0105140650503288" calcext:value-type="percentage">
            <text:p>1.1%</text:p>
          </table:table-cell>
          <table:table-cell table:formula="of:=AVERAGEIF([.$H$3:.$H1056];&quot;&gt;0&quot;)" office:value-type="float" office:value="1.82495636998255" calcext:value-type="float">
            <text:p>1.8</text:p>
          </table:table-cell>
          <table:table-cell table:formula="of:=AVERAGEIF([.$H$3:.$H1056];&quot;&lt;0&quot;)" office:value-type="float" office:value="-3.94565217391304" calcext:value-type="float">
            <text:p>-3.9</text:p>
          </table:table-cell>
          <table:table-cell table:formula="of:=[.L1056]/-[.M1056]" office:value-type="percentage" office:value="0.462523377516238" calcext:value-type="percentage">
            <text:p>46%</text:p>
          </table:table-cell>
          <table:table-cell table:formula="of:=COUNTIF([.$G$3:.$G1056];&quot;&gt;0&quot;)/COUNTIF([.$B$3:.$B1056];&quot;&gt;0&quot;)" office:value-type="percentage" office:value="0.6870748299319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dujar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.00</text:p>
          </table:table-cell>
          <table:table-cell table:formula="of:=[.G1057]-[.E1057]" office:value-type="float" office:value="0" calcext:value-type="float">
            <text:p>0.00</text:p>
          </table:table-cell>
          <table:table-cell table:formula="of:=SUM([.$H$2:.H1057])" office:value-type="float" office:value="-43.3" calcext:value-type="float">
            <text:p>-43.30</text:p>
          </table:table-cell>
          <table:table-cell table:formula="of:=SUM([.H$3:.H1057])/SUM([.E$3:.E1057])" office:value-type="percentage" office:value="-0.0126055312954876" calcext:value-type="percentage">
            <text:p>-1%</text:p>
          </table:table-cell>
          <table:table-cell table:formula="of:=[.O1057]-(1-[.O1057])/[.N1057]" office:value-type="percentage" office:value="0.0116346606731482" calcext:value-type="percentage">
            <text:p>1.2%</text:p>
          </table:table-cell>
          <table:table-cell table:formula="of:=AVERAGEIF([.$H$3:.$H1057];&quot;&gt;0&quot;)" office:value-type="float" office:value="1.82495636998255" calcext:value-type="float">
            <text:p>1.8</text:p>
          </table:table-cell>
          <table:table-cell table:formula="of:=AVERAGEIF([.$H$3:.$H1057];&quot;&lt;0&quot;)" office:value-type="float" office:value="-3.94565217391304" calcext:value-type="float">
            <text:p>-3.9</text:p>
          </table:table-cell>
          <table:table-cell table:formula="of:=[.L1057]/-[.M1057]" office:value-type="percentage" office:value="0.462523377516238" calcext:value-type="percentage">
            <text:p>46%</text:p>
          </table:table-cell>
          <table:table-cell table:formula="of:=COUNTIF([.$G$3:.$G1057];&quot;&gt;0&quot;)/COUNTIF([.$B$3:.$B1057];&quot;&gt;0&quot;)" office:value-type="percentage" office:value="0.68742921857304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1058]-[.E1058]" office:value-type="float" office:value="3.1" calcext:value-type="float">
            <text:p>3.10</text:p>
          </table:table-cell>
          <table:table-cell table:formula="of:=SUM([.$H$2:.H1058])" office:value-type="float" office:value="-40.2" calcext:value-type="float">
            <text:p>-40.20</text:p>
          </table:table-cell>
          <table:table-cell table:formula="of:=SUM([.H$3:.H1058])/SUM([.E$3:.E1058])" office:value-type="percentage" office:value="-0.0116860465116279" calcext:value-type="percentage">
            <text:p>-1%</text:p>
          </table:table-cell>
          <table:table-cell table:formula="of:=[.O1058]-(1-[.O1058])/[.N1058]" office:value-type="percentage" office:value="0.0135733663294569" calcext:value-type="percentage">
            <text:p>1.4%</text:p>
          </table:table-cell>
          <table:table-cell table:formula="of:=AVERAGEIF([.$H$3:.$H1058];&quot;&gt;0&quot;)" office:value-type="float" office:value="1.82717770034843" calcext:value-type="float">
            <text:p>1.8</text:p>
          </table:table-cell>
          <table:table-cell table:formula="of:=AVERAGEIF([.$H$3:.$H1058];&quot;&lt;0&quot;)" office:value-type="float" office:value="-3.94565217391304" calcext:value-type="float">
            <text:p>-3.9</text:p>
          </table:table-cell>
          <table:table-cell table:formula="of:=[.L1058]/-[.M1058]" office:value-type="percentage" office:value="0.463086359316958" calcext:value-type="percentage">
            <text:p>46%</text:p>
          </table:table-cell>
          <table:table-cell table:formula="of:=COUNTIF([.$G$3:.$G1058];&quot;&gt;0&quot;)/COUNTIF([.$B$3:.$B1058];&quot;&gt;0&quot;)" office:value-type="percentage" office:value="0.68778280542986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llien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059]-[.E1059]" office:value-type="float" office:value="-8" calcext:value-type="float">
            <text:p>-8.00</text:p>
          </table:table-cell>
          <table:table-cell table:formula="of:=SUM([.$H$2:.H1059])" office:value-type="float" office:value="-48.2" calcext:value-type="float">
            <text:p>-48.20</text:p>
          </table:table-cell>
          <table:table-cell table:formula="of:=SUM([.H$3:.H1059])/SUM([.E$3:.E1059])" office:value-type="percentage" office:value="-0.0139791183294663" calcext:value-type="percentage">
            <text:p>-1%</text:p>
          </table:table-cell>
          <table:table-cell table:formula="of:=[.O1059]-(1-[.O1059])/[.N1059]" office:value-type="percentage" office:value="0.00861075557968816" calcext:value-type="percentage">
            <text:p>0.9%</text:p>
          </table:table-cell>
          <table:table-cell table:formula="of:=AVERAGEIF([.$H$3:.$H1059];&quot;&gt;0&quot;)" office:value-type="float" office:value="1.82717770034843" calcext:value-type="float">
            <text:p>1.8</text:p>
          </table:table-cell>
          <table:table-cell table:formula="of:=AVERAGEIF([.$H$3:.$H1059];&quot;&lt;0&quot;)" office:value-type="float" office:value="-3.96028880866426" calcext:value-type="float">
            <text:p>-4.0</text:p>
          </table:table-cell>
          <table:table-cell table:formula="of:=[.L1059]/-[.M1059]" office:value-type="percentage" office:value="0.461374861437115" calcext:value-type="percentage">
            <text:p>46%</text:p>
          </table:table-cell>
          <table:table-cell table:formula="of:=COUNTIF([.$G$3:.$G1059];&quot;&gt;0&quot;)/COUNTIF([.$B$3:.$B1059];&quot;&gt;0&quot;)" office:value-type="percentage" office:value="0.68700564971751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060]-[.E1060]" office:value-type="float" office:value="0.55" calcext:value-type="float">
            <text:p>0.55</text:p>
          </table:table-cell>
          <table:table-cell table:formula="of:=SUM([.$H$2:.H1060])" office:value-type="float" office:value="-47.65" calcext:value-type="float">
            <text:p>-47.65</text:p>
          </table:table-cell>
          <table:table-cell table:formula="of:=SUM([.H$3:.H1060])/SUM([.E$3:.E1060])" office:value-type="percentage" office:value="-0.0138155987242679" calcext:value-type="percentage">
            <text:p>-1%</text:p>
          </table:table-cell>
          <table:table-cell table:formula="of:=[.O1060]-(1-[.O1060])/[.N1060]" office:value-type="percentage" office:value="0.00890495363086685" calcext:value-type="percentage">
            <text:p>0.9%</text:p>
          </table:table-cell>
          <table:table-cell table:formula="of:=AVERAGEIF([.$H$3:.$H1060];&quot;&gt;0&quot;)" office:value-type="float" office:value="1.82495652173913" calcext:value-type="float">
            <text:p>1.8</text:p>
          </table:table-cell>
          <table:table-cell table:formula="of:=AVERAGEIF([.$H$3:.$H1060];&quot;&lt;0&quot;)" office:value-type="float" office:value="-3.96028880866426" calcext:value-type="float">
            <text:p>-4.0</text:p>
          </table:table-cell>
          <table:table-cell table:formula="of:=[.L1060]/-[.M1060]" office:value-type="percentage" office:value="0.460813998652451" calcext:value-type="percentage">
            <text:p>46%</text:p>
          </table:table-cell>
          <table:table-cell table:formula="of:=COUNTIF([.$G$3:.$G1060];&quot;&gt;0&quot;)/COUNTIF([.$B$3:.$B1060];&quot;&gt;0&quot;)" office:value-type="percentage" office:value="0.68735891647855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062]-[.E1062]" office:value-type="float" office:value="0.64" calcext:value-type="float">
            <text:p>0.64</text:p>
          </table:table-cell>
          <table:table-cell table:formula="of:=SUM([.$H$2:.H1062])" office:value-type="float" office:value="-47.01" calcext:value-type="float">
            <text:p>-47.01</text:p>
          </table:table-cell>
          <table:table-cell table:formula="of:=SUM([.H$3:.H1062])/SUM([.E$3:.E1062])" office:value-type="percentage" office:value="-0.0136221385105766" calcext:value-type="percentage">
            <text:p>-1%</text:p>
          </table:table-cell>
          <table:table-cell table:formula="of:=[.O1062]-(1-[.O1062])/[.N1062]" office:value-type="percentage" office:value="0.0092575101885598" calcext:value-type="percentage">
            <text:p>0.9%</text:p>
          </table:table-cell>
          <table:table-cell table:formula="of:=AVERAGEIF([.$H$3:.$H1062];&quot;&gt;0&quot;)" office:value-type="float" office:value="1.82289930555555" calcext:value-type="float">
            <text:p>1.8</text:p>
          </table:table-cell>
          <table:table-cell table:formula="of:=AVERAGEIF([.$H$3:.$H1062];&quot;&lt;0&quot;)" office:value-type="float" office:value="-3.96028880866426" calcext:value-type="float">
            <text:p>-4.0</text:p>
          </table:table-cell>
          <table:table-cell table:formula="of:=[.L1062]/-[.M1062]" office:value-type="percentage" office:value="0.460294537501266" calcext:value-type="percentage">
            <text:p>46%</text:p>
          </table:table-cell>
          <table:table-cell table:formula="of:=COUNTIF([.$G$3:.$G1062];&quot;&gt;0&quot;)/COUNTIF([.$B$3:.$B1062];&quot;&gt;0&quot;)" office:value-type="percentage" office:value="0.687711386696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6" calcext:value-type="float">
            <text:p>6</text:p>
          </table:table-cell>
          <table:table-cell office:value-type="float" office:value="1.68" calcext:value-type="float">
            <text:p>1.68</text:p>
          </table:table-cell>
          <table:table-cell office:value-type="float" office:value="10.08" calcext:value-type="float">
            <text:p>10.08</text:p>
          </table:table-cell>
          <table:table-cell table:formula="of:=[.G1063]-[.E1063]" office:value-type="float" office:value="4.08" calcext:value-type="float">
            <text:p>4.08</text:p>
          </table:table-cell>
          <table:table-cell table:formula="of:=SUM([.$H$2:.H1063])" office:value-type="float" office:value="-42.93" calcext:value-type="float">
            <text:p>-42.93</text:p>
          </table:table-cell>
          <table:table-cell table:formula="of:=SUM([.H$3:.H1063])/SUM([.E$3:.E1063])" office:value-type="percentage" office:value="-0.0124182817471796" calcext:value-type="percentage">
            <text:p>-1%</text:p>
          </table:table-cell>
          <table:table-cell table:formula="of:=[.O1063]-(1-[.O1063])/[.N1063]" office:value-type="percentage" office:value="0.0118243617169206" calcext:value-type="percentage">
            <text:p>1.2%</text:p>
          </table:table-cell>
          <table:table-cell table:formula="of:=AVERAGEIF([.$H$3:.$H1063];&quot;&gt;0&quot;)" office:value-type="float" office:value="1.82681109185442" calcext:value-type="float">
            <text:p>1.8</text:p>
          </table:table-cell>
          <table:table-cell table:formula="of:=AVERAGEIF([.$H$3:.$H1063];&quot;&lt;0&quot;)" office:value-type="float" office:value="-3.96028880866426" calcext:value-type="float">
            <text:p>-4.0</text:p>
          </table:table-cell>
          <table:table-cell table:formula="of:=[.L1063]/-[.M1063]" office:value-type="percentage" office:value="0.461282290285938" calcext:value-type="percentage">
            <text:p>46%</text:p>
          </table:table-cell>
          <table:table-cell table:formula="of:=COUNTIF([.$G$3:.$G1063];&quot;&gt;0&quot;)/COUNTIF([.$B$3:.$B1063];&quot;&gt;0&quot;)" office:value-type="percentage" office:value="0.68806306306306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annarino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1064]-[.E1064]" office:value-type="float" office:value="3.2" calcext:value-type="float">
            <text:p>3.20</text:p>
          </table:table-cell>
          <table:table-cell table:formula="of:=SUM([.$H$2:.H1064])" office:value-type="float" office:value="-39.73" calcext:value-type="float">
            <text:p>-39.73</text:p>
          </table:table-cell>
          <table:table-cell table:formula="of:=SUM([.H$3:.H1064])/SUM([.E$3:.E1064])" office:value-type="percentage" office:value="-0.0114793412308581" calcext:value-type="percentage">
            <text:p>-1%</text:p>
          </table:table-cell>
          <table:table-cell table:formula="of:=[.O1064]-(1-[.O1064])/[.N1064]" office:value-type="percentage" office:value="0.0138132354649873" calcext:value-type="percentage">
            <text:p>1.4%</text:p>
          </table:table-cell>
          <table:table-cell table:formula="of:=AVERAGEIF([.$H$3:.$H1064];&quot;&gt;0&quot;)" office:value-type="float" office:value="1.82918685121107" calcext:value-type="float">
            <text:p>1.8</text:p>
          </table:table-cell>
          <table:table-cell table:formula="of:=AVERAGEIF([.$H$3:.$H1064];&quot;&lt;0&quot;)" office:value-type="float" office:value="-3.96028880866426" calcext:value-type="float">
            <text:p>-4.0</text:p>
          </table:table-cell>
          <table:table-cell table:formula="of:=[.L1064]/-[.M1064]" office:value-type="percentage" office:value="0.46188218576615" calcext:value-type="percentage">
            <text:p>46%</text:p>
          </table:table-cell>
          <table:table-cell table:formula="of:=COUNTIF([.$G$3:.$G1064];&quot;&gt;0&quot;)/COUNTIF([.$B$3:.$B1064];&quot;&gt;0&quot;)" office:value-type="percentage" office:value="0.6884139482564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65]-[.E1065]" office:value-type="float" office:value="-1" calcext:value-type="float">
            <text:p>-1.00</text:p>
          </table:table-cell>
          <table:table-cell table:formula="of:=SUM([.$H$2:.H1065])" office:value-type="float" office:value="-40.73" calcext:value-type="float">
            <text:p>-40.73</text:p>
          </table:table-cell>
          <table:table-cell table:formula="of:=SUM([.H$3:.H1065])/SUM([.E$3:.E1065])" office:value-type="percentage" office:value="-0.0117648757943385" calcext:value-type="percentage">
            <text:p>-1%</text:p>
          </table:table-cell>
          <table:table-cell table:formula="of:=[.O1065]-(1-[.O1065])/[.N1065]" office:value-type="percentage" office:value="0.0131834554183056" calcext:value-type="percentage">
            <text:p>1.3%</text:p>
          </table:table-cell>
          <table:table-cell table:formula="of:=AVERAGEIF([.$H$3:.$H1065];&quot;&gt;0&quot;)" office:value-type="float" office:value="1.82918685121107" calcext:value-type="float">
            <text:p>1.8</text:p>
          </table:table-cell>
          <table:table-cell table:formula="of:=AVERAGEIF([.$H$3:.$H1065];&quot;&lt;0&quot;)" office:value-type="float" office:value="-3.94964028776978" calcext:value-type="float">
            <text:p>-3.9</text:p>
          </table:table-cell>
          <table:table-cell table:formula="of:=[.L1065]/-[.M1065]" office:value-type="percentage" office:value="0.463127454131765" calcext:value-type="percentage">
            <text:p>46%</text:p>
          </table:table-cell>
          <table:table-cell table:formula="of:=COUNTIF([.$G$3:.$G1065];&quot;&gt;0&quot;)/COUNTIF([.$B$3:.$B1065];&quot;&gt;0&quot;)" office:value-type="percentage" office:value="0.68764044943820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mon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066]-[.E1066]" office:value-type="float" office:value="-4" calcext:value-type="float">
            <text:p>-4.00</text:p>
          </table:table-cell>
          <table:table-cell table:formula="of:=SUM([.$H$2:.H1066])" office:value-type="float" office:value="-44.73" calcext:value-type="float">
            <text:p>-44.73</text:p>
          </table:table-cell>
          <table:table-cell table:formula="of:=SUM([.H$3:.H1066])/SUM([.E$3:.E1066])" office:value-type="percentage" office:value="-0.0129053664166186" calcext:value-type="percentage">
            <text:p>-1%</text:p>
          </table:table-cell>
          <table:table-cell table:formula="of:=[.O1066]-(1-[.O1066])/[.N1066]" office:value-type="percentage" office:value="0.010714378561128" calcext:value-type="percentage">
            <text:p>1.1%</text:p>
          </table:table-cell>
          <table:table-cell table:formula="of:=AVERAGEIF([.$H$3:.$H1066];&quot;&gt;0&quot;)" office:value-type="float" office:value="1.82918685121107" calcext:value-type="float">
            <text:p>1.8</text:p>
          </table:table-cell>
          <table:table-cell table:formula="of:=AVERAGEIF([.$H$3:.$H1066];&quot;&lt;0&quot;)" office:value-type="float" office:value="-3.94982078853047" calcext:value-type="float">
            <text:p>-3.9</text:p>
          </table:table-cell>
          <table:table-cell table:formula="of:=[.L1066]/-[.M1066]" office:value-type="percentage" office:value="0.463106289916415" calcext:value-type="percentage">
            <text:p>46%</text:p>
          </table:table-cell>
          <table:table-cell table:formula="of:=COUNTIF([.$G$3:.$G1066];&quot;&gt;0&quot;)/COUNTIF([.$B$3:.$B1066];&quot;&gt;0&quot;)" office:value-type="percentage" office:value="0.6868686868686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imitro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67]-[.E1067]" office:value-type="float" office:value="-3" calcext:value-type="float">
            <text:p>-3.00</text:p>
          </table:table-cell>
          <table:table-cell table:formula="of:=SUM([.$H$2:.H1067])" office:value-type="float" office:value="-47.73" calcext:value-type="float">
            <text:p>-47.73</text:p>
          </table:table-cell>
          <table:table-cell table:formula="of:=SUM([.H$3:.H1067])/SUM([.E$3:.E1067])" office:value-type="percentage" office:value="-0.0137590083597578" calcext:value-type="percentage">
            <text:p>-1%</text:p>
          </table:table-cell>
          <table:table-cell table:formula="of:=[.O1067]-(1-[.O1067])/[.N1067]" office:value-type="percentage" office:value="0.00886372004452907" calcext:value-type="percentage">
            <text:p>0.9%</text:p>
          </table:table-cell>
          <table:table-cell table:formula="of:=AVERAGEIF([.$H$3:.$H1067];&quot;&gt;0&quot;)" office:value-type="float" office:value="1.82918685121107" calcext:value-type="float">
            <text:p>1.8</text:p>
          </table:table-cell>
          <table:table-cell table:formula="of:=AVERAGEIF([.$H$3:.$H1067];&quot;&lt;0&quot;)" office:value-type="float" office:value="-3.94642857142857" calcext:value-type="float">
            <text:p>-3.9</text:p>
          </table:table-cell>
          <table:table-cell table:formula="of:=[.L1067]/-[.M1067]" office:value-type="percentage" office:value="0.463504360487873" calcext:value-type="percentage">
            <text:p>46%</text:p>
          </table:table-cell>
          <table:table-cell table:formula="of:=COUNTIF([.$G$3:.$G1067];&quot;&gt;0&quot;)/COUNTIF([.$B$3:.$B1067];&quot;&gt;0&quot;)" office:value-type="percentage" office:value="0.6860986547085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taber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68]-[.E1068]" office:value-type="float" office:value="-4" calcext:value-type="float">
            <text:p>-4.00</text:p>
          </table:table-cell>
          <table:table-cell table:formula="of:=SUM([.$H$2:.H1068])" office:value-type="float" office:value="-51.73" calcext:value-type="float">
            <text:p>-51.73</text:p>
          </table:table-cell>
          <table:table-cell table:formula="of:=SUM([.H$3:.H1068])/SUM([.E$3:.E1068])" office:value-type="percentage" office:value="-0.0148949035416067" calcext:value-type="percentage">
            <text:p>-1%</text:p>
          </table:table-cell>
          <table:table-cell table:formula="of:=[.O1068]-(1-[.O1068])/[.N1068]" office:value-type="percentage" office:value="0.00640501036438201" calcext:value-type="percentage">
            <text:p>0.6%</text:p>
          </table:table-cell>
          <table:table-cell table:formula="of:=AVERAGEIF([.$H$3:.$H1068];&quot;&gt;0&quot;)" office:value-type="float" office:value="1.82918685121107" calcext:value-type="float">
            <text:p>1.8</text:p>
          </table:table-cell>
          <table:table-cell table:formula="of:=AVERAGEIF([.$H$3:.$H1068];&quot;&lt;0&quot;)" office:value-type="float" office:value="-3.94661921708185" calcext:value-type="float">
            <text:p>-3.9</text:p>
          </table:table-cell>
          <table:table-cell table:formula="of:=[.L1068]/-[.M1068]" office:value-type="percentage" office:value="0.463481970415069" calcext:value-type="percentage">
            <text:p>46%</text:p>
          </table:table-cell>
          <table:table-cell table:formula="of:=COUNTIF([.$G$3:.$G1068];&quot;&gt;0&quot;)/COUNTIF([.$B$3:.$B1068];&quot;&gt;0&quot;)" office:value-type="percentage" office:value="0.68533034714445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ueva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069]-[.E1069]" office:value-type="float" office:value="1.12" calcext:value-type="float">
            <text:p>1.12</text:p>
          </table:table-cell>
          <table:table-cell table:formula="of:=SUM([.$H$2:.H1069])" office:value-type="float" office:value="-50.61" calcext:value-type="float">
            <text:p>-50.61</text:p>
          </table:table-cell>
          <table:table-cell table:formula="of:=SUM([.H$3:.H1069])/SUM([.E$3:.E1069])" office:value-type="percentage" office:value="-0.0145556514236411" calcext:value-type="percentage">
            <text:p>-1%</text:p>
          </table:table-cell>
          <table:table-cell table:formula="of:=[.O1069]-(1-[.O1069])/[.N1069]" office:value-type="percentage" office:value="0.00706200099247412" calcext:value-type="percentage">
            <text:p>0.7%</text:p>
          </table:table-cell>
          <table:table-cell table:formula="of:=AVERAGEIF([.$H$3:.$H1069];&quot;&gt;0&quot;)" office:value-type="float" office:value="1.82796200345423" calcext:value-type="float">
            <text:p>1.8</text:p>
          </table:table-cell>
          <table:table-cell table:formula="of:=AVERAGEIF([.$H$3:.$H1069];&quot;&lt;0&quot;)" office:value-type="float" office:value="-3.94661921708185" calcext:value-type="float">
            <text:p>-3.9</text:p>
          </table:table-cell>
          <table:table-cell table:formula="of:=[.L1069]/-[.M1069]" office:value-type="percentage" office:value="0.463171616745391" calcext:value-type="percentage">
            <text:p>46%</text:p>
          </table:table-cell>
          <table:table-cell table:formula="of:=COUNTIF([.$G$3:.$G1069];&quot;&gt;0&quot;)/COUNTIF([.$B$3:.$B1069];&quot;&gt;0&quot;)" office:value-type="percentage" office:value="0.68568232662192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1070]-[.E1070]" office:value-type="float" office:value="0.42" calcext:value-type="float">
            <text:p>0.42</text:p>
          </table:table-cell>
          <table:table-cell table:formula="of:=SUM([.$H$2:.H1070])" office:value-type="float" office:value="-50.19" calcext:value-type="float">
            <text:p>-50.19</text:p>
          </table:table-cell>
          <table:table-cell table:formula="of:=SUM([.H$3:.H1070])/SUM([.E$3:.E1070])" office:value-type="percentage" office:value="-0.0144307073030477" calcext:value-type="percentage">
            <text:p>-1%</text:p>
          </table:table-cell>
          <table:table-cell table:formula="of:=[.O1070]-(1-[.O1070])/[.N1070]" office:value-type="percentage" office:value="0.00727003578751473" calcext:value-type="percentage">
            <text:p>0.7%</text:p>
          </table:table-cell>
          <table:table-cell table:formula="of:=AVERAGEIF([.$H$3:.$H1070];&quot;&gt;0&quot;)" office:value-type="float" office:value="1.82553448275862" calcext:value-type="float">
            <text:p>1.8</text:p>
          </table:table-cell>
          <table:table-cell table:formula="of:=AVERAGEIF([.$H$3:.$H1070];&quot;&lt;0&quot;)" office:value-type="float" office:value="-3.94661921708185" calcext:value-type="float">
            <text:p>-3.9</text:p>
          </table:table-cell>
          <table:table-cell table:formula="of:=[.L1070]/-[.M1070]" office:value-type="percentage" office:value="0.462556528093032" calcext:value-type="percentage">
            <text:p>46%</text:p>
          </table:table-cell>
          <table:table-cell table:formula="of:=COUNTIF([.$G$3:.$G1070];&quot;&gt;0&quot;)/COUNTIF([.$B$3:.$B1070];&quot;&gt;0&quot;)" office:value-type="percentage" office:value="0.686033519553073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won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0</text:p>
          </table:table-cell>
          <table:table-cell office:value-type="float" office:value="15.3" calcext:value-type="float">
            <text:p>15.30</text:p>
          </table:table-cell>
          <table:table-cell table:formula="of:=[.G1072]-[.E1072]" office:value-type="float" office:value="6.3" calcext:value-type="float">
            <text:p>6.30</text:p>
          </table:table-cell>
          <table:table-cell table:formula="of:=SUM([.$H$2:.H1072])" office:value-type="float" office:value="-43.89" calcext:value-type="float">
            <text:p>-43.89</text:p>
          </table:table-cell>
          <table:table-cell table:formula="of:=SUM([.H$3:.H1072])/SUM([.E$3:.E1072])" office:value-type="percentage" office:value="-0.0125867507886435" calcext:value-type="percentage">
            <text:p>-1%</text:p>
          </table:table-cell>
          <table:table-cell table:formula="of:=[.O1072]-(1-[.O1072])/[.N1072]" office:value-type="percentage" office:value="0.0112262570633211" calcext:value-type="percentage">
            <text:p>1.1%</text:p>
          </table:table-cell>
          <table:table-cell table:formula="of:=AVERAGEIF([.$H$3:.$H1072];&quot;&gt;0&quot;)" office:value-type="float" office:value="1.83323580034423" calcext:value-type="float">
            <text:p>1.8</text:p>
          </table:table-cell>
          <table:table-cell table:formula="of:=AVERAGEIF([.$H$3:.$H1072];&quot;&lt;0&quot;)" office:value-type="float" office:value="-3.94661921708185" calcext:value-type="float">
            <text:p>-3.9</text:p>
          </table:table-cell>
          <table:table-cell table:formula="of:=[.L1072]/-[.M1072]" office:value-type="percentage" office:value="0.464507898914995" calcext:value-type="percentage">
            <text:p>46%</text:p>
          </table:table-cell>
          <table:table-cell table:formula="of:=COUNTIF([.$G$3:.$G1072];&quot;&gt;0&quot;)/COUNTIF([.$B$3:.$B1072];&quot;&gt;0&quot;)" office:value-type="percentage" office:value="0.68638392857142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paire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073]-[.E1073]" office:value-type="float" office:value="-5" calcext:value-type="float">
            <text:p>-5.00</text:p>
          </table:table-cell>
          <table:table-cell table:formula="of:=SUM([.$H$2:.H1073])" office:value-type="float" office:value="-48.89" calcext:value-type="float">
            <text:p>-48.89</text:p>
          </table:table-cell>
          <table:table-cell table:formula="of:=SUM([.H$3:.H1073])/SUM([.E$3:.E1073])" office:value-type="percentage" office:value="-0.0140005727376861" calcext:value-type="percentage">
            <text:p>-1%</text:p>
          </table:table-cell>
          <table:table-cell table:formula="of:=[.O1073]-(1-[.O1073])/[.N1073]" office:value-type="percentage" office:value="0.00817314214419917" calcext:value-type="percentage">
            <text:p>0.8%</text:p>
          </table:table-cell>
          <table:table-cell table:formula="of:=AVERAGEIF([.$H$3:.$H1073];&quot;&gt;0&quot;)" office:value-type="float" office:value="1.83323580034423" calcext:value-type="float">
            <text:p>1.8</text:p>
          </table:table-cell>
          <table:table-cell table:formula="of:=AVERAGEIF([.$H$3:.$H1073];&quot;&lt;0&quot;)" office:value-type="float" office:value="-3.95035460992908" calcext:value-type="float">
            <text:p>-4.0</text:p>
          </table:table-cell>
          <table:table-cell table:formula="of:=[.L1073]/-[.M1073]" office:value-type="percentage" office:value="0.464068667591628" calcext:value-type="percentage">
            <text:p>46%</text:p>
          </table:table-cell>
          <table:table-cell table:formula="of:=COUNTIF([.$G$3:.$G1073];&quot;&gt;0&quot;)/COUNTIF([.$B$3:.$B1073];&quot;&gt;0&quot;)" office:value-type="percentage" office:value="0.6856187290969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lopez f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74]-[.E1074]" office:value-type="float" office:value="-5" calcext:value-type="float">
            <text:p>-5.00</text:p>
          </table:table-cell>
          <table:table-cell table:formula="of:=SUM([.$H$2:.H1074])" office:value-type="float" office:value="-53.89" calcext:value-type="float">
            <text:p>-53.89</text:p>
          </table:table-cell>
          <table:table-cell table:formula="of:=SUM([.H$3:.H1074])/SUM([.E$3:.E1074])" office:value-type="percentage" office:value="-0.0154103517300543" calcext:value-type="percentage">
            <text:p>-2%</text:p>
          </table:table-cell>
          <table:table-cell table:formula="of:=[.O1074]-(1-[.O1074])/[.N1074]" office:value-type="percentage" office:value="0.00512682703558776" calcext:value-type="percentage">
            <text:p>0.5%</text:p>
          </table:table-cell>
          <table:table-cell table:formula="of:=AVERAGEIF([.$H$3:.$H1074];&quot;&gt;0&quot;)" office:value-type="float" office:value="1.83323580034423" calcext:value-type="float">
            <text:p>1.8</text:p>
          </table:table-cell>
          <table:table-cell table:formula="of:=AVERAGEIF([.$H$3:.$H1074];&quot;&lt;0&quot;)" office:value-type="float" office:value="-3.95406360424028" calcext:value-type="float">
            <text:p>-4.0</text:p>
          </table:table-cell>
          <table:table-cell table:formula="of:=[.L1074]/-[.M1074]" office:value-type="percentage" office:value="0.46363336148116" calcext:value-type="percentage">
            <text:p>46%</text:p>
          </table:table-cell>
          <table:table-cell table:formula="of:=COUNTIF([.$G$3:.$G1074];&quot;&gt;0&quot;)/COUNTIF([.$B$3:.$B1074];&quot;&gt;0&quot;)" office:value-type="percentage" office:value="0.6848552338530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75]-[.E1075]" office:value-type="float" office:value="-6" calcext:value-type="float">
            <text:p>-6.00</text:p>
          </table:table-cell>
          <table:table-cell table:formula="of:=SUM([.$H$2:.H1075])" office:value-type="float" office:value="-59.89" calcext:value-type="float">
            <text:p>-59.89</text:p>
          </table:table-cell>
          <table:table-cell table:formula="of:=SUM([.H$3:.H1075])/SUM([.E$3:.E1075])" office:value-type="percentage" office:value="-0.0170967741935484" calcext:value-type="percentage">
            <text:p>-2%</text:p>
          </table:table-cell>
          <table:table-cell table:formula="of:=[.O1075]-(1-[.O1075])/[.N1075]" office:value-type="percentage" office:value="0.00148052201055726" calcext:value-type="percentage">
            <text:p>0.1%</text:p>
          </table:table-cell>
          <table:table-cell table:formula="of:=AVERAGEIF([.$H$3:.$H1075];&quot;&gt;0&quot;)" office:value-type="float" office:value="1.83323580034423" calcext:value-type="float">
            <text:p>1.8</text:p>
          </table:table-cell>
          <table:table-cell table:formula="of:=AVERAGEIF([.$H$3:.$H1075];&quot;&lt;0&quot;)" office:value-type="float" office:value="-3.9612676056338" calcext:value-type="float">
            <text:p>-4.0</text:p>
          </table:table-cell>
          <table:table-cell table:formula="of:=[.L1075]/-[.M1075]" office:value-type="percentage" office:value="0.462790193153566" calcext:value-type="percentage">
            <text:p>46%</text:p>
          </table:table-cell>
          <table:table-cell table:formula="of:=COUNTIF([.$G$3:.$G1075];&quot;&gt;0&quot;)/COUNTIF([.$B$3:.$B1075];&quot;&gt;0&quot;)" office:value-type="percentage" office:value="0.6840934371523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1076]-[.E1076]" office:value-type="float" office:value="0.48" calcext:value-type="float">
            <text:p>0.48</text:p>
          </table:table-cell>
          <table:table-cell table:formula="of:=SUM([.$H$2:.H1076])" office:value-type="float" office:value="-59.41" calcext:value-type="float">
            <text:p>-59.41</text:p>
          </table:table-cell>
          <table:table-cell table:formula="of:=SUM([.H$3:.H1076])/SUM([.E$3:.E1076])" office:value-type="percentage" office:value="-0.0169549086757991" calcext:value-type="percentage">
            <text:p>-2%</text:p>
          </table:table-cell>
          <table:table-cell table:formula="of:=[.O1076]-(1-[.O1076])/[.N1076]" office:value-type="percentage" office:value="0.00172407357009252" calcext:value-type="percentage">
            <text:p>0.2%</text:p>
          </table:table-cell>
          <table:table-cell table:formula="of:=AVERAGEIF([.$H$3:.$H1076];&quot;&gt;0&quot;)" office:value-type="float" office:value="1.83091065292096" calcext:value-type="float">
            <text:p>1.8</text:p>
          </table:table-cell>
          <table:table-cell table:formula="of:=AVERAGEIF([.$H$3:.$H1076];&quot;&lt;0&quot;)" office:value-type="float" office:value="-3.9612676056338" calcext:value-type="float">
            <text:p>-4.0</text:p>
          </table:table-cell>
          <table:table-cell table:formula="of:=[.L1076]/-[.M1076]" office:value-type="percentage" office:value="0.462203222604047" calcext:value-type="percentage">
            <text:p>46%</text:p>
          </table:table-cell>
          <table:table-cell table:formula="of:=COUNTIF([.$G$3:.$G1076];&quot;&gt;0&quot;)/COUNTIF([.$B$3:.$B1076];&quot;&gt;0&quot;)" office:value-type="percentage" office:value="0.6844444444444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jer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077]-[.E1077]" office:value-type="float" office:value="3.12" calcext:value-type="float">
            <text:p>3.12</text:p>
          </table:table-cell>
          <table:table-cell table:formula="of:=SUM([.$H$2:.H1077])" office:value-type="float" office:value="-56.29" calcext:value-type="float">
            <text:p>-56.29</text:p>
          </table:table-cell>
          <table:table-cell table:formula="of:=SUM([.H$3:.H1077])/SUM([.E$3:.E1077])" office:value-type="percentage" office:value="-0.016037037037037" calcext:value-type="percentage">
            <text:p>-2%</text:p>
          </table:table-cell>
          <table:table-cell table:formula="of:=[.O1077]-(1-[.O1077])/[.N1077]" office:value-type="percentage" office:value="0.00365462854171095" calcext:value-type="percentage">
            <text:p>0.4%</text:p>
          </table:table-cell>
          <table:table-cell table:formula="of:=AVERAGEIF([.$H$3:.$H1077];&quot;&gt;0&quot;)" office:value-type="float" office:value="1.8331217838765" calcext:value-type="float">
            <text:p>1.8</text:p>
          </table:table-cell>
          <table:table-cell table:formula="of:=AVERAGEIF([.$H$3:.$H1077];&quot;&lt;0&quot;)" office:value-type="float" office:value="-3.9612676056338" calcext:value-type="float">
            <text:p>-4.0</text:p>
          </table:table-cell>
          <table:table-cell table:formula="of:=[.L1077]/-[.M1077]" office:value-type="percentage" office:value="0.462761410329712" calcext:value-type="percentage">
            <text:p>46%</text:p>
          </table:table-cell>
          <table:table-cell table:formula="of:=COUNTIF([.$G$3:.$G1077];&quot;&gt;0&quot;)/COUNTIF([.$B$3:.$B1077];&quot;&gt;0&quot;)" office:value-type="percentage" office:value="0.6847946725860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1078]-[.E1078]" office:value-type="float" office:value="0.96" calcext:value-type="float">
            <text:p>0.96</text:p>
          </table:table-cell>
          <table:table-cell table:formula="of:=SUM([.$H$2:.H1078])" office:value-type="float" office:value="-55.33" calcext:value-type="float">
            <text:p>-55.33</text:p>
          </table:table-cell>
          <table:table-cell table:formula="of:=SUM([.H$3:.H1078])/SUM([.E$3:.E1078])" office:value-type="percentage" office:value="-0.0157455890722823" calcext:value-type="percentage">
            <text:p>-2%</text:p>
          </table:table-cell>
          <table:table-cell table:formula="of:=[.O1078]-(1-[.O1078])/[.N1078]" office:value-type="percentage" office:value="0.00420385780333765" calcext:value-type="percentage">
            <text:p>0.4%</text:p>
          </table:table-cell>
          <table:table-cell table:formula="of:=AVERAGEIF([.$H$3:.$H1078];&quot;&gt;0&quot;)" office:value-type="float" office:value="1.83162671232877" calcext:value-type="float">
            <text:p>1.8</text:p>
          </table:table-cell>
          <table:table-cell table:formula="of:=AVERAGEIF([.$H$3:.$H1078];&quot;&lt;0&quot;)" office:value-type="float" office:value="-3.9612676056338" calcext:value-type="float">
            <text:p>-4.0</text:p>
          </table:table-cell>
          <table:table-cell table:formula="of:=[.L1078]/-[.M1078]" office:value-type="percentage" office:value="0.46238398782344" calcext:value-type="percentage">
            <text:p>46%</text:p>
          </table:table-cell>
          <table:table-cell table:formula="of:=COUNTIF([.$G$3:.$G1078];&quot;&gt;0&quot;)/COUNTIF([.$B$3:.$B1078];&quot;&gt;0&quot;)" office:value-type="percentage" office:value="0.685144124168514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80]-[.E1080]" office:value-type="float" office:value="-2" calcext:value-type="float">
            <text:p>-2.00</text:p>
          </table:table-cell>
          <table:table-cell table:formula="of:=SUM([.$H$2:.H1080])" office:value-type="float" office:value="-57.33" calcext:value-type="float">
            <text:p>-57.33</text:p>
          </table:table-cell>
          <table:table-cell table:formula="of:=SUM([.H$3:.H1080])/SUM([.E$3:.E1080])" office:value-type="percentage" office:value="-0.0163054607508532" calcext:value-type="percentage">
            <text:p>-2%</text:p>
          </table:table-cell>
          <table:table-cell table:formula="of:=[.O1080]-(1-[.O1080])/[.N1080]" office:value-type="percentage" office:value="0.00298998249333249" calcext:value-type="percentage">
            <text:p>0.3%</text:p>
          </table:table-cell>
          <table:table-cell table:formula="of:=AVERAGEIF([.$H$3:.$H1080];&quot;&gt;0&quot;)" office:value-type="float" office:value="1.83162671232877" calcext:value-type="float">
            <text:p>1.8</text:p>
          </table:table-cell>
          <table:table-cell table:formula="of:=AVERAGEIF([.$H$3:.$H1080];&quot;&lt;0&quot;)" office:value-type="float" office:value="-3.95438596491228" calcext:value-type="float">
            <text:p>-4.0</text:p>
          </table:table-cell>
          <table:table-cell table:formula="of:=[.L1080]/-[.M1080]" office:value-type="percentage" office:value="0.46318865396069" calcext:value-type="percentage">
            <text:p>46%</text:p>
          </table:table-cell>
          <table:table-cell table:formula="of:=COUNTIF([.$G$3:.$G1080];&quot;&gt;0&quot;)/COUNTIF([.$B$3:.$B1080];&quot;&gt;0&quot;)" office:value-type="percentage" office:value="0.6843853820598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pospisil 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.00</text:p>
          </table:table-cell>
          <table:table-cell table:formula="of:=[.G1081]-[.E1081]" office:value-type="float" office:value="0" calcext:value-type="float">
            <text:p>0.00</text:p>
          </table:table-cell>
          <table:table-cell table:formula="of:=SUM([.$H$2:.H1081])" office:value-type="float" office:value="-57.33" calcext:value-type="float">
            <text:p>-57.33</text:p>
          </table:table-cell>
          <table:table-cell table:formula="of:=SUM([.H$3:.H1081])/SUM([.E$3:.E1081])" office:value-type="percentage" office:value="-0.0162961910176236" calcext:value-type="percentage">
            <text:p>-2%</text:p>
          </table:table-cell>
          <table:table-cell table:formula="of:=[.O1081]-(1-[.O1081])/[.N1081]" office:value-type="percentage" office:value="0.00409286968083988" calcext:value-type="percentage">
            <text:p>0.4%</text:p>
          </table:table-cell>
          <table:table-cell table:formula="of:=AVERAGEIF([.$H$3:.$H1081];&quot;&gt;0&quot;)" office:value-type="float" office:value="1.83162671232877" calcext:value-type="float">
            <text:p>1.8</text:p>
          </table:table-cell>
          <table:table-cell table:formula="of:=AVERAGEIF([.$H$3:.$H1081];&quot;&lt;0&quot;)" office:value-type="float" office:value="-3.95438596491228" calcext:value-type="float">
            <text:p>-4.0</text:p>
          </table:table-cell>
          <table:table-cell table:formula="of:=[.L1081]/-[.M1081]" office:value-type="percentage" office:value="0.46318865396069" calcext:value-type="percentage">
            <text:p>46%</text:p>
          </table:table-cell>
          <table:table-cell table:formula="of:=COUNTIF([.$G$3:.$G1081];&quot;&gt;0&quot;)/COUNTIF([.$B$3:.$B1081];&quot;&gt;0&quot;)" office:value-type="percentage" office:value="0.684734513274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1082]-[.E1082]" office:value-type="float" office:value="0.3" calcext:value-type="float">
            <text:p>0.30</text:p>
          </table:table-cell>
          <table:table-cell table:formula="of:=SUM([.$H$2:.H1082])" office:value-type="float" office:value="-57.03" calcext:value-type="float">
            <text:p>-57.03</text:p>
          </table:table-cell>
          <table:table-cell table:formula="of:=SUM([.H$3:.H1082])/SUM([.E$3:.E1082])" office:value-type="percentage" office:value="-0.0162063086104007" calcext:value-type="percentage">
            <text:p>-2%</text:p>
          </table:table-cell>
          <table:table-cell table:formula="of:=[.O1082]-(1-[.O1082])/[.N1082]" office:value-type="percentage" office:value="0.00422008011067754" calcext:value-type="percentage">
            <text:p>0.4%</text:p>
          </table:table-cell>
          <table:table-cell table:formula="of:=AVERAGEIF([.$H$3:.$H1082];&quot;&gt;0&quot;)" office:value-type="float" office:value="1.82900854700855" calcext:value-type="float">
            <text:p>1.8</text:p>
          </table:table-cell>
          <table:table-cell table:formula="of:=AVERAGEIF([.$H$3:.$H1082];&quot;&lt;0&quot;)" office:value-type="float" office:value="-3.95438596491228" calcext:value-type="float">
            <text:p>-4.0</text:p>
          </table:table-cell>
          <table:table-cell table:formula="of:=[.L1082]/-[.M1082]" office:value-type="percentage" office:value="0.46252656246445" calcext:value-type="percentage">
            <text:p>46%</text:p>
          </table:table-cell>
          <table:table-cell table:formula="of:=COUNTIF([.$G$3:.$G1082];&quot;&gt;0&quot;)/COUNTIF([.$B$3:.$B1082];&quot;&gt;0&quot;)" office:value-type="percentage" office:value="0.685082872928177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84]-[.E1084]" office:value-type="float" office:value="-1" calcext:value-type="float">
            <text:p>-1.00</text:p>
          </table:table-cell>
          <table:table-cell table:formula="of:=SUM([.$H$2:.H1084])" office:value-type="float" office:value="-58.03" calcext:value-type="float">
            <text:p>-58.03</text:p>
          </table:table-cell>
          <table:table-cell table:formula="of:=SUM([.H$3:.H1084])/SUM([.E$3:.E1084])" office:value-type="percentage" office:value="-0.0164857954545454" calcext:value-type="percentage">
            <text:p>-2%</text:p>
          </table:table-cell>
          <table:table-cell table:formula="of:=[.O1084]-(1-[.O1084])/[.N1084]" office:value-type="percentage" office:value="0.00361195165443828" calcext:value-type="percentage">
            <text:p>0.4%</text:p>
          </table:table-cell>
          <table:table-cell table:formula="of:=AVERAGEIF([.$H$3:.$H1084];&quot;&gt;0&quot;)" office:value-type="float" office:value="1.82900854700855" calcext:value-type="float">
            <text:p>1.8</text:p>
          </table:table-cell>
          <table:table-cell table:formula="of:=AVERAGEIF([.$H$3:.$H1084];&quot;&lt;0&quot;)" office:value-type="float" office:value="-3.94405594405594" calcext:value-type="float">
            <text:p>-3.9</text:p>
          </table:table-cell>
          <table:table-cell table:formula="of:=[.L1084]/-[.M1084]" office:value-type="percentage" office:value="0.463737982663514" calcext:value-type="percentage">
            <text:p>46%</text:p>
          </table:table-cell>
          <table:table-cell table:formula="of:=COUNTIF([.$G$3:.$G1084];&quot;&gt;0&quot;)/COUNTIF([.$B$3:.$B1084];&quot;&gt;0&quot;)" office:value-type="percentage" office:value="0.68432671081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085]-[.E1085]" office:value-type="float" office:value="3.25" calcext:value-type="float">
            <text:p>3.25</text:p>
          </table:table-cell>
          <table:table-cell table:formula="of:=SUM([.$H$2:.H1085])" office:value-type="float" office:value="-54.78" calcext:value-type="float">
            <text:p>-54.78</text:p>
          </table:table-cell>
          <table:table-cell table:formula="of:=SUM([.H$3:.H1085])/SUM([.E$3:.E1085])" office:value-type="percentage" office:value="-0.0155404255319149" calcext:value-type="percentage">
            <text:p>-2%</text:p>
          </table:table-cell>
          <table:table-cell table:formula="of:=[.O1085]-(1-[.O1085])/[.N1085]" office:value-type="percentage" office:value="0.00561080836457706" calcext:value-type="percentage">
            <text:p>0.6%</text:p>
          </table:table-cell>
          <table:table-cell table:formula="of:=AVERAGEIF([.$H$3:.$H1085];&quot;&gt;0&quot;)" office:value-type="float" office:value="1.83143344709897" calcext:value-type="float">
            <text:p>1.8</text:p>
          </table:table-cell>
          <table:table-cell table:formula="of:=AVERAGEIF([.$H$3:.$H1085];&quot;&lt;0&quot;)" office:value-type="float" office:value="-3.94405594405594" calcext:value-type="float">
            <text:p>-3.9</text:p>
          </table:table-cell>
          <table:table-cell table:formula="of:=[.L1085]/-[.M1085]" office:value-type="percentage" office:value="0.464352806622612" calcext:value-type="percentage">
            <text:p>46%</text:p>
          </table:table-cell>
          <table:table-cell table:formula="of:=COUNTIF([.$G$3:.$G1085];&quot;&gt;0&quot;)/COUNTIF([.$B$3:.$B1085];&quot;&gt;0&quot;)" office:value-type="percentage" office:value="0.6846747519294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6]-[.E1086]" office:value-type="float" office:value="2.1" calcext:value-type="float">
            <text:p>2.10</text:p>
          </table:table-cell>
          <table:table-cell table:formula="of:=SUM([.$H$2:.H1086])" office:value-type="float" office:value="-52.68" calcext:value-type="float">
            <text:p>-52.68</text:p>
          </table:table-cell>
          <table:table-cell table:formula="of:=SUM([.H$3:.H1086])/SUM([.E$3:.E1086])" office:value-type="percentage" office:value="-0.0149235127478753" calcext:value-type="percentage">
            <text:p>-1%</text:p>
          </table:table-cell>
          <table:table-cell table:formula="of:=[.O1086]-(1-[.O1086])/[.N1086]" office:value-type="percentage" office:value="0.00687536348159634" calcext:value-type="percentage">
            <text:p>0.7%</text:p>
          </table:table-cell>
          <table:table-cell table:formula="of:=AVERAGEIF([.$H$3:.$H1086];&quot;&gt;0&quot;)" office:value-type="float" office:value="1.83189097103918" calcext:value-type="float">
            <text:p>1.8</text:p>
          </table:table-cell>
          <table:table-cell table:formula="of:=AVERAGEIF([.$H$3:.$H1086];&quot;&lt;0&quot;)" office:value-type="float" office:value="-3.94405594405594" calcext:value-type="float">
            <text:p>-3.9</text:p>
          </table:table-cell>
          <table:table-cell table:formula="of:=[.L1086]/-[.M1086]" office:value-type="percentage" office:value="0.464468810032984" calcext:value-type="percentage">
            <text:p>46%</text:p>
          </table:table-cell>
          <table:table-cell table:formula="of:=COUNTIF([.$G$3:.$G1086];&quot;&gt;0&quot;)/COUNTIF([.$B$3:.$B1086];&quot;&gt;0&quot;)" office:value-type="percentage" office:value="0.68502202643171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087]-[.E1087]" office:value-type="float" office:value="0.72" calcext:value-type="float">
            <text:p>0.72</text:p>
          </table:table-cell>
          <table:table-cell table:formula="of:=SUM([.$H$2:.H1087])" office:value-type="float" office:value="-51.96" calcext:value-type="float">
            <text:p>-51.96</text:p>
          </table:table-cell>
          <table:table-cell table:formula="of:=SUM([.H$3:.H1087])/SUM([.E$3:.E1087])" office:value-type="percentage" office:value="-0.0147070478347014" calcext:value-type="percentage">
            <text:p>-1%</text:p>
          </table:table-cell>
          <table:table-cell table:formula="of:=[.O1087]-(1-[.O1087])/[.N1087]" office:value-type="percentage" office:value="0.00726793990874441" calcext:value-type="percentage">
            <text:p>0.7%</text:p>
          </table:table-cell>
          <table:table-cell table:formula="of:=AVERAGEIF([.$H$3:.$H1087];&quot;&gt;0&quot;)" office:value-type="float" office:value="1.83" calcext:value-type="float">
            <text:p>1.8</text:p>
          </table:table-cell>
          <table:table-cell table:formula="of:=AVERAGEIF([.$H$3:.$H1087];&quot;&lt;0&quot;)" office:value-type="float" office:value="-3.94405594405594" calcext:value-type="float">
            <text:p>-3.9</text:p>
          </table:table-cell>
          <table:table-cell table:formula="of:=[.L1087]/-[.M1087]" office:value-type="percentage" office:value="0.463989361702127" calcext:value-type="percentage">
            <text:p>46%</text:p>
          </table:table-cell>
          <table:table-cell table:formula="of:=COUNTIF([.$G$3:.$G1087];&quot;&gt;0&quot;)/COUNTIF([.$B$3:.$B1087];&quot;&gt;0&quot;)" office:value-type="percentage" office:value="0.6853685368536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9]-[.E1089]" office:value-type="float" office:value="2.1" calcext:value-type="float">
            <text:p>2.10</text:p>
          </table:table-cell>
          <table:table-cell table:formula="of:=SUM([.$H$2:.H1089])" office:value-type="float" office:value="-49.86" calcext:value-type="float">
            <text:p>-49.86</text:p>
          </table:table-cell>
          <table:table-cell table:formula="of:=SUM([.H$3:.H1089])/SUM([.E$3:.E1089])" office:value-type="percentage" office:value="-0.0140927077444884" calcext:value-type="percentage">
            <text:p>-1%</text:p>
          </table:table-cell>
          <table:table-cell table:formula="of:=[.O1089]-(1-[.O1089])/[.N1089]" office:value-type="percentage" office:value="0.00852848526063443" calcext:value-type="percentage">
            <text:p>0.9%</text:p>
          </table:table-cell>
          <table:table-cell table:formula="of:=AVERAGEIF([.$H$3:.$H1089];&quot;&gt;0&quot;)" office:value-type="float" office:value="1.8304584040747" calcext:value-type="float">
            <text:p>1.8</text:p>
          </table:table-cell>
          <table:table-cell table:formula="of:=AVERAGEIF([.$H$3:.$H1089];&quot;&lt;0&quot;)" office:value-type="float" office:value="-3.94405594405594" calcext:value-type="float">
            <text:p>-3.9</text:p>
          </table:table-cell>
          <table:table-cell table:formula="of:=[.L1089]/-[.M1089]" office:value-type="percentage" office:value="0.464105588267167" calcext:value-type="percentage">
            <text:p>46%</text:p>
          </table:table-cell>
          <table:table-cell table:formula="of:=COUNTIF([.$G$3:.$G1089];&quot;&gt;0&quot;)/COUNTIF([.$B$3:.$B108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90]-[.E1090]" office:value-type="float" office:value="-1" calcext:value-type="float">
            <text:p>-1.00</text:p>
          </table:table-cell>
          <table:table-cell table:formula="of:=SUM([.$H$2:.H1090])" office:value-type="float" office:value="-50.86" calcext:value-type="float">
            <text:p>-50.86</text:p>
          </table:table-cell>
          <table:table-cell table:formula="of:=SUM([.H$3:.H1090])/SUM([.E$3:.E1090])" office:value-type="percentage" office:value="-0.0143712913252331" calcext:value-type="percentage">
            <text:p>-1%</text:p>
          </table:table-cell>
          <table:table-cell table:formula="of:=[.O1090]-(1-[.O1090])/[.N1090]" office:value-type="percentage" office:value="0.00791944055702476" calcext:value-type="percentage">
            <text:p>0.8%</text:p>
          </table:table-cell>
          <table:table-cell table:formula="of:=AVERAGEIF([.$H$3:.$H1090];&quot;&gt;0&quot;)" office:value-type="float" office:value="1.8304584040747" calcext:value-type="float">
            <text:p>1.8</text:p>
          </table:table-cell>
          <table:table-cell table:formula="of:=AVERAGEIF([.$H$3:.$H1090];&quot;&lt;0&quot;)" office:value-type="float" office:value="-3.93379790940767" calcext:value-type="float">
            <text:p>-3.9</text:p>
          </table:table-cell>
          <table:table-cell table:formula="of:=[.L1090]/-[.M1090]" office:value-type="percentage" office:value="0.465315821053533" calcext:value-type="percentage">
            <text:p>47%</text:p>
          </table:table-cell>
          <table:table-cell table:formula="of:=COUNTIF([.$G$3:.$G1090];&quot;&gt;0&quot;)/COUNTIF([.$B$3:.$B1090];&quot;&gt;0&quot;)" office:value-type="percentage" office:value="0.68496158068057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1092]-[.E1092]" office:value-type="float" office:value="1.2" calcext:value-type="float">
            <text:p>1.20</text:p>
          </table:table-cell>
          <table:table-cell table:formula="of:=SUM([.$H$2:.H1092])" office:value-type="float" office:value="-49.66" calcext:value-type="float">
            <text:p>-49.66</text:p>
          </table:table-cell>
          <table:table-cell table:formula="of:=SUM([.H$3:.H1092])/SUM([.E$3:.E1092])" office:value-type="percentage" office:value="-0.0140203274985884" calcext:value-type="percentage">
            <text:p>-1%</text:p>
          </table:table-cell>
          <table:table-cell table:formula="of:=[.O1092]-(1-[.O1092])/[.N1092]" office:value-type="percentage" office:value="0.00861221152367597" calcext:value-type="percentage">
            <text:p>0.9%</text:p>
          </table:table-cell>
          <table:table-cell table:formula="of:=AVERAGEIF([.$H$3:.$H1092];&quot;&gt;0&quot;)" office:value-type="float" office:value="1.82938983050847" calcext:value-type="float">
            <text:p>1.8</text:p>
          </table:table-cell>
          <table:table-cell table:formula="of:=AVERAGEIF([.$H$3:.$H1092];&quot;&lt;0&quot;)" office:value-type="float" office:value="-3.93379790940767" calcext:value-type="float">
            <text:p>-3.9</text:p>
          </table:table-cell>
          <table:table-cell table:formula="of:=[.L1092]/-[.M1092]" office:value-type="percentage" office:value="0.465044181891879" calcext:value-type="percentage">
            <text:p>47%</text:p>
          </table:table-cell>
          <table:table-cell table:formula="of:=COUNTIF([.$G$3:.$G1092];&quot;&gt;0&quot;)/COUNTIF([.$B$3:.$B1092];&quot;&gt;0&quot;)" office:value-type="percentage" office:value="0.685307017543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93]-[.E1093]" office:value-type="float" office:value="-5" calcext:value-type="float">
            <text:p>-5.00</text:p>
          </table:table-cell>
          <table:table-cell table:formula="of:=SUM([.$H$2:.H1093])" office:value-type="float" office:value="-54.66" calcext:value-type="float">
            <text:p>-54.66</text:p>
          </table:table-cell>
          <table:table-cell table:formula="of:=SUM([.H$3:.H1093])/SUM([.E$3:.E1093])" office:value-type="percentage" office:value="-0.0154102058077248" calcext:value-type="percentage">
            <text:p>-2%</text:p>
          </table:table-cell>
          <table:table-cell table:formula="of:=[.O1093]-(1-[.O1093])/[.N1093]" office:value-type="percentage" office:value="0.00560918419355283" calcext:value-type="percentage">
            <text:p>0.6%</text:p>
          </table:table-cell>
          <table:table-cell table:formula="of:=AVERAGEIF([.$H$3:.$H1093];&quot;&gt;0&quot;)" office:value-type="float" office:value="1.82938983050847" calcext:value-type="float">
            <text:p>1.8</text:p>
          </table:table-cell>
          <table:table-cell table:formula="of:=AVERAGEIF([.$H$3:.$H1093];&quot;&lt;0&quot;)" office:value-type="float" office:value="-3.9375" calcext:value-type="float">
            <text:p>-3.9</text:p>
          </table:table-cell>
          <table:table-cell table:formula="of:=[.L1093]/-[.M1093]" office:value-type="percentage" office:value="0.464606941081517" calcext:value-type="percentage">
            <text:p>46%</text:p>
          </table:table-cell>
          <table:table-cell table:formula="of:=COUNTIF([.$G$3:.$G1093];&quot;&gt;0&quot;)/COUNTIF([.$B$3:.$B1093];&quot;&gt;0&quot;)" office:value-type="percentage" office:value="0.6845564074479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094]-[.E1094]" office:value-type="float" office:value="3.9" calcext:value-type="float">
            <text:p>3.90</text:p>
          </table:table-cell>
          <table:table-cell table:formula="of:=SUM([.$H$2:.H1094])" office:value-type="float" office:value="-50.76" calcext:value-type="float">
            <text:p>-50.76</text:p>
          </table:table-cell>
          <table:table-cell table:formula="of:=SUM([.H$3:.H1094])/SUM([.E$3:.E1094])" office:value-type="percentage" office:value="-0.0142865184351252" calcext:value-type="percentage">
            <text:p>-1%</text:p>
          </table:table-cell>
          <table:table-cell table:formula="of:=[.O1094]-(1-[.O1094])/[.N1094]" office:value-type="percentage" office:value="0.00799352489577154" calcext:value-type="percentage">
            <text:p>0.8%</text:p>
          </table:table-cell>
          <table:table-cell table:formula="of:=AVERAGEIF([.$H$3:.$H1094];&quot;&gt;0&quot;)" office:value-type="float" office:value="1.83289340101523" calcext:value-type="float">
            <text:p>1.8</text:p>
          </table:table-cell>
          <table:table-cell table:formula="of:=AVERAGEIF([.$H$3:.$H1094];&quot;&lt;0&quot;)" office:value-type="float" office:value="-3.9375" calcext:value-type="float">
            <text:p>-3.9</text:p>
          </table:table-cell>
          <table:table-cell table:formula="of:=[.L1094]/-[.M1094]" office:value-type="percentage" office:value="0.465496736765772" calcext:value-type="percentage">
            <text:p>47%</text:p>
          </table:table-cell>
          <table:table-cell table:formula="of:=COUNTIF([.$G$3:.$G1094];&quot;&gt;0&quot;)/COUNTIF([.$B$3:.$B1094];&quot;&gt;0&quot;)" office:value-type="percentage" office:value="0.684901531728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rubin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095]-[.E1095]" office:value-type="float" office:value="-2" calcext:value-type="float">
            <text:p>-2.00</text:p>
          </table:table-cell>
          <table:table-cell table:formula="of:=SUM([.$H$2:.H1095])" office:value-type="float" office:value="-52.76" calcext:value-type="float">
            <text:p>-52.76</text:p>
          </table:table-cell>
          <table:table-cell table:formula="of:=SUM([.H$3:.H1095])/SUM([.E$3:.E1095])" office:value-type="percentage" office:value="-0.0148410689170183" calcext:value-type="percentage">
            <text:p>-1%</text:p>
          </table:table-cell>
          <table:table-cell table:formula="of:=[.O1095]-(1-[.O1095])/[.N1095]" office:value-type="percentage" office:value="0.0067922522656676" calcext:value-type="percentage">
            <text:p>0.7%</text:p>
          </table:table-cell>
          <table:table-cell table:formula="of:=AVERAGEIF([.$H$3:.$H1095];&quot;&gt;0&quot;)" office:value-type="float" office:value="1.83289340101523" calcext:value-type="float">
            <text:p>1.8</text:p>
          </table:table-cell>
          <table:table-cell table:formula="of:=AVERAGEIF([.$H$3:.$H1095];&quot;&lt;0&quot;)" office:value-type="float" office:value="-3.93079584775086" calcext:value-type="float">
            <text:p>-3.9</text:p>
          </table:table-cell>
          <table:table-cell table:formula="of:=[.L1095]/-[.M1095]" office:value-type="percentage" office:value="0.466290662758275" calcext:value-type="percentage">
            <text:p>47%</text:p>
          </table:table-cell>
          <table:table-cell table:formula="of:=COUNTIF([.$G$3:.$G1095];&quot;&gt;0&quot;)/COUNTIF([.$B$3:.$B1095];&quot;&gt;0&quot;)" office:value-type="percentage" office:value="0.6841530054644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lah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96]-[.E1096]" office:value-type="float" office:value="-1" calcext:value-type="float">
            <text:p>-1.00</text:p>
          </table:table-cell>
          <table:table-cell table:formula="of:=SUM([.$H$2:.H1096])" office:value-type="float" office:value="-53.76" calcext:value-type="float">
            <text:p>-53.76</text:p>
          </table:table-cell>
          <table:table-cell table:formula="of:=SUM([.H$3:.H1096])/SUM([.E$3:.E1096])" office:value-type="percentage" office:value="-0.0151181102362205" calcext:value-type="percentage">
            <text:p>-2%</text:p>
          </table:table-cell>
          <table:table-cell table:formula="of:=[.O1096]-(1-[.O1096])/[.N1096]" office:value-type="percentage" office:value="0.00618921982233733" calcext:value-type="percentage">
            <text:p>0.6%</text:p>
          </table:table-cell>
          <table:table-cell table:formula="of:=AVERAGEIF([.$H$3:.$H1096];&quot;&gt;0&quot;)" office:value-type="float" office:value="1.83289340101523" calcext:value-type="float">
            <text:p>1.8</text:p>
          </table:table-cell>
          <table:table-cell table:formula="of:=AVERAGEIF([.$H$3:.$H1096];&quot;&lt;0&quot;)" office:value-type="float" office:value="-3.92068965517241" calcext:value-type="float">
            <text:p>-3.9</text:p>
          </table:table-cell>
          <table:table-cell table:formula="of:=[.L1096]/-[.M1096]" office:value-type="percentage" office:value="0.467492600083039" calcext:value-type="percentage">
            <text:p>47%</text:p>
          </table:table-cell>
          <table:table-cell table:formula="of:=COUNTIF([.$G$3:.$G1096];&quot;&gt;0&quot;)/COUNTIF([.$B$3:.$B1096];&quot;&gt;0&quot;)" office:value-type="percentage" office:value="0.6834061135371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dzumhur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97]-[.E1097]" office:value-type="float" office:value="-5" calcext:value-type="float">
            <text:p>-5.00</text:p>
          </table:table-cell>
          <table:table-cell table:formula="of:=SUM([.$H$2:.H1097])" office:value-type="float" office:value="-58.76" calcext:value-type="float">
            <text:p>-58.76</text:p>
          </table:table-cell>
          <table:table-cell table:formula="of:=SUM([.H$3:.H1097])/SUM([.E$3:.E1097])" office:value-type="percentage" office:value="-0.0165009828699803" calcext:value-type="percentage">
            <text:p>-2%</text:p>
          </table:table-cell>
          <table:table-cell table:formula="of:=[.O1097]-(1-[.O1097])/[.N1097]" office:value-type="percentage" office:value="0.00320763143744518" calcext:value-type="percentage">
            <text:p>0.3%</text:p>
          </table:table-cell>
          <table:table-cell table:formula="of:=AVERAGEIF([.$H$3:.$H1097];&quot;&gt;0&quot;)" office:value-type="float" office:value="1.83289340101523" calcext:value-type="float">
            <text:p>1.8</text:p>
          </table:table-cell>
          <table:table-cell table:formula="of:=AVERAGEIF([.$H$3:.$H1097];&quot;&lt;0&quot;)" office:value-type="float" office:value="-3.92439862542955" calcext:value-type="float">
            <text:p>-3.9</text:p>
          </table:table-cell>
          <table:table-cell table:formula="of:=[.L1097]/-[.M1097]" office:value-type="percentage" office:value="0.467050770311236" calcext:value-type="percentage">
            <text:p>47%</text:p>
          </table:table-cell>
          <table:table-cell table:formula="of:=COUNTIF([.$G$3:.$G1097];&quot;&gt;0&quot;)/COUNTIF([.$B$3:.$B1097];&quot;&gt;0&quot;)" office:value-type="percentage" office:value="0.6826608505997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098]-[.E1098]" office:value-type="float" office:value="-1" calcext:value-type="float">
            <text:p>-1.00</text:p>
          </table:table-cell>
          <table:table-cell table:formula="of:=SUM([.$H$2:.H1098])" office:value-type="float" office:value="-59.76" calcext:value-type="float">
            <text:p>-59.76</text:p>
          </table:table-cell>
          <table:table-cell table:formula="of:=SUM([.H$3:.H1098])/SUM([.E$3:.E1098])" office:value-type="percentage" office:value="-0.0167770915216171" calcext:value-type="percentage">
            <text:p>-2%</text:p>
          </table:table-cell>
          <table:table-cell table:formula="of:=[.O1098]-(1-[.O1098])/[.N1098]" office:value-type="percentage" office:value="0.00260981760600476" calcext:value-type="percentage">
            <text:p>0.3%</text:p>
          </table:table-cell>
          <table:table-cell table:formula="of:=AVERAGEIF([.$H$3:.$H1098];&quot;&gt;0&quot;)" office:value-type="float" office:value="1.83289340101523" calcext:value-type="float">
            <text:p>1.8</text:p>
          </table:table-cell>
          <table:table-cell table:formula="of:=AVERAGEIF([.$H$3:.$H1098];&quot;&lt;0&quot;)" office:value-type="float" office:value="-3.91438356164384" calcext:value-type="float">
            <text:p>-3.9</text:p>
          </table:table-cell>
          <table:table-cell table:formula="of:=[.L1098]/-[.M1098]" office:value-type="percentage" office:value="0.468245733242735" calcext:value-type="percentage">
            <text:p>47%</text:p>
          </table:table-cell>
          <table:table-cell table:formula="of:=COUNTIF([.$G$3:.$G1098];&quot;&gt;0&quot;)/COUNTIF([.$B$3:.$B1098];&quot;&gt;0&quot;)" office:value-type="percentage" office:value="0.6819172113289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sandgre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99]-[.E1099]" office:value-type="float" office:value="-4" calcext:value-type="float">
            <text:p>-4.00</text:p>
          </table:table-cell>
          <table:table-cell table:formula="of:=SUM([.$H$2:.H1099])" office:value-type="float" office:value="-63.76" calcext:value-type="float">
            <text:p>-63.76</text:p>
          </table:table-cell>
          <table:table-cell table:formula="of:=SUM([.H$3:.H1099])/SUM([.E$3:.E1099])" office:value-type="percentage" office:value="-0.0178799775659002" calcext:value-type="percentage">
            <text:p>-2%</text:p>
          </table:table-cell>
          <table:table-cell table:formula="of:=[.O1099]-(1-[.O1099])/[.N1099]" office:value-type="percentage" office:value="0.000232285853116077" calcext:value-type="percentage">
            <text:p>0.0%</text:p>
          </table:table-cell>
          <table:table-cell table:formula="of:=AVERAGEIF([.$H$3:.$H1099];&quot;&gt;0&quot;)" office:value-type="float" office:value="1.83289340101523" calcext:value-type="float">
            <text:p>1.8</text:p>
          </table:table-cell>
          <table:table-cell table:formula="of:=AVERAGEIF([.$H$3:.$H1099];&quot;&lt;0&quot;)" office:value-type="float" office:value="-3.91467576791809" calcext:value-type="float">
            <text:p>-3.9</text:p>
          </table:table-cell>
          <table:table-cell table:formula="of:=[.L1099]/-[.M1099]" office:value-type="percentage" office:value="0.468210781601972" calcext:value-type="percentage">
            <text:p>47%</text:p>
          </table:table-cell>
          <table:table-cell table:formula="of:=COUNTIF([.$G$3:.$G1099];&quot;&gt;0&quot;)/COUNTIF([.$B$3:.$B1099];&quot;&gt;0&quot;)" office:value-type="percentage" office:value="0.6811751904243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gir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1100]-[.E1100]" office:value-type="float" office:value="0.6" calcext:value-type="float">
            <text:p>0.60</text:p>
          </table:table-cell>
          <table:table-cell table:formula="of:=SUM([.$H$2:.H1100])" office:value-type="float" office:value="-63.16" calcext:value-type="float">
            <text:p>-63.16</text:p>
          </table:table-cell>
          <table:table-cell table:formula="of:=SUM([.H$3:.H1100])/SUM([.E$3:.E1100])" office:value-type="percentage" office:value="-0.0177067563779086" calcext:value-type="percentage">
            <text:p>-2%</text:p>
          </table:table-cell>
          <table:table-cell table:formula="of:=[.O1100]-(1-[.O1100])/[.N1100]" office:value-type="percentage" office:value="0.00054524332165129" calcext:value-type="percentage">
            <text:p>0.1%</text:p>
          </table:table-cell>
          <table:table-cell table:formula="of:=AVERAGEIF([.$H$3:.$H1100];&quot;&gt;0&quot;)" office:value-type="float" office:value="1.83081081081081" calcext:value-type="float">
            <text:p>1.8</text:p>
          </table:table-cell>
          <table:table-cell table:formula="of:=AVERAGEIF([.$H$3:.$H1100];&quot;&lt;0&quot;)" office:value-type="float" office:value="-3.91467576791809" calcext:value-type="float">
            <text:p>-3.9</text:p>
          </table:table-cell>
          <table:table-cell table:formula="of:=[.L1100]/-[.M1100]" office:value-type="percentage" office:value="0.46767878602229" calcext:value-type="percentage">
            <text:p>47%</text:p>
          </table:table-cell>
          <table:table-cell table:formula="of:=COUNTIF([.$G$3:.$G1100];&quot;&gt;0&quot;)/COUNTIF([.$B$3:.$B1100];&quot;&gt;0&quot;)" office:value-type="percentage" office:value="0.68152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unar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01]-[.E1101]" office:value-type="float" office:value="-4" calcext:value-type="float">
            <text:p>-4.00</text:p>
          </table:table-cell>
          <table:table-cell table:formula="of:=SUM([.$H$2:.H1101])" office:value-type="float" office:value="-67.16" calcext:value-type="float">
            <text:p>-67.16</text:p>
          </table:table-cell>
          <table:table-cell table:formula="of:=SUM([.H$3:.H1101])/SUM([.E$3:.E1101])" office:value-type="percentage" office:value="-0.0188070568468216" calcext:value-type="percentage">
            <text:p>-2%</text:p>
          </table:table-cell>
          <table:table-cell table:formula="of:=[.O1101]-(1-[.O1101])/[.N1101]" office:value-type="percentage" office:value="-0.00182757923169929" calcext:value-type="percentage">
            <text:p>-0.2%</text:p>
          </table:table-cell>
          <table:table-cell table:formula="of:=AVERAGEIF([.$H$3:.$H1101];&quot;&gt;0&quot;)" office:value-type="float" office:value="1.83081081081081" calcext:value-type="float">
            <text:p>1.8</text:p>
          </table:table-cell>
          <table:table-cell table:formula="of:=AVERAGEIF([.$H$3:.$H1101];&quot;&lt;0&quot;)" office:value-type="float" office:value="-3.91496598639456" calcext:value-type="float">
            <text:p>-3.9</text:p>
          </table:table-cell>
          <table:table-cell table:formula="of:=[.L1101]/-[.M1101]" office:value-type="percentage" office:value="0.467644116749242" calcext:value-type="percentage">
            <text:p>47%</text:p>
          </table:table-cell>
          <table:table-cell table:formula="of:=COUNTIF([.$G$3:.$G1101];&quot;&gt;0&quot;)/COUNTIF([.$B$3:.$B1101];&quot;&gt;0&quot;)" office:value-type="percentage" office:value="0.6807817589576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102]-[.E1102]" office:value-type="float" office:value="3.25" calcext:value-type="float">
            <text:p>3.25</text:p>
          </table:table-cell>
          <table:table-cell table:formula="of:=SUM([.$H$2:.H1102])" office:value-type="float" office:value="-63.91" calcext:value-type="float">
            <text:p>-63.91</text:p>
          </table:table-cell>
          <table:table-cell table:formula="of:=SUM([.H$3:.H1102])/SUM([.E$3:.E1102])" office:value-type="percentage" office:value="-0.0178719239373602" calcext:value-type="percentage">
            <text:p>-2%</text:p>
          </table:table-cell>
          <table:table-cell table:formula="of:=[.O1102]-(1-[.O1102])/[.N1102]" office:value-type="percentage" office:value="0.000149177342626983" calcext:value-type="percentage">
            <text:p>0.0%</text:p>
          </table:table-cell>
          <table:table-cell table:formula="of:=AVERAGEIF([.$H$3:.$H1102];&quot;&gt;0&quot;)" office:value-type="float" office:value="1.83320404721754" calcext:value-type="float">
            <text:p>1.8</text:p>
          </table:table-cell>
          <table:table-cell table:formula="of:=AVERAGEIF([.$H$3:.$H1102];&quot;&lt;0&quot;)" office:value-type="float" office:value="-3.91496598639456" calcext:value-type="float">
            <text:p>-3.9</text:p>
          </table:table-cell>
          <table:table-cell table:formula="of:=[.L1102]/-[.M1102]" office:value-type="percentage" office:value="0.468255421270161" calcext:value-type="percentage">
            <text:p>47%</text:p>
          </table:table-cell>
          <table:table-cell table:formula="of:=COUNTIF([.$G$3:.$G1102];&quot;&gt;0&quot;)/COUNTIF([.$B$3:.$B1102];&quot;&gt;0&quot;)" office:value-type="percentage" office:value="0.6811279826464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03]-[.E1103]" office:value-type="float" office:value="0.55" calcext:value-type="float">
            <text:p>0.55</text:p>
          </table:table-cell>
          <table:table-cell table:formula="of:=SUM([.$H$2:.H1103])" office:value-type="float" office:value="-63.36" calcext:value-type="float">
            <text:p>-63.36</text:p>
          </table:table-cell>
          <table:table-cell table:formula="of:=SUM([.H$3:.H1103])/SUM([.E$3:.E1103])" office:value-type="percentage" office:value="-0.0177131674587643" calcext:value-type="percentage">
            <text:p>-2%</text:p>
          </table:table-cell>
          <table:table-cell table:formula="of:=[.O1103]-(1-[.O1103])/[.N1103]" office:value-type="percentage" office:value="0.000429887000163109" calcext:value-type="percentage">
            <text:p>0.0%</text:p>
          </table:table-cell>
          <table:table-cell table:formula="of:=AVERAGEIF([.$H$3:.$H1103];&quot;&gt;0&quot;)" office:value-type="float" office:value="1.83104377104377" calcext:value-type="float">
            <text:p>1.8</text:p>
          </table:table-cell>
          <table:table-cell table:formula="of:=AVERAGEIF([.$H$3:.$H1103];&quot;&lt;0&quot;)" office:value-type="float" office:value="-3.91496598639456" calcext:value-type="float">
            <text:p>-3.9</text:p>
          </table:table-cell>
          <table:table-cell table:formula="of:=[.L1103]/-[.M1103]" office:value-type="percentage" office:value="0.467703621795715" calcext:value-type="percentage">
            <text:p>47%</text:p>
          </table:table-cell>
          <table:table-cell table:formula="of:=COUNTIF([.$G$3:.$G1103];&quot;&gt;0&quot;)/COUNTIF([.$B$3:.$B1103];&quot;&gt;0&quot;)" office:value-type="percentage" office:value="0.6814734561213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elbonis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04]-[.E1104]" office:value-type="float" office:value="1.4" calcext:value-type="float">
            <text:p>1.40</text:p>
          </table:table-cell>
          <table:table-cell table:formula="of:=SUM([.$H$2:.H1104])" office:value-type="float" office:value="-61.96" calcext:value-type="float">
            <text:p>-61.96</text:p>
          </table:table-cell>
          <table:table-cell table:formula="of:=SUM([.H$3:.H1104])/SUM([.E$3:.E1104])" office:value-type="percentage" office:value="-0.0172975991066443" calcext:value-type="percentage">
            <text:p>-2%</text:p>
          </table:table-cell>
          <table:table-cell table:formula="of:=[.O1104]-(1-[.O1104])/[.N1104]" office:value-type="percentage" office:value="0.0012424064341342" calcext:value-type="percentage">
            <text:p>0.1%</text:p>
          </table:table-cell>
          <table:table-cell table:formula="of:=AVERAGEIF([.$H$3:.$H1104];&quot;&gt;0&quot;)" office:value-type="float" office:value="1.83031932773109" calcext:value-type="float">
            <text:p>1.8</text:p>
          </table:table-cell>
          <table:table-cell table:formula="of:=AVERAGEIF([.$H$3:.$H1104];&quot;&lt;0&quot;)" office:value-type="float" office:value="-3.91496598639456" calcext:value-type="float">
            <text:p>-3.9</text:p>
          </table:table-cell>
          <table:table-cell table:formula="of:=[.L1104]/-[.M1104]" office:value-type="percentage" office:value="0.4675185771963" calcext:value-type="percentage">
            <text:p>47%</text:p>
          </table:table-cell>
          <table:table-cell table:formula="of:=COUNTIF([.$G$3:.$G1104];&quot;&gt;0&quot;)/COUNTIF([.$B$3:.$B1104];&quot;&gt;0&quot;)" office:value-type="percentage" office:value="0.68181818181818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06]-[.E1106]" office:value-type="float" office:value="-2" calcext:value-type="float">
            <text:p>-2.00</text:p>
          </table:table-cell>
          <table:table-cell table:formula="of:=SUM([.$H$2:.H1106])" office:value-type="float" office:value="-63.96" calcext:value-type="float">
            <text:p>-63.96</text:p>
          </table:table-cell>
          <table:table-cell table:formula="of:=SUM([.H$3:.H1106])/SUM([.E$3:.E1106])" office:value-type="percentage" office:value="-0.0178459821428571" calcext:value-type="percentage">
            <text:p>-2%</text:p>
          </table:table-cell>
          <table:table-cell table:formula="of:=[.O1106]-(1-[.O1106])/[.N1106]" office:value-type="percentage" office:value="0.0000597600465369608" calcext:value-type="percentage">
            <text:p>0.0%</text:p>
          </table:table-cell>
          <table:table-cell table:formula="of:=AVERAGEIF([.$H$3:.$H1106];&quot;&gt;0&quot;)" office:value-type="float" office:value="1.83031932773109" calcext:value-type="float">
            <text:p>1.8</text:p>
          </table:table-cell>
          <table:table-cell table:formula="of:=AVERAGEIF([.$H$3:.$H1106];&quot;&lt;0&quot;)" office:value-type="float" office:value="-3.90847457627119" calcext:value-type="float">
            <text:p>-3.9</text:p>
          </table:table-cell>
          <table:table-cell table:formula="of:=[.L1106]/-[.M1106]" office:value-type="percentage" office:value="0.468295057832326" calcext:value-type="percentage">
            <text:p>47%</text:p>
          </table:table-cell>
          <table:table-cell table:formula="of:=COUNTIF([.$G$3:.$G1106];&quot;&gt;0&quot;)/COUNTIF([.$B$3:.$B1106];&quot;&gt;0&quot;)" office:value-type="percentage" office:value="0.6810810810810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.45</text:p>
          </table:table-cell>
          <table:table-cell office:value-type="float" office:value="8.7" calcext:value-type="float">
            <text:p>8.70</text:p>
          </table:table-cell>
          <table:table-cell table:formula="of:=[.G1107]-[.E1107]" office:value-type="float" office:value="2.7" calcext:value-type="float">
            <text:p>2.70</text:p>
          </table:table-cell>
          <table:table-cell table:formula="of:=SUM([.$H$2:.H1107])" office:value-type="float" office:value="-61.26" calcext:value-type="float">
            <text:p>-61.26</text:p>
          </table:table-cell>
          <table:table-cell table:formula="of:=SUM([.H$3:.H1107])/SUM([.E$3:.E1107])" office:value-type="percentage" office:value="-0.0170640668523677" calcext:value-type="percentage">
            <text:p>-2%</text:p>
          </table:table-cell>
          <table:table-cell table:formula="of:=[.O1107]-(1-[.O1107])/[.N1107]" office:value-type="percentage" office:value="0.0016815252138167" calcext:value-type="percentage">
            <text:p>0.2%</text:p>
          </table:table-cell>
          <table:table-cell table:formula="of:=AVERAGEIF([.$H$3:.$H1107];&quot;&gt;0&quot;)" office:value-type="float" office:value="1.83177852348993" calcext:value-type="float">
            <text:p>1.8</text:p>
          </table:table-cell>
          <table:table-cell table:formula="of:=AVERAGEIF([.$H$3:.$H1107];&quot;&lt;0&quot;)" office:value-type="float" office:value="-3.90847457627119" calcext:value-type="float">
            <text:p>-3.9</text:p>
          </table:table-cell>
          <table:table-cell table:formula="of:=[.L1107]/-[.M1107]" office:value-type="percentage" office:value="0.468668399331769" calcext:value-type="percentage">
            <text:p>47%</text:p>
          </table:table-cell>
          <table:table-cell table:formula="of:=COUNTIF([.$G$3:.$G1107];&quot;&gt;0&quot;)/COUNTIF([.$B$3:.$B1107];&quot;&gt;0&quot;)" office:value-type="percentage" office:value="0.6814254859611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108]-[.E1108]" office:value-type="float" office:value="2.55" calcext:value-type="float">
            <text:p>2.55</text:p>
          </table:table-cell>
          <table:table-cell table:formula="of:=SUM([.$H$2:.H1108])" office:value-type="float" office:value="-58.71" calcext:value-type="float">
            <text:p>-58.71</text:p>
          </table:table-cell>
          <table:table-cell table:formula="of:=SUM([.H$3:.H1108])/SUM([.E$3:.E1108])" office:value-type="percentage" office:value="-0.0163401057612023" calcext:value-type="percentage">
            <text:p>-2%</text:p>
          </table:table-cell>
          <table:table-cell table:formula="of:=[.O1108]-(1-[.O1108])/[.N1108]" office:value-type="percentage" office:value="0.00320411880507487" calcext:value-type="percentage">
            <text:p>0.3%</text:p>
          </table:table-cell>
          <table:table-cell table:formula="of:=AVERAGEIF([.$H$3:.$H1108];&quot;&gt;0&quot;)" office:value-type="float" office:value="1.83298157453936" calcext:value-type="float">
            <text:p>1.8</text:p>
          </table:table-cell>
          <table:table-cell table:formula="of:=AVERAGEIF([.$H$3:.$H1108];&quot;&lt;0&quot;)" office:value-type="float" office:value="-3.90847457627119" calcext:value-type="float">
            <text:p>-3.9</text:p>
          </table:table-cell>
          <table:table-cell table:formula="of:=[.L1108]/-[.M1108]" office:value-type="percentage" office:value="0.468976205107643" calcext:value-type="percentage">
            <text:p>47%</text:p>
          </table:table-cell>
          <table:table-cell table:formula="of:=COUNTIF([.$G$3:.$G1108];&quot;&gt;0&quot;)/COUNTIF([.$B$3:.$B1108];&quot;&gt;0&quot;)" office:value-type="percentage" office:value="0.6817691477885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1109]-[.E1109]" office:value-type="float" office:value="0.6" calcext:value-type="float">
            <text:p>0.60</text:p>
          </table:table-cell>
          <table:table-cell table:formula="of:=SUM([.$H$2:.H1109])" office:value-type="float" office:value="-58.11" calcext:value-type="float">
            <text:p>-58.11</text:p>
          </table:table-cell>
          <table:table-cell table:formula="of:=SUM([.H$3:.H1109])/SUM([.E$3:.E1109])" office:value-type="percentage" office:value="-0.0161641168289291" calcext:value-type="percentage">
            <text:p>-2%</text:p>
          </table:table-cell>
          <table:table-cell table:formula="of:=[.O1109]-(1-[.O1109])/[.N1109]" office:value-type="percentage" office:value="0.00351492757420691" calcext:value-type="percentage">
            <text:p>0.4%</text:p>
          </table:table-cell>
          <table:table-cell table:formula="of:=AVERAGEIF([.$H$3:.$H1109];&quot;&gt;0&quot;)" office:value-type="float" office:value="1.83091973244147" calcext:value-type="float">
            <text:p>1.8</text:p>
          </table:table-cell>
          <table:table-cell table:formula="of:=AVERAGEIF([.$H$3:.$H1109];&quot;&lt;0&quot;)" office:value-type="float" office:value="-3.90847457627119" calcext:value-type="float">
            <text:p>-3.9</text:p>
          </table:table-cell>
          <table:table-cell table:formula="of:=[.L1109]/-[.M1109]" office:value-type="percentage" office:value="0.468448673955103" calcext:value-type="percentage">
            <text:p>47%</text:p>
          </table:table-cell>
          <table:table-cell table:formula="of:=COUNTIF([.$G$3:.$G1109];&quot;&gt;0&quot;)/COUNTIF([.$B$3:.$B1109];&quot;&gt;0&quot;)" office:value-type="percentage" office:value="0.68211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110]-[.E1110]" office:value-type="float" office:value="0.44" calcext:value-type="float">
            <text:p>0.44</text:p>
          </table:table-cell>
          <table:table-cell table:formula="of:=SUM([.$H$2:.H1110])" office:value-type="float" office:value="-57.67" calcext:value-type="float">
            <text:p>-57.67</text:p>
          </table:table-cell>
          <table:table-cell table:formula="of:=SUM([.H$3:.H1110])/SUM([.E$3:.E1110])" office:value-type="percentage" office:value="-0.0160328051153739" calcext:value-type="percentage">
            <text:p>-2%</text:p>
          </table:table-cell>
          <table:table-cell table:formula="of:=[.O1110]-(1-[.O1110])/[.N1110]" office:value-type="percentage" office:value="0.00372677203208394" calcext:value-type="percentage">
            <text:p>0.4%</text:p>
          </table:table-cell>
          <table:table-cell table:formula="of:=AVERAGEIF([.$H$3:.$H1110];&quot;&gt;0&quot;)" office:value-type="float" office:value="1.82859766277128" calcext:value-type="float">
            <text:p>1.8</text:p>
          </table:table-cell>
          <table:table-cell table:formula="of:=AVERAGEIF([.$H$3:.$H1110];&quot;&lt;0&quot;)" office:value-type="float" office:value="-3.90847457627119" calcext:value-type="float">
            <text:p>-3.9</text:p>
          </table:table-cell>
          <table:table-cell table:formula="of:=[.L1110]/-[.M1110]" office:value-type="percentage" office:value="0.467854562460996" calcext:value-type="percentage">
            <text:p>47%</text:p>
          </table:table-cell>
          <table:table-cell table:formula="of:=COUNTIF([.$G$3:.$G1110];&quot;&gt;0&quot;)/COUNTIF([.$B$3:.$B1110];&quot;&gt;0&quot;)" office:value-type="percentage" office:value="0.6824542518837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1]-[.E1111]" office:value-type="float" office:value="1.2" calcext:value-type="float">
            <text:p>1.20</text:p>
          </table:table-cell>
          <table:table-cell table:formula="of:=SUM([.$H$2:.H1111])" office:value-type="float" office:value="-56.47" calcext:value-type="float">
            <text:p>-56.47</text:p>
          </table:table-cell>
          <table:table-cell table:formula="of:=SUM([.H$3:.H1111])/SUM([.E$3:.E1111])" office:value-type="percentage" office:value="-0.0156774014436424" calcext:value-type="percentage">
            <text:p>-2%</text:p>
          </table:table-cell>
          <table:table-cell table:formula="of:=[.O1111]-(1-[.O1111])/[.N1111]" office:value-type="percentage" office:value="0.00440936408488524" calcext:value-type="percentage">
            <text:p>0.4%</text:p>
          </table:table-cell>
          <table:table-cell table:formula="of:=AVERAGEIF([.$H$3:.$H1111];&quot;&gt;0&quot;)" office:value-type="float" office:value="1.82755" calcext:value-type="float">
            <text:p>1.8</text:p>
          </table:table-cell>
          <table:table-cell table:formula="of:=AVERAGEIF([.$H$3:.$H1111];&quot;&lt;0&quot;)" office:value-type="float" office:value="-3.90847457627119" calcext:value-type="float">
            <text:p>-3.9</text:p>
          </table:table-cell>
          <table:table-cell table:formula="of:=[.L1111]/-[.M1111]" office:value-type="percentage" office:value="0.467586513443191" calcext:value-type="percentage">
            <text:p>47%</text:p>
          </table:table-cell>
          <table:table-cell table:formula="of:=COUNTIF([.$G$3:.$G1111];&quot;&gt;0&quot;)/COUNTIF([.$B$3:.$B1111];&quot;&gt;0&quot;)" office:value-type="percentage" office:value="0.6827956989247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etrovic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112]-[.E1112]" office:value-type="float" office:value="-2" calcext:value-type="float">
            <text:p>-2.00</text:p>
          </table:table-cell>
          <table:table-cell table:formula="of:=SUM([.$H$2:.H1112])" office:value-type="float" office:value="-58.47" calcext:value-type="float">
            <text:p>-58.47</text:p>
          </table:table-cell>
          <table:table-cell table:formula="of:=SUM([.H$3:.H1112])/SUM([.E$3:.E1112])" office:value-type="percentage" office:value="-0.016223640399556" calcext:value-type="percentage">
            <text:p>-2%</text:p>
          </table:table-cell>
          <table:table-cell table:formula="of:=[.O1112]-(1-[.O1112])/[.N1112]" office:value-type="percentage" office:value="0.00322915928631473" calcext:value-type="percentage">
            <text:p>0.3%</text:p>
          </table:table-cell>
          <table:table-cell table:formula="of:=AVERAGEIF([.$H$3:.$H1112];&quot;&gt;0&quot;)" office:value-type="float" office:value="1.82755" calcext:value-type="float">
            <text:p>1.8</text:p>
          </table:table-cell>
          <table:table-cell table:formula="of:=AVERAGEIF([.$H$3:.$H1112];&quot;&lt;0&quot;)" office:value-type="float" office:value="-3.90202702702703" calcext:value-type="float">
            <text:p>-3.9</text:p>
          </table:table-cell>
          <table:table-cell table:formula="of:=[.L1112]/-[.M1112]" office:value-type="percentage" office:value="0.468359134199134" calcext:value-type="percentage">
            <text:p>47%</text:p>
          </table:table-cell>
          <table:table-cell table:formula="of:=COUNTIF([.$G$3:.$G1112];&quot;&gt;0&quot;)/COUNTIF([.$B$3:.$B1112];&quot;&gt;0&quot;)" office:value-type="percentage" office:value="0.682062298603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nishioka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3]-[.E1113]" office:value-type="float" office:value="1.2" calcext:value-type="float">
            <text:p>1.20</text:p>
          </table:table-cell>
          <table:table-cell table:formula="of:=SUM([.$H$2:.H1113])" office:value-type="float" office:value="-57.27" calcext:value-type="float">
            <text:p>-57.27</text:p>
          </table:table-cell>
          <table:table-cell table:formula="of:=SUM([.H$3:.H1113])/SUM([.E$3:.E1113])" office:value-type="percentage" office:value="-0.0158686616791355" calcext:value-type="percentage">
            <text:p>-2%</text:p>
          </table:table-cell>
          <table:table-cell table:formula="of:=[.O1113]-(1-[.O1113])/[.N1113]" office:value-type="percentage" office:value="0.00391099713419485" calcext:value-type="percentage">
            <text:p>0.4%</text:p>
          </table:table-cell>
          <table:table-cell table:formula="of:=AVERAGEIF([.$H$3:.$H1113];&quot;&gt;0&quot;)" office:value-type="float" office:value="1.82650582362729" calcext:value-type="float">
            <text:p>1.8</text:p>
          </table:table-cell>
          <table:table-cell table:formula="of:=AVERAGEIF([.$H$3:.$H1113];&quot;&lt;0&quot;)" office:value-type="float" office:value="-3.90202702702703" calcext:value-type="float">
            <text:p>-3.9</text:p>
          </table:table-cell>
          <table:table-cell table:formula="of:=[.L1113]/-[.M1113]" office:value-type="percentage" office:value="0.468091535752101" calcext:value-type="percentage">
            <text:p>47%</text:p>
          </table:table-cell>
          <table:table-cell table:formula="of:=COUNTIF([.$G$3:.$G1113];&quot;&gt;0&quot;)/COUNTIF([.$B$3:.$B1113];&quot;&gt;0&quot;)" office:value-type="percentage" office:value="0.6824034334763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artin a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14]-[.E1114]" office:value-type="float" office:value="-6" calcext:value-type="float">
            <text:p>-6.00</text:p>
          </table:table-cell>
          <table:table-cell table:formula="of:=SUM([.$H$2:.H1114])" office:value-type="float" office:value="-63.27" calcext:value-type="float">
            <text:p>-63.27</text:p>
          </table:table-cell>
          <table:table-cell table:formula="of:=SUM([.H$3:.H1114])/SUM([.E$3:.E1114])" office:value-type="percentage" office:value="-0.0175020746887967" calcext:value-type="percentage">
            <text:p>-2%</text:p>
          </table:table-cell>
          <table:table-cell table:formula="of:=[.O1114]-(1-[.O1114])/[.N1114]" office:value-type="percentage" office:value="0.000385946995030251" calcext:value-type="percentage">
            <text:p>0.0%</text:p>
          </table:table-cell>
          <table:table-cell table:formula="of:=AVERAGEIF([.$H$3:.$H1114];&quot;&gt;0&quot;)" office:value-type="float" office:value="1.82650582362729" calcext:value-type="float">
            <text:p>1.8</text:p>
          </table:table-cell>
          <table:table-cell table:formula="of:=AVERAGEIF([.$H$3:.$H1114];&quot;&lt;0&quot;)" office:value-type="float" office:value="-3.90909090909091" calcext:value-type="float">
            <text:p>-3.9</text:p>
          </table:table-cell>
          <table:table-cell table:formula="of:=[.L1114]/-[.M1114]" office:value-type="percentage" office:value="0.467245675811631" calcext:value-type="percentage">
            <text:p>47%</text:p>
          </table:table-cell>
          <table:table-cell table:formula="of:=COUNTIF([.$G$3:.$G1114];&quot;&gt;0&quot;)/COUNTIF([.$B$3:.$B1114];&quot;&gt;0&quot;)" office:value-type="percentage" office:value="0.681672025723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15]-[.E1115]" office:value-type="float" office:value="-4" calcext:value-type="float">
            <text:p>-4.00</text:p>
          </table:table-cell>
          <table:table-cell table:formula="of:=SUM([.$H$2:.H1115])" office:value-type="float" office:value="-67.27" calcext:value-type="float">
            <text:p>-67.27</text:p>
          </table:table-cell>
          <table:table-cell table:formula="of:=SUM([.H$3:.H1115])/SUM([.E$3:.E1115])" office:value-type="percentage" office:value="-0.0185880077369439" calcext:value-type="percentage">
            <text:p>-2%</text:p>
          </table:table-cell>
          <table:table-cell table:formula="of:=[.O1115]-(1-[.O1115])/[.N1115]" office:value-type="percentage" office:value="-0.00195919197941541" calcext:value-type="percentage">
            <text:p>-0.2%</text:p>
          </table:table-cell>
          <table:table-cell table:formula="of:=AVERAGEIF([.$H$3:.$H1115];&quot;&gt;0&quot;)" office:value-type="float" office:value="1.82650582362729" calcext:value-type="float">
            <text:p>1.8</text:p>
          </table:table-cell>
          <table:table-cell table:formula="of:=AVERAGEIF([.$H$3:.$H1115];&quot;&lt;0&quot;)" office:value-type="float" office:value="-3.90939597315436" calcext:value-type="float">
            <text:p>-3.9</text:p>
          </table:table-cell>
          <table:table-cell table:formula="of:=[.L1115]/-[.M1115]" office:value-type="percentage" office:value="0.467209214970757" calcext:value-type="percentage">
            <text:p>47%</text:p>
          </table:table-cell>
          <table:table-cell table:formula="of:=COUNTIF([.$G$3:.$G1115];&quot;&gt;0&quot;)/COUNTIF([.$B$3:.$B1115];&quot;&gt;0&quot;)" office:value-type="percentage" office:value="0.6809421841541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verdasco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7" calcext:value-type="float">
            <text:p>7.00</text:p>
          </table:table-cell>
          <table:table-cell table:formula="of:=[.G1116]-[.E1116]" office:value-type="float" office:value="0" calcext:value-type="float">
            <text:p>0.00</text:p>
          </table:table-cell>
          <table:table-cell table:formula="of:=SUM([.$H$2:.H1116])" office:value-type="float" office:value="-67.27" calcext:value-type="float">
            <text:p>-67.27</text:p>
          </table:table-cell>
          <table:table-cell table:formula="of:=SUM([.H$3:.H1116])/SUM([.E$3:.E1116])" office:value-type="percentage" office:value="-0.0185521235521235" calcext:value-type="percentage">
            <text:p>-2%</text:p>
          </table:table-cell>
          <table:table-cell table:formula="of:=[.O1116]-(1-[.O1116])/[.N1116]" office:value-type="percentage" office:value="-0.000887577870346656" calcext:value-type="percentage">
            <text:p>-0.1%</text:p>
          </table:table-cell>
          <table:table-cell table:formula="of:=AVERAGEIF([.$H$3:.$H1116];&quot;&gt;0&quot;)" office:value-type="float" office:value="1.82650582362729" calcext:value-type="float">
            <text:p>1.8</text:p>
          </table:table-cell>
          <table:table-cell table:formula="of:=AVERAGEIF([.$H$3:.$H1116];&quot;&lt;0&quot;)" office:value-type="float" office:value="-3.90939597315436" calcext:value-type="float">
            <text:p>-3.9</text:p>
          </table:table-cell>
          <table:table-cell table:formula="of:=[.L1116]/-[.M1116]" office:value-type="percentage" office:value="0.467209214970757" calcext:value-type="percentage">
            <text:p>47%</text:p>
          </table:table-cell>
          <table:table-cell table:formula="of:=COUNTIF([.$G$3:.$G1116];&quot;&gt;0&quot;)/COUNTIF([.$B$3:.$B1116];&quot;&gt;0&quot;)" office:value-type="percentage" office:value="0.68128342245989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jere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117]-[.E1117]" office:value-type="float" office:value="0.64" calcext:value-type="float">
            <text:p>0.64</text:p>
          </table:table-cell>
          <table:table-cell table:formula="of:=SUM([.$H$2:.H1117])" office:value-type="float" office:value="-66.63" calcext:value-type="float">
            <text:p>-66.63</text:p>
          </table:table-cell>
          <table:table-cell table:formula="of:=SUM([.H$3:.H1117])/SUM([.E$3:.E1117])" office:value-type="percentage" office:value="-0.0183654906284454" calcext:value-type="percentage">
            <text:p>-2%</text:p>
          </table:table-cell>
          <table:table-cell table:formula="of:=[.O1117]-(1-[.O1117])/[.N1117]" office:value-type="percentage" office:value="-0.000554376263381839" calcext:value-type="percentage">
            <text:p>-0.1%</text:p>
          </table:table-cell>
          <table:table-cell table:formula="of:=AVERAGEIF([.$H$3:.$H1117];&quot;&gt;0&quot;)" office:value-type="float" office:value="1.82453488372093" calcext:value-type="float">
            <text:p>1.8</text:p>
          </table:table-cell>
          <table:table-cell table:formula="of:=AVERAGEIF([.$H$3:.$H1117];&quot;&lt;0&quot;)" office:value-type="float" office:value="-3.90939597315436" calcext:value-type="float">
            <text:p>-3.9</text:p>
          </table:table-cell>
          <table:table-cell table:formula="of:=[.L1117]/-[.M1117]" office:value-type="percentage" office:value="0.466705060385268" calcext:value-type="percentage">
            <text:p>47%</text:p>
          </table:table-cell>
          <table:table-cell table:formula="of:=COUNTIF([.$G$3:.$G1117];&quot;&gt;0&quot;)/COUNTIF([.$B$3:.$B1117];&quot;&gt;0&quot;)" office:value-type="percentage" office:value="0.68162393162393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ukushkin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19]-[.E1119]" office:value-type="float" office:value="-3" calcext:value-type="float">
            <text:p>-3.00</text:p>
          </table:table-cell>
          <table:table-cell table:formula="of:=SUM([.$H$2:.H1119])" office:value-type="float" office:value="-69.63" calcext:value-type="float">
            <text:p>-69.63</text:p>
          </table:table-cell>
          <table:table-cell table:formula="of:=SUM([.H$3:.H1119])/SUM([.E$3:.E1119])" office:value-type="percentage" office:value="-0.0191765353896998" calcext:value-type="percentage">
            <text:p>-2%</text:p>
          </table:table-cell>
          <table:table-cell table:formula="of:=[.O1119]-(1-[.O1119])/[.N1119]" office:value-type="percentage" office:value="-0.00230859215667734" calcext:value-type="percentage">
            <text:p>-0.2%</text:p>
          </table:table-cell>
          <table:table-cell table:formula="of:=AVERAGEIF([.$H$3:.$H1119];&quot;&gt;0&quot;)" office:value-type="float" office:value="1.82453488372093" calcext:value-type="float">
            <text:p>1.8</text:p>
          </table:table-cell>
          <table:table-cell table:formula="of:=AVERAGEIF([.$H$3:.$H1119];&quot;&lt;0&quot;)" office:value-type="float" office:value="-3.90635451505017" calcext:value-type="float">
            <text:p>-3.9</text:p>
          </table:table-cell>
          <table:table-cell table:formula="of:=[.L1119]/-[.M1119]" office:value-type="percentage" office:value="0.467068433418286" calcext:value-type="percentage">
            <text:p>47%</text:p>
          </table:table-cell>
          <table:table-cell table:formula="of:=COUNTIF([.$G$3:.$G1119];&quot;&gt;0&quot;)/COUNTIF([.$B$3:.$B1119];&quot;&gt;0&quot;)" office:value-type="percentage" office:value="0.680896478121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nner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7" calcext:value-type="float">
            <text:p>7.00</text:p>
          </table:table-cell>
          <table:table-cell table:formula="of:=[.G1120]-[.E1120]" office:value-type="float" office:value="0" calcext:value-type="float">
            <text:p>0.00</text:p>
          </table:table-cell>
          <table:table-cell table:formula="of:=SUM([.$H$2:.H1120])" office:value-type="float" office:value="-69.63" calcext:value-type="float">
            <text:p>-69.63</text:p>
          </table:table-cell>
          <table:table-cell table:formula="of:=SUM([.H$3:.H1120])/SUM([.E$3:.E1120])" office:value-type="percentage" office:value="-0.0191396371632765" calcext:value-type="percentage">
            <text:p>-2%</text:p>
          </table:table-cell>
          <table:table-cell table:formula="of:=[.O1120]-(1-[.O1120])/[.N1120]" office:value-type="percentage" office:value="-0.00124003288998575" calcext:value-type="percentage">
            <text:p>-0.1%</text:p>
          </table:table-cell>
          <table:table-cell table:formula="of:=AVERAGEIF([.$H$3:.$H1120];&quot;&gt;0&quot;)" office:value-type="float" office:value="1.82453488372093" calcext:value-type="float">
            <text:p>1.8</text:p>
          </table:table-cell>
          <table:table-cell table:formula="of:=AVERAGEIF([.$H$3:.$H1120];&quot;&lt;0&quot;)" office:value-type="float" office:value="-3.90635451505017" calcext:value-type="float">
            <text:p>-3.9</text:p>
          </table:table-cell>
          <table:table-cell table:formula="of:=[.L1120]/-[.M1120]" office:value-type="percentage" office:value="0.467068433418286" calcext:value-type="percentage">
            <text:p>47%</text:p>
          </table:table-cell>
          <table:table-cell table:formula="of:=COUNTIF([.$G$3:.$G1120];&quot;&gt;0&quot;)/COUNTIF([.$B$3:.$B1120];&quot;&gt;0&quot;)" office:value-type="percentage" office:value="0.6812366737739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21]-[.E1121]" office:value-type="float" office:value="-5" calcext:value-type="float">
            <text:p>-5.00</text:p>
          </table:table-cell>
          <table:table-cell table:formula="of:=SUM([.$H$2:.H1121])" office:value-type="float" office:value="-74.63" calcext:value-type="float">
            <text:p>-74.63</text:p>
          </table:table-cell>
          <table:table-cell table:formula="of:=SUM([.H$3:.H1121])/SUM([.E$3:.E1121])" office:value-type="percentage" office:value="-0.0204858632994784" calcext:value-type="percentage">
            <text:p>-2%</text:p>
          </table:table-cell>
          <table:table-cell table:formula="of:=[.O1121]-(1-[.O1121])/[.N1121]" office:value-type="percentage" office:value="-0.00415716219163165" calcext:value-type="percentage">
            <text:p>-0.4%</text:p>
          </table:table-cell>
          <table:table-cell table:formula="of:=AVERAGEIF([.$H$3:.$H1121];&quot;&gt;0&quot;)" office:value-type="float" office:value="1.82453488372093" calcext:value-type="float">
            <text:p>1.8</text:p>
          </table:table-cell>
          <table:table-cell table:formula="of:=AVERAGEIF([.$H$3:.$H1121];&quot;&lt;0&quot;)" office:value-type="float" office:value="-3.91" calcext:value-type="float">
            <text:p>-3.9</text:p>
          </table:table-cell>
          <table:table-cell table:formula="of:=[.L1121]/-[.M1121]" office:value-type="percentage" office:value="0.466632962588473" calcext:value-type="percentage">
            <text:p>47%</text:p>
          </table:table-cell>
          <table:table-cell table:formula="of:=COUNTIF([.$G$3:.$G1121];&quot;&gt;0&quot;)/COUNTIF([.$B$3:.$B1121];&quot;&gt;0&quot;)" office:value-type="percentage" office:value="0.6805111821086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table:formula="of:=[.G1122]-[.E1122]" office:value-type="float" office:value="-4" calcext:value-type="float">
            <text:p>-4.00</text:p>
          </table:table-cell>
          <table:table-cell table:formula="of:=SUM([.$H$2:.H1122])" office:value-type="float" office:value="-78.63" calcext:value-type="float">
            <text:p>-78.63</text:p>
          </table:table-cell>
          <table:table-cell table:formula="of:=SUM([.H$3:.H1122])/SUM([.E$3:.E1122])" office:value-type="percentage" office:value="-0.0215601864546202" calcext:value-type="percentage">
            <text:p>-2%</text:p>
          </table:table-cell>
          <table:table-cell table:formula="of:=[.O1122]-(1-[.O1122])/[.N1122]" office:value-type="percentage" office:value="-0.00648501580388328" calcext:value-type="percentage">
            <text:p>-0.6%</text:p>
          </table:table-cell>
          <table:table-cell table:formula="of:=AVERAGEIF([.$H$3:.$H1122];&quot;&gt;0&quot;)" office:value-type="float" office:value="1.82453488372093" calcext:value-type="float">
            <text:p>1.8</text:p>
          </table:table-cell>
          <table:table-cell table:formula="of:=AVERAGEIF([.$H$3:.$H1122];&quot;&lt;0&quot;)" office:value-type="float" office:value="-3.91029900332226" calcext:value-type="float">
            <text:p>-3.9</text:p>
          </table:table-cell>
          <table:table-cell table:formula="of:=[.L1122]/-[.M1122]" office:value-type="percentage" office:value="0.466597281223449" calcext:value-type="percentage">
            <text:p>47%</text:p>
          </table:table-cell>
          <table:table-cell table:formula="of:=COUNTIF([.$G$3:.$G1122];&quot;&gt;0&quot;)/COUNTIF([.$B$3:.$B1122];&quot;&gt;0&quot;)" office:value-type="percentage" office:value="0.6797872340425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imitrov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23]-[.E1123]" office:value-type="float" office:value="-5" calcext:value-type="float">
            <text:p>-5.00</text:p>
          </table:table-cell>
          <table:table-cell table:formula="of:=SUM([.$H$2:.H1123])" office:value-type="float" office:value="-83.63" calcext:value-type="float">
            <text:p>-83.63</text:p>
          </table:table-cell>
          <table:table-cell table:formula="of:=SUM([.H$3:.H1123])/SUM([.E$3:.E1123])" office:value-type="percentage" office:value="-0.0228997809419496" calcext:value-type="percentage">
            <text:p>-2%</text:p>
          </table:table-cell>
          <table:table-cell table:formula="of:=[.O1123]-(1-[.O1123])/[.N1123]" office:value-type="percentage" office:value="-0.00939037120381037" calcext:value-type="percentage">
            <text:p>-0.9%</text:p>
          </table:table-cell>
          <table:table-cell table:formula="of:=AVERAGEIF([.$H$3:.$H1123];&quot;&gt;0&quot;)" office:value-type="float" office:value="1.82453488372093" calcext:value-type="float">
            <text:p>1.8</text:p>
          </table:table-cell>
          <table:table-cell table:formula="of:=AVERAGEIF([.$H$3:.$H1123];&quot;&lt;0&quot;)" office:value-type="float" office:value="-3.91390728476821" calcext:value-type="float">
            <text:p>-3.9</text:p>
          </table:table-cell>
          <table:table-cell table:formula="of:=[.L1123]/-[.M1123]" office:value-type="percentage" office:value="0.466167119190965" calcext:value-type="percentage">
            <text:p>47%</text:p>
          </table:table-cell>
          <table:table-cell table:formula="of:=COUNTIF([.$G$3:.$G1123];&quot;&gt;0&quot;)/COUNTIF([.$B$3:.$B1123];&quot;&gt;0&quot;)" office:value-type="percentage" office:value="0.6790648246546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124]-[.E1124]" office:value-type="float" office:value="1.14" calcext:value-type="float">
            <text:p>1.14</text:p>
          </table:table-cell>
          <table:table-cell table:formula="of:=SUM([.$H$2:.H1124])" office:value-type="float" office:value="-82.49" calcext:value-type="float">
            <text:p>-82.49</text:p>
          </table:table-cell>
          <table:table-cell table:formula="of:=SUM([.H$3:.H1124])/SUM([.E$3:.E1124])" office:value-type="percentage" office:value="-0.0225690834473324" calcext:value-type="percentage">
            <text:p>-2%</text:p>
          </table:table-cell>
          <table:table-cell table:formula="of:=[.O1124]-(1-[.O1124])/[.N1124]" office:value-type="percentage" office:value="-0.00874699617689234" calcext:value-type="percentage">
            <text:p>-0.9%</text:p>
          </table:table-cell>
          <table:table-cell table:formula="of:=AVERAGEIF([.$H$3:.$H1124];&quot;&gt;0&quot;)" office:value-type="float" office:value="1.82339966832504" calcext:value-type="float">
            <text:p>1.8</text:p>
          </table:table-cell>
          <table:table-cell table:formula="of:=AVERAGEIF([.$H$3:.$H1124];&quot;&lt;0&quot;)" office:value-type="float" office:value="-3.91390728476821" calcext:value-type="float">
            <text:p>-3.9</text:p>
          </table:table-cell>
          <table:table-cell table:formula="of:=[.L1124]/-[.M1124]" office:value-type="percentage" office:value="0.465877072617735" calcext:value-type="percentage">
            <text:p>47%</text:p>
          </table:table-cell>
          <table:table-cell table:formula="of:=COUNTIF([.$G$3:.$G1124];&quot;&gt;0&quot;)/COUNTIF([.$B$3:.$B1124];&quot;&gt;0&quot;)" office:value-type="percentage" office:value="0.67940552016985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1125]-[.E1125]" office:value-type="float" office:value="1.5" calcext:value-type="float">
            <text:p>1.50</text:p>
          </table:table-cell>
          <table:table-cell table:formula="of:=SUM([.$H$2:.H1125])" office:value-type="float" office:value="-80.99" calcext:value-type="float">
            <text:p>-80.99</text:p>
          </table:table-cell>
          <table:table-cell table:formula="of:=SUM([.H$3:.H1125])/SUM([.E$3:.E1125])" office:value-type="percentage" office:value="-0.0221465682253213" calcext:value-type="percentage">
            <text:p>-2%</text:p>
          </table:table-cell>
          <table:table-cell table:formula="of:=[.O1125]-(1-[.O1125])/[.N1125]" office:value-type="percentage" office:value="-0.00787919176842233" calcext:value-type="percentage">
            <text:p>-0.8%</text:p>
          </table:table-cell>
          <table:table-cell table:formula="of:=AVERAGEIF([.$H$3:.$H1125];&quot;&gt;0&quot;)" office:value-type="float" office:value="1.82286423841059" calcext:value-type="float">
            <text:p>1.8</text:p>
          </table:table-cell>
          <table:table-cell table:formula="of:=AVERAGEIF([.$H$3:.$H1125];&quot;&lt;0&quot;)" office:value-type="float" office:value="-3.91390728476821" calcext:value-type="float">
            <text:p>-3.9</text:p>
          </table:table-cell>
          <table:table-cell table:formula="of:=[.L1125]/-[.M1125]" office:value-type="percentage" office:value="0.46574027072758" calcext:value-type="percentage">
            <text:p>47%</text:p>
          </table:table-cell>
          <table:table-cell table:formula="of:=COUNTIF([.$G$3:.$G1125];&quot;&gt;0&quot;)/COUNTIF([.$B$3:.$B1125];&quot;&gt;0&quot;)" office:value-type="percentage" office:value="0.6797454931071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ecmanovic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26]-[.E1126]" office:value-type="float" office:value="1.4" calcext:value-type="float">
            <text:p>1.40</text:p>
          </table:table-cell>
          <table:table-cell table:formula="of:=SUM([.$H$2:.H1126])" office:value-type="float" office:value="-79.59" calcext:value-type="float">
            <text:p>-79.59</text:p>
          </table:table-cell>
          <table:table-cell table:formula="of:=SUM([.H$3:.H1126])/SUM([.E$3:.E1126])" office:value-type="percentage" office:value="-0.0217340251228837" calcext:value-type="percentage">
            <text:p>-2%</text:p>
          </table:table-cell>
          <table:table-cell table:formula="of:=[.O1126]-(1-[.O1126])/[.N1126]" office:value-type="percentage" office:value="-0.00707500393206362" calcext:value-type="percentage">
            <text:p>-0.7%</text:p>
          </table:table-cell>
          <table:table-cell table:formula="of:=AVERAGEIF([.$H$3:.$H1126];&quot;&gt;0&quot;)" office:value-type="float" office:value="1.8221652892562" calcext:value-type="float">
            <text:p>1.8</text:p>
          </table:table-cell>
          <table:table-cell table:formula="of:=AVERAGEIF([.$H$3:.$H1126];&quot;&lt;0&quot;)" office:value-type="float" office:value="-3.91390728476821" calcext:value-type="float">
            <text:p>-3.9</text:p>
          </table:table-cell>
          <table:table-cell table:formula="of:=[.L1126]/-[.M1126]" office:value-type="percentage" office:value="0.465561689809959" calcext:value-type="percentage">
            <text:p>47%</text:p>
          </table:table-cell>
          <table:table-cell table:formula="of:=COUNTIF([.$G$3:.$G1126];&quot;&gt;0&quot;)/COUNTIF([.$B$3:.$B1126];&quot;&gt;0&quot;)" office:value-type="percentage" office:value="0.6800847457627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ohnson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27]-[.E1127]" office:value-type="float" office:value="-1" calcext:value-type="float">
            <text:p>-1.00</text:p>
          </table:table-cell>
          <table:table-cell table:formula="of:=SUM([.$H$2:.H1127])" office:value-type="float" office:value="-80.59" calcext:value-type="float">
            <text:p>-80.59</text:p>
          </table:table-cell>
          <table:table-cell table:formula="of:=SUM([.H$3:.H1127])/SUM([.E$3:.E1127])" office:value-type="percentage" office:value="-0.022001092001092" calcext:value-type="percentage">
            <text:p>-2%</text:p>
          </table:table-cell>
          <table:table-cell table:formula="of:=[.O1127]-(1-[.O1127])/[.N1127]" office:value-type="percentage" office:value="-0.00764825539274283" calcext:value-type="percentage">
            <text:p>-0.8%</text:p>
          </table:table-cell>
          <table:table-cell table:formula="of:=AVERAGEIF([.$H$3:.$H1127];&quot;&gt;0&quot;)" office:value-type="float" office:value="1.8221652892562" calcext:value-type="float">
            <text:p>1.8</text:p>
          </table:table-cell>
          <table:table-cell table:formula="of:=AVERAGEIF([.$H$3:.$H1127];&quot;&lt;0&quot;)" office:value-type="float" office:value="-3.9042904290429" calcext:value-type="float">
            <text:p>-3.9</text:p>
          </table:table-cell>
          <table:table-cell table:formula="of:=[.L1127]/-[.M1127]" office:value-type="percentage" office:value="0.466708438414732" calcext:value-type="percentage">
            <text:p>47%</text:p>
          </table:table-cell>
          <table:table-cell table:formula="of:=COUNTIF([.$G$3:.$G1127];&quot;&gt;0&quot;)/COUNTIF([.$B$3:.$B1127];&quot;&gt;0&quot;)" office:value-type="percentage" office:value="0.6793650793650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45" calcext:value-type="float">
            <text:p>1.45</text:p>
          </table:table-cell>
          <table:table-cell office:value-type="float" office:value="5.8" calcext:value-type="float">
            <text:p>5.80</text:p>
          </table:table-cell>
          <table:table-cell table:formula="of:=[.G1129]-[.E1129]" office:value-type="float" office:value="1.8" calcext:value-type="float">
            <text:p>1.80</text:p>
          </table:table-cell>
          <table:table-cell table:formula="of:=SUM([.$H$2:.H1129])" office:value-type="float" office:value="-78.79" calcext:value-type="float">
            <text:p>-78.79</text:p>
          </table:table-cell>
          <table:table-cell table:formula="of:=SUM([.H$3:.H1129])/SUM([.E$3:.E1129])" office:value-type="percentage" office:value="-0.0214862285246796" calcext:value-type="percentage">
            <text:p>-2%</text:p>
          </table:table-cell>
          <table:table-cell table:formula="of:=[.O1129]-(1-[.O1129])/[.N1129]" office:value-type="percentage" office:value="-0.00659686424432926" calcext:value-type="percentage">
            <text:p>-0.7%</text:p>
          </table:table-cell>
          <table:table-cell table:formula="of:=AVERAGEIF([.$H$3:.$H1129];&quot;&gt;0&quot;)" office:value-type="float" office:value="1.82212871287129" calcext:value-type="float">
            <text:p>1.8</text:p>
          </table:table-cell>
          <table:table-cell table:formula="of:=AVERAGEIF([.$H$3:.$H1129];&quot;&lt;0&quot;)" office:value-type="float" office:value="-3.9042904290429" calcext:value-type="float">
            <text:p>-3.9</text:p>
          </table:table-cell>
          <table:table-cell table:formula="of:=[.L1129]/-[.M1129]" office:value-type="percentage" office:value="0.466699070160608" calcext:value-type="percentage">
            <text:p>47%</text:p>
          </table:table-cell>
          <table:table-cell table:formula="of:=COUNTIF([.$G$3:.$G1129];&quot;&gt;0&quot;)/COUNTIF([.$B$3:.$B1129];&quot;&gt;0&quot;)" office:value-type="percentage" office:value="0.6797040169133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130]-[.E1130]" office:value-type="float" office:value="6.8" calcext:value-type="float">
            <text:p>6.80</text:p>
          </table:table-cell>
          <table:table-cell table:formula="of:=SUM([.$H$2:.H1130])" office:value-type="float" office:value="-71.99" calcext:value-type="float">
            <text:p>-71.99</text:p>
          </table:table-cell>
          <table:table-cell table:formula="of:=SUM([.H$3:.H1130])/SUM([.E$3:.E1130])" office:value-type="percentage" office:value="-0.0195891156462585" calcext:value-type="percentage">
            <text:p>-2%</text:p>
          </table:table-cell>
          <table:table-cell table:formula="of:=[.O1130]-(1-[.O1130])/[.N1130]" office:value-type="percentage" office:value="-0.00246221350176712" calcext:value-type="percentage">
            <text:p>-0.2%</text:p>
          </table:table-cell>
          <table:table-cell table:formula="of:=AVERAGEIF([.$H$3:.$H1130];&quot;&gt;0&quot;)" office:value-type="float" office:value="1.8303294892916" calcext:value-type="float">
            <text:p>1.8</text:p>
          </table:table-cell>
          <table:table-cell table:formula="of:=AVERAGEIF([.$H$3:.$H1130];&quot;&lt;0&quot;)" office:value-type="float" office:value="-3.9042904290429" calcext:value-type="float">
            <text:p>-3.9</text:p>
          </table:table-cell>
          <table:table-cell table:formula="of:=[.L1130]/-[.M1130]" office:value-type="percentage" office:value="0.468799522616529" calcext:value-type="percentage">
            <text:p>47%</text:p>
          </table:table-cell>
          <table:table-cell table:formula="of:=COUNTIF([.$G$3:.$G1130];&quot;&gt;0&quot;)/COUNTIF([.$B$3:.$B1130];&quot;&gt;0&quot;)" office:value-type="percentage" office:value="0.6800422386483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1131]-[.E1131]" office:value-type="float" office:value="2.4" calcext:value-type="float">
            <text:p>2.40</text:p>
          </table:table-cell>
          <table:table-cell table:formula="of:=SUM([.$H$2:.H1131])" office:value-type="float" office:value="-69.59" calcext:value-type="float">
            <text:p>-69.59</text:p>
          </table:table-cell>
          <table:table-cell table:formula="of:=SUM([.H$3:.H1131])/SUM([.E$3:.E1131])" office:value-type="percentage" office:value="-0.0189154661592824" calcext:value-type="percentage">
            <text:p>-2%</text:p>
          </table:table-cell>
          <table:table-cell table:formula="of:=[.O1131]-(1-[.O1131])/[.N1131]" office:value-type="percentage" office:value="-0.00105593236454582" calcext:value-type="percentage">
            <text:p>-0.1%</text:p>
          </table:table-cell>
          <table:table-cell table:formula="of:=AVERAGEIF([.$H$3:.$H1131];&quot;&gt;0&quot;)" office:value-type="float" office:value="1.83126644736842" calcext:value-type="float">
            <text:p>1.8</text:p>
          </table:table-cell>
          <table:table-cell table:formula="of:=AVERAGEIF([.$H$3:.$H1131];&quot;&lt;0&quot;)" office:value-type="float" office:value="-3.9042904290429" calcext:value-type="float">
            <text:p>-3.9</text:p>
          </table:table-cell>
          <table:table-cell table:formula="of:=[.L1131]/-[.M1131]" office:value-type="percentage" office:value="0.469039504271032" calcext:value-type="percentage">
            <text:p>47%</text:p>
          </table:table-cell>
          <table:table-cell table:formula="of:=COUNTIF([.$G$3:.$G1131];&quot;&gt;0&quot;)/COUNTIF([.$B$3:.$B1131];&quot;&gt;0&quot;)" office:value-type="percentage" office:value="0.6803797468354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32]-[.E1132]" office:value-type="float" office:value="-3" calcext:value-type="float">
            <text:p>-3.00</text:p>
          </table:table-cell>
          <table:table-cell table:formula="of:=SUM([.$H$2:.H1132])" office:value-type="float" office:value="-72.59" calcext:value-type="float">
            <text:p>-72.59</text:p>
          </table:table-cell>
          <table:table-cell table:formula="of:=SUM([.H$3:.H1132])/SUM([.E$3:.E1132])" office:value-type="percentage" office:value="-0.0197148288973384" calcext:value-type="percentage">
            <text:p>-2%</text:p>
          </table:table-cell>
          <table:table-cell table:formula="of:=[.O1132]-(1-[.O1132])/[.N1132]" office:value-type="percentage" office:value="-0.00278106893991248" calcext:value-type="percentage">
            <text:p>-0.3%</text:p>
          </table:table-cell>
          <table:table-cell table:formula="of:=AVERAGEIF([.$H$3:.$H1132];&quot;&gt;0&quot;)" office:value-type="float" office:value="1.83126644736842" calcext:value-type="float">
            <text:p>1.8</text:p>
          </table:table-cell>
          <table:table-cell table:formula="of:=AVERAGEIF([.$H$3:.$H1132];&quot;&lt;0&quot;)" office:value-type="float" office:value="-3.90131578947368" calcext:value-type="float">
            <text:p>-3.9</text:p>
          </table:table-cell>
          <table:table-cell table:formula="of:=[.L1132]/-[.M1132]" office:value-type="percentage" office:value="0.46939713322091" calcext:value-type="percentage">
            <text:p>47%</text:p>
          </table:table-cell>
          <table:table-cell table:formula="of:=COUNTIF([.$G$3:.$G1132];&quot;&gt;0&quot;)/COUNTIF([.$B$3:.$B1132];&quot;&gt;0&quot;)" office:value-type="percentage" office:value="0.6796628029504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133]-[.E1133]" office:value-type="float" office:value="1.16" calcext:value-type="float">
            <text:p>1.16</text:p>
          </table:table-cell>
          <table:table-cell table:formula="of:=SUM([.$H$2:.H1133])" office:value-type="float" office:value="-71.43" calcext:value-type="float">
            <text:p>-71.43</text:p>
          </table:table-cell>
          <table:table-cell table:formula="of:=SUM([.H$3:.H1133])/SUM([.E$3:.E1133])" office:value-type="percentage" office:value="-0.0193892508143322" calcext:value-type="percentage">
            <text:p>-2%</text:p>
          </table:table-cell>
          <table:table-cell table:formula="of:=[.O1133]-(1-[.O1133])/[.N1133]" office:value-type="percentage" office:value="-0.00213608930137343" calcext:value-type="percentage">
            <text:p>-0.2%</text:p>
          </table:table-cell>
          <table:table-cell table:formula="of:=AVERAGEIF([.$H$3:.$H1133];&quot;&gt;0&quot;)" office:value-type="float" office:value="1.83016420361248" calcext:value-type="float">
            <text:p>1.8</text:p>
          </table:table-cell>
          <table:table-cell table:formula="of:=AVERAGEIF([.$H$3:.$H1133];&quot;&lt;0&quot;)" office:value-type="float" office:value="-3.90131578947368" calcext:value-type="float">
            <text:p>-3.9</text:p>
          </table:table-cell>
          <table:table-cell table:formula="of:=[.L1133]/-[.M1133]" office:value-type="percentage" office:value="0.469114601937769" calcext:value-type="percentage">
            <text:p>47%</text:p>
          </table:table-cell>
          <table:table-cell table:formula="of:=COUNTIF([.$G$3:.$G1133];&quot;&gt;0&quot;)/COUNTIF([.$B$3:.$B1133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34]-[.E1134]" office:value-type="float" office:value="1.2" calcext:value-type="float">
            <text:p>1.20</text:p>
          </table:table-cell>
          <table:table-cell table:formula="of:=SUM([.$H$2:.H1134])" office:value-type="float" office:value="-70.23" calcext:value-type="float">
            <text:p>-70.23</text:p>
          </table:table-cell>
          <table:table-cell table:formula="of:=SUM([.H$3:.H1134])/SUM([.E$3:.E1134])" office:value-type="percentage" office:value="-0.0190376795879642" calcext:value-type="percentage">
            <text:p>-2%</text:p>
          </table:table-cell>
          <table:table-cell table:formula="of:=[.O1134]-(1-[.O1134])/[.N1134]" office:value-type="percentage" office:value="-0.00146716992307439" calcext:value-type="percentage">
            <text:p>-0.1%</text:p>
          </table:table-cell>
          <table:table-cell table:formula="of:=AVERAGEIF([.$H$3:.$H1134];&quot;&gt;0&quot;)" office:value-type="float" office:value="1.82913114754098" calcext:value-type="float">
            <text:p>1.8</text:p>
          </table:table-cell>
          <table:table-cell table:formula="of:=AVERAGEIF([.$H$3:.$H1134];&quot;&lt;0&quot;)" office:value-type="float" office:value="-3.90131578947368" calcext:value-type="float">
            <text:p>-3.9</text:p>
          </table:table-cell>
          <table:table-cell table:formula="of:=[.L1134]/-[.M1134]" office:value-type="percentage" office:value="0.468849805103254" calcext:value-type="percentage">
            <text:p>47%</text:p>
          </table:table-cell>
          <table:table-cell table:formula="of:=COUNTIF([.$G$3:.$G1134];&quot;&gt;0&quot;)/COUNTIF([.$B$3:.$B1134];&quot;&gt;0&quot;)" office:value-type="percentage" office:value="0.68033648790746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135]-[.E1135]" office:value-type="float" office:value="1.12" calcext:value-type="float">
            <text:p>1.12</text:p>
          </table:table-cell>
          <table:table-cell table:formula="of:=SUM([.$H$2:.H1135])" office:value-type="float" office:value="-69.11" calcext:value-type="float">
            <text:p>-69.11</text:p>
          </table:table-cell>
          <table:table-cell table:formula="of:=SUM([.H$3:.H1135])/SUM([.E$3:.E1135])" office:value-type="percentage" office:value="-0.0187137828323856" calcext:value-type="percentage">
            <text:p>-2%</text:p>
          </table:table-cell>
          <table:table-cell table:formula="of:=[.O1135]-(1-[.O1135])/[.N1135]" office:value-type="percentage" office:value="-0.000847641834984536" calcext:value-type="percentage">
            <text:p>-0.1%</text:p>
          </table:table-cell>
          <table:table-cell table:formula="of:=AVERAGEIF([.$H$3:.$H1135];&quot;&gt;0&quot;)" office:value-type="float" office:value="1.8279705400982" calcext:value-type="float">
            <text:p>1.8</text:p>
          </table:table-cell>
          <table:table-cell table:formula="of:=AVERAGEIF([.$H$3:.$H1135];&quot;&lt;0&quot;)" office:value-type="float" office:value="-3.90131578947368" calcext:value-type="float">
            <text:p>-3.9</text:p>
          </table:table-cell>
          <table:table-cell table:formula="of:=[.L1135]/-[.M1135]" office:value-type="percentage" office:value="0.468552313819437" calcext:value-type="percentage">
            <text:p>47%</text:p>
          </table:table-cell>
          <table:table-cell table:formula="of:=COUNTIF([.$G$3:.$G1135];&quot;&gt;0&quot;)/COUNTIF([.$B$3:.$B1135];&quot;&gt;0&quot;)" office:value-type="percentage" office:value="0.6806722689075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pospisil v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36]-[.E1136]" office:value-type="float" office:value="-3" calcext:value-type="float">
            <text:p>-3.00</text:p>
          </table:table-cell>
          <table:table-cell table:formula="of:=SUM([.$H$2:.H1136])" office:value-type="float" office:value="-72.11" calcext:value-type="float">
            <text:p>-72.11</text:p>
          </table:table-cell>
          <table:table-cell table:formula="of:=SUM([.H$3:.H1136])/SUM([.E$3:.E1136])" office:value-type="percentage" office:value="-0.0195102813852814" calcext:value-type="percentage">
            <text:p>-2%</text:p>
          </table:table-cell>
          <table:table-cell table:formula="of:=[.O1136]-(1-[.O1136])/[.N1136]" office:value-type="percentage" office:value="-0.00256885554182373" calcext:value-type="percentage">
            <text:p>-0.3%</text:p>
          </table:table-cell>
          <table:table-cell table:formula="of:=AVERAGEIF([.$H$3:.$H1136];&quot;&gt;0&quot;)" office:value-type="float" office:value="1.8279705400982" calcext:value-type="float">
            <text:p>1.8</text:p>
          </table:table-cell>
          <table:table-cell table:formula="of:=AVERAGEIF([.$H$3:.$H1136];&quot;&lt;0&quot;)" office:value-type="float" office:value="-3.8983606557377" calcext:value-type="float">
            <text:p>-3.9</text:p>
          </table:table-cell>
          <table:table-cell table:formula="of:=[.L1136]/-[.M1136]" office:value-type="percentage" office:value="0.46890749767027" calcext:value-type="percentage">
            <text:p>47%</text:p>
          </table:table-cell>
          <table:table-cell table:formula="of:=COUNTIF([.$G$3:.$G1136];&quot;&gt;0&quot;)/COUNTIF([.$B$3:.$B1136];&quot;&gt;0&quot;)" office:value-type="percentage" office:value="0.67995802728226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arreno busta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138]-[.E1138]" office:value-type="float" office:value="3.5" calcext:value-type="float">
            <text:p>3.50</text:p>
          </table:table-cell>
          <table:table-cell table:formula="of:=SUM([.$H$2:.H1138])" office:value-type="float" office:value="-68.61" calcext:value-type="float">
            <text:p>-68.61</text:p>
          </table:table-cell>
          <table:table-cell table:formula="of:=SUM([.H$3:.H1138])/SUM([.E$3:.E1138])" office:value-type="percentage" office:value="-0.0185382329100243" calcext:value-type="percentage">
            <text:p>-2%</text:p>
          </table:table-cell>
          <table:table-cell table:formula="of:=[.O1138]-(1-[.O1138])/[.N1138]" office:value-type="percentage" office:value="-0.000500434082524204" calcext:value-type="percentage">
            <text:p>-0.1%</text:p>
          </table:table-cell>
          <table:table-cell table:formula="of:=AVERAGEIF([.$H$3:.$H1138];&quot;&gt;0&quot;)" office:value-type="float" office:value="1.83070261437908" calcext:value-type="float">
            <text:p>1.8</text:p>
          </table:table-cell>
          <table:table-cell table:formula="of:=AVERAGEIF([.$H$3:.$H1138];&quot;&lt;0&quot;)" office:value-type="float" office:value="-3.8983606557377" calcext:value-type="float">
            <text:p>-3.9</text:p>
          </table:table-cell>
          <table:table-cell table:formula="of:=[.L1138]/-[.M1138]" office:value-type="percentage" office:value="0.469608324125837" calcext:value-type="percentage">
            <text:p>47%</text:p>
          </table:table-cell>
          <table:table-cell table:formula="of:=COUNTIF([.$G$3:.$G1138];&quot;&gt;0&quot;)/COUNTIF([.$B$3:.$B1138];&quot;&gt;0&quot;)" office:value-type="percentage" office:value="0.6802935010482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139]-[.E1139]" office:value-type="float" office:value="3.12" calcext:value-type="float">
            <text:p>3.12</text:p>
          </table:table-cell>
          <table:table-cell table:formula="of:=SUM([.$H$2:.H1139])" office:value-type="float" office:value="-65.49" calcext:value-type="float">
            <text:p>-65.49</text:p>
          </table:table-cell>
          <table:table-cell table:formula="of:=SUM([.H$3:.H1139])/SUM([.E$3:.E1139])" office:value-type="percentage" office:value="-0.0176665767466954" calcext:value-type="percentage">
            <text:p>-2%</text:p>
          </table:table-cell>
          <table:table-cell table:formula="of:=[.O1139]-(1-[.O1139])/[.N1139]" office:value-type="percentage" office:value="0.00132764553644293" calcext:value-type="percentage">
            <text:p>0.1%</text:p>
          </table:table-cell>
          <table:table-cell table:formula="of:=AVERAGEIF([.$H$3:.$H1139];&quot;&gt;0&quot;)" office:value-type="float" office:value="1.83280587275693" calcext:value-type="float">
            <text:p>1.8</text:p>
          </table:table-cell>
          <table:table-cell table:formula="of:=AVERAGEIF([.$H$3:.$H1139];&quot;&lt;0&quot;)" office:value-type="float" office:value="-3.8983606557377" calcext:value-type="float">
            <text:p>-3.9</text:p>
          </table:table-cell>
          <table:table-cell table:formula="of:=[.L1139]/-[.M1139]" office:value-type="percentage" office:value="0.470147847931761" calcext:value-type="percentage">
            <text:p>47%</text:p>
          </table:table-cell>
          <table:table-cell table:formula="of:=COUNTIF([.$G$3:.$G1139];&quot;&gt;0&quot;)/COUNTIF([.$B$3:.$B1139];&quot;&gt;0&quot;)" office:value-type="percentage" office:value="0.6806282722513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140]-[.E1140]" office:value-type="float" office:value="1.26" calcext:value-type="float">
            <text:p>1.26</text:p>
          </table:table-cell>
          <table:table-cell table:formula="of:=SUM([.$H$2:.H1140])" office:value-type="float" office:value="-64.23" calcext:value-type="float">
            <text:p>-64.23</text:p>
          </table:table-cell>
          <table:table-cell table:formula="of:=SUM([.H$3:.H1140])/SUM([.E$3:.E1140])" office:value-type="percentage" office:value="-0.0173126684636119" calcext:value-type="percentage">
            <text:p>-2%</text:p>
          </table:table-cell>
          <table:table-cell table:formula="of:=[.O1140]-(1-[.O1140])/[.N1140]" office:value-type="percentage" office:value="0.0020266997961419" calcext:value-type="percentage">
            <text:p>0.2%</text:p>
          </table:table-cell>
          <table:table-cell table:formula="of:=AVERAGEIF([.$H$3:.$H1140];&quot;&gt;0&quot;)" office:value-type="float" office:value="1.83187296416938" calcext:value-type="float">
            <text:p>1.8</text:p>
          </table:table-cell>
          <table:table-cell table:formula="of:=AVERAGEIF([.$H$3:.$H1140];&quot;&lt;0&quot;)" office:value-type="float" office:value="-3.8983606557377" calcext:value-type="float">
            <text:p>-3.9</text:p>
          </table:table-cell>
          <table:table-cell table:formula="of:=[.L1140]/-[.M1140]" office:value-type="percentage" office:value="0.469908540009807" calcext:value-type="percentage">
            <text:p>47%</text:p>
          </table:table-cell>
          <table:table-cell table:formula="of:=COUNTIF([.$G$3:.$G1140];&quot;&gt;0&quot;)/COUNTIF([.$B$3:.$B1140];&quot;&gt;0&quot;)" office:value-type="percentage" office:value="0.6809623430962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141]-[.E1141]" office:value-type="float" office:value="-2" calcext:value-type="float">
            <text:p>-2.00</text:p>
          </table:table-cell>
          <table:table-cell table:formula="of:=SUM([.$H$2:.H1141])" office:value-type="float" office:value="-66.23" calcext:value-type="float">
            <text:p>-66.23</text:p>
          </table:table-cell>
          <table:table-cell table:formula="of:=SUM([.H$3:.H1141])/SUM([.E$3:.E1141])" office:value-type="percentage" office:value="-0.0178421336206896" calcext:value-type="percentage">
            <text:p>-2%</text:p>
          </table:table-cell>
          <table:table-cell table:formula="of:=[.O1141]-(1-[.O1141])/[.N1141]" office:value-type="percentage" office:value="0.000883747378739197" calcext:value-type="percentage">
            <text:p>0.1%</text:p>
          </table:table-cell>
          <table:table-cell table:formula="of:=AVERAGEIF([.$H$3:.$H1141];&quot;&gt;0&quot;)" office:value-type="float" office:value="1.83187296416938" calcext:value-type="float">
            <text:p>1.8</text:p>
          </table:table-cell>
          <table:table-cell table:formula="of:=AVERAGEIF([.$H$3:.$H1141];&quot;&lt;0&quot;)" office:value-type="float" office:value="-3.8921568627451" calcext:value-type="float">
            <text:p>-3.9</text:p>
          </table:table-cell>
          <table:table-cell table:formula="of:=[.L1141]/-[.M1141]" office:value-type="percentage" office:value="0.470657537393644" calcext:value-type="percentage">
            <text:p>47%</text:p>
          </table:table-cell>
          <table:table-cell table:formula="of:=COUNTIF([.$G$3:.$G1141];&quot;&gt;0&quot;)/COUNTIF([.$B$3:.$B1141];&quot;&gt;0&quot;)" office:value-type="percentage" office:value="0.680250783699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humbert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42]-[.E1142]" office:value-type="float" office:value="-5" calcext:value-type="float">
            <text:p>-5.00</text:p>
          </table:table-cell>
          <table:table-cell table:formula="of:=SUM([.$H$2:.H1142])" office:value-type="float" office:value="-71.23" calcext:value-type="float">
            <text:p>-71.23</text:p>
          </table:table-cell>
          <table:table-cell table:formula="of:=SUM([.H$3:.H1142])/SUM([.E$3:.E1142])" office:value-type="percentage" office:value="-0.0191633037395749" calcext:value-type="percentage">
            <text:p>-2%</text:p>
          </table:table-cell>
          <table:table-cell table:formula="of:=[.O1142]-(1-[.O1142])/[.N1142]" office:value-type="percentage" office:value="-0.00196628462180837" calcext:value-type="percentage">
            <text:p>-0.2%</text:p>
          </table:table-cell>
          <table:table-cell table:formula="of:=AVERAGEIF([.$H$3:.$H1142];&quot;&gt;0&quot;)" office:value-type="float" office:value="1.83187296416938" calcext:value-type="float">
            <text:p>1.8</text:p>
          </table:table-cell>
          <table:table-cell table:formula="of:=AVERAGEIF([.$H$3:.$H1142];&quot;&lt;0&quot;)" office:value-type="float" office:value="-3.8957654723127" calcext:value-type="float">
            <text:p>-3.9</text:p>
          </table:table-cell>
          <table:table-cell table:formula="of:=[.L1142]/-[.M1142]" office:value-type="percentage" office:value="0.470221571906354" calcext:value-type="percentage">
            <text:p>47%</text:p>
          </table:table-cell>
          <table:table-cell table:formula="of:=COUNTIF([.$G$3:.$G1142];&quot;&gt;0&quot;)/COUNTIF([.$B$3:.$B1142];&quot;&gt;0&quot;)" office:value-type="percentage" office:value="0.679540709812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1143]-[.E1143]" office:value-type="float" office:value="3" calcext:value-type="float">
            <text:p>3.00</text:p>
          </table:table-cell>
          <table:table-cell table:formula="of:=SUM([.$H$2:.H1143])" office:value-type="float" office:value="-68.23" calcext:value-type="float">
            <text:p>-68.23</text:p>
          </table:table-cell>
          <table:table-cell table:formula="of:=SUM([.H$3:.H1143])/SUM([.E$3:.E1143])" office:value-type="percentage" office:value="-0.0183315421816228" calcext:value-type="percentage">
            <text:p>-2%</text:p>
          </table:table-cell>
          <table:table-cell table:formula="of:=[.O1143]-(1-[.O1143])/[.N1143]" office:value-type="percentage" office:value="-0.000216322885781217" calcext:value-type="percentage">
            <text:p>0.0%</text:p>
          </table:table-cell>
          <table:table-cell table:formula="of:=AVERAGEIF([.$H$3:.$H1143];&quot;&gt;0&quot;)" office:value-type="float" office:value="1.83377235772358" calcext:value-type="float">
            <text:p>1.8</text:p>
          </table:table-cell>
          <table:table-cell table:formula="of:=AVERAGEIF([.$H$3:.$H1143];&quot;&lt;0&quot;)" office:value-type="float" office:value="-3.8957654723127" calcext:value-type="float">
            <text:p>-3.9</text:p>
          </table:table-cell>
          <table:table-cell table:formula="of:=[.L1143]/-[.M1143]" office:value-type="percentage" office:value="0.47070912526851" calcext:value-type="percentage">
            <text:p>47%</text:p>
          </table:table-cell>
          <table:table-cell table:formula="of:=COUNTIF([.$G$3:.$G1143];&quot;&gt;0&quot;)/COUNTIF([.$B$3:.$B1143];&quot;&gt;0&quot;)" office:value-type="percentage" office:value="0.6798748696558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44]-[.E1144]" office:value-type="float" office:value="-4" calcext:value-type="float">
            <text:p>-4.00</text:p>
          </table:table-cell>
          <table:table-cell table:formula="of:=SUM([.$H$2:.H1144])" office:value-type="float" office:value="-72.23" calcext:value-type="float">
            <text:p>-72.23</text:p>
          </table:table-cell>
          <table:table-cell table:formula="of:=SUM([.H$3:.H1144])/SUM([.E$3:.E1144])" office:value-type="percentage" office:value="-0.0193853998926463" calcext:value-type="percentage">
            <text:p>-2%</text:p>
          </table:table-cell>
          <table:table-cell table:formula="of:=[.O1144]-(1-[.O1144])/[.N1144]" office:value-type="percentage" office:value="-0.00248828070735496" calcext:value-type="percentage">
            <text:p>-0.2%</text:p>
          </table:table-cell>
          <table:table-cell table:formula="of:=AVERAGEIF([.$H$3:.$H1144];&quot;&gt;0&quot;)" office:value-type="float" office:value="1.83377235772358" calcext:value-type="float">
            <text:p>1.8</text:p>
          </table:table-cell>
          <table:table-cell table:formula="of:=AVERAGEIF([.$H$3:.$H1144];&quot;&lt;0&quot;)" office:value-type="float" office:value="-3.8961038961039" calcext:value-type="float">
            <text:p>-3.9</text:p>
          </table:table-cell>
          <table:table-cell table:formula="of:=[.L1144]/-[.M1144]" office:value-type="percentage" office:value="0.470668238482385" calcext:value-type="percentage">
            <text:p>47%</text:p>
          </table:table-cell>
          <table:table-cell table:formula="of:=COUNTIF([.$G$3:.$G1144];&quot;&gt;0&quot;)/COUNTIF([.$B$3:.$B1144];&quot;&gt;0&quot;)" office:value-type="percentage" office:value="0.6791666666666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45]-[.E1145]" office:value-type="float" office:value="-5" calcext:value-type="float">
            <text:p>-5.00</text:p>
          </table:table-cell>
          <table:table-cell table:formula="of:=SUM([.$H$2:.H1145])" office:value-type="float" office:value="-77.23" calcext:value-type="float">
            <text:p>-77.23</text:p>
          </table:table-cell>
          <table:table-cell table:formula="of:=SUM([.H$3:.H1145])/SUM([.E$3:.E1145])" office:value-type="percentage" office:value="-0.0206995443580809" calcext:value-type="percentage">
            <text:p>-2%</text:p>
          </table:table-cell>
          <table:table-cell table:formula="of:=[.O1145]-(1-[.O1145])/[.N1145]" office:value-type="percentage" office:value="-0.00532296489964301" calcext:value-type="percentage">
            <text:p>-0.5%</text:p>
          </table:table-cell>
          <table:table-cell table:formula="of:=AVERAGEIF([.$H$3:.$H1145];&quot;&gt;0&quot;)" office:value-type="float" office:value="1.83377235772358" calcext:value-type="float">
            <text:p>1.8</text:p>
          </table:table-cell>
          <table:table-cell table:formula="of:=AVERAGEIF([.$H$3:.$H1145];&quot;&lt;0&quot;)" office:value-type="float" office:value="-3.89967637540453" calcext:value-type="float">
            <text:p>-3.9</text:p>
          </table:table-cell>
          <table:table-cell table:formula="of:=[.L1145]/-[.M1145]" office:value-type="percentage" office:value="0.470237061026212" calcext:value-type="percentage">
            <text:p>47%</text:p>
          </table:table-cell>
          <table:table-cell table:formula="of:=COUNTIF([.$G$3:.$G1145];&quot;&gt;0&quot;)/COUNTIF([.$B$3:.$B1145];&quot;&gt;0&quot;)" office:value-type="percentage" office:value="0.6784599375650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146]-[.E1146]" office:value-type="float" office:value="1.68" calcext:value-type="float">
            <text:p>1.68</text:p>
          </table:table-cell>
          <table:table-cell table:formula="of:=SUM([.$H$2:.H1146])" office:value-type="float" office:value="-75.55" calcext:value-type="float">
            <text:p>-75.55</text:p>
          </table:table-cell>
          <table:table-cell table:formula="of:=SUM([.H$3:.H1146])/SUM([.E$3:.E1146])" office:value-type="percentage" office:value="-0.0202275769745649" calcext:value-type="percentage">
            <text:p>-2%</text:p>
          </table:table-cell>
          <table:table-cell table:formula="of:=[.O1146]-(1-[.O1146])/[.N1146]" office:value-type="percentage" office:value="-0.00437092953361973" calcext:value-type="percentage">
            <text:p>-0.4%</text:p>
          </table:table-cell>
          <table:table-cell table:formula="of:=AVERAGEIF([.$H$3:.$H1146];&quot;&gt;0&quot;)" office:value-type="float" office:value="1.83352272727273" calcext:value-type="float">
            <text:p>1.8</text:p>
          </table:table-cell>
          <table:table-cell table:formula="of:=AVERAGEIF([.$H$3:.$H1146];&quot;&lt;0&quot;)" office:value-type="float" office:value="-3.89967637540453" calcext:value-type="float">
            <text:p>-3.9</text:p>
          </table:table-cell>
          <table:table-cell table:formula="of:=[.L1146]/-[.M1146]" office:value-type="percentage" office:value="0.47017304790645" calcext:value-type="percentage">
            <text:p>47%</text:p>
          </table:table-cell>
          <table:table-cell table:formula="of:=COUNTIF([.$G$3:.$G1146];&quot;&gt;0&quot;)/COUNTIF([.$B$3:.$B1146];&quot;&gt;0&quot;)" office:value-type="percentage" office:value="0.678794178794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pella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1147]-[.E1147]" office:value-type="float" office:value="-1" calcext:value-type="float">
            <text:p>-1.00</text:p>
          </table:table-cell>
          <table:table-cell table:formula="of:=SUM([.$H$2:.H1147])" office:value-type="float" office:value="-76.55" calcext:value-type="float">
            <text:p>-76.55</text:p>
          </table:table-cell>
          <table:table-cell table:formula="of:=SUM([.H$3:.H1147])/SUM([.E$3:.E1147])" office:value-type="percentage" office:value="-0.0204898286937901" calcext:value-type="percentage">
            <text:p>-2%</text:p>
          </table:table-cell>
          <table:table-cell table:formula="of:=[.O1147]-(1-[.O1147])/[.N1147]" office:value-type="percentage" office:value="-0.00493274393977905" calcext:value-type="percentage">
            <text:p>-0.5%</text:p>
          </table:table-cell>
          <table:table-cell table:formula="of:=AVERAGEIF([.$H$3:.$H1147];&quot;&gt;0&quot;)" office:value-type="float" office:value="1.83352272727273" calcext:value-type="float">
            <text:p>1.8</text:p>
          </table:table-cell>
          <table:table-cell table:formula="of:=AVERAGEIF([.$H$3:.$H1147];&quot;&lt;0&quot;)" office:value-type="float" office:value="-3.89032258064516" calcext:value-type="float">
            <text:p>-3.9</text:p>
          </table:table-cell>
          <table:table-cell table:formula="of:=[.L1147]/-[.M1147]" office:value-type="percentage" office:value="0.471303520277401" calcext:value-type="percentage">
            <text:p>47%</text:p>
          </table:table-cell>
          <table:table-cell table:formula="of:=COUNTIF([.$G$3:.$G1147];&quot;&gt;0&quot;)/COUNTIF([.$B$3:.$B1147];&quot;&gt;0&quot;)" office:value-type="percentage" office:value="0.678089304257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48]-[.E1148]" office:value-type="float" office:value="1.4" calcext:value-type="float">
            <text:p>1.40</text:p>
          </table:table-cell>
          <table:table-cell table:formula="of:=SUM([.$H$2:.H1148])" office:value-type="float" office:value="-75.15" calcext:value-type="float">
            <text:p>-75.15</text:p>
          </table:table-cell>
          <table:table-cell table:formula="of:=SUM([.H$3:.H1148])/SUM([.E$3:.E1148])" office:value-type="percentage" office:value="-0.0200882117080994" calcext:value-type="percentage">
            <text:p>-2%</text:p>
          </table:table-cell>
          <table:table-cell table:formula="of:=[.O1148]-(1-[.O1148])/[.N1148]" office:value-type="percentage" office:value="-0.00415185434083043" calcext:value-type="percentage">
            <text:p>-0.4%</text:p>
          </table:table-cell>
          <table:table-cell table:formula="of:=AVERAGEIF([.$H$3:.$H1148];&quot;&gt;0&quot;)" office:value-type="float" office:value="1.83282009724473" calcext:value-type="float">
            <text:p>1.8</text:p>
          </table:table-cell>
          <table:table-cell table:formula="of:=AVERAGEIF([.$H$3:.$H1148];&quot;&lt;0&quot;)" office:value-type="float" office:value="-3.89032258064516" calcext:value-type="float">
            <text:p>-3.9</text:p>
          </table:table-cell>
          <table:table-cell table:formula="of:=[.L1148]/-[.M1148]" office:value-type="percentage" office:value="0.471122910568712" calcext:value-type="percentage">
            <text:p>47%</text:p>
          </table:table-cell>
          <table:table-cell table:formula="of:=COUNTIF([.$G$3:.$G1148];&quot;&gt;0&quot;)/COUNTIF([.$B$3:.$B1148];&quot;&gt;0&quot;)" office:value-type="percentage" office:value="0.6784232365145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0]-[.E1150]" office:value-type="float" office:value="0.55" calcext:value-type="float">
            <text:p>0.55</text:p>
          </table:table-cell>
          <table:table-cell table:formula="of:=SUM([.$H$2:.H1150])" office:value-type="float" office:value="-74.6" calcext:value-type="float">
            <text:p>-74.60</text:p>
          </table:table-cell>
          <table:table-cell table:formula="of:=SUM([.H$3:.H1150])/SUM([.E$3:.E1150])" office:value-type="percentage" office:value="-0.0199358631747728" calcext:value-type="percentage">
            <text:p>-2%</text:p>
          </table:table-cell>
          <table:table-cell table:formula="of:=[.O1150]-(1-[.O1150])/[.N1150]" office:value-type="percentage" office:value="-0.00388440750649655" calcext:value-type="percentage">
            <text:p>-0.4%</text:p>
          </table:table-cell>
          <table:table-cell table:formula="of:=AVERAGEIF([.$H$3:.$H1150];&quot;&gt;0&quot;)" office:value-type="float" office:value="1.83074433656958" calcext:value-type="float">
            <text:p>1.8</text:p>
          </table:table-cell>
          <table:table-cell table:formula="of:=AVERAGEIF([.$H$3:.$H1150];&quot;&lt;0&quot;)" office:value-type="float" office:value="-3.89032258064516" calcext:value-type="float">
            <text:p>-3.9</text:p>
          </table:table-cell>
          <table:table-cell table:formula="of:=[.L1150]/-[.M1150]" office:value-type="percentage" office:value="0.470589340245912" calcext:value-type="percentage">
            <text:p>47%</text:p>
          </table:table-cell>
          <table:table-cell table:formula="of:=COUNTIF([.$G$3:.$G1150];&quot;&gt;0&quot;)/COUNTIF([.$B$3:.$B1150];&quot;&gt;0&quot;)" office:value-type="percentage" office:value="0.6787564766839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1151]-[.E1151]" office:value-type="float" office:value="0.75" calcext:value-type="float">
            <text:p>0.75</text:p>
          </table:table-cell>
          <table:table-cell table:formula="of:=SUM([.$H$2:.H1151])" office:value-type="float" office:value="-73.85" calcext:value-type="float">
            <text:p>-73.85</text:p>
          </table:table-cell>
          <table:table-cell table:formula="of:=SUM([.H$3:.H1151])/SUM([.E$3:.E1151])" office:value-type="percentage" office:value="-0.019730162970879" calcext:value-type="percentage">
            <text:p>-2%</text:p>
          </table:table-cell>
          <table:table-cell table:formula="of:=[.O1151]-(1-[.O1151])/[.N1151]" office:value-type="percentage" office:value="-0.00349616045032075" calcext:value-type="percentage">
            <text:p>-0.3%</text:p>
          </table:table-cell>
          <table:table-cell table:formula="of:=AVERAGEIF([.$H$3:.$H1151];&quot;&gt;0&quot;)" office:value-type="float" office:value="1.82899838449111" calcext:value-type="float">
            <text:p>1.8</text:p>
          </table:table-cell>
          <table:table-cell table:formula="of:=AVERAGEIF([.$H$3:.$H1151];&quot;&lt;0&quot;)" office:value-type="float" office:value="-3.89032258064516" calcext:value-type="float">
            <text:p>-3.9</text:p>
          </table:table-cell>
          <table:table-cell table:formula="of:=[.L1151]/-[.M1151]" office:value-type="percentage" office:value="0.470140546593902" calcext:value-type="percentage">
            <text:p>47%</text:p>
          </table:table-cell>
          <table:table-cell table:formula="of:=COUNTIF([.$G$3:.$G1151];&quot;&gt;0&quot;)/COUNTIF([.$B$3:.$B1151];&quot;&gt;0&quot;)" office:value-type="percentage" office:value="0.67908902691511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1152]-[.E1152]" office:value-type="float" office:value="2.88" calcext:value-type="float">
            <text:p>2.88</text:p>
          </table:table-cell>
          <table:table-cell table:formula="of:=SUM([.$H$2:.H1152])" office:value-type="float" office:value="-70.97" calcext:value-type="float">
            <text:p>-70.97</text:p>
          </table:table-cell>
          <table:table-cell table:formula="of:=SUM([.H$3:.H1152])/SUM([.E$3:.E1152])" office:value-type="percentage" office:value="-0.0189303814350493" calcext:value-type="percentage">
            <text:p>-2%</text:p>
          </table:table-cell>
          <table:table-cell table:formula="of:=[.O1152]-(1-[.O1152])/[.N1152]" office:value-type="percentage" office:value="-0.00182702030271309" calcext:value-type="percentage">
            <text:p>-0.2%</text:p>
          </table:table-cell>
          <table:table-cell table:formula="of:=AVERAGEIF([.$H$3:.$H1152];&quot;&gt;0&quot;)" office:value-type="float" office:value="1.8306935483871" calcext:value-type="float">
            <text:p>1.8</text:p>
          </table:table-cell>
          <table:table-cell table:formula="of:=AVERAGEIF([.$H$3:.$H1152];&quot;&lt;0&quot;)" office:value-type="float" office:value="-3.89032258064516" calcext:value-type="float">
            <text:p>-3.9</text:p>
          </table:table-cell>
          <table:table-cell table:formula="of:=[.L1152]/-[.M1152]" office:value-type="percentage" office:value="0.470576285240464" calcext:value-type="percentage">
            <text:p>47%</text:p>
          </table:table-cell>
          <table:table-cell table:formula="of:=COUNTIF([.$G$3:.$G1152];&quot;&gt;0&quot;)/COUNTIF([.$B$3:.$B1152];&quot;&gt;0&quot;)" office:value-type="percentage" office:value="0.67942088934850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154]-[.E1154]" office:value-type="float" office:value="2.2" calcext:value-type="float">
            <text:p>2.20</text:p>
          </table:table-cell>
          <table:table-cell table:formula="of:=SUM([.$H$2:.H1154])" office:value-type="float" office:value="-68.77" calcext:value-type="float">
            <text:p>-68.77</text:p>
          </table:table-cell>
          <table:table-cell table:formula="of:=SUM([.H$3:.H1154])/SUM([.E$3:.E1154])" office:value-type="percentage" office:value="-0.0183240074606981" calcext:value-type="percentage">
            <text:p>-2%</text:p>
          </table:table-cell>
          <table:table-cell table:formula="of:=[.O1154]-(1-[.O1154])/[.N1154]" office:value-type="percentage" office:value="-0.000571073704317082" calcext:value-type="percentage">
            <text:p>-0.1%</text:p>
          </table:table-cell>
          <table:table-cell table:formula="of:=AVERAGEIF([.$H$3:.$H1154];&quot;&gt;0&quot;)" office:value-type="float" office:value="1.8312882447665" calcext:value-type="float">
            <text:p>1.8</text:p>
          </table:table-cell>
          <table:table-cell table:formula="of:=AVERAGEIF([.$H$3:.$H1154];&quot;&lt;0&quot;)" office:value-type="float" office:value="-3.89032258064516" calcext:value-type="float">
            <text:p>-3.9</text:p>
          </table:table-cell>
          <table:table-cell table:formula="of:=[.L1154]/-[.M1154]" office:value-type="percentage" office:value="0.470729150810627" calcext:value-type="percentage">
            <text:p>47%</text:p>
          </table:table-cell>
          <table:table-cell table:formula="of:=COUNTIF([.$G$3:.$G1154];&quot;&gt;0&quot;)/COUNTIF([.$B$3:.$B1154];&quot;&gt;0&quot;)" office:value-type="percentage" office:value="0.6797520661157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balazs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55]-[.E1155]" office:value-type="float" office:value="-4" calcext:value-type="float">
            <text:p>-4.00</text:p>
          </table:table-cell>
          <table:table-cell table:formula="of:=SUM([.$H$2:.H1155])" office:value-type="float" office:value="-72.77" calcext:value-type="float">
            <text:p>-72.77</text:p>
          </table:table-cell>
          <table:table-cell table:formula="of:=SUM([.H$3:.H1155])/SUM([.E$3:.E1155])" office:value-type="percentage" office:value="-0.0193691775352675" calcext:value-type="percentage">
            <text:p>-2%</text:p>
          </table:table-cell>
          <table:table-cell table:formula="of:=[.O1155]-(1-[.O1155])/[.N1155]" office:value-type="percentage" office:value="-0.00282461720327898" calcext:value-type="percentage">
            <text:p>-0.3%</text:p>
          </table:table-cell>
          <table:table-cell table:formula="of:=AVERAGEIF([.$H$3:.$H1155];&quot;&gt;0&quot;)" office:value-type="float" office:value="1.8312882447665" calcext:value-type="float">
            <text:p>1.8</text:p>
          </table:table-cell>
          <table:table-cell table:formula="of:=AVERAGEIF([.$H$3:.$H1155];&quot;&lt;0&quot;)" office:value-type="float" office:value="-3.89067524115756" calcext:value-type="float">
            <text:p>-3.9</text:p>
          </table:table-cell>
          <table:table-cell table:formula="of:=[.L1155]/-[.M1155]" office:value-type="percentage" office:value="0.470686482745771" calcext:value-type="percentage">
            <text:p>47%</text:p>
          </table:table-cell>
          <table:table-cell table:formula="of:=COUNTIF([.$G$3:.$G1155];&quot;&gt;0&quot;)/COUNTIF([.$B$3:.$B1155];&quot;&gt;0&quot;)" office:value-type="percentage" office:value="0.679050567595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iao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156]-[.E1156]" office:value-type="float" office:value="-9" calcext:value-type="float">
            <text:p>-9.00</text:p>
          </table:table-cell>
          <table:table-cell table:formula="of:=SUM([.$H$2:.H1156])" office:value-type="float" office:value="-81.77" calcext:value-type="float">
            <text:p>-81.77</text:p>
          </table:table-cell>
          <table:table-cell table:formula="of:=SUM([.H$3:.H1156])/SUM([.E$3:.E1156])" office:value-type="percentage" office:value="-0.021712692511949" calcext:value-type="percentage">
            <text:p>-2%</text:p>
          </table:table-cell>
          <table:table-cell table:formula="of:=[.O1156]-(1-[.O1156])/[.N1156]" office:value-type="percentage" office:value="-0.00788827546332294" calcext:value-type="percentage">
            <text:p>-0.8%</text:p>
          </table:table-cell>
          <table:table-cell table:formula="of:=AVERAGEIF([.$H$3:.$H1156];&quot;&gt;0&quot;)" office:value-type="float" office:value="1.8312882447665" calcext:value-type="float">
            <text:p>1.8</text:p>
          </table:table-cell>
          <table:table-cell table:formula="of:=AVERAGEIF([.$H$3:.$H1156];&quot;&lt;0&quot;)" office:value-type="float" office:value="-3.90705128205128" calcext:value-type="float">
            <text:p>-3.9</text:p>
          </table:table-cell>
          <table:table-cell table:formula="of:=[.L1156]/-[.M1156]" office:value-type="percentage" office:value="0.468713644271657" calcext:value-type="percentage">
            <text:p>47%</text:p>
          </table:table-cell>
          <table:table-cell table:formula="of:=COUNTIF([.$G$3:.$G1156];&quot;&gt;0&quot;)/COUNTIF([.$B$3:.$B1156];&quot;&gt;0&quot;)" office:value-type="percentage" office:value="0.678350515463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rtine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7]-[.E1157]" office:value-type="float" office:value="0.55" calcext:value-type="float">
            <text:p>0.55</text:p>
          </table:table-cell>
          <table:table-cell table:formula="of:=SUM([.$H$2:.H1157])" office:value-type="float" office:value="-81.22" calcext:value-type="float">
            <text:p>-81.22</text:p>
          </table:table-cell>
          <table:table-cell table:formula="of:=SUM([.H$3:.H1157])/SUM([.E$3:.E1157])" office:value-type="percentage" office:value="-0.021560923812052" calcext:value-type="percentage">
            <text:p>-2%</text:p>
          </table:table-cell>
          <table:table-cell table:formula="of:=[.O1157]-(1-[.O1157])/[.N1157]" office:value-type="percentage" office:value="-0.00762228372562634" calcext:value-type="percentage">
            <text:p>-0.8%</text:p>
          </table:table-cell>
          <table:table-cell table:formula="of:=AVERAGEIF([.$H$3:.$H1157];&quot;&gt;0&quot;)" office:value-type="float" office:value="1.82922829581993" calcext:value-type="float">
            <text:p>1.8</text:p>
          </table:table-cell>
          <table:table-cell table:formula="of:=AVERAGEIF([.$H$3:.$H1157];&quot;&lt;0&quot;)" office:value-type="float" office:value="-3.90705128205128" calcext:value-type="float">
            <text:p>-3.9</text:p>
          </table:table-cell>
          <table:table-cell table:formula="of:=[.L1157]/-[.M1157]" office:value-type="percentage" office:value="0.468186405492879" calcext:value-type="percentage">
            <text:p>47%</text:p>
          </table:table-cell>
          <table:table-cell table:formula="of:=COUNTIF([.$G$3:.$G1157];&quot;&gt;0&quot;)/COUNTIF([.$B$3:.$B1157];&quot;&gt;0&quot;)" office:value-type="percentage" office:value="0.678681771369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arri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1158]-[.E1158]" office:value-type="float" office:value="-2" calcext:value-type="float">
            <text:p>-2.00</text:p>
          </table:table-cell>
          <table:table-cell table:formula="of:=SUM([.$H$2:.H1158])" office:value-type="float" office:value="-83.22" calcext:value-type="float">
            <text:p>-83.22</text:p>
          </table:table-cell>
          <table:table-cell table:formula="of:=SUM([.H$3:.H1158])/SUM([.E$3:.E1158])" office:value-type="percentage" office:value="-0.022080127354736" calcext:value-type="percentage">
            <text:p>-2%</text:p>
          </table:table-cell>
          <table:table-cell table:formula="of:=[.O1158]-(1-[.O1158])/[.N1158]" office:value-type="percentage" office:value="-0.00873929499703685" calcext:value-type="percentage">
            <text:p>-0.9%</text:p>
          </table:table-cell>
          <table:table-cell table:formula="of:=AVERAGEIF([.$H$3:.$H1158];&quot;&gt;0&quot;)" office:value-type="float" office:value="1.82922829581993" calcext:value-type="float">
            <text:p>1.8</text:p>
          </table:table-cell>
          <table:table-cell table:formula="of:=AVERAGEIF([.$H$3:.$H1158];&quot;&lt;0&quot;)" office:value-type="float" office:value="-3.90095846645367" calcext:value-type="float">
            <text:p>-3.9</text:p>
          </table:table-cell>
          <table:table-cell table:formula="of:=[.L1158]/-[.M1158]" office:value-type="percentage" office:value="0.468917654866208" calcext:value-type="percentage">
            <text:p>47%</text:p>
          </table:table-cell>
          <table:table-cell table:formula="of:=COUNTIF([.$G$3:.$G1158];&quot;&gt;0&quot;)/COUNTIF([.$B$3:.$B1158];&quot;&gt;0&quot;)" office:value-type="percentage" office:value="0.677983539094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takhovsky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59]-[.E1159]" office:value-type="float" office:value="-1" calcext:value-type="float">
            <text:p>-1.00</text:p>
          </table:table-cell>
          <table:table-cell table:formula="of:=SUM([.$H$2:.H1159])" office:value-type="float" office:value="-84.22" calcext:value-type="float">
            <text:p>-84.22</text:p>
          </table:table-cell>
          <table:table-cell table:formula="of:=SUM([.H$3:.H1159])/SUM([.E$3:.E1159])" office:value-type="percentage" office:value="-0.0223395225464191" calcext:value-type="percentage">
            <text:p>-2%</text:p>
          </table:table-cell>
          <table:table-cell table:formula="of:=[.O1159]-(1-[.O1159])/[.N1159]" office:value-type="percentage" office:value="-0.00929216172342073" calcext:value-type="percentage">
            <text:p>-0.9%</text:p>
          </table:table-cell>
          <table:table-cell table:formula="of:=AVERAGEIF([.$H$3:.$H1159];&quot;&gt;0&quot;)" office:value-type="float" office:value="1.82922829581993" calcext:value-type="float">
            <text:p>1.8</text:p>
          </table:table-cell>
          <table:table-cell table:formula="of:=AVERAGEIF([.$H$3:.$H1159];&quot;&lt;0&quot;)" office:value-type="float" office:value="-3.89171974522293" calcext:value-type="float">
            <text:p>-3.9</text:p>
          </table:table-cell>
          <table:table-cell table:formula="of:=[.L1159]/-[.M1159]" office:value-type="percentage" office:value="0.470030838696775" calcext:value-type="percentage">
            <text:p>47%</text:p>
          </table:table-cell>
          <table:table-cell table:formula="of:=COUNTIF([.$G$3:.$G1159];&quot;&gt;0&quot;)/COUNTIF([.$B$3:.$B1159];&quot;&gt;0&quot;)" office:value-type="percentage" office:value="0.677286742034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novak</text:p>
          </table:table-cell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office:value-type="float" office:value="3.24" calcext:value-type="float">
            <text:p>3.24</text:p>
          </table:table-cell>
          <table:table-cell table:formula="of:=[.G1160]-[.E1160]" office:value-type="float" office:value="0.24" calcext:value-type="float">
            <text:p>0.24</text:p>
          </table:table-cell>
          <table:table-cell table:formula="of:=SUM([.$H$2:.H1160])" office:value-type="float" office:value="-83.98" calcext:value-type="float">
            <text:p>-83.98</text:p>
          </table:table-cell>
          <table:table-cell table:formula="of:=SUM([.H$3:.H1160])/SUM([.E$3:.E1160])" office:value-type="percentage" office:value="-0.022258150013252" calcext:value-type="percentage">
            <text:p>-2%</text:p>
          </table:table-cell>
          <table:table-cell table:formula="of:=[.O1160]-(1-[.O1160])/[.N1160]" office:value-type="percentage" office:value="-0.00921374048308332" calcext:value-type="percentage">
            <text:p>-0.9%</text:p>
          </table:table-cell>
          <table:table-cell table:formula="of:=AVERAGEIF([.$H$3:.$H1160];&quot;&gt;0&quot;)" office:value-type="float" office:value="1.82667736757624" calcext:value-type="float">
            <text:p>1.8</text:p>
          </table:table-cell>
          <table:table-cell table:formula="of:=AVERAGEIF([.$H$3:.$H1160];&quot;&lt;0&quot;)" office:value-type="float" office:value="-3.89171974522293" calcext:value-type="float">
            <text:p>-3.9</text:p>
          </table:table-cell>
          <table:table-cell table:formula="of:=[.L1160]/-[.M1160]" office:value-type="percentage" office:value="0.46937536286329" calcext:value-type="percentage">
            <text:p>47%</text:p>
          </table:table-cell>
          <table:table-cell table:formula="of:=COUNTIF([.$G$3:.$G1160];&quot;&gt;0&quot;)/COUNTIF([.$B$3:.$B1160];&quot;&gt;0&quot;)" office:value-type="percentage" office:value="0.6776180698151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1161]-[.E1161]" office:value-type="float" office:value="1.6" calcext:value-type="float">
            <text:p>1.60</text:p>
          </table:table-cell>
          <table:table-cell table:formula="of:=SUM([.$H$2:.H1161])" office:value-type="float" office:value="-82.38" calcext:value-type="float">
            <text:p>-82.38</text:p>
          </table:table-cell>
          <table:table-cell table:formula="of:=SUM([.H$3:.H1161])/SUM([.E$3:.E1161])" office:value-type="percentage" office:value="-0.0218051879301218" calcext:value-type="percentage">
            <text:p>-2%</text:p>
          </table:table-cell>
          <table:table-cell table:formula="of:=[.O1161]-(1-[.O1161])/[.N1161]" office:value-type="percentage" office:value="-0.00831512438469184" calcext:value-type="percentage">
            <text:p>-0.8%</text:p>
          </table:table-cell>
          <table:table-cell table:formula="of:=AVERAGEIF([.$H$3:.$H1161];&quot;&gt;0&quot;)" office:value-type="float" office:value="1.8263141025641" calcext:value-type="float">
            <text:p>1.8</text:p>
          </table:table-cell>
          <table:table-cell table:formula="of:=AVERAGEIF([.$H$3:.$H1161];&quot;&lt;0&quot;)" office:value-type="float" office:value="-3.89171974522293" calcext:value-type="float">
            <text:p>-3.9</text:p>
          </table:table-cell>
          <table:table-cell table:formula="of:=[.L1161]/-[.M1161]" office:value-type="percentage" office:value="0.469282019807797" calcext:value-type="percentage">
            <text:p>47%</text:p>
          </table:table-cell>
          <table:table-cell table:formula="of:=COUNTIF([.$G$3:.$G1161];&quot;&gt;0&quot;)/COUNTIF([.$B$3:.$B1161];&quot;&gt;0&quot;)" office:value-type="percentage" office:value="0.6779487179487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1162]-[.E1162]" office:value-type="float" office:value="0.26" calcext:value-type="float">
            <text:p>0.26</text:p>
          </table:table-cell>
          <table:table-cell table:formula="of:=SUM([.$H$2:.H1162])" office:value-type="float" office:value="-82.12" calcext:value-type="float">
            <text:p>-82.12</text:p>
          </table:table-cell>
          <table:table-cell table:formula="of:=SUM([.H$3:.H1162])/SUM([.E$3:.E1162])" office:value-type="percentage" office:value="-0.0217306165652289" calcext:value-type="percentage">
            <text:p>-2%</text:p>
          </table:table-cell>
          <table:table-cell table:formula="of:=[.O1162]-(1-[.O1162])/[.N1162]" office:value-type="percentage" office:value="-0.00822404659219267" calcext:value-type="percentage">
            <text:p>-0.8%</text:p>
          </table:table-cell>
          <table:table-cell table:formula="of:=AVERAGEIF([.$H$3:.$H1162];&quot;&gt;0&quot;)" office:value-type="float" office:value="1.823808" calcext:value-type="float">
            <text:p>1.8</text:p>
          </table:table-cell>
          <table:table-cell table:formula="of:=AVERAGEIF([.$H$3:.$H1162];&quot;&lt;0&quot;)" office:value-type="float" office:value="-3.89171974522293" calcext:value-type="float">
            <text:p>-3.9</text:p>
          </table:table-cell>
          <table:table-cell table:formula="of:=[.L1162]/-[.M1162]" office:value-type="percentage" office:value="0.468638062193126" calcext:value-type="percentage">
            <text:p>47%</text:p>
          </table:table-cell>
          <table:table-cell table:formula="of:=COUNTIF([.$G$3:.$G1162];&quot;&gt;0&quot;)/COUNTIF([.$B$3:.$B1162];&quot;&gt;0&quot;)" office:value-type="percentage" office:value="0.67827868852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gulbis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163]-[.E1163]" office:value-type="float" office:value="2.2" calcext:value-type="float">
            <text:p>2.20</text:p>
          </table:table-cell>
          <table:table-cell table:formula="of:=SUM([.$H$2:.H1163])" office:value-type="float" office:value="-79.92" calcext:value-type="float">
            <text:p>-79.92</text:p>
          </table:table-cell>
          <table:table-cell table:formula="of:=SUM([.H$3:.H1163])/SUM([.E$3:.E1163])" office:value-type="percentage" office:value="-0.0211260904044409" calcext:value-type="percentage">
            <text:p>-2%</text:p>
          </table:table-cell>
          <table:table-cell table:formula="of:=[.O1163]-(1-[.O1163])/[.N1163]" office:value-type="percentage" office:value="-0.00696619043836222" calcext:value-type="percentage">
            <text:p>-0.7%</text:p>
          </table:table-cell>
          <table:table-cell table:formula="of:=AVERAGEIF([.$H$3:.$H1163];&quot;&gt;0&quot;)" office:value-type="float" office:value="1.8244089456869" calcext:value-type="float">
            <text:p>1.8</text:p>
          </table:table-cell>
          <table:table-cell table:formula="of:=AVERAGEIF([.$H$3:.$H1163];&quot;&lt;0&quot;)" office:value-type="float" office:value="-3.89171974522293" calcext:value-type="float">
            <text:p>-3.9</text:p>
          </table:table-cell>
          <table:table-cell table:formula="of:=[.L1163]/-[.M1163]" office:value-type="percentage" office:value="0.468792478678958" calcext:value-type="percentage">
            <text:p>47%</text:p>
          </table:table-cell>
          <table:table-cell table:formula="of:=COUNTIF([.$G$3:.$G1163];&quot;&gt;0&quot;)/COUNTIF([.$B$3:.$B1163];&quot;&gt;0&quot;)" office:value-type="percentage" office:value="0.6786079836233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1164]-[.E1164]" office:value-type="float" office:value="1.6" calcext:value-type="float">
            <text:p>1.60</text:p>
          </table:table-cell>
          <table:table-cell table:formula="of:=SUM([.$H$2:.H1164])" office:value-type="float" office:value="-78.32" calcext:value-type="float">
            <text:p>-78.32</text:p>
          </table:table-cell>
          <table:table-cell table:formula="of:=SUM([.H$3:.H1164])/SUM([.E$3:.E1164])" office:value-type="percentage" office:value="-0.0206812780565091" calcext:value-type="percentage">
            <text:p>-2%</text:p>
          </table:table-cell>
          <table:table-cell table:formula="of:=[.O1164]-(1-[.O1164])/[.N1164]" office:value-type="percentage" office:value="-0.00607095610996511" calcext:value-type="percentage">
            <text:p>-0.6%</text:p>
          </table:table-cell>
          <table:table-cell table:formula="of:=AVERAGEIF([.$H$3:.$H1164];&quot;&gt;0&quot;)" office:value-type="float" office:value="1.82405103668261" calcext:value-type="float">
            <text:p>1.8</text:p>
          </table:table-cell>
          <table:table-cell table:formula="of:=AVERAGEIF([.$H$3:.$H1164];&quot;&lt;0&quot;)" office:value-type="float" office:value="-3.89171974522293" calcext:value-type="float">
            <text:p>-3.9</text:p>
          </table:table-cell>
          <table:table-cell table:formula="of:=[.L1164]/-[.M1164]" office:value-type="percentage" office:value="0.468700511880803" calcext:value-type="percentage">
            <text:p>47%</text:p>
          </table:table-cell>
          <table:table-cell table:formula="of:=COUNTIF([.$G$3:.$G1164];&quot;&gt;0&quot;)/COUNTIF([.$B$3:.$B1164];&quot;&gt;0&quot;)" office:value-type="percentage" office:value="0.678936605316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rtinez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4" calcext:value-type="float">
            <text:p>14.00</text:p>
          </table:table-cell>
          <table:table-cell table:formula="of:=[.G1166]-[.E1166]" office:value-type="float" office:value="6" calcext:value-type="float">
            <text:p>6.00</text:p>
          </table:table-cell>
          <table:table-cell table:formula="of:=SUM([.$H$2:.H1166])" office:value-type="float" office:value="-72.32" calcext:value-type="float">
            <text:p>-72.32</text:p>
          </table:table-cell>
          <table:table-cell table:formula="of:=SUM([.H$3:.H1166])/SUM([.E$3:.E1166])" office:value-type="percentage" office:value="-0.0190566534914361" calcext:value-type="percentage">
            <text:p>-2%</text:p>
          </table:table-cell>
          <table:table-cell table:formula="of:=[.O1166]-(1-[.O1166])/[.N1166]" office:value-type="percentage" office:value="-0.00255771308820585" calcext:value-type="percentage">
            <text:p>-0.3%</text:p>
          </table:table-cell>
          <table:table-cell table:formula="of:=AVERAGEIF([.$H$3:.$H1166];&quot;&gt;0&quot;)" office:value-type="float" office:value="1.83070063694267" calcext:value-type="float">
            <text:p>1.8</text:p>
          </table:table-cell>
          <table:table-cell table:formula="of:=AVERAGEIF([.$H$3:.$H1166];&quot;&lt;0&quot;)" office:value-type="float" office:value="-3.89171974522293" calcext:value-type="float">
            <text:p>-3.9</text:p>
          </table:table-cell>
          <table:table-cell table:formula="of:=[.L1166]/-[.M1166]" office:value-type="percentage" office:value="0.470409165302782" calcext:value-type="percentage">
            <text:p>47%</text:p>
          </table:table-cell>
          <table:table-cell table:formula="of:=COUNTIF([.$G$3:.$G1166];&quot;&gt;0&quot;)/COUNTIF([.$B$3:.$B1166];&quot;&gt;0&quot;)" office:value-type="percentage" office:value="0.679264555669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67]-[.E1167]" office:value-type="float" office:value="-4" calcext:value-type="float">
            <text:p>-4.00</text:p>
          </table:table-cell>
          <table:table-cell table:formula="of:=SUM([.$H$2:.H1167])" office:value-type="float" office:value="-76.32" calcext:value-type="float">
            <text:p>-76.32</text:p>
          </table:table-cell>
          <table:table-cell table:formula="of:=SUM([.H$3:.H1167])/SUM([.E$3:.E1167])" office:value-type="percentage" office:value="-0.0200894972361148" calcext:value-type="percentage">
            <text:p>-2%</text:p>
          </table:table-cell>
          <table:table-cell table:formula="of:=[.O1167]-(1-[.O1167])/[.N1167]" office:value-type="percentage" office:value="-0.00478464992565841" calcext:value-type="percentage">
            <text:p>-0.5%</text:p>
          </table:table-cell>
          <table:table-cell table:formula="of:=AVERAGEIF([.$H$3:.$H1167];&quot;&gt;0&quot;)" office:value-type="float" office:value="1.83070063694267" calcext:value-type="float">
            <text:p>1.8</text:p>
          </table:table-cell>
          <table:table-cell table:formula="of:=AVERAGEIF([.$H$3:.$H1167];&quot;&lt;0&quot;)" office:value-type="float" office:value="-3.89206349206349" calcext:value-type="float">
            <text:p>-3.9</text:p>
          </table:table-cell>
          <table:table-cell table:formula="of:=[.L1167]/-[.M1167]" office:value-type="percentage" office:value="0.470367618790328" calcext:value-type="percentage">
            <text:p>47%</text:p>
          </table:table-cell>
          <table:table-cell table:formula="of:=COUNTIF([.$G$3:.$G1167];&quot;&gt;0&quot;)/COUNTIF([.$B$3:.$B1167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fokina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68]-[.E1168]" office:value-type="float" office:value="-6" calcext:value-type="float">
            <text:p>-6.00</text:p>
          </table:table-cell>
          <table:table-cell table:formula="of:=SUM([.$H$2:.H1168])" office:value-type="float" office:value="-82.32" calcext:value-type="float">
            <text:p>-82.32</text:p>
          </table:table-cell>
          <table:table-cell table:formula="of:=SUM([.H$3:.H1168])/SUM([.E$3:.E1168])" office:value-type="percentage" office:value="-0.021634691195795" calcext:value-type="percentage">
            <text:p>-2%</text:p>
          </table:table-cell>
          <table:table-cell table:formula="of:=[.O1168]-(1-[.O1168])/[.N1168]" office:value-type="percentage" office:value="-0.00812068363693452" calcext:value-type="percentage">
            <text:p>-0.8%</text:p>
          </table:table-cell>
          <table:table-cell table:formula="of:=AVERAGEIF([.$H$3:.$H1168];&quot;&gt;0&quot;)" office:value-type="float" office:value="1.83070063694267" calcext:value-type="float">
            <text:p>1.8</text:p>
          </table:table-cell>
          <table:table-cell table:formula="of:=AVERAGEIF([.$H$3:.$H1168];&quot;&lt;0&quot;)" office:value-type="float" office:value="-3.89873417721519" calcext:value-type="float">
            <text:p>-3.9</text:p>
          </table:table-cell>
          <table:table-cell table:formula="of:=[.L1168]/-[.M1168]" office:value-type="percentage" office:value="0.469562825709322" calcext:value-type="percentage">
            <text:p>47%</text:p>
          </table:table-cell>
          <table:table-cell table:formula="of:=COUNTIF([.$G$3:.$G1168];&quot;&gt;0&quot;)/COUNTIF([.$B$3:.$B1168];&quot;&gt;0&quot;)" office:value-type="percentage" office:value="0.67787971457696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Ramos-vinolas</text:p>
          </table:table-cell>
          <table:table-cell office:value-type="float" office:value="6" calcext:value-type="float">
            <text:p>6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1169]-[.E1169]" office:value-type="float" office:value="-6" calcext:value-type="float">
            <text:p>-6.00</text:p>
          </table:table-cell>
          <table:table-cell table:formula="of:=SUM([.$H$2:.H1169])" office:value-type="float" office:value="-88.32" calcext:value-type="float">
            <text:p>-88.32</text:p>
          </table:table-cell>
          <table:table-cell table:formula="of:=SUM([.H$3:.H1169])/SUM([.E$3:.E1169])" office:value-type="percentage" office:value="-0.023175019679874" calcext:value-type="percentage">
            <text:p>-2%</text:p>
          </table:table-cell>
          <table:table-cell table:formula="of:=[.O1169]-(1-[.O1169])/[.N1169]" office:value-type="percentage" office:value="-0.0114499229821998" calcext:value-type="percentage">
            <text:p>-1.1%</text:p>
          </table:table-cell>
          <table:table-cell table:formula="of:=AVERAGEIF([.$H$3:.$H1169];&quot;&gt;0&quot;)" office:value-type="float" office:value="1.83070063694267" calcext:value-type="float">
            <text:p>1.8</text:p>
          </table:table-cell>
          <table:table-cell table:formula="of:=AVERAGEIF([.$H$3:.$H1169];&quot;&lt;0&quot;)" office:value-type="float" office:value="-3.90536277602524" calcext:value-type="float">
            <text:p>-3.9</text:p>
          </table:table-cell>
          <table:table-cell table:formula="of:=[.L1169]/-[.M1169]" office:value-type="percentage" office:value="0.468765833530555" calcext:value-type="percentage">
            <text:p>47%</text:p>
          </table:table-cell>
          <table:table-cell table:formula="of:=COUNTIF([.$G$3:.$G1169];&quot;&gt;0&quot;)/COUNTIF([.$B$3:.$B1169];&quot;&gt;0&quot;)" office:value-type="percentage" office:value="0.6771894093686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ruusuvuori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70]-[.E1170]" office:value-type="float" office:value="-2" calcext:value-type="float">
            <text:p>-2.00</text:p>
          </table:table-cell>
          <table:table-cell table:formula="of:=SUM([.$H$2:.H1170])" office:value-type="float" office:value="-90.32" calcext:value-type="float">
            <text:p>-90.32</text:p>
          </table:table-cell>
          <table:table-cell table:formula="of:=SUM([.H$3:.H1170])/SUM([.E$3:.E1170])" office:value-type="percentage" office:value="-0.0236873852609494" calcext:value-type="percentage">
            <text:p>-2%</text:p>
          </table:table-cell>
          <table:table-cell table:formula="of:=[.O1170]-(1-[.O1170])/[.N1170]" office:value-type="percentage" office:value="-0.0125496462618679" calcext:value-type="percentage">
            <text:p>-1.3%</text:p>
          </table:table-cell>
          <table:table-cell table:formula="of:=AVERAGEIF([.$H$3:.$H1170];&quot;&gt;0&quot;)" office:value-type="float" office:value="1.83070063694267" calcext:value-type="float">
            <text:p>1.8</text:p>
          </table:table-cell>
          <table:table-cell table:formula="of:=AVERAGEIF([.$H$3:.$H1170];&quot;&lt;0&quot;)" office:value-type="float" office:value="-3.89937106918239" calcext:value-type="float">
            <text:p>-3.9</text:p>
          </table:table-cell>
          <table:table-cell table:formula="of:=[.L1170]/-[.M1170]" office:value-type="percentage" office:value="0.469486131086912" calcext:value-type="percentage">
            <text:p>47%</text:p>
          </table:table-cell>
          <table:table-cell table:formula="of:=COUNTIF([.$G$3:.$G1170];&quot;&gt;0&quot;)/COUNTIF([.$B$3:.$B1170];&quot;&gt;0&quot;)" office:value-type="percentage" office:value="0.6765005086469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novak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0</text:p>
          </table:table-cell>
          <table:table-cell office:value-type="float" office:value="16.8" calcext:value-type="float">
            <text:p>16.80</text:p>
          </table:table-cell>
          <table:table-cell table:formula="of:=[.G1171]-[.E1171]" office:value-type="float" office:value="4.8" calcext:value-type="float">
            <text:p>4.80</text:p>
          </table:table-cell>
          <table:table-cell table:formula="of:=SUM([.$H$2:.H1171])" office:value-type="float" office:value="-85.52" calcext:value-type="float">
            <text:p>-85.52</text:p>
          </table:table-cell>
          <table:table-cell table:formula="of:=SUM([.H$3:.H1171])/SUM([.E$3:.E1171])" office:value-type="percentage" office:value="-0.0223581699346405" calcext:value-type="percentage">
            <text:p>-2%</text:p>
          </table:table-cell>
          <table:table-cell table:formula="of:=[.O1171]-(1-[.O1171])/[.N1171]" office:value-type="percentage" office:value="-0.00975021028015033" calcext:value-type="percentage">
            <text:p>-1.0%</text:p>
          </table:table-cell>
          <table:table-cell table:formula="of:=AVERAGEIF([.$H$3:.$H1171];&quot;&gt;0&quot;)" office:value-type="float" office:value="1.8354213036566" calcext:value-type="float">
            <text:p>1.8</text:p>
          </table:table-cell>
          <table:table-cell table:formula="of:=AVERAGEIF([.$H$3:.$H1171];&quot;&lt;0&quot;)" office:value-type="float" office:value="-3.89937106918239" calcext:value-type="float">
            <text:p>-3.9</text:p>
          </table:table-cell>
          <table:table-cell table:formula="of:=[.L1171]/-[.M1171]" office:value-type="percentage" office:value="0.470696753679676" calcext:value-type="percentage">
            <text:p>47%</text:p>
          </table:table-cell>
          <table:table-cell table:formula="of:=COUNTIF([.$G$3:.$G1171];&quot;&gt;0&quot;)/COUNTIF([.$B$3:.$B1171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ymer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4" calcext:value-type="float">
            <text:p>14.00</text:p>
          </table:table-cell>
          <table:table-cell table:formula="of:=[.G1172]-[.E1172]" office:value-type="float" office:value="6" calcext:value-type="float">
            <text:p>6.00</text:p>
          </table:table-cell>
          <table:table-cell table:formula="of:=SUM([.$H$2:.H1172])" office:value-type="float" office:value="-79.52" calcext:value-type="float">
            <text:p>-79.52</text:p>
          </table:table-cell>
          <table:table-cell table:formula="of:=SUM([.H$3:.H1172])/SUM([.E$3:.E1172])" office:value-type="percentage" office:value="-0.0207461518392904" calcext:value-type="percentage">
            <text:p>-2%</text:p>
          </table:table-cell>
          <table:table-cell table:formula="of:=[.O1172]-(1-[.O1172])/[.N1172]" office:value-type="percentage" office:value="-0.00626367804395334" calcext:value-type="percentage">
            <text:p>-0.6%</text:p>
          </table:table-cell>
          <table:table-cell table:formula="of:=AVERAGEIF([.$H$3:.$H1172];&quot;&gt;0&quot;)" office:value-type="float" office:value="1.84203174603175" calcext:value-type="float">
            <text:p>1.8</text:p>
          </table:table-cell>
          <table:table-cell table:formula="of:=AVERAGEIF([.$H$3:.$H1172];&quot;&lt;0&quot;)" office:value-type="float" office:value="-3.89937106918239" calcext:value-type="float">
            <text:p>-3.9</text:p>
          </table:table-cell>
          <table:table-cell table:formula="of:=[.L1172]/-[.M1172]" office:value-type="percentage" office:value="0.472392012288786" calcext:value-type="percentage">
            <text:p>47%</text:p>
          </table:table-cell>
          <table:table-cell table:formula="of:=COUNTIF([.$G$3:.$G1172];&quot;&gt;0&quot;)/COUNTIF([.$B$3:.$B1172];&quot;&gt;0&quot;)" office:value-type="percentage" office:value="0.6771573604060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aire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1173]-[.E1173]" office:value-type="float" office:value="2.04" calcext:value-type="float">
            <text:p>2.04</text:p>
          </table:table-cell>
          <table:table-cell table:formula="of:=SUM([.$H$2:.H1173])" office:value-type="float" office:value="-77.48" calcext:value-type="float">
            <text:p>-77.48</text:p>
          </table:table-cell>
          <table:table-cell table:formula="of:=SUM([.H$3:.H1173])/SUM([.E$3:.E1173])" office:value-type="percentage" office:value="-0.0201981230448384" calcext:value-type="percentage">
            <text:p>-2%</text:p>
          </table:table-cell>
          <table:table-cell table:formula="of:=[.O1173]-(1-[.O1173])/[.N1173]" office:value-type="percentage" office:value="-0.00512686331065559" calcext:value-type="percentage">
            <text:p>-0.5%</text:p>
          </table:table-cell>
          <table:table-cell table:formula="of:=AVERAGEIF([.$H$3:.$H1173];&quot;&gt;0&quot;)" office:value-type="float" office:value="1.84234548335975" calcext:value-type="float">
            <text:p>1.8</text:p>
          </table:table-cell>
          <table:table-cell table:formula="of:=AVERAGEIF([.$H$3:.$H1173];&quot;&lt;0&quot;)" office:value-type="float" office:value="-3.89937106918239" calcext:value-type="float">
            <text:p>-3.9</text:p>
          </table:table-cell>
          <table:table-cell table:formula="of:=[.L1173]/-[.M1173]" office:value-type="percentage" office:value="0.47247247073258" calcext:value-type="percentage">
            <text:p>47%</text:p>
          </table:table-cell>
          <table:table-cell table:formula="of:=COUNTIF([.$G$3:.$G1173];&quot;&gt;0&quot;)/COUNTIF([.$B$3:.$B1173];&quot;&gt;0&quot;)" office:value-type="percentage" office:value="0.677484787018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174]-[.E1174]" office:value-type="float" office:value="-1" calcext:value-type="float">
            <text:p>-1.00</text:p>
          </table:table-cell>
          <table:table-cell table:formula="of:=SUM([.$H$2:.H1174])" office:value-type="float" office:value="-78.48" calcext:value-type="float">
            <text:p>-78.48</text:p>
          </table:table-cell>
          <table:table-cell table:formula="of:=SUM([.H$3:.H1174])/SUM([.E$3:.E1174])" office:value-type="percentage" office:value="-0.020453479280688" calcext:value-type="percentage">
            <text:p>-2%</text:p>
          </table:table-cell>
          <table:table-cell table:formula="of:=[.O1174]-(1-[.O1174])/[.N1174]" office:value-type="percentage" office:value="-0.00567160444272663" calcext:value-type="percentage">
            <text:p>-0.6%</text:p>
          </table:table-cell>
          <table:table-cell table:formula="of:=AVERAGEIF([.$H$3:.$H1174];&quot;&gt;0&quot;)" office:value-type="float" office:value="1.84234548335975" calcext:value-type="float">
            <text:p>1.8</text:p>
          </table:table-cell>
          <table:table-cell table:formula="of:=AVERAGEIF([.$H$3:.$H1174];&quot;&lt;0&quot;)" office:value-type="float" office:value="-3.89028213166144" calcext:value-type="float">
            <text:p>-3.9</text:p>
          </table:table-cell>
          <table:table-cell table:formula="of:=[.L1174]/-[.M1174]" office:value-type="percentage" office:value="0.473576316834616" calcext:value-type="percentage">
            <text:p>47%</text:p>
          </table:table-cell>
          <table:table-cell table:formula="of:=COUNTIF([.$G$3:.$G1174];&quot;&gt;0&quot;)/COUNTIF([.$B$3:.$B1174];&quot;&gt;0&quot;)" office:value-type="percentage" office:value="0.6767983789260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cdonald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175]-[.E1175]" office:value-type="float" office:value="3.9" calcext:value-type="float">
            <text:p>3.90</text:p>
          </table:table-cell>
          <table:table-cell table:formula="of:=SUM([.$H$2:.H1175])" office:value-type="float" office:value="-74.58" calcext:value-type="float">
            <text:p>-74.58</text:p>
          </table:table-cell>
          <table:table-cell table:formula="of:=SUM([.H$3:.H1175])/SUM([.E$3:.E1175])" office:value-type="percentage" office:value="-0.0194067135050742" calcext:value-type="percentage">
            <text:p>-2%</text:p>
          </table:table-cell>
          <table:table-cell table:formula="of:=[.O1175]-(1-[.O1175])/[.N1175]" office:value-type="percentage" office:value="-0.00345100725865488" calcext:value-type="percentage">
            <text:p>-0.3%</text:p>
          </table:table-cell>
          <table:table-cell table:formula="of:=AVERAGEIF([.$H$3:.$H1175];&quot;&gt;0&quot;)" office:value-type="float" office:value="1.84560126582278" calcext:value-type="float">
            <text:p>1.8</text:p>
          </table:table-cell>
          <table:table-cell table:formula="of:=AVERAGEIF([.$H$3:.$H1175];&quot;&lt;0&quot;)" office:value-type="float" office:value="-3.89028213166144" calcext:value-type="float">
            <text:p>-3.9</text:p>
          </table:table-cell>
          <table:table-cell table:formula="of:=[.L1175]/-[.M1175]" office:value-type="percentage" office:value="0.47441321820908" calcext:value-type="percentage">
            <text:p>47%</text:p>
          </table:table-cell>
          <table:table-cell table:formula="of:=COUNTIF([.$G$3:.$G1175];&quot;&gt;0&quot;)/COUNTIF([.$B$3:.$B1175];&quot;&gt;0&quot;)" office:value-type="percentage" office:value="0.677125506072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1176]-[.E1176]" office:value-type="float" office:value="2.1" calcext:value-type="float">
            <text:p>2.10</text:p>
          </table:table-cell>
          <table:table-cell table:formula="of:=SUM([.$H$2:.H1176])" office:value-type="float" office:value="-72.48" calcext:value-type="float">
            <text:p>-72.48</text:p>
          </table:table-cell>
          <table:table-cell table:formula="of:=SUM([.H$3:.H1176])/SUM([.E$3:.E1176])" office:value-type="percentage" office:value="-0.0188455538221529" calcext:value-type="percentage">
            <text:p>-2%</text:p>
          </table:table-cell>
          <table:table-cell table:formula="of:=[.O1176]-(1-[.O1176])/[.N1176]" office:value-type="percentage" office:value="-0.00228837688333394" calcext:value-type="percentage">
            <text:p>-0.2%</text:p>
          </table:table-cell>
          <table:table-cell table:formula="of:=AVERAGEIF([.$H$3:.$H1176];&quot;&gt;0&quot;)" office:value-type="float" office:value="1.84600315955766" calcext:value-type="float">
            <text:p>1.8</text:p>
          </table:table-cell>
          <table:table-cell table:formula="of:=AVERAGEIF([.$H$3:.$H1176];&quot;&lt;0&quot;)" office:value-type="float" office:value="-3.89028213166144" calcext:value-type="float">
            <text:p>-3.9</text:p>
          </table:table-cell>
          <table:table-cell table:formula="of:=[.L1176]/-[.M1176]" office:value-type="percentage" office:value="0.474516525301284" calcext:value-type="percentage">
            <text:p>47%</text:p>
          </table:table-cell>
          <table:table-cell table:formula="of:=COUNTIF([.$G$3:.$G1176];&quot;&gt;0&quot;)/COUNTIF([.$B$3:.$B1176];&quot;&gt;0&quot;)" office:value-type="percentage" office:value="0.67745197168857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ignacio londero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78]-[.E1178]" office:value-type="float" office:value="-3" calcext:value-type="float">
            <text:p>-3.00</text:p>
          </table:table-cell>
          <table:table-cell table:formula="of:=SUM([.$H$2:.H1178])" office:value-type="float" office:value="-75.48" calcext:value-type="float">
            <text:p>-75.48</text:p>
          </table:table-cell>
          <table:table-cell table:formula="of:=SUM([.H$3:.H1178])/SUM([.E$3:.E1178])" office:value-type="percentage" office:value="-0.0196102883865939" calcext:value-type="percentage">
            <text:p>-2%</text:p>
          </table:table-cell>
          <table:table-cell table:formula="of:=[.O1178]-(1-[.O1178])/[.N1178]" office:value-type="percentage" office:value="-0.00392761351923399" calcext:value-type="percentage">
            <text:p>-0.4%</text:p>
          </table:table-cell>
          <table:table-cell table:formula="of:=AVERAGEIF([.$H$3:.$H1178];&quot;&gt;0&quot;)" office:value-type="float" office:value="1.84600315955766" calcext:value-type="float">
            <text:p>1.8</text:p>
          </table:table-cell>
          <table:table-cell table:formula="of:=AVERAGEIF([.$H$3:.$H1178];&quot;&lt;0&quot;)" office:value-type="float" office:value="-3.8875" calcext:value-type="float">
            <text:p>-3.9</text:p>
          </table:table-cell>
          <table:table-cell table:formula="of:=[.L1178]/-[.M1178]" office:value-type="percentage" office:value="0.474856118214189" calcext:value-type="percentage">
            <text:p>47%</text:p>
          </table:table-cell>
          <table:table-cell table:formula="of:=COUNTIF([.$G$3:.$G1178];&quot;&gt;0&quot;)/COUNTIF([.$B$3:.$B1178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unar</text:p>
          </table:table-cell>
          <table:table-cell office:value-type="float" office:value="12" calcext:value-type="float">
            <text:p>12</text:p>
          </table:table-cell>
          <table:table-cell office:value-type="float" office:value="1.52" calcext:value-type="float">
            <text:p>1.52</text:p>
          </table:table-cell>
          <table:table-cell office:value-type="float" office:value="18.24" calcext:value-type="float">
            <text:p>18.24</text:p>
          </table:table-cell>
          <table:table-cell table:formula="of:=[.G1179]-[.E1179]" office:value-type="float" office:value="6.24" calcext:value-type="float">
            <text:p>6.24</text:p>
          </table:table-cell>
          <table:table-cell table:formula="of:=SUM([.$H$2:.H1179])" office:value-type="float" office:value="-69.24" calcext:value-type="float">
            <text:p>-69.24</text:p>
          </table:table-cell>
          <table:table-cell table:formula="of:=SUM([.H$3:.H1179])/SUM([.E$3:.E1179])" office:value-type="percentage" office:value="-0.0179331779331779" calcext:value-type="percentage">
            <text:p>-2%</text:p>
          </table:table-cell>
          <table:table-cell table:formula="of:=[.O1179]-(1-[.O1179])/[.N1179]" office:value-type="percentage" office:value="-0.000371108714169566" calcext:value-type="percentage">
            <text:p>0.0%</text:p>
          </table:table-cell>
          <table:table-cell table:formula="of:=AVERAGEIF([.$H$3:.$H1179];&quot;&gt;0&quot;)" office:value-type="float" office:value="1.85293375394322" calcext:value-type="float">
            <text:p>1.9</text:p>
          </table:table-cell>
          <table:table-cell table:formula="of:=AVERAGEIF([.$H$3:.$H1179];&quot;&lt;0&quot;)" office:value-type="float" office:value="-3.8875" calcext:value-type="float">
            <text:p>-3.9</text:p>
          </table:table-cell>
          <table:table-cell table:formula="of:=[.L1179]/-[.M1179]" office:value-type="percentage" office:value="0.476638907766744" calcext:value-type="percentage">
            <text:p>48%</text:p>
          </table:table-cell>
          <table:table-cell table:formula="of:=COUNTIF([.$G$3:.$G1179];&quot;&gt;0&quot;)/COUNTIF([.$B$3:.$B1179];&quot;&gt;0&quot;)" office:value-type="percentage" office:value="0.677093844601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domingue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2" calcext:value-type="float">
            <text:p>2.00</text:p>
          </table:table-cell>
          <table:table-cell table:formula="of:=[.G1180]-[.E1180]" office:value-type="float" office:value="0" calcext:value-type="float">
            <text:p>0.00</text:p>
          </table:table-cell>
          <table:table-cell table:formula="of:=SUM([.$H$2:.H1180])" office:value-type="float" office:value="-69.24" calcext:value-type="float">
            <text:p>-69.24</text:p>
          </table:table-cell>
          <table:table-cell table:formula="of:=SUM([.H$3:.H1180])/SUM([.E$3:.E1180])" office:value-type="percentage" office:value="-0.0179238933471395" calcext:value-type="percentage">
            <text:p>-2%</text:p>
          </table:table-cell>
          <table:table-cell table:formula="of:=[.O1180]-(1-[.O1180])/[.N1180]" office:value-type="percentage" office:value="0.000637329903485528" calcext:value-type="percentage">
            <text:p>0.1%</text:p>
          </table:table-cell>
          <table:table-cell table:formula="of:=AVERAGEIF([.$H$3:.$H1180];&quot;&gt;0&quot;)" office:value-type="float" office:value="1.85293375394322" calcext:value-type="float">
            <text:p>1.9</text:p>
          </table:table-cell>
          <table:table-cell table:formula="of:=AVERAGEIF([.$H$3:.$H1180];&quot;&lt;0&quot;)" office:value-type="float" office:value="-3.8875" calcext:value-type="float">
            <text:p>-3.9</text:p>
          </table:table-cell>
          <table:table-cell table:formula="of:=[.L1180]/-[.M1180]" office:value-type="percentage" office:value="0.476638907766744" calcext:value-type="percentage">
            <text:p>48%</text:p>
          </table:table-cell>
          <table:table-cell table:formula="of:=COUNTIF([.$G$3:.$G1180];&quot;&gt;0&quot;)/COUNTIF([.$B$3:.$B1180];&quot;&gt;0&quot;)" office:value-type="percentage" office:value="0.677419354838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pell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81]-[.E1181]" office:value-type="float" office:value="-5" calcext:value-type="float">
            <text:p>-5.00</text:p>
          </table:table-cell>
          <table:table-cell table:formula="of:=SUM([.$H$2:.H1181])" office:value-type="float" office:value="-74.24" calcext:value-type="float">
            <text:p>-74.24</text:p>
          </table:table-cell>
          <table:table-cell table:formula="of:=SUM([.H$3:.H1181])/SUM([.E$3:.E1181])" office:value-type="percentage" office:value="-0.0191933815925543" calcext:value-type="percentage">
            <text:p>-2%</text:p>
          </table:table-cell>
          <table:table-cell table:formula="of:=[.O1181]-(1-[.O1181])/[.N1181]" office:value-type="percentage" office:value="-0.00208075754634685" calcext:value-type="percentage">
            <text:p>-0.2%</text:p>
          </table:table-cell>
          <table:table-cell table:formula="of:=AVERAGEIF([.$H$3:.$H1181];&quot;&gt;0&quot;)" office:value-type="float" office:value="1.85293375394322" calcext:value-type="float">
            <text:p>1.9</text:p>
          </table:table-cell>
          <table:table-cell table:formula="of:=AVERAGEIF([.$H$3:.$H1181];&quot;&lt;0&quot;)" office:value-type="float" office:value="-3.89096573208723" calcext:value-type="float">
            <text:p>-3.9</text:p>
          </table:table-cell>
          <table:table-cell table:formula="of:=[.L1181]/-[.M1181]" office:value-type="percentage" office:value="0.476214359500218" calcext:value-type="percentage">
            <text:p>48%</text:p>
          </table:table-cell>
          <table:table-cell table:formula="of:=COUNTIF([.$G$3:.$G1181];&quot;&gt;0&quot;)/COUNTIF([.$B$3:.$B1181];&quot;&gt;0&quot;)" office:value-type="percentage" office:value="0.676737160120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cilic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1182]-[.E1182]" office:value-type="float" office:value="0.78" calcext:value-type="float">
            <text:p>0.78</text:p>
          </table:table-cell>
          <table:table-cell table:formula="of:=SUM([.$H$2:.H1182])" office:value-type="float" office:value="-73.46" calcext:value-type="float">
            <text:p>-73.46</text:p>
          </table:table-cell>
          <table:table-cell table:formula="of:=SUM([.H$3:.H1182])/SUM([.E$3:.E1182])" office:value-type="percentage" office:value="-0.018977008524929" calcext:value-type="percentage">
            <text:p>-2%</text:p>
          </table:table-cell>
          <table:table-cell table:formula="of:=[.O1182]-(1-[.O1182])/[.N1182]" office:value-type="percentage" office:value="-0.0016915724402391" calcext:value-type="percentage">
            <text:p>-0.2%</text:p>
          </table:table-cell>
          <table:table-cell table:formula="of:=AVERAGEIF([.$H$3:.$H1182];&quot;&gt;0&quot;)" office:value-type="float" office:value="1.85124409448819" calcext:value-type="float">
            <text:p>1.9</text:p>
          </table:table-cell>
          <table:table-cell table:formula="of:=AVERAGEIF([.$H$3:.$H1182];&quot;&lt;0&quot;)" office:value-type="float" office:value="-3.89096573208723" calcext:value-type="float">
            <text:p>-3.9</text:p>
          </table:table-cell>
          <table:table-cell table:formula="of:=[.L1182]/-[.M1182]" office:value-type="percentage" office:value="0.475780107550607" calcext:value-type="percentage">
            <text:p>48%</text:p>
          </table:table-cell>
          <table:table-cell table:formula="of:=COUNTIF([.$G$3:.$G1182];&quot;&gt;0&quot;)/COUNTIF([.$B$3:.$B1182];&quot;&gt;0&quot;)" office:value-type="percentage" office:value="0.677062374245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imon</text:p>
          </table:table-cell>
          <table:table-cell office:value-type="float" office:value="8" calcext:value-type="float">
            <text:p>8</text:p>
          </table:table-cell>
          <table:table-cell office:value-type="float" office:value="1.22" calcext:value-type="float">
            <text:p>1.22</text:p>
          </table:table-cell>
          <table:table-cell office:value-type="float" office:value="9.76" calcext:value-type="float">
            <text:p>9.76</text:p>
          </table:table-cell>
          <table:table-cell table:formula="of:=[.G1183]-[.E1183]" office:value-type="float" office:value="1.76" calcext:value-type="float">
            <text:p>1.76</text:p>
          </table:table-cell>
          <table:table-cell table:formula="of:=SUM([.$H$2:.H1183])" office:value-type="float" office:value="-71.7" calcext:value-type="float">
            <text:p>-71.70</text:p>
          </table:table-cell>
          <table:table-cell table:formula="of:=SUM([.H$3:.H1183])/SUM([.E$3:.E1183])" office:value-type="percentage" office:value="-0.0184841453982985" calcext:value-type="percentage">
            <text:p>-2%</text:p>
          </table:table-cell>
          <table:table-cell table:formula="of:=[.O1183]-(1-[.O1183])/[.N1183]" office:value-type="percentage" office:value="-0.000737399731179811" calcext:value-type="percentage">
            <text:p>-0.1%</text:p>
          </table:table-cell>
          <table:table-cell table:formula="of:=AVERAGEIF([.$H$3:.$H1183];&quot;&gt;0&quot;)" office:value-type="float" office:value="1.85110062893082" calcext:value-type="float">
            <text:p>1.9</text:p>
          </table:table-cell>
          <table:table-cell table:formula="of:=AVERAGEIF([.$H$3:.$H1183];&quot;&lt;0&quot;)" office:value-type="float" office:value="-3.89096573208723" calcext:value-type="float">
            <text:p>-3.9</text:p>
          </table:table-cell>
          <table:table-cell table:formula="of:=[.L1183]/-[.M1183]" office:value-type="percentage" office:value="0.475743236098312" calcext:value-type="percentage">
            <text:p>48%</text:p>
          </table:table-cell>
          <table:table-cell table:formula="of:=COUNTIF([.$G$3:.$G1183];&quot;&gt;0&quot;)/COUNTIF([.$B$3:.$B1183];&quot;&gt;0&quot;)" office:value-type="percentage" office:value="0.6773869346733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fritz</text:p>
          </table:table-cell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184]-[.E1184]" office:value-type="float" office:value="-8" calcext:value-type="float">
            <text:p>-8.00</text:p>
          </table:table-cell>
          <table:table-cell table:formula="of:=SUM([.$H$2:.H1184])" office:value-type="float" office:value="-79.7" calcext:value-type="float">
            <text:p>-79.70</text:p>
          </table:table-cell>
          <table:table-cell table:formula="of:=SUM([.H$3:.H1184])/SUM([.E$3:.E1184])" office:value-type="percentage" office:value="-0.0205042449189606" calcext:value-type="percentage">
            <text:p>-2%</text:p>
          </table:table-cell>
          <table:table-cell table:formula="of:=[.O1184]-(1-[.O1184])/[.N1184]" office:value-type="percentage" office:value="-0.00507576897243311" calcext:value-type="percentage">
            <text:p>-0.5%</text:p>
          </table:table-cell>
          <table:table-cell table:formula="of:=AVERAGEIF([.$H$3:.$H1184];&quot;&gt;0&quot;)" office:value-type="float" office:value="1.85110062893082" calcext:value-type="float">
            <text:p>1.9</text:p>
          </table:table-cell>
          <table:table-cell table:formula="of:=AVERAGEIF([.$H$3:.$H1184];&quot;&lt;0&quot;)" office:value-type="float" office:value="-3.90372670807453" calcext:value-type="float">
            <text:p>-3.9</text:p>
          </table:table-cell>
          <table:table-cell table:formula="of:=[.L1184]/-[.M1184]" office:value-type="percentage" office:value="0.474188068827146" calcext:value-type="percentage">
            <text:p>47%</text:p>
          </table:table-cell>
          <table:table-cell table:formula="of:=COUNTIF([.$G$3:.$G1184];&quot;&gt;0&quot;)/COUNTIF([.$B$3:.$B1184];&quot;&gt;0&quot;)" office:value-type="percentage" office:value="0.676706827309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stebec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185]-[.E1185]" office:value-type="float" office:value="0.56" calcext:value-type="float">
            <text:p>0.56</text:p>
          </table:table-cell>
          <table:table-cell table:formula="of:=SUM([.$H$2:.H1185])" office:value-type="float" office:value="-79.14" calcext:value-type="float">
            <text:p>-79.14</text:p>
          </table:table-cell>
          <table:table-cell table:formula="of:=SUM([.H$3:.H1185])/SUM([.E$3:.E1185])" office:value-type="percentage" office:value="-0.020349704294163" calcext:value-type="percentage">
            <text:p>-2%</text:p>
          </table:table-cell>
          <table:table-cell table:formula="of:=[.O1185]-(1-[.O1185])/[.N1185]" office:value-type="percentage" office:value="-0.0048142491761366" calcext:value-type="percentage">
            <text:p>-0.5%</text:p>
          </table:table-cell>
          <table:table-cell table:formula="of:=AVERAGEIF([.$H$3:.$H1185];&quot;&gt;0&quot;)" office:value-type="float" office:value="1.8490737833595" calcext:value-type="float">
            <text:p>1.8</text:p>
          </table:table-cell>
          <table:table-cell table:formula="of:=AVERAGEIF([.$H$3:.$H1185];&quot;&lt;0&quot;)" office:value-type="float" office:value="-3.90372670807453" calcext:value-type="float">
            <text:p>-3.9</text:p>
          </table:table-cell>
          <table:table-cell table:formula="of:=[.L1185]/-[.M1185]" office:value-type="percentage" office:value="0.473668860971963" calcext:value-type="percentage">
            <text:p>47%</text:p>
          </table:table-cell>
          <table:table-cell table:formula="of:=COUNTIF([.$G$3:.$G1185];&quot;&gt;0&quot;)/COUNTIF([.$B$3:.$B1185];&quot;&gt;0&quot;)" office:value-type="percentage" office:value="0.677031093279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ecmanovic</text:p>
          </table:table-cell>
          <table:table-cell office:value-type="float" office:value="11" calcext:value-type="float">
            <text:p>11</text:p>
          </table:table-cell>
          <table:table-cell office:value-type="float" office:value="1.45" calcext:value-type="float">
            <text:p>1.45</text:p>
          </table:table-cell>
          <table:table-cell office:value-type="float" office:value="11" calcext:value-type="float">
            <text:p>11.00</text:p>
          </table:table-cell>
          <table:table-cell table:formula="of:=[.G1186]-[.E1186]" office:value-type="float" office:value="0" calcext:value-type="float">
            <text:p>0.00</text:p>
          </table:table-cell>
          <table:table-cell table:formula="of:=SUM([.$H$2:.H1186])" office:value-type="float" office:value="-79.14" calcext:value-type="float">
            <text:p>-79.14</text:p>
          </table:table-cell>
          <table:table-cell table:formula="of:=SUM([.H$3:.H1186])/SUM([.E$3:.E1186])" office:value-type="percentage" office:value="-0.0202923076923077" calcext:value-type="percentage">
            <text:p>-2%</text:p>
          </table:table-cell>
          <table:table-cell table:formula="of:=[.O1186]-(1-[.O1186])/[.N1186]" office:value-type="percentage" office:value="-0.00380742127115052" calcext:value-type="percentage">
            <text:p>-0.4%</text:p>
          </table:table-cell>
          <table:table-cell table:formula="of:=AVERAGEIF([.$H$3:.$H1186];&quot;&gt;0&quot;)" office:value-type="float" office:value="1.8490737833595" calcext:value-type="float">
            <text:p>1.8</text:p>
          </table:table-cell>
          <table:table-cell table:formula="of:=AVERAGEIF([.$H$3:.$H1186];&quot;&lt;0&quot;)" office:value-type="float" office:value="-3.90372670807453" calcext:value-type="float">
            <text:p>-3.9</text:p>
          </table:table-cell>
          <table:table-cell table:formula="of:=[.L1186]/-[.M1186]" office:value-type="percentage" office:value="0.473668860971963" calcext:value-type="percentage">
            <text:p>47%</text:p>
          </table:table-cell>
          <table:table-cell table:formula="of:=COUNTIF([.$G$3:.$G1186];&quot;&gt;0&quot;)/COUNTIF([.$B$3:.$B1186];&quot;&gt;0&quot;)" office:value-type="percentage" office:value="0.6773547094188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187]-[.E1187]" office:value-type="float" office:value="-6" calcext:value-type="float">
            <text:p>-6.00</text:p>
          </table:table-cell>
          <table:table-cell table:formula="of:=SUM([.$H$2:.H1187])" office:value-type="float" office:value="-85.14" calcext:value-type="float">
            <text:p>-85.14</text:p>
          </table:table-cell>
          <table:table-cell table:formula="of:=SUM([.H$3:.H1187])/SUM([.E$3:.E1187])" office:value-type="percentage" office:value="-0.0217972350230415" calcext:value-type="percentage">
            <text:p>-2%</text:p>
          </table:table-cell>
          <table:table-cell table:formula="of:=[.O1187]-(1-[.O1187])/[.N1187]" office:value-type="percentage" office:value="-0.00705172596568915" calcext:value-type="percentage">
            <text:p>-0.7%</text:p>
          </table:table-cell>
          <table:table-cell table:formula="of:=AVERAGEIF([.$H$3:.$H1187];&quot;&gt;0&quot;)" office:value-type="float" office:value="1.8490737833595" calcext:value-type="float">
            <text:p>1.8</text:p>
          </table:table-cell>
          <table:table-cell table:formula="of:=AVERAGEIF([.$H$3:.$H1187];&quot;&lt;0&quot;)" office:value-type="float" office:value="-3.91021671826625" calcext:value-type="float">
            <text:p>-3.9</text:p>
          </table:table-cell>
          <table:table-cell table:formula="of:=[.L1187]/-[.M1187]" office:value-type="percentage" office:value="0.472882685688929" calcext:value-type="percentage">
            <text:p>47%</text:p>
          </table:table-cell>
          <table:table-cell table:formula="of:=COUNTIF([.$G$3:.$G1187];&quot;&gt;0&quot;)/COUNTIF([.$B$3:.$B1187];&quot;&gt;0&quot;)" office:value-type="percentage" office:value="0.676676676676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1" calcext:value-type="float">
            <text:p>1.00</text:p>
          </table:table-cell>
          <table:table-cell table:formula="of:=[.G1188]-[.E1188]" office:value-type="float" office:value="0" calcext:value-type="float">
            <text:p>0.00</text:p>
          </table:table-cell>
          <table:table-cell table:formula="of:=SUM([.$H$2:.H1188])" office:value-type="float" office:value="-85.14" calcext:value-type="float">
            <text:p>-85.14</text:p>
          </table:table-cell>
          <table:table-cell table:formula="of:=SUM([.H$3:.H1188])/SUM([.E$3:.E1188])" office:value-type="percentage" office:value="-0.0217916560020476" calcext:value-type="percentage">
            <text:p>-2%</text:p>
          </table:table-cell>
          <table:table-cell table:formula="of:=[.O1188]-(1-[.O1188])/[.N1188]" office:value-type="percentage" office:value="-0.00604467423972321" calcext:value-type="percentage">
            <text:p>-0.6%</text:p>
          </table:table-cell>
          <table:table-cell table:formula="of:=AVERAGEIF([.$H$3:.$H1188];&quot;&gt;0&quot;)" office:value-type="float" office:value="1.8490737833595" calcext:value-type="float">
            <text:p>1.8</text:p>
          </table:table-cell>
          <table:table-cell table:formula="of:=AVERAGEIF([.$H$3:.$H1188];&quot;&lt;0&quot;)" office:value-type="float" office:value="-3.91021671826625" calcext:value-type="float">
            <text:p>-3.9</text:p>
          </table:table-cell>
          <table:table-cell table:formula="of:=[.L1188]/-[.M1188]" office:value-type="percentage" office:value="0.472882685688929" calcext:value-type="percentage">
            <text:p>47%</text:p>
          </table:table-cell>
          <table:table-cell table:formula="of:=COUNTIF([.$G$3:.$G1188];&quot;&gt;0&quot;)/COUNTIF([.$B$3:.$B1188];&quot;&gt;0&quot;)" office:value-type="percentage" office:value="0.6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1190]-[.E1190]" office:value-type="float" office:value="1.44" calcext:value-type="float">
            <text:p>1.44</text:p>
          </table:table-cell>
          <table:table-cell table:formula="of:=SUM([.$H$2:.H1190])" office:value-type="float" office:value="-83.7" calcext:value-type="float">
            <text:p>-83.70</text:p>
          </table:table-cell>
          <table:table-cell table:formula="of:=SUM([.H$3:.H1190])/SUM([.E$3:.E1190])" office:value-type="percentage" office:value="-0.0214066496163683" calcext:value-type="percentage">
            <text:p>-2%</text:p>
          </table:table-cell>
          <table:table-cell table:formula="of:=[.O1190]-(1-[.O1190])/[.N1190]" office:value-type="percentage" office:value="-0.00527633140199946" calcext:value-type="percentage">
            <text:p>-0.5%</text:p>
          </table:table-cell>
          <table:table-cell table:formula="of:=AVERAGEIF([.$H$3:.$H1190];&quot;&gt;0&quot;)" office:value-type="float" office:value="1.84843260188088" calcext:value-type="float">
            <text:p>1.8</text:p>
          </table:table-cell>
          <table:table-cell table:formula="of:=AVERAGEIF([.$H$3:.$H1190];&quot;&lt;0&quot;)" office:value-type="float" office:value="-3.91021671826625" calcext:value-type="float">
            <text:p>-3.9</text:p>
          </table:table-cell>
          <table:table-cell table:formula="of:=[.L1190]/-[.M1190]" office:value-type="percentage" office:value="0.472718709744674" calcext:value-type="percentage">
            <text:p>47%</text:p>
          </table:table-cell>
          <table:table-cell table:formula="of:=COUNTIF([.$G$3:.$G1190];&quot;&gt;0&quot;)/COUNTIF([.$B$3:.$B1190];&quot;&gt;0&quot;)" office:value-type="percentage" office:value="0.677322677322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cori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3.4" calcext:value-type="float">
            <text:p>3.40</text:p>
          </table:table-cell>
          <table:table-cell table:formula="of:=[.G1191]-[.E1191]" office:value-type="float" office:value="1.4" calcext:value-type="float">
            <text:p>1.40</text:p>
          </table:table-cell>
          <table:table-cell table:formula="of:=SUM([.$H$2:.H1191])" office:value-type="float" office:value="-82.3" calcext:value-type="float">
            <text:p>-82.30</text:p>
          </table:table-cell>
          <table:table-cell table:formula="of:=SUM([.H$3:.H1191])/SUM([.E$3:.E1191])" office:value-type="percentage" office:value="-0.0210378323108384" calcext:value-type="percentage">
            <text:p>-2%</text:p>
          </table:table-cell>
          <table:table-cell table:formula="of:=[.O1191]-(1-[.O1191])/[.N1191]" office:value-type="percentage" office:value="-0.00453205556364211" calcext:value-type="percentage">
            <text:p>-0.5%</text:p>
          </table:table-cell>
          <table:table-cell table:formula="of:=AVERAGEIF([.$H$3:.$H1191];&quot;&gt;0&quot;)" office:value-type="float" office:value="1.84773082942097" calcext:value-type="float">
            <text:p>1.8</text:p>
          </table:table-cell>
          <table:table-cell table:formula="of:=AVERAGEIF([.$H$3:.$H1191];&quot;&lt;0&quot;)" office:value-type="float" office:value="-3.91021671826625" calcext:value-type="float">
            <text:p>-3.9</text:p>
          </table:table-cell>
          <table:table-cell table:formula="of:=[.L1191]/-[.M1191]" office:value-type="percentage" office:value="0.472539238244634" calcext:value-type="percentage">
            <text:p>47%</text:p>
          </table:table-cell>
          <table:table-cell table:formula="of:=COUNTIF([.$G$3:.$G1191];&quot;&gt;0&quot;)/COUNTIF([.$B$3:.$B1191];&quot;&gt;0&quot;)" office:value-type="percentage" office:value="0.67764471057884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1192]-[.E1192]" office:value-type="float" office:value="2.6" calcext:value-type="float">
            <text:p>2.60</text:p>
          </table:table-cell>
          <table:table-cell table:formula="of:=SUM([.$H$2:.H1192])" office:value-type="float" office:value="-79.7" calcext:value-type="float">
            <text:p>-79.70</text:p>
          </table:table-cell>
          <table:table-cell table:formula="of:=SUM([.H$3:.H1192])/SUM([.E$3:.E1192])" office:value-type="percentage" office:value="-0.0203524004085802" calcext:value-type="percentage">
            <text:p>-2%</text:p>
          </table:table-cell>
          <table:table-cell table:formula="of:=[.O1192]-(1-[.O1192])/[.N1192]" office:value-type="percentage" office:value="-0.00309727455847664" calcext:value-type="percentage">
            <text:p>-0.3%</text:p>
          </table:table-cell>
          <table:table-cell table:formula="of:=AVERAGEIF([.$H$3:.$H1192];&quot;&gt;0&quot;)" office:value-type="float" office:value="1.84890625" calcext:value-type="float">
            <text:p>1.8</text:p>
          </table:table-cell>
          <table:table-cell table:formula="of:=AVERAGEIF([.$H$3:.$H1192];&quot;&lt;0&quot;)" office:value-type="float" office:value="-3.91021671826625" calcext:value-type="float">
            <text:p>-3.9</text:p>
          </table:table-cell>
          <table:table-cell table:formula="of:=[.L1192]/-[.M1192]" office:value-type="percentage" office:value="0.472839840657165" calcext:value-type="percentage">
            <text:p>47%</text:p>
          </table:table-cell>
          <table:table-cell table:formula="of:=COUNTIF([.$G$3:.$G1192];&quot;&gt;0&quot;)/COUNTIF([.$B$3:.$B1192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urkacz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93]-[.E1193]" office:value-type="float" office:value="-6" calcext:value-type="float">
            <text:p>-6.00</text:p>
          </table:table-cell>
          <table:table-cell table:formula="of:=SUM([.$H$2:.H1193])" office:value-type="float" office:value="-85.7" calcext:value-type="float">
            <text:p>-85.70</text:p>
          </table:table-cell>
          <table:table-cell table:formula="of:=SUM([.H$3:.H1193])/SUM([.E$3:.E1193])" office:value-type="percentage" office:value="-0.0218510963793983" calcext:value-type="percentage">
            <text:p>-2%</text:p>
          </table:table-cell>
          <table:table-cell table:formula="of:=[.O1193]-(1-[.O1193])/[.N1193]" office:value-type="percentage" office:value="-0.00632642252758653" calcext:value-type="percentage">
            <text:p>-0.6%</text:p>
          </table:table-cell>
          <table:table-cell table:formula="of:=AVERAGEIF([.$H$3:.$H1193];&quot;&gt;0&quot;)" office:value-type="float" office:value="1.84890625" calcext:value-type="float">
            <text:p>1.8</text:p>
          </table:table-cell>
          <table:table-cell table:formula="of:=AVERAGEIF([.$H$3:.$H1193];&quot;&lt;0&quot;)" office:value-type="float" office:value="-3.91666666666667" calcext:value-type="float">
            <text:p>-3.9</text:p>
          </table:table-cell>
          <table:table-cell table:formula="of:=[.L1193]/-[.M1193]" office:value-type="percentage" office:value="0.472061170212766" calcext:value-type="percentage">
            <text:p>47%</text:p>
          </table:table-cell>
          <table:table-cell table:formula="of:=COUNTIF([.$G$3:.$G1193];&quot;&gt;0&quot;)/COUNTIF([.$B$3:.$B1193];&quot;&gt;0&quot;)" office:value-type="percentage" office:value="0.6772908366533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194]-[.E1194]" office:value-type="float" office:value="1.16" calcext:value-type="float">
            <text:p>1.16</text:p>
          </table:table-cell>
          <table:table-cell table:formula="of:=SUM([.$H$2:.H1194])" office:value-type="float" office:value="-84.54" calcext:value-type="float">
            <text:p>-84.54</text:p>
          </table:table-cell>
          <table:table-cell table:formula="of:=SUM([.H$3:.H1194])/SUM([.E$3:.E1194])" office:value-type="percentage" office:value="-0.0215443425076453" calcext:value-type="percentage">
            <text:p>-2%</text:p>
          </table:table-cell>
          <table:table-cell table:formula="of:=[.O1194]-(1-[.O1194])/[.N1194]" office:value-type="percentage" office:value="-0.00572231290737468" calcext:value-type="percentage">
            <text:p>-0.6%</text:p>
          </table:table-cell>
          <table:table-cell table:formula="of:=AVERAGEIF([.$H$3:.$H1194];&quot;&gt;0&quot;)" office:value-type="float" office:value="1.84783151326053" calcext:value-type="float">
            <text:p>1.8</text:p>
          </table:table-cell>
          <table:table-cell table:formula="of:=AVERAGEIF([.$H$3:.$H1194];&quot;&lt;0&quot;)" office:value-type="float" office:value="-3.91666666666667" calcext:value-type="float">
            <text:p>-3.9</text:p>
          </table:table-cell>
          <table:table-cell table:formula="of:=[.L1194]/-[.M1194]" office:value-type="percentage" office:value="0.471786769343114" calcext:value-type="percentage">
            <text:p>47%</text:p>
          </table:table-cell>
          <table:table-cell table:formula="of:=COUNTIF([.$G$3:.$G1194];&quot;&gt;0&quot;)/COUNTIF([.$B$3:.$B1194];&quot;&gt;0&quot;)" office:value-type="percentage" office:value="0.6776119402985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won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0</text:p>
          </table:table-cell>
          <table:table-cell office:value-type="float" office:value="15.6" calcext:value-type="float">
            <text:p>15.60</text:p>
          </table:table-cell>
          <table:table-cell table:formula="of:=[.G1195]-[.E1195]" office:value-type="float" office:value="3.6" calcext:value-type="float">
            <text:p>3.60</text:p>
          </table:table-cell>
          <table:table-cell table:formula="of:=SUM([.$H$2:.H1195])" office:value-type="float" office:value="-80.94" calcext:value-type="float">
            <text:p>-80.94</text:p>
          </table:table-cell>
          <table:table-cell table:formula="of:=SUM([.H$3:.H1195])/SUM([.E$3:.E1195])" office:value-type="percentage" office:value="-0.0205640243902439" calcext:value-type="percentage">
            <text:p>-2%</text:p>
          </table:table-cell>
          <table:table-cell table:formula="of:=[.O1195]-(1-[.O1195])/[.N1195]" office:value-type="percentage" office:value="-0.00371579924021392" calcext:value-type="percentage">
            <text:p>-0.4%</text:p>
          </table:table-cell>
          <table:table-cell table:formula="of:=AVERAGEIF([.$H$3:.$H1195];&quot;&gt;0&quot;)" office:value-type="float" office:value="1.85056074766355" calcext:value-type="float">
            <text:p>1.9</text:p>
          </table:table-cell>
          <table:table-cell table:formula="of:=AVERAGEIF([.$H$3:.$H1195];&quot;&lt;0&quot;)" office:value-type="float" office:value="-3.91666666666667" calcext:value-type="float">
            <text:p>-3.9</text:p>
          </table:table-cell>
          <table:table-cell table:formula="of:=[.L1195]/-[.M1195]" office:value-type="percentage" office:value="0.47248359514814" calcext:value-type="percentage">
            <text:p>47%</text:p>
          </table:table-cell>
          <table:table-cell table:formula="of:=COUNTIF([.$G$3:.$G1195];&quot;&gt;0&quot;)/COUNTIF([.$B$3:.$B1195];&quot;&gt;0&quot;)" office:value-type="percentage" office:value="0.677932405566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1197]-[.E1197]" office:value-type="float" office:value="0.45" calcext:value-type="float">
            <text:p>0.45</text:p>
          </table:table-cell>
          <table:table-cell table:formula="of:=SUM([.$H$2:.H1197])" office:value-type="float" office:value="-80.49" calcext:value-type="float">
            <text:p>-80.49</text:p>
          </table:table-cell>
          <table:table-cell table:formula="of:=SUM([.H$3:.H1197])/SUM([.E$3:.E1197])" office:value-type="percentage" office:value="-0.0204445008890018" calcext:value-type="percentage">
            <text:p>-2%</text:p>
          </table:table-cell>
          <table:table-cell table:formula="of:=[.O1197]-(1-[.O1197])/[.N1197]" office:value-type="percentage" office:value="-0.00352152896757107" calcext:value-type="percentage">
            <text:p>-0.4%</text:p>
          </table:table-cell>
          <table:table-cell table:formula="of:=AVERAGEIF([.$H$3:.$H1197];&quot;&gt;0&quot;)" office:value-type="float" office:value="1.84838258164852" calcext:value-type="float">
            <text:p>1.8</text:p>
          </table:table-cell>
          <table:table-cell table:formula="of:=AVERAGEIF([.$H$3:.$H1197];&quot;&lt;0&quot;)" office:value-type="float" office:value="-3.91666666666667" calcext:value-type="float">
            <text:p>-3.9</text:p>
          </table:table-cell>
          <table:table-cell table:formula="of:=[.L1197]/-[.M1197]" office:value-type="percentage" office:value="0.471927467654942" calcext:value-type="percentage">
            <text:p>47%</text:p>
          </table:table-cell>
          <table:table-cell table:formula="of:=COUNTIF([.$G$3:.$G1197];&quot;&gt;0&quot;)/COUNTIF([.$B$3:.$B1197];&quot;&gt;0&quot;)" office:value-type="percentage" office:value="0.6782522343594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198]-[.E1198]" office:value-type="float" office:value="-3" calcext:value-type="float">
            <text:p>-3.00</text:p>
          </table:table-cell>
          <table:table-cell table:formula="of:=SUM([.$H$2:.H1198])" office:value-type="float" office:value="-83.49" calcext:value-type="float">
            <text:p>-83.49</text:p>
          </table:table-cell>
          <table:table-cell table:formula="of:=SUM([.H$3:.H1198])/SUM([.E$3:.E1198])" office:value-type="percentage" office:value="-0.0211903553299492" calcext:value-type="percentage">
            <text:p>-2%</text:p>
          </table:table-cell>
          <table:table-cell table:formula="of:=[.O1198]-(1-[.O1198])/[.N1198]" office:value-type="percentage" office:value="-0.00512819472641046" calcext:value-type="percentage">
            <text:p>-0.5%</text:p>
          </table:table-cell>
          <table:table-cell table:formula="of:=AVERAGEIF([.$H$3:.$H1198];&quot;&gt;0&quot;)" office:value-type="float" office:value="1.84838258164852" calcext:value-type="float">
            <text:p>1.8</text:p>
          </table:table-cell>
          <table:table-cell table:formula="of:=AVERAGEIF([.$H$3:.$H1198];&quot;&lt;0&quot;)" office:value-type="float" office:value="-3.91384615384615" calcext:value-type="float">
            <text:p>-3.9</text:p>
          </table:table-cell>
          <table:table-cell table:formula="of:=[.L1198]/-[.M1198]" office:value-type="percentage" office:value="0.472267562135039" calcext:value-type="percentage">
            <text:p>47%</text:p>
          </table:table-cell>
          <table:table-cell table:formula="of:=COUNTIF([.$G$3:.$G1198];&quot;&gt;0&quot;)/COUNTIF([.$B$3:.$B1198];&quot;&gt;0&quot;)" office:value-type="percentage" office:value="0.6775793650793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1199]-[.E1199]" office:value-type="float" office:value="1.52" calcext:value-type="float">
            <text:p>1.52</text:p>
          </table:table-cell>
          <table:table-cell table:formula="of:=SUM([.$H$2:.H1199])" office:value-type="float" office:value="-81.97" calcext:value-type="float">
            <text:p>-81.97</text:p>
          </table:table-cell>
          <table:table-cell table:formula="of:=SUM([.H$3:.H1199])/SUM([.E$3:.E1199])" office:value-type="percentage" office:value="-0.0207834685598377" calcext:value-type="percentage">
            <text:p>-2%</text:p>
          </table:table-cell>
          <table:table-cell table:formula="of:=[.O1199]-(1-[.O1199])/[.N1199]" office:value-type="percentage" office:value="-0.00432023488310296" calcext:value-type="percentage">
            <text:p>-0.4%</text:p>
          </table:table-cell>
          <table:table-cell table:formula="of:=AVERAGEIF([.$H$3:.$H1199];&quot;&gt;0&quot;)" office:value-type="float" office:value="1.84787267080745" calcext:value-type="float">
            <text:p>1.8</text:p>
          </table:table-cell>
          <table:table-cell table:formula="of:=AVERAGEIF([.$H$3:.$H1199];&quot;&lt;0&quot;)" office:value-type="float" office:value="-3.91384615384615" calcext:value-type="float">
            <text:p>-3.9</text:p>
          </table:table-cell>
          <table:table-cell table:formula="of:=[.L1199]/-[.M1199]" office:value-type="percentage" office:value="0.472137278311652" calcext:value-type="percentage">
            <text:p>47%</text:p>
          </table:table-cell>
          <table:table-cell table:formula="of:=COUNTIF([.$G$3:.$G1199];&quot;&gt;0&quot;)/COUNTIF([.$B$3:.$B1199];&quot;&gt;0&quot;)" office:value-type="percentage" office:value="0.6778989098116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table:style-name="ce103"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200]-[.E1200]" office:value-type="float" office:value="-4" calcext:value-type="float">
            <text:p>-4.00</text:p>
          </table:table-cell>
          <table:table-cell table:formula="of:=SUM([.$H$2:.H1200])" office:value-type="float" office:value="-85.97" calcext:value-type="float">
            <text:p>-85.97</text:p>
          </table:table-cell>
          <table:table-cell table:formula="of:=SUM([.H$3:.H1200])/SUM([.E$3:.E1200])" office:value-type="percentage" office:value="-0.0217755825734549" calcext:value-type="percentage">
            <text:p>-2%</text:p>
          </table:table-cell>
          <table:table-cell table:formula="of:=[.O1200]-(1-[.O1200])/[.N1200]" office:value-type="percentage" office:value="-0.00645917654293293" calcext:value-type="percentage">
            <text:p>-0.6%</text:p>
          </table:table-cell>
          <table:table-cell table:formula="of:=AVERAGEIF([.$H$3:.$H1200];&quot;&gt;0&quot;)" office:value-type="float" office:value="1.84787267080745" calcext:value-type="float">
            <text:p>1.8</text:p>
          </table:table-cell>
          <table:table-cell table:formula="of:=AVERAGEIF([.$H$3:.$H1200];&quot;&lt;0&quot;)" office:value-type="float" office:value="-3.91411042944785" calcext:value-type="float">
            <text:p>-3.9</text:p>
          </table:table-cell>
          <table:table-cell table:formula="of:=[.L1200]/-[.M1200]" office:value-type="percentage" office:value="0.472105400221967" calcext:value-type="percentage">
            <text:p>47%</text:p>
          </table:table-cell>
          <table:table-cell table:formula="of:=COUNTIF([.$G$3:.$G1200];&quot;&gt;0&quot;)/COUNTIF([.$B$3:.$B1200];&quot;&gt;0&quot;)" office:value-type="percentage" office:value="0.6772277227722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hapovalov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01]-[.E1201]" office:value-type="float" office:value="2.4" calcext:value-type="float">
            <text:p>2.40</text:p>
          </table:table-cell>
          <table:table-cell table:formula="of:=SUM([.$H$2:.H1201])" office:value-type="float" office:value="-83.57" calcext:value-type="float">
            <text:p>-83.57</text:p>
          </table:table-cell>
          <table:table-cell table:formula="of:=SUM([.H$3:.H1201])/SUM([.E$3:.E1201])" office:value-type="percentage" office:value="-0.0211516071880536" calcext:value-type="percentage">
            <text:p>-2%</text:p>
          </table:table-cell>
          <table:table-cell table:formula="of:=[.O1201]-(1-[.O1201])/[.N1201]" office:value-type="percentage" office:value="-0.00514741556306186" calcext:value-type="percentage">
            <text:p>-0.5%</text:p>
          </table:table-cell>
          <table:table-cell table:formula="of:=AVERAGEIF([.$H$3:.$H1201];&quot;&gt;0&quot;)" office:value-type="float" office:value="1.84872868217054" calcext:value-type="float">
            <text:p>1.8</text:p>
          </table:table-cell>
          <table:table-cell table:formula="of:=AVERAGEIF([.$H$3:.$H1201];&quot;&lt;0&quot;)" office:value-type="float" office:value="-3.91411042944785" calcext:value-type="float">
            <text:p>-3.9</text:p>
          </table:table-cell>
          <table:table-cell table:formula="of:=[.L1201]/-[.M1201]" office:value-type="percentage" office:value="0.472324099049841" calcext:value-type="percentage">
            <text:p>47%</text:p>
          </table:table-cell>
          <table:table-cell table:formula="of:=COUNTIF([.$G$3:.$G1201];&quot;&gt;0&quot;)/COUNTIF([.$B$3:.$B1201];&quot;&gt;0&quot;)" office:value-type="percentage" office:value="0.677546983184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edvedev</text:p>
          </table:table-cell>
          <table:table-cell office:value-type="float" office:value="10" calcext:value-type="float">
            <text:p>10</text:p>
          </table:table-cell>
          <table:table-cell office:value-type="float" office:value="1.26" calcext:value-type="float">
            <text:p>1.26</text:p>
          </table:table-cell>
          <table:table-cell office:value-type="float" office:value="12.6" calcext:value-type="float">
            <text:p>12.60</text:p>
          </table:table-cell>
          <table:table-cell table:formula="of:=[.G1202]-[.E1202]" office:value-type="float" office:value="2.6" calcext:value-type="float">
            <text:p>2.60</text:p>
          </table:table-cell>
          <table:table-cell table:formula="of:=SUM([.$H$2:.H1202])" office:value-type="float" office:value="-80.97" calcext:value-type="float">
            <text:p>-80.97</text:p>
          </table:table-cell>
          <table:table-cell table:formula="of:=SUM([.H$3:.H1202])/SUM([.E$3:.E1202])" office:value-type="percentage" office:value="-0.0204418076243373" calcext:value-type="percentage">
            <text:p>-2%</text:p>
          </table:table-cell>
          <table:table-cell table:formula="of:=[.O1202]-(1-[.O1202])/[.N1202]" office:value-type="percentage" office:value="-0.00372542617962013" calcext:value-type="percentage">
            <text:p>-0.4%</text:p>
          </table:table-cell>
          <table:table-cell table:formula="of:=AVERAGEIF([.$H$3:.$H1202];&quot;&gt;0&quot;)" office:value-type="float" office:value="1.84989164086687" calcext:value-type="float">
            <text:p>1.8</text:p>
          </table:table-cell>
          <table:table-cell table:formula="of:=AVERAGEIF([.$H$3:.$H1202];&quot;&lt;0&quot;)" office:value-type="float" office:value="-3.91411042944785" calcext:value-type="float">
            <text:p>-3.9</text:p>
          </table:table-cell>
          <table:table-cell table:formula="of:=[.L1202]/-[.M1202]" office:value-type="percentage" office:value="0.47262121859138" calcext:value-type="percentage">
            <text:p>47%</text:p>
          </table:table-cell>
          <table:table-cell table:formula="of:=COUNTIF([.$G$3:.$G1202];&quot;&gt;0&quot;)/COUNTIF([.$B$3:.$B1202];&quot;&gt;0&quot;)" office:value-type="percentage" office:value="0.6778656126482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erbert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203]-[.E1203]" office:value-type="float" office:value="-4" calcext:value-type="float">
            <text:p>-4.00</text:p>
          </table:table-cell>
          <table:table-cell table:formula="of:=SUM([.$H$2:.H1203])" office:value-type="float" office:value="-84.97" calcext:value-type="float">
            <text:p>-84.97</text:p>
          </table:table-cell>
          <table:table-cell table:formula="of:=SUM([.H$3:.H1203])/SUM([.E$3:.E1203])" office:value-type="percentage" office:value="-0.0214300126103405" calcext:value-type="percentage">
            <text:p>-2%</text:p>
          </table:table-cell>
          <table:table-cell table:formula="of:=[.O1203]-(1-[.O1203])/[.N1203]" office:value-type="percentage" office:value="-0.00585628835795526" calcext:value-type="percentage">
            <text:p>-0.6%</text:p>
          </table:table-cell>
          <table:table-cell table:formula="of:=AVERAGEIF([.$H$3:.$H1203];&quot;&gt;0&quot;)" office:value-type="float" office:value="1.84989164086687" calcext:value-type="float">
            <text:p>1.8</text:p>
          </table:table-cell>
          <table:table-cell table:formula="of:=AVERAGEIF([.$H$3:.$H1203];&quot;&lt;0&quot;)" office:value-type="float" office:value="-3.91437308868502" calcext:value-type="float">
            <text:p>-3.9</text:p>
          </table:table-cell>
          <table:table-cell table:formula="of:=[.L1203]/-[.M1203]" office:value-type="percentage" office:value="0.472589505127709" calcext:value-type="percentage">
            <text:p>47%</text:p>
          </table:table-cell>
          <table:table-cell table:formula="of:=COUNTIF([.$G$3:.$G1203];&quot;&gt;0&quot;)/COUNTIF([.$B$3:.$B1203];&quot;&gt;0&quot;)" office:value-type="percentage" office:value="0.6771964461994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204]-[.E1204]" office:value-type="float" office:value="-5" calcext:value-type="float">
            <text:p>-5.00</text:p>
          </table:table-cell>
          <table:table-cell table:formula="of:=SUM([.$H$2:.H1204])" office:value-type="float" office:value="-89.97" calcext:value-type="float">
            <text:p>-89.97</text:p>
          </table:table-cell>
          <table:table-cell table:formula="of:=SUM([.H$3:.H1204])/SUM([.E$3:.E1204])" office:value-type="percentage" office:value="-0.0226624685138539" calcext:value-type="percentage">
            <text:p>-2%</text:p>
          </table:table-cell>
          <table:table-cell table:formula="of:=[.O1204]-(1-[.O1204])/[.N1204]" office:value-type="percentage" office:value="-0.00851605633397434" calcext:value-type="percentage">
            <text:p>-0.9%</text:p>
          </table:table-cell>
          <table:table-cell table:formula="of:=AVERAGEIF([.$H$3:.$H1204];&quot;&gt;0&quot;)" office:value-type="float" office:value="1.84989164086687" calcext:value-type="float">
            <text:p>1.8</text:p>
          </table:table-cell>
          <table:table-cell table:formula="of:=AVERAGEIF([.$H$3:.$H1204];&quot;&lt;0&quot;)" office:value-type="float" office:value="-3.91768292682927" calcext:value-type="float">
            <text:p>-3.9</text:p>
          </table:table-cell>
          <table:table-cell table:formula="of:=[.L1204]/-[.M1204]" office:value-type="percentage" office:value="0.472190239847731" calcext:value-type="percentage">
            <text:p>47%</text:p>
          </table:table-cell>
          <table:table-cell table:formula="of:=COUNTIF([.$G$3:.$G1204];&quot;&gt;0&quot;)/COUNTIF([.$B$3:.$B1204];&quot;&gt;0&quot;)" office:value-type="percentage" office:value="0.676528599605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paul t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205]-[.E1205]" office:value-type="float" office:value="-9" calcext:value-type="float">
            <text:p>-9.00</text:p>
          </table:table-cell>
          <table:table-cell table:formula="of:=SUM([.$H$2:.H1205])" office:value-type="float" office:value="-98.97" calcext:value-type="float">
            <text:p>-98.97</text:p>
          </table:table-cell>
          <table:table-cell table:formula="of:=SUM([.H$3:.H1205])/SUM([.E$3:.E1205])" office:value-type="percentage" office:value="-0.0248730836893692" calcext:value-type="percentage">
            <text:p>-2%</text:p>
          </table:table-cell>
          <table:table-cell table:formula="of:=[.O1205]-(1-[.O1205])/[.N1205]" office:value-type="percentage" office:value="-0.0133009171936203" calcext:value-type="percentage">
            <text:p>-1.3%</text:p>
          </table:table-cell>
          <table:table-cell table:formula="of:=AVERAGEIF([.$H$3:.$H1205];&quot;&gt;0&quot;)" office:value-type="float" office:value="1.84989164086687" calcext:value-type="float">
            <text:p>1.8</text:p>
          </table:table-cell>
          <table:table-cell table:formula="of:=AVERAGEIF([.$H$3:.$H1205];&quot;&lt;0&quot;)" office:value-type="float" office:value="-3.93313069908815" calcext:value-type="float">
            <text:p>-3.9</text:p>
          </table:table-cell>
          <table:table-cell table:formula="of:=[.L1205]/-[.M1205]" office:value-type="percentage" office:value="0.470335664486245" calcext:value-type="percentage">
            <text:p>47%</text:p>
          </table:table-cell>
          <table:table-cell table:formula="of:=COUNTIF([.$G$3:.$G1205];&quot;&gt;0&quot;)/COUNTIF([.$B$3:.$B1205];&quot;&gt;0&quot;)" office:value-type="percentage" office:value="0.67586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1206]-[.E1206]" office:value-type="float" office:value="0.14" calcext:value-type="float">
            <text:p>0.14</text:p>
          </table:table-cell>
          <table:table-cell table:formula="of:=SUM([.$H$2:.H1206])" office:value-type="float" office:value="-98.83" calcext:value-type="float">
            <text:p>-98.83</text:p>
          </table:table-cell>
          <table:table-cell table:formula="of:=SUM([.H$3:.H1206])/SUM([.E$3:.E1206])" office:value-type="percentage" office:value="-0.0248316582914573" calcext:value-type="percentage">
            <text:p>-2%</text:p>
          </table:table-cell>
          <table:table-cell table:formula="of:=[.O1206]-(1-[.O1206])/[.N1206]" office:value-type="percentage" office:value="-0.0132885668621981" calcext:value-type="percentage">
            <text:p>-1.3%</text:p>
          </table:table-cell>
          <table:table-cell table:formula="of:=AVERAGEIF([.$H$3:.$H1206];&quot;&gt;0&quot;)" office:value-type="float" office:value="1.84724884080371" calcext:value-type="float">
            <text:p>1.8</text:p>
          </table:table-cell>
          <table:table-cell table:formula="of:=AVERAGEIF([.$H$3:.$H1206];&quot;&lt;0&quot;)" office:value-type="float" office:value="-3.93313069908815" calcext:value-type="float">
            <text:p>-3.9</text:p>
          </table:table-cell>
          <table:table-cell table:formula="of:=[.L1206]/-[.M1206]" office:value-type="percentage" office:value="0.469663731549011" calcext:value-type="percentage">
            <text:p>47%</text:p>
          </table:table-cell>
          <table:table-cell table:formula="of:=COUNTIF([.$G$3:.$G1206];&quot;&gt;0&quot;)/COUNTIF([.$B$3:.$B1206];&quot;&gt;0&quot;)" office:value-type="percentage" office:value="0.6761811023622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1208]-[.E1208]" office:value-type="float" office:value="0.2" calcext:value-type="float">
            <text:p>0.20</text:p>
          </table:table-cell>
          <table:table-cell table:formula="of:=SUM([.$H$2:.H1208])" office:value-type="float" office:value="-98.63" calcext:value-type="float">
            <text:p>-98.63</text:p>
          </table:table-cell>
          <table:table-cell table:formula="of:=SUM([.H$3:.H1208])/SUM([.E$3:.E1208])" office:value-type="percentage" office:value="-0.0247751821150465" calcext:value-type="percentage">
            <text:p>-2%</text:p>
          </table:table-cell>
          <table:table-cell table:formula="of:=[.O1208]-(1-[.O1208])/[.N1208]" office:value-type="percentage" office:value="-0.0132413879513775" calcext:value-type="percentage">
            <text:p>-1.3%</text:p>
          </table:table-cell>
          <table:table-cell table:formula="of:=AVERAGEIF([.$H$3:.$H1208];&quot;&gt;0&quot;)" office:value-type="float" office:value="1.84470679012346" calcext:value-type="float">
            <text:p>1.8</text:p>
          </table:table-cell>
          <table:table-cell table:formula="of:=AVERAGEIF([.$H$3:.$H1208];&quot;&lt;0&quot;)" office:value-type="float" office:value="-3.93313069908815" calcext:value-type="float">
            <text:p>-3.9</text:p>
          </table:table-cell>
          <table:table-cell table:formula="of:=[.L1208]/-[.M1208]" office:value-type="percentage" office:value="0.469017414181311" calcext:value-type="percentage">
            <text:p>47%</text:p>
          </table:table-cell>
          <table:table-cell table:formula="of:=COUNTIF([.$G$3:.$G1208];&quot;&gt;0&quot;)/COUNTIF([.$B$3:.$B1208];&quot;&gt;0&quot;)" office:value-type="percentage" office:value="0.676499508357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coric</text:p>
          </table:table-cell>
          <table:table-cell office:value-type="float" office:value="7" calcext:value-type="float">
            <text:p>7</text:p>
          </table:table-cell>
          <table:table-cell office:value-type="float" office:value="1.68" calcext:value-type="float">
            <text:p>1.68</text:p>
          </table:table-cell>
          <table:table-cell office:value-type="float" office:value="11.76" calcext:value-type="float">
            <text:p>11.76</text:p>
          </table:table-cell>
          <table:table-cell table:formula="of:=[.G1209]-[.E1209]" office:value-type="float" office:value="4.76" calcext:value-type="float">
            <text:p>4.76</text:p>
          </table:table-cell>
          <table:table-cell table:formula="of:=SUM([.$H$2:.H1209])" office:value-type="float" office:value="-93.87" calcext:value-type="float">
            <text:p>-93.87</text:p>
          </table:table-cell>
          <table:table-cell table:formula="of:=SUM([.H$3:.H1209])/SUM([.E$3:.E1209])" office:value-type="percentage" office:value="-0.0235381143430291" calcext:value-type="percentage">
            <text:p>-2%</text:p>
          </table:table-cell>
          <table:table-cell table:formula="of:=[.O1209]-(1-[.O1209])/[.N1209]" office:value-type="percentage" office:value="-0.0105722256644205" calcext:value-type="percentage">
            <text:p>-1.1%</text:p>
          </table:table-cell>
          <table:table-cell table:formula="of:=AVERAGEIF([.$H$3:.$H1209];&quot;&gt;0&quot;)" office:value-type="float" office:value="1.84919876733436" calcext:value-type="float">
            <text:p>1.8</text:p>
          </table:table-cell>
          <table:table-cell table:formula="of:=AVERAGEIF([.$H$3:.$H1209];&quot;&lt;0&quot;)" office:value-type="float" office:value="-3.93313069908815" calcext:value-type="float">
            <text:p>-3.9</text:p>
          </table:table-cell>
          <table:table-cell table:formula="of:=[.L1209]/-[.M1209]" office:value-type="percentage" office:value="0.470159501122878" calcext:value-type="percentage">
            <text:p>47%</text:p>
          </table:table-cell>
          <table:table-cell table:formula="of:=COUNTIF([.$G$3:.$G1209];&quot;&gt;0&quot;)/COUNTIF([.$B$3:.$B1209];&quot;&gt;0&quot;)" office:value-type="percentage" office:value="0.676817288801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1210]-[.E1210]" office:value-type="float" office:value="-1" calcext:value-type="float">
            <text:p>-1.00</text:p>
          </table:table-cell>
          <table:table-cell table:formula="of:=SUM([.$H$2:.H1210])" office:value-type="float" office:value="-94.87" calcext:value-type="float">
            <text:p>-94.87</text:p>
          </table:table-cell>
          <table:table-cell table:formula="of:=SUM([.H$3:.H1210])/SUM([.E$3:.E1210])" office:value-type="percentage" office:value="-0.0237829029832038" calcext:value-type="percentage">
            <text:p>-2%</text:p>
          </table:table-cell>
          <table:table-cell table:formula="of:=[.O1210]-(1-[.O1210])/[.N1210]" office:value-type="percentage" office:value="-0.0110925421744672" calcext:value-type="percentage">
            <text:p>-1.1%</text:p>
          </table:table-cell>
          <table:table-cell table:formula="of:=AVERAGEIF([.$H$3:.$H1210];&quot;&gt;0&quot;)" office:value-type="float" office:value="1.84919876733436" calcext:value-type="float">
            <text:p>1.8</text:p>
          </table:table-cell>
          <table:table-cell table:formula="of:=AVERAGEIF([.$H$3:.$H1210];&quot;&lt;0&quot;)" office:value-type="float" office:value="-3.92424242424242" calcext:value-type="float">
            <text:p>-3.9</text:p>
          </table:table-cell>
          <table:table-cell table:formula="of:=[.L1210]/-[.M1210]" office:value-type="percentage" office:value="0.471224396309142" calcext:value-type="percentage">
            <text:p>47%</text:p>
          </table:table-cell>
          <table:table-cell table:formula="of:=COUNTIF([.$G$3:.$G1210];&quot;&gt;0&quot;)/COUNTIF([.$B$3:.$B1210];&quot;&gt;0&quot;)" office:value-type="percentage" office:value="0.6761530912659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tdj</text:p>
          </table:table-cell>
          <table:table-cell office:value-type="string" calcext:value-type="string">
            <text:p>martinez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211]-[.E1211]" office:value-type="float" office:value="-3" calcext:value-type="float">
            <text:p>-3.00</text:p>
          </table:table-cell>
          <table:table-cell table:formula="of:=SUM([.$H$2:.H1211])" office:value-type="float" office:value="-97.87" calcext:value-type="float">
            <text:p>-97.87</text:p>
          </table:table-cell>
          <table:table-cell table:formula="of:=SUM([.H$3:.H1211])/SUM([.E$3:.E1211])" office:value-type="percentage" office:value="-0.0245165330661323" calcext:value-type="percentage">
            <text:p>-2%</text:p>
          </table:table-cell>
          <table:table-cell table:formula="of:=[.O1211]-(1-[.O1211])/[.N1211]" office:value-type="percentage" office:value="-0.0126721811019495" calcext:value-type="percentage">
            <text:p>-1.3%</text:p>
          </table:table-cell>
          <table:table-cell table:formula="of:=AVERAGEIF([.$H$3:.$H1211];&quot;&gt;0&quot;)" office:value-type="float" office:value="1.84919876733436" calcext:value-type="float">
            <text:p>1.8</text:p>
          </table:table-cell>
          <table:table-cell table:formula="of:=AVERAGEIF([.$H$3:.$H1211];&quot;&lt;0&quot;)" office:value-type="float" office:value="-3.9214501510574" calcext:value-type="float">
            <text:p>-3.9</text:p>
          </table:table-cell>
          <table:table-cell table:formula="of:=[.L1211]/-[.M1211]" office:value-type="percentage" office:value="0.471559932193893" calcext:value-type="percentage">
            <text:p>47%</text:p>
          </table:table-cell>
          <table:table-cell table:formula="of:=COUNTIF([.$G$3:.$G1211];&quot;&gt;0&quot;)/COUNTIF([.$B$3:.$B1211];&quot;&gt;0&quot;)" office:value-type="percentage" office:value="0.6754901960784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212]-[.E1212]" office:value-type="float" office:value="-1" calcext:value-type="float">
            <text:p>-1.00</text:p>
          </table:table-cell>
          <table:table-cell table:formula="of:=SUM([.$H$2:.H1212])" office:value-type="float" office:value="-98.87" calcext:value-type="float">
            <text:p>-98.87</text:p>
          </table:table-cell>
          <table:table-cell table:formula="of:=SUM([.H$3:.H1212])/SUM([.E$3:.E1212])" office:value-type="percentage" office:value="-0.0247608314550463" calcext:value-type="percentage">
            <text:p>-2%</text:p>
          </table:table-cell>
          <table:table-cell table:formula="of:=[.O1212]-(1-[.O1212])/[.N1212]" office:value-type="percentage" office:value="-0.0131894216193835" calcext:value-type="percentage">
            <text:p>-1.3%</text:p>
          </table:table-cell>
          <table:table-cell table:formula="of:=AVERAGEIF([.$H$3:.$H1212];&quot;&gt;0&quot;)" office:value-type="float" office:value="1.84919876733436" calcext:value-type="float">
            <text:p>1.8</text:p>
          </table:table-cell>
          <table:table-cell table:formula="of:=AVERAGEIF([.$H$3:.$H1212];&quot;&lt;0&quot;)" office:value-type="float" office:value="-3.91265060240964" calcext:value-type="float">
            <text:p>-3.9</text:p>
          </table:table-cell>
          <table:table-cell table:formula="of:=[.L1212]/-[.M1212]" office:value-type="percentage" office:value="0.472620470173216" calcext:value-type="percentage">
            <text:p>47%</text:p>
          </table:table-cell>
          <table:table-cell table:formula="of:=COUNTIF([.$G$3:.$G1212];&quot;&gt;0&quot;)/COUNTIF([.$B$3:.$B1212];&quot;&gt;0&quot;)" office:value-type="percentage" office:value="0.67482859941234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213]-[.E1213]" office:value-type="float" office:value="0.9" calcext:value-type="float">
            <text:p>0.90</text:p>
          </table:table-cell>
          <table:table-cell table:formula="of:=SUM([.$H$2:.H1213])" office:value-type="float" office:value="-97.97" calcext:value-type="float">
            <text:p>-97.97</text:p>
          </table:table-cell>
          <table:table-cell table:formula="of:=SUM([.H$3:.H1213])/SUM([.E$3:.E1213])" office:value-type="percentage" office:value="-0.024523153942428" calcext:value-type="percentage">
            <text:p>-2%</text:p>
          </table:table-cell>
          <table:table-cell table:formula="of:=[.O1213]-(1-[.O1213])/[.N1213]" office:value-type="percentage" office:value="-0.012741265312831" calcext:value-type="percentage">
            <text:p>-1.3%</text:p>
          </table:table-cell>
          <table:table-cell table:formula="of:=AVERAGEIF([.$H$3:.$H1213];&quot;&gt;0&quot;)" office:value-type="float" office:value="1.84773846153846" calcext:value-type="float">
            <text:p>1.8</text:p>
          </table:table-cell>
          <table:table-cell table:formula="of:=AVERAGEIF([.$H$3:.$H1213];&quot;&lt;0&quot;)" office:value-type="float" office:value="-3.91265060240964" calcext:value-type="float">
            <text:p>-3.9</text:p>
          </table:table-cell>
          <table:table-cell table:formula="of:=[.L1213]/-[.M1213]" office:value-type="percentage" office:value="0.472247243441701" calcext:value-type="percentage">
            <text:p>47%</text:p>
          </table:table-cell>
          <table:table-cell table:formula="of:=COUNTIF([.$G$3:.$G1213];&quot;&gt;0&quot;)/COUNTIF([.$B$3:.$B1213];&quot;&gt;0&quot;)" office:value-type="percentage" office:value="0.6751467710371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edvedev</text:p>
          </table:table-cell>
          <table:table-cell office:value-type="float" office:value="11" calcext:value-type="float">
            <text:p>11</text:p>
          </table:table-cell>
          <table:table-cell office:value-type="float" office:value="1.18" calcext:value-type="float">
            <text:p>1.18</text:p>
          </table:table-cell>
          <table:table-cell office:value-type="float" office:value="0" calcext:value-type="float">
            <text:p>0.00</text:p>
          </table:table-cell>
          <table:table-cell table:formula="of:=[.G1214]-[.E1214]" office:value-type="float" office:value="-11" calcext:value-type="float">
            <text:p>-11.00</text:p>
          </table:table-cell>
          <table:table-cell table:formula="of:=SUM([.$H$2:.H1214])" office:value-type="float" office:value="-108.97" calcext:value-type="float">
            <text:p>-108.97</text:p>
          </table:table-cell>
          <table:table-cell table:formula="of:=SUM([.H$3:.H1214])/SUM([.E$3:.E1214])" office:value-type="percentage" office:value="-0.0272016974538193" calcext:value-type="percentage">
            <text:p>-3%</text:p>
          </table:table-cell>
          <table:table-cell table:formula="of:=[.O1214]-(1-[.O1214])/[.N1214]" office:value-type="percentage" office:value="-0.0185481883019457" calcext:value-type="percentage">
            <text:p>-1.9%</text:p>
          </table:table-cell>
          <table:table-cell table:formula="of:=AVERAGEIF([.$H$3:.$H1214];&quot;&gt;0&quot;)" office:value-type="float" office:value="1.84773846153846" calcext:value-type="float">
            <text:p>1.8</text:p>
          </table:table-cell>
          <table:table-cell table:formula="of:=AVERAGEIF([.$H$3:.$H1214];&quot;&lt;0&quot;)" office:value-type="float" office:value="-3.93393393393393" calcext:value-type="float">
            <text:p>-3.9</text:p>
          </table:table-cell>
          <table:table-cell table:formula="of:=[.L1214]/-[.M1214]" office:value-type="percentage" office:value="0.469692295948326" calcext:value-type="percentage">
            <text:p>47%</text:p>
          </table:table-cell>
          <table:table-cell table:formula="of:=COUNTIF([.$G$3:.$G1214];&quot;&gt;0&quot;)/COUNTIF([.$B$3:.$B1214];&quot;&gt;0&quot;)" office:value-type="percentage" office:value="0.6744868035190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ugeraliass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1215]-[.E1215]" office:value-type="float" office:value="0.52" calcext:value-type="float">
            <text:p>0.52</text:p>
          </table:table-cell>
          <table:table-cell table:formula="of:=SUM([.$H$2:.H1215])" office:value-type="float" office:value="-108.45" calcext:value-type="float">
            <text:p>-108.45</text:p>
          </table:table-cell>
          <table:table-cell table:formula="of:=SUM([.H$3:.H1215])/SUM([.E$3:.E1215])" office:value-type="percentage" office:value="-0.027065136011979" calcext:value-type="percentage">
            <text:p>-3%</text:p>
          </table:table-cell>
          <table:table-cell table:formula="of:=[.O1215]-(1-[.O1215])/[.N1215]" office:value-type="percentage" office:value="-0.018318582963152" calcext:value-type="percentage">
            <text:p>-1.8%</text:p>
          </table:table-cell>
          <table:table-cell table:formula="of:=AVERAGEIF([.$H$3:.$H1215];&quot;&gt;0&quot;)" office:value-type="float" office:value="1.84569892473118" calcext:value-type="float">
            <text:p>1.8</text:p>
          </table:table-cell>
          <table:table-cell table:formula="of:=AVERAGEIF([.$H$3:.$H1215];&quot;&lt;0&quot;)" office:value-type="float" office:value="-3.93393393393393" calcext:value-type="float">
            <text:p>-3.9</text:p>
          </table:table-cell>
          <table:table-cell table:formula="of:=[.L1215]/-[.M1215]" office:value-type="percentage" office:value="0.469173848805713" calcext:value-type="percentage">
            <text:p>47%</text:p>
          </table:table-cell>
          <table:table-cell table:formula="of:=COUNTIF([.$G$3:.$G1215];&quot;&gt;0&quot;)/COUNTIF([.$B$3:.$B1215];&quot;&gt;0&quot;)" office:value-type="percentage" office:value="0.67480468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216]-[.E1216]" office:value-type="float" office:value="0.55" calcext:value-type="float">
            <text:p>0.55</text:p>
          </table:table-cell>
          <table:table-cell table:formula="of:=SUM([.$H$2:.H1216])" office:value-type="float" office:value="-107.9" calcext:value-type="float">
            <text:p>-107.90</text:p>
          </table:table-cell>
          <table:table-cell table:formula="of:=SUM([.H$3:.H1216])/SUM([.E$3:.E1216])" office:value-type="percentage" office:value="-0.0269211576846307" calcext:value-type="percentage">
            <text:p>-3%</text:p>
          </table:table-cell>
          <table:table-cell table:formula="of:=[.O1216]-(1-[.O1216])/[.N1216]" office:value-type="percentage" office:value="-0.01807146436825" calcext:value-type="percentage">
            <text:p>-1.8%</text:p>
          </table:table-cell>
          <table:table-cell table:formula="of:=AVERAGEIF([.$H$3:.$H1216];&quot;&gt;0&quot;)" office:value-type="float" office:value="1.84371165644172" calcext:value-type="float">
            <text:p>1.8</text:p>
          </table:table-cell>
          <table:table-cell table:formula="of:=AVERAGEIF([.$H$3:.$H1216];&quot;&lt;0&quot;)" office:value-type="float" office:value="-3.93393393393393" calcext:value-type="float">
            <text:p>-3.9</text:p>
          </table:table-cell>
          <table:table-cell table:formula="of:=[.L1216]/-[.M1216]" office:value-type="percentage" office:value="0.468668688240528" calcext:value-type="percentage">
            <text:p>47%</text:p>
          </table:table-cell>
          <table:table-cell table:formula="of:=COUNTIF([.$G$3:.$G1216];&quot;&gt;0&quot;)/COUNTIF([.$B$3:.$B1216];&quot;&gt;0&quot;)" office:value-type="percentage" office:value="0.67512195121951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1218]-[.E1218]" office:value-type="float" office:value="2.1" calcext:value-type="float">
            <text:p>2.10</text:p>
          </table:table-cell>
          <table:table-cell table:formula="of:=SUM([.$H$2:.H1218])" office:value-type="float" office:value="-105.8" calcext:value-type="float">
            <text:p>-105.80</text:p>
          </table:table-cell>
          <table:table-cell table:formula="of:=SUM([.H$3:.H1218])/SUM([.E$3:.E1218])" office:value-type="percentage" office:value="-0.0263774619795562" calcext:value-type="percentage">
            <text:p>-3%</text:p>
          </table:table-cell>
          <table:table-cell table:formula="of:=[.O1218]-(1-[.O1218])/[.N1218]" office:value-type="percentage" office:value="-0.0169318043119391" calcext:value-type="percentage">
            <text:p>-1.7%</text:p>
          </table:table-cell>
          <table:table-cell table:formula="of:=AVERAGEIF([.$H$3:.$H1218];&quot;&gt;0&quot;)" office:value-type="float" office:value="1.84410413476263" calcext:value-type="float">
            <text:p>1.8</text:p>
          </table:table-cell>
          <table:table-cell table:formula="of:=AVERAGEIF([.$H$3:.$H1218];&quot;&lt;0&quot;)" office:value-type="float" office:value="-3.93393393393393" calcext:value-type="float">
            <text:p>-3.9</text:p>
          </table:table-cell>
          <table:table-cell table:formula="of:=[.L1218]/-[.M1218]" office:value-type="percentage" office:value="0.468768455630501" calcext:value-type="percentage">
            <text:p>47%</text:p>
          </table:table-cell>
          <table:table-cell table:formula="of:=COUNTIF([.$G$3:.$G1218];&quot;&gt;0&quot;)/COUNTIF([.$B$3:.$B1218];&quot;&gt;0&quot;)" office:value-type="percentage" office:value="0.6754385964912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219]-[.E1219]" office:value-type="float" office:value="-1" calcext:value-type="float">
            <text:p>-1.00</text:p>
          </table:table-cell>
          <table:table-cell table:formula="of:=SUM([.$H$2:.H1219])" office:value-type="float" office:value="-106.8" calcext:value-type="float">
            <text:p>-106.80</text:p>
          </table:table-cell>
          <table:table-cell table:formula="of:=SUM([.H$3:.H1219])/SUM([.E$3:.E1219])" office:value-type="percentage" office:value="-0.0266201395812562" calcext:value-type="percentage">
            <text:p>-3%</text:p>
          </table:table-cell>
          <table:table-cell table:formula="of:=[.O1219]-(1-[.O1219])/[.N1219]" office:value-type="percentage" office:value="-0.0174433300391186" calcext:value-type="percentage">
            <text:p>-1.7%</text:p>
          </table:table-cell>
          <table:table-cell table:formula="of:=AVERAGEIF([.$H$3:.$H1219];&quot;&gt;0&quot;)" office:value-type="float" office:value="1.84410413476263" calcext:value-type="float">
            <text:p>1.8</text:p>
          </table:table-cell>
          <table:table-cell table:formula="of:=AVERAGEIF([.$H$3:.$H1219];&quot;&lt;0&quot;)" office:value-type="float" office:value="-3.9251497005988" calcext:value-type="float">
            <text:p>-3.9</text:p>
          </table:table-cell>
          <table:table-cell table:formula="of:=[.L1219]/-[.M1219]" office:value-type="percentage" office:value="0.469817529375072" calcext:value-type="percentage">
            <text:p>47%</text:p>
          </table:table-cell>
          <table:table-cell table:formula="of:=COUNTIF([.$G$3:.$G1219];&quot;&gt;0&quot;)/COUNTIF([.$B$3:.$B1219];&quot;&gt;0&quot;)" office:value-type="percentage" office:value="0.67478091528724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220]-[.E1220]" office:value-type="float" office:value="-2" calcext:value-type="float">
            <text:p>-2.00</text:p>
          </table:table-cell>
          <table:table-cell table:formula="of:=SUM([.$H$2:.H1220])" office:value-type="float" office:value="-108.8" calcext:value-type="float">
            <text:p>-108.80</text:p>
          </table:table-cell>
          <table:table-cell table:formula="of:=SUM([.H$3:.H1220])/SUM([.E$3:.E1220])" office:value-type="percentage" office:value="-0.0271051320378675" calcext:value-type="percentage">
            <text:p>-3%</text:p>
          </table:table-cell>
          <table:table-cell table:formula="of:=[.O1220]-(1-[.O1220])/[.N1220]" office:value-type="percentage" office:value="-0.0184813593408805" calcext:value-type="percentage">
            <text:p>-1.8%</text:p>
          </table:table-cell>
          <table:table-cell table:formula="of:=AVERAGEIF([.$H$3:.$H1220];&quot;&gt;0&quot;)" office:value-type="float" office:value="1.84410413476263" calcext:value-type="float">
            <text:p>1.8</text:p>
          </table:table-cell>
          <table:table-cell table:formula="of:=AVERAGEIF([.$H$3:.$H1220];&quot;&lt;0&quot;)" office:value-type="float" office:value="-3.91940298507463" calcext:value-type="float">
            <text:p>-3.9</text:p>
          </table:table-cell>
          <table:table-cell table:formula="of:=[.L1220]/-[.M1220]" office:value-type="percentage" office:value="0.470506386249415" calcext:value-type="percentage">
            <text:p>47%</text:p>
          </table:table-cell>
          <table:table-cell table:formula="of:=COUNTIF([.$G$3:.$G1220];&quot;&gt;0&quot;)/COUNTIF([.$B$3:.$B1220];&quot;&gt;0&quot;)" office:value-type="percentage" office:value="0.67412451361867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1221]-[.E1221]" office:value-type="float" office:value="0.22" calcext:value-type="float">
            <text:p>0.22</text:p>
          </table:table-cell>
          <table:table-cell table:formula="of:=SUM([.$H$2:.H1221])" office:value-type="float" office:value="-108.58" calcext:value-type="float">
            <text:p>-108.58</text:p>
          </table:table-cell>
          <table:table-cell table:formula="of:=SUM([.H$3:.H1221])/SUM([.E$3:.E1221])" office:value-type="percentage" office:value="-0.0270435865504359" calcext:value-type="percentage">
            <text:p>-3%</text:p>
          </table:table-cell>
          <table:table-cell table:formula="of:=[.O1221]-(1-[.O1221])/[.N1221]" office:value-type="percentage" office:value="-0.0184246205937063" calcext:value-type="percentage">
            <text:p>-1.8%</text:p>
          </table:table-cell>
          <table:table-cell table:formula="of:=AVERAGEIF([.$H$3:.$H1221];&quot;&gt;0&quot;)" office:value-type="float" office:value="1.84162079510703" calcext:value-type="float">
            <text:p>1.8</text:p>
          </table:table-cell>
          <table:table-cell table:formula="of:=AVERAGEIF([.$H$3:.$H1221];&quot;&lt;0&quot;)" office:value-type="float" office:value="-3.91940298507463" calcext:value-type="float">
            <text:p>-3.9</text:p>
          </table:table-cell>
          <table:table-cell table:formula="of:=[.L1221]/-[.M1221]" office:value-type="percentage" office:value="0.469872784737895" calcext:value-type="percentage">
            <text:p>47%</text:p>
          </table:table-cell>
          <table:table-cell table:formula="of:=COUNTIF([.$G$3:.$G1221];&quot;&gt;0&quot;)/COUNTIF([.$B$3:.$B1221];&quot;&gt;0&quot;)" office:value-type="percentage" office:value="0.6744412050534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1222]-[.E1222]" office:value-type="float" office:value="1.1" calcext:value-type="float">
            <text:p>1.10</text:p>
          </table:table-cell>
          <table:table-cell table:formula="of:=SUM([.$H$2:.H1222])" office:value-type="float" office:value="-107.48" calcext:value-type="float">
            <text:p>-107.48</text:p>
          </table:table-cell>
          <table:table-cell table:formula="of:=SUM([.H$3:.H1222])/SUM([.E$3:.E1222])" office:value-type="percentage" office:value="-0.026756285785412" calcext:value-type="percentage">
            <text:p>-3%</text:p>
          </table:table-cell>
          <table:table-cell table:formula="of:=[.O1222]-(1-[.O1222])/[.N1222]" office:value-type="percentage" office:value="-0.0178616873707808" calcext:value-type="percentage">
            <text:p>-1.8%</text:p>
          </table:table-cell>
          <table:table-cell table:formula="of:=AVERAGEIF([.$H$3:.$H1222];&quot;&gt;0&quot;)" office:value-type="float" office:value="1.84048854961832" calcext:value-type="float">
            <text:p>1.8</text:p>
          </table:table-cell>
          <table:table-cell table:formula="of:=AVERAGEIF([.$H$3:.$H1222];&quot;&lt;0&quot;)" office:value-type="float" office:value="-3.91940298507463" calcext:value-type="float">
            <text:p>-3.9</text:p>
          </table:table-cell>
          <table:table-cell table:formula="of:=[.L1222]/-[.M1222]" office:value-type="percentage" office:value="0.46958390260635" calcext:value-type="percentage">
            <text:p>47%</text:p>
          </table:table-cell>
          <table:table-cell table:formula="of:=COUNTIF([.$G$3:.$G1222];&quot;&gt;0&quot;)/COUNTIF([.$B$3:.$B1222];&quot;&gt;0&quot;)" office:value-type="percentage" office:value="0.67475728155339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3" calcext:value-type="date">
            <text:p>2020-02-23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klizan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0</text:p>
          </table:table-cell>
          <table:table-cell office:value-type="float" office:value="12.6" calcext:value-type="float">
            <text:p>12.60</text:p>
          </table:table-cell>
          <table:table-cell table:formula="of:=[.G1224]-[.E1224]" office:value-type="float" office:value="3.6" calcext:value-type="float">
            <text:p>3.60</text:p>
          </table:table-cell>
          <table:table-cell table:formula="of:=SUM([.$H$2:.H1224])" office:value-type="float" office:value="-103.88" calcext:value-type="float">
            <text:p>-103.88</text:p>
          </table:table-cell>
          <table:table-cell table:formula="of:=SUM([.H$3:.H1224])/SUM([.E$3:.E1224])" office:value-type="percentage" office:value="-0.0258022851465474" calcext:value-type="percentage">
            <text:p>-3%</text:p>
          </table:table-cell>
          <table:table-cell table:formula="of:=[.O1224]-(1-[.O1224])/[.N1224]" office:value-type="percentage" office:value="-0.0158675090970448" calcext:value-type="percentage">
            <text:p>-1.6%</text:p>
          </table:table-cell>
          <table:table-cell table:formula="of:=AVERAGEIF([.$H$3:.$H1224];&quot;&gt;0&quot;)" office:value-type="float" office:value="1.84317073170732" calcext:value-type="float">
            <text:p>1.8</text:p>
          </table:table-cell>
          <table:table-cell table:formula="of:=AVERAGEIF([.$H$3:.$H1224];&quot;&lt;0&quot;)" office:value-type="float" office:value="-3.91940298507463" calcext:value-type="float">
            <text:p>-3.9</text:p>
          </table:table-cell>
          <table:table-cell table:formula="of:=[.L1224]/-[.M1224]" office:value-type="percentage" office:value="0.470268236955027" calcext:value-type="percentage">
            <text:p>47%</text:p>
          </table:table-cell>
          <table:table-cell table:formula="of:=COUNTIF([.$G$3:.$G1224];&quot;&gt;0&quot;)/COUNTIF([.$B$3:.$B1224];&quot;&gt;0&quot;)" office:value-type="percentage" office:value="0.6750727449078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3" calcext:value-type="date">
            <text:p>2020-02-23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horansky</text:p>
          </table:table-cell>
          <table:table-cell office:value-type="float" office:value="3" calcext:value-type="float">
            <text:p>3</text:p>
          </table:table-cell>
          <table:table-cell office:value-type="float" office:value="1.46" calcext:value-type="float">
            <text:p>1.46</text:p>
          </table:table-cell>
          <table:table-cell office:value-type="float" office:value="4.38" calcext:value-type="float">
            <text:p>4.38</text:p>
          </table:table-cell>
          <table:table-cell table:formula="of:=[.G1225]-[.E1225]" office:value-type="float" office:value="1.38" calcext:value-type="float">
            <text:p>1.38</text:p>
          </table:table-cell>
          <table:table-cell table:formula="of:=SUM([.$H$2:.H1225])" office:value-type="float" office:value="-102.5" calcext:value-type="float">
            <text:p>-102.50</text:p>
          </table:table-cell>
          <table:table-cell table:formula="of:=SUM([.H$3:.H1225])/SUM([.E$3:.E1225])" office:value-type="percentage" office:value="-0.0254405559692231" calcext:value-type="percentage">
            <text:p>-3%</text:p>
          </table:table-cell>
          <table:table-cell table:formula="of:=[.O1225]-(1-[.O1225])/[.N1225]" office:value-type="percentage" office:value="-0.0151472580040927" calcext:value-type="percentage">
            <text:p>-1.5%</text:p>
          </table:table-cell>
          <table:table-cell table:formula="of:=AVERAGEIF([.$H$3:.$H1225];&quot;&gt;0&quot;)" office:value-type="float" office:value="1.84246575342466" calcext:value-type="float">
            <text:p>1.8</text:p>
          </table:table-cell>
          <table:table-cell table:formula="of:=AVERAGEIF([.$H$3:.$H1225];&quot;&lt;0&quot;)" office:value-type="float" office:value="-3.91940298507463" calcext:value-type="float">
            <text:p>-3.9</text:p>
          </table:table-cell>
          <table:table-cell table:formula="of:=[.L1225]/-[.M1225]" office:value-type="percentage" office:value="0.470088368162422" calcext:value-type="percentage">
            <text:p>47%</text:p>
          </table:table-cell>
          <table:table-cell table:formula="of:=COUNTIF([.$G$3:.$G1225];&quot;&gt;0&quot;)/COUNTIF([.$B$3:.$B1225];&quot;&gt;0&quot;)" office:value-type="percentage" office:value="0.67538759689922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8.76" calcext:value-type="float">
            <text:p>8.76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table:number-columns-repeated="58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kohlschreiber</text:p>
          </table:table-cell>
          <table:table-cell office:value-type="float" office:value="10" calcext:value-type="float">
            <text:p>10</text:p>
          </table:table-cell>
          <table:table-cell office:value-type="float" office:value="1.26" calcext:value-type="float">
            <text:p>1.26</text:p>
          </table:table-cell>
          <table:table-cell table:number-columns-repeated="58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rublev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0</text:p>
          </table:table-cell>
          <table:table-cell table:number-columns-repeated="58"/>
        </table:table-row>
        <table:table-row table:style-name="ro1" table:number-rows-repeated="10473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ily" table:style-name="ta2" table:print="false">
        <office:forms form:automatic-focus="false" form:apply-design-mode="false"/>
        <table:table-column table:style-name="co8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9" table:default-cell-style-name="Excel_20_Built-in_20_Normal"/>
        <table:table-column table:style-name="co6" table:number-columns-repeated="2" table:default-cell-style-name="ce123"/>
        <table:table-column table:style-name="co10" table:default-cell-style-name="ce123"/>
        <table:table-column table:style-name="co11" table:default-cell-style-name="ce34"/>
        <table:table-column table:style-name="co5" table:default-cell-style-name="ce34"/>
        <table:table-column table:style-name="co11" table:default-cell-style-name="ce123"/>
        <table:table-column table:style-name="co12" table:default-cell-style-name="ce123"/>
        <table:table-column table:style-name="co13" table:default-cell-style-name="ce104"/>
        <table:table-column table:style-name="co5" table:number-columns-repeated="49" table:default-cell-style-name="Excel_20_Built-in_20_Normal"/>
        <table:table-row table:style-name="ro1">
          <table:table-cell table:style-name="ce30" office:value-type="string" calcext:value-type="string">
            <text:p>date</text:p>
          </table:table-cell>
          <table:table-cell table:style-name="ce126" office:value-type="string" calcext:value-type="string">
            <text:p>no bets</text:p>
          </table:table-cell>
          <table:table-cell table:style-name="ce126" office:value-type="string" calcext:value-type="string">
            <text:p>wager</text:p>
          </table:table-cell>
          <table:table-cell table:style-name="ce126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126" office:value-type="string" calcext:value-type="string">
            <text:p>roi</text:p>
          </table:table-cell>
          <table:table-cell table:style-name="ce115" office:value-type="string" calcext:value-type="string">
            <text:p>winrate</text:p>
          </table:table-cell>
          <table:table-cell table:style-name="ce115" office:value-type="string" calcext:value-type="string">
            <text:p>k%</text:p>
          </table:table-cell>
          <table:table-cell table:style-name="ce115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115" office:value-type="string" calcext:value-type="string">
            <text:p>Actual %</text:p>
          </table:table-cell>
          <table:table-cell table:style-name="ce115" office:value-type="string" calcext:value-type="string">
            <text:p>over/under</text:p>
          </table:table-cell>
          <table:table-cell table:style-name="ce126" office:value-type="string" calcext:value-type="string">
            <text:p>multi</text:p>
          </table:table-cell>
          <table:table-cell table:style-name="ce126" table:number-columns-repeated="49"/>
        </table:table-row>
        <table:table-row table:style-name="ro1">
          <table:table-cell table:number-columns-repeated="16"/>
          <table:table-cell table:style-name="ce123" table:number-columns-repeated="2"/>
          <table:table-cell table:number-columns-repeated="46"/>
        </table:table-row>
        <table:table-row table:style-name="ro1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100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123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100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123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100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123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100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123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100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123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100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123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100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123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100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123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100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123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100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123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100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123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100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123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100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123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100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123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100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123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100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123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100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123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100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123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100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123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100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123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100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123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100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123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100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123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100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123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100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123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100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123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100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123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100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123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100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123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100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123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100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123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100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123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100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123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100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123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100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123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100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123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100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123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100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123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100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123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100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123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100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123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100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123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100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123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100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123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100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123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100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123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100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123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100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123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100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123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100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123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100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123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100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123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100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123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100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123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100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123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100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123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100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123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100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123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100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123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100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123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100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123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100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123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100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123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100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123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100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123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100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123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100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123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100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123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100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123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100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123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100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123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100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123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100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123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100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123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100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123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100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123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100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123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100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123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100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123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100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123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100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123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100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123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100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123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100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123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100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123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100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123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100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123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100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123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100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123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100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123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100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123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100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123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100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123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100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123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100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123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5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100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123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100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123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18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100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123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4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100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123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2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100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123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100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123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2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100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123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100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123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100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123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formula="of:=COUNT([$all.B1030:.B1031])" office:value-type="float" office:value="2" calcext:value-type="float">
            <text:p>2</text:p>
          </table:table-cell>
          <table:table-cell table:formula="of:=SUM([$all.E1030:.E1031])" office:value-type="float" office:value="6" calcext:value-type="float">
            <text:p>6</text:p>
          </table:table-cell>
          <table:table-cell table:style-name="ce100" table:formula="of:=SUMIF([$all.H1030:.H1031];&quot;&gt;0&quot;)" office:value-type="float" office:value="0.68" calcext:value-type="float">
            <text:p>0.68</text:p>
          </table:table-cell>
          <table:table-cell table:formula="of:=SUMIF([$all.H1030: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123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formula="of:=COUNT([$all.B1033:.B1033])" office:value-type="float" office:value="1" calcext:value-type="float">
            <text:p>1</text:p>
          </table:table-cell>
          <table:table-cell table:formula="of:=SUM([$all.E1033:.E1033])" office:value-type="float" office:value="1" calcext:value-type="float">
            <text:p>1</text:p>
          </table:table-cell>
          <table:table-cell table:style-name="ce100" table:formula="of:=SUMIF([$all.H1033:.H1033];&quot;&gt;0&quot;)" office:value-type="float" office:value="0.13" calcext:value-type="float">
            <text:p>0.13</text:p>
          </table:table-cell>
          <table:table-cell table:formula="of:=SUMIF([$all.H1033:.H1033];&quot;&lt;0&quot;)" office:value-type="float" office:value="0" calcext:value-type="float">
            <text:p>0</text:p>
          </table:table-cell>
          <table:table-cell table:formula="of:=[.D108]+[.E108]" office:value-type="float" office:value="0.13" calcext:value-type="float">
            <text:p>0.13</text:p>
          </table:table-cell>
          <table:table-cell table:style-name="ce123" table:formula="of:=[$all.J1033]" office:value-type="percentage" office:value="-0.0155684870188003" calcext:value-type="percentage">
            <text:p>-2%</text:p>
          </table:table-cell>
          <table:table-cell table:formula="of:=[$all.O1033]" office:value-type="percentage" office:value="0.684088269454123" calcext:value-type="percentage">
            <text:p>68%</text:p>
          </table:table-cell>
          <table:table-cell table:formula="of:=[$all.K1033]" office:value-type="percentage" office:value="0.0040399213130341" calcext:value-type="percentage">
            <text:p>0%</text:p>
          </table:table-cell>
          <table:table-cell/>
          <table:table-cell table:formula="of:=MEDIAN([.$C79:.$C108])" office:value-type="float" office:value="22.5" calcext:value-type="float">
            <text:p>23</text:p>
          </table:table-cell>
          <table:table-cell office:value-type="float" office:value="282.21" calcext:value-type="float">
            <text:p>282</text:p>
          </table:table-cell>
          <table:table-cell table:formula="of:=[.K108]/[.L107]" office:value-type="percentage" office:value="0.0797646057855927" calcext:value-type="percentage">
            <text:p>8%</text:p>
          </table:table-cell>
          <table:table-cell table:formula="of:=[.M108]/[.I108]" office:value-type="percentage" office:value="19.7440988586204" calcext:value-type="percentage">
            <text:p>19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formula="of:=COUNT([$all.B1035:.B1042])" office:value-type="float" office:value="8" calcext:value-type="float">
            <text:p>8</text:p>
          </table:table-cell>
          <table:table-cell table:formula="of:=SUM([$all.E1035:.E1042])" office:value-type="float" office:value="33" calcext:value-type="float">
            <text:p>33</text:p>
          </table:table-cell>
          <table:table-cell table:style-name="ce100" table:formula="of:=SUMIF([$all.H1035:.H1042];&quot;&gt;0&quot;)" office:value-type="float" office:value="14.13" calcext:value-type="float">
            <text:p>14.13</text:p>
          </table:table-cell>
          <table:table-cell table:formula="of:=SUMIF([$all.H1035:.H1042];&quot;&lt;0&quot;)" office:value-type="float" office:value="-3" calcext:value-type="float">
            <text:p>-3</text:p>
          </table:table-cell>
          <table:table-cell table:formula="of:=[.D109]+[.E109]" office:value-type="float" office:value="11.13" calcext:value-type="float">
            <text:p>11.13</text:p>
          </table:table-cell>
          <table:table-cell table:style-name="ce123" table:formula="of:=[$all.J1042]" office:value-type="percentage" office:value="-0.0121276595744681" calcext:value-type="percentage">
            <text:p>-1%</text:p>
          </table:table-cell>
          <table:table-cell table:formula="of:=[$all.O1042]" office:value-type="percentage" office:value="0.68584579976985" calcext:value-type="percentage">
            <text:p>69%</text:p>
          </table:table-cell>
          <table:table-cell table:formula="of:=[$all.K1042]" office:value-type="percentage" office:value="0.0110379832392911" calcext:value-type="percentage">
            <text:p>1%</text:p>
          </table:table-cell>
          <table:table-cell/>
          <table:table-cell table:formula="of:=MEDIAN([.$C80:.$C109])" office:value-type="float" office:value="22.5" calcext:value-type="float">
            <text:p>23</text:p>
          </table:table-cell>
          <table:table-cell office:value-type="float" office:value="293.34" calcext:value-type="float">
            <text:p>293</text:p>
          </table:table-cell>
          <table:table-cell table:formula="of:=[.K109]/[.L108]" office:value-type="percentage" office:value="0.0797278622302541" calcext:value-type="percentage">
            <text:p>8%</text:p>
          </table:table-cell>
          <table:table-cell table:formula="of:=[.M109]/[.I109]" office:value-type="percentage" office:value="7.22304614002791" calcext:value-type="percentage">
            <text:p>7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table:formula="of:=COUNT([$all.B1044:.B1060])" office:value-type="float" office:value="17" calcext:value-type="float">
            <text:p>17</text:p>
          </table:table-cell>
          <table:table-cell table:formula="of:=SUM([$all.E1044:.E1060])" office:value-type="float" office:value="65" calcext:value-type="float">
            <text:p>65</text:p>
          </table:table-cell>
          <table:table-cell table:style-name="ce100" table:formula="of:=SUMIF([$all.H1044:.H1060];&quot;&gt;0&quot;)" office:value-type="float" office:value="16.39" calcext:value-type="float">
            <text:p>16.39</text:p>
          </table:table-cell>
          <table:table-cell table:formula="of:=SUMIF([$all.H1044:.H1060];&quot;&lt;0&quot;)" office:value-type="float" office:value="-23" calcext:value-type="float">
            <text:p>-23</text:p>
          </table:table-cell>
          <table:table-cell table:formula="of:=[.D110]+[.E110]" office:value-type="float" office:value="-6.61" calcext:value-type="float">
            <text:p>-6.61</text:p>
          </table:table-cell>
          <table:table-cell table:style-name="ce123" table:formula="of:=[$all.J1060]" office:value-type="percentage" office:value="-0.0138155987242679" calcext:value-type="percentage">
            <text:p>-1%</text:p>
          </table:table-cell>
          <table:table-cell table:formula="of:=[$all.O1060]" office:value-type="percentage" office:value="0.687358916478555" calcext:value-type="percentage">
            <text:p>69%</text:p>
          </table:table-cell>
          <table:table-cell table:formula="of:=[$all.K1060]" office:value-type="percentage" office:value="0.00890495363086685" calcext:value-type="percentage">
            <text:p>1%</text:p>
          </table:table-cell>
          <table:table-cell/>
          <table:table-cell table:formula="of:=MEDIAN([.$C81:.$C110])" office:value-type="float" office:value="25" calcext:value-type="float">
            <text:p>25</text:p>
          </table:table-cell>
          <table:table-cell office:value-type="float" office:value="286.73" calcext:value-type="float">
            <text:p>287</text:p>
          </table:table-cell>
          <table:table-cell table:formula="of:=[.K110]/[.L109]" office:value-type="percentage" office:value="0.085225335787823" calcext:value-type="percentage">
            <text:p>9%</text:p>
          </table:table-cell>
          <table:table-cell table:formula="of:=[.M110]/[.I110]" office:value-type="percentage" office:value="9.57055357283503" calcext:value-type="percentage">
            <text:p>9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table:formula="of:=COUNT([$all.B1062:.B1070])" office:value-type="float" office:value="9" calcext:value-type="float">
            <text:p>9</text:p>
          </table:table-cell>
          <table:table-cell table:formula="of:=SUM([$all.E1062:.E1070])" office:value-type="float" office:value="29" calcext:value-type="float">
            <text:p>29</text:p>
          </table:table-cell>
          <table:table-cell table:style-name="ce100" table:formula="of:=SUMIF([$all.H1062:.H1070];&quot;&gt;0&quot;)" office:value-type="float" office:value="9.46" calcext:value-type="float">
            <text:p>9.46</text:p>
          </table:table-cell>
          <table:table-cell table:formula="of:=SUMIF([$all.H1062:.H1070];&quot;&lt;0&quot;)" office:value-type="float" office:value="-12" calcext:value-type="float">
            <text:p>-12</text:p>
          </table:table-cell>
          <table:table-cell table:formula="of:=[.D111]+[.E111]" office:value-type="float" office:value="-2.54" calcext:value-type="float">
            <text:p>-2.54</text:p>
          </table:table-cell>
          <table:table-cell table:style-name="ce123" table:formula="of:=[$all.J1070]" office:value-type="percentage" office:value="-0.0144307073030477" calcext:value-type="percentage">
            <text:p>-1%</text:p>
          </table:table-cell>
          <table:table-cell table:formula="of:=[$all.O1070]" office:value-type="percentage" office:value="0.686033519553073" calcext:value-type="percentage">
            <text:p>69%</text:p>
          </table:table-cell>
          <table:table-cell table:formula="of:=[$all.K1070]" office:value-type="percentage" office:value="0.00727003578751473" calcext:value-type="percentage">
            <text:p>1%</text:p>
          </table:table-cell>
          <table:table-cell/>
          <table:table-cell table:formula="of:=MEDIAN([.$C82:.$C111])" office:value-type="float" office:value="25" calcext:value-type="float">
            <text:p>25</text:p>
          </table:table-cell>
          <table:table-cell office:value-type="float" office:value="282.77" calcext:value-type="float">
            <text:p>283</text:p>
          </table:table-cell>
          <table:table-cell table:formula="of:=[.K111]/[.L110]" office:value-type="percentage" office:value="0.0871900394098978" calcext:value-type="percentage">
            <text:p>9%</text:p>
          </table:table-cell>
          <table:table-cell table:formula="of:=[.M111]/[.I111]" office:value-type="percentage" office:value="11.9930688043702" calcext:value-type="percentage">
            <text:p>11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table:formula="of:=COUNT([$all.B1072:.B1078])" office:value-type="float" office:value="7" calcext:value-type="float">
            <text:p>7</text:p>
          </table:table-cell>
          <table:table-cell table:formula="of:=SUM([$all.E1072:.E1078])" office:value-type="float" office:value="36" calcext:value-type="float">
            <text:p>36</text:p>
          </table:table-cell>
          <table:table-cell table:style-name="ce100" table:formula="of:=SUMIF([$all.H1072:.H1078];&quot;&gt;0&quot;)" office:value-type="float" office:value="10.86" calcext:value-type="float">
            <text:p>10.86</text:p>
          </table:table-cell>
          <table:table-cell table:formula="of:=SUMIF([$all.H1072:.H1078];&quot;&lt;0&quot;)" office:value-type="float" office:value="-16" calcext:value-type="float">
            <text:p>-16</text:p>
          </table:table-cell>
          <table:table-cell table:formula="of:=[.D112]+[.E112]" office:value-type="float" office:value="-5.14" calcext:value-type="float">
            <text:p>-5.14</text:p>
          </table:table-cell>
          <table:table-cell table:style-name="ce123" table:formula="of:=[$all.J1078]" office:value-type="percentage" office:value="-0.0157455890722823" calcext:value-type="percentage">
            <text:p>-2%</text:p>
          </table:table-cell>
          <table:table-cell table:formula="of:=[$all.O1078]" office:value-type="percentage" office:value="0.685144124168514" calcext:value-type="percentage">
            <text:p>69%</text:p>
          </table:table-cell>
          <table:table-cell table:formula="of:=[$all.K1078]" office:value-type="percentage" office:value="0.00420385780333765" calcext:value-type="percentage">
            <text:p>0%</text:p>
          </table:table-cell>
          <table:table-cell/>
          <table:table-cell table:formula="of:=MEDIAN([.$C83:.$C112])" office:value-type="float" office:value="27" calcext:value-type="float">
            <text:p>27</text:p>
          </table:table-cell>
          <table:table-cell office:value-type="float" office:value="269.09" calcext:value-type="float">
            <text:p>269</text:p>
          </table:table-cell>
          <table:table-cell table:formula="of:=[.K112]/[.L111]" office:value-type="percentage" office:value="0.0954839622307883" calcext:value-type="percentage">
            <text:p>10%</text:p>
          </table:table-cell>
          <table:table-cell table:formula="of:=[.M112]/[.I112]" office:value-type="percentage" office:value="22.7134138921109" calcext:value-type="percentage">
            <text:p>2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table:formula="of:=COUNT([$all.B1080:.B1082])" office:value-type="float" office:value="3" calcext:value-type="float">
            <text:p>3</text:p>
          </table:table-cell>
          <table:table-cell table:formula="of:=SUM([$all.E1080:.E1082])" office:value-type="float" office:value="5" calcext:value-type="float">
            <text:p>5</text:p>
          </table:table-cell>
          <table:table-cell table:style-name="ce100" table:formula="of:=SUMIF([$all.H1080:.H1082];&quot;&gt;0&quot;)" office:value-type="float" office:value="0.3" calcext:value-type="float">
            <text:p>0.30</text:p>
          </table:table-cell>
          <table:table-cell table:formula="of:=SUMIF([$all.H1080:.H1082];&quot;&lt;0&quot;)" office:value-type="float" office:value="-2" calcext:value-type="float">
            <text:p>-2</text:p>
          </table:table-cell>
          <table:table-cell table:formula="of:=[.D113]+[.E113]" office:value-type="float" office:value="-1.7" calcext:value-type="float">
            <text:p>-1.70</text:p>
          </table:table-cell>
          <table:table-cell table:style-name="ce123" table:formula="of:=[$all.J1082]" office:value-type="percentage" office:value="-0.0162063086104007" calcext:value-type="percentage">
            <text:p>-2%</text:p>
          </table:table-cell>
          <table:table-cell table:formula="of:=[$all.O1082]" office:value-type="percentage" office:value="0.685082872928177" calcext:value-type="percentage">
            <text:p>69%</text:p>
          </table:table-cell>
          <table:table-cell table:formula="of:=[$all.K1082]" office:value-type="percentage" office:value="0.00422008011067754" calcext:value-type="percentage">
            <text:p>0%</text:p>
          </table:table-cell>
          <table:table-cell/>
          <table:table-cell table:formula="of:=MEDIAN([.$C84:.$C113])" office:value-type="float" office:value="27" calcext:value-type="float">
            <text:p>27</text:p>
          </table:table-cell>
          <table:table-cell office:value-type="float" office:value="277.35" calcext:value-type="float">
            <text:p>277</text:p>
          </table:table-cell>
          <table:table-cell table:formula="of:=[.K113]/[.L112]" office:value-type="percentage" office:value="0.100338176818165" calcext:value-type="percentage">
            <text:p>10%</text:p>
          </table:table-cell>
          <table:table-cell table:formula="of:=[.M113]/[.I113]" office:value-type="percentage" office:value="23.7763677908132" calcext:value-type="percentage">
            <text:p>23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table:formula="of:=COUNT([$all.B1084:.B1087])" office:value-type="float" office:value="4" calcext:value-type="float">
            <text:p>4</text:p>
          </table:table-cell>
          <table:table-cell table:formula="of:=SUM([$all.E1084:.E1087])" office:value-type="float" office:value="14" calcext:value-type="float">
            <text:p>14</text:p>
          </table:table-cell>
          <table:table-cell table:style-name="ce100" table:formula="of:=SUMIF([$all.H1084:.H1087];&quot;&gt;0&quot;)" office:value-type="float" office:value="6.07" calcext:value-type="float">
            <text:p>6.07</text:p>
          </table:table-cell>
          <table:table-cell table:formula="of:=SUMIF([$all.H1084:.H1087];&quot;&lt;0&quot;)" office:value-type="float" office:value="-1" calcext:value-type="float">
            <text:p>-1</text:p>
          </table:table-cell>
          <table:table-cell table:formula="of:=[.D114]+[.E114]" office:value-type="float" office:value="5.07" calcext:value-type="float">
            <text:p>5.07</text:p>
          </table:table-cell>
          <table:table-cell table:style-name="ce123" table:formula="of:=[$all.J1087]" office:value-type="percentage" office:value="-0.0147070478347014" calcext:value-type="percentage">
            <text:p>-1%</text:p>
          </table:table-cell>
          <table:table-cell table:formula="of:=[$all.O1087]" office:value-type="percentage" office:value="0.685368536853685" calcext:value-type="percentage">
            <text:p>69%</text:p>
          </table:table-cell>
          <table:table-cell table:formula="of:=[$all.K1087]" office:value-type="percentage" office:value="0.00726793990874441" calcext:value-type="percentage">
            <text:p>1%</text:p>
          </table:table-cell>
          <table:table-cell/>
          <table:table-cell table:formula="of:=MEDIAN([.$C85:.$C114])" office:value-type="float" office:value="25" calcext:value-type="float">
            <text:p>25</text:p>
          </table:table-cell>
          <table:table-cell office:value-type="float" office:value="282.42" calcext:value-type="float">
            <text:p>282</text:p>
          </table:table-cell>
          <table:table-cell table:formula="of:=[.K114]/[.L113]" office:value-type="percentage" office:value="0.0901388137732107" calcext:value-type="percentage">
            <text:p>9%</text:p>
          </table:table-cell>
          <table:table-cell table:formula="of:=[.M114]/[.I114]" office:value-type="percentage" office:value="12.402250831045" calcext:value-type="percentage">
            <text:p>12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formula="of:=COUNT([$all.B1089:.B1090])" office:value-type="float" office:value="2" calcext:value-type="float">
            <text:p>2</text:p>
          </table:table-cell>
          <table:table-cell table:formula="of:=SUM([$all.E1089:.E1090])" office:value-type="float" office:value="6" calcext:value-type="float">
            <text:p>6</text:p>
          </table:table-cell>
          <table:table-cell table:style-name="ce100" table:formula="of:=SUMIF([$all.H1089:.H1090];&quot;&gt;0&quot;)" office:value-type="float" office:value="2.1" calcext:value-type="float">
            <text:p>2.10</text:p>
          </table:table-cell>
          <table:table-cell table:formula="of:=SUMIF([$all.H1089:.H1090];&quot;&lt;0&quot;)" office:value-type="float" office:value="-1" calcext:value-type="float">
            <text:p>-1</text:p>
          </table:table-cell>
          <table:table-cell table:formula="of:=[.D115]+[.E115]" office:value-type="float" office:value="1.1" calcext:value-type="float">
            <text:p>1.10</text:p>
          </table:table-cell>
          <table:table-cell table:style-name="ce123" table:formula="of:=[$all.J1090]" office:value-type="percentage" office:value="-0.0143712913252331" calcext:value-type="percentage">
            <text:p>-1%</text:p>
          </table:table-cell>
          <table:table-cell table:formula="of:=[$all.O1090]" office:value-type="percentage" office:value="0.684961580680571" calcext:value-type="percentage">
            <text:p>68%</text:p>
          </table:table-cell>
          <table:table-cell table:formula="of:=[$all.K1090]" office:value-type="percentage" office:value="0.00791944055702476" calcext:value-type="percentage">
            <text:p>1%</text:p>
          </table:table-cell>
          <table:table-cell/>
          <table:table-cell table:formula="of:=MEDIAN([.$C86:.$C115])" office:value-type="float" office:value="25" calcext:value-type="float">
            <text:p>25</text:p>
          </table:table-cell>
          <table:table-cell office:value-type="float" office:value="283.52" calcext:value-type="float">
            <text:p>284</text:p>
          </table:table-cell>
          <table:table-cell table:formula="of:=[.K115]/[.L114]" office:value-type="percentage" office:value="0.0885206430139509" calcext:value-type="percentage">
            <text:p>9%</text:p>
          </table:table-cell>
          <table:table-cell table:formula="of:=[.M115]/[.I115]" office:value-type="percentage" office:value="11.1776384173287" calcext:value-type="percentage">
            <text:p>11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table:formula="of:=COUNT([$all.B1092:.B1104])" office:value-type="float" office:value="13" calcext:value-type="float">
            <text:p>13</text:p>
          </table:table-cell>
          <table:table-cell table:formula="of:=SUM([$all.E1092:.E1104])" office:value-type="float" office:value="43" calcext:value-type="float">
            <text:p>43</text:p>
          </table:table-cell>
          <table:table-cell table:style-name="ce100" table:formula="of:=SUMIF([$all.H1092:.H1104];&quot;&gt;0&quot;)" office:value-type="float" office:value="10.9" calcext:value-type="float">
            <text:p>10.90</text:p>
          </table:table-cell>
          <table:table-cell table:formula="of:=SUMIF([$all.H1092:.H1104];&quot;&lt;0&quot;)" office:value-type="float" office:value="-22" calcext:value-type="float">
            <text:p>-22</text:p>
          </table:table-cell>
          <table:table-cell table:formula="of:=[.D116]+[.E116]" office:value-type="float" office:value="-11.1" calcext:value-type="float">
            <text:p>-11.10</text:p>
          </table:table-cell>
          <table:table-cell table:style-name="ce123" table:formula="of:=[$all.J1104]" office:value-type="percentage" office:value="-0.0172975991066443" calcext:value-type="percentage">
            <text:p>-2%</text:p>
          </table:table-cell>
          <table:table-cell table:formula="of:=[$all.O1104]" office:value-type="percentage" office:value="0.681818181818182" calcext:value-type="percentage">
            <text:p>68%</text:p>
          </table:table-cell>
          <table:table-cell table:formula="of:=[$all.K1104]" office:value-type="percentage" office:value="0.0012424064341342" calcext:value-type="percentage">
            <text:p>0%</text:p>
          </table:table-cell>
          <table:table-cell/>
          <table:table-cell table:formula="of:=MEDIAN([.$C87:.$C116])" office:value-type="float" office:value="25" calcext:value-type="float">
            <text:p>25</text:p>
          </table:table-cell>
          <table:table-cell office:value-type="float" office:value="272.42" calcext:value-type="float">
            <text:p>272</text:p>
          </table:table-cell>
          <table:table-cell table:formula="of:=[.K116]/[.L115]" office:value-type="percentage" office:value="0.0881772009029345" calcext:value-type="percentage">
            <text:p>9%</text:p>
          </table:table-cell>
          <table:table-cell table:formula="of:=[.M116]/[.I116]" office:value-type="percentage" office:value="70.972910700018" calcext:value-type="percentage">
            <text:p>709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table:formula="of:=COUNT([$all.B1106:.B1117])" office:value-type="float" office:value="12" calcext:value-type="float">
            <text:p>12</text:p>
          </table:table-cell>
          <table:table-cell table:formula="of:=SUM([$all.E1106:.E1117])" office:value-type="float" office:value="46" calcext:value-type="float">
            <text:p>46</text:p>
          </table:table-cell>
          <table:table-cell table:style-name="ce100" table:formula="of:=SUMIF([$all.H1106:.H1117];&quot;&gt;0&quot;)" office:value-type="float" office:value="9.33" calcext:value-type="float">
            <text:p>9.33</text:p>
          </table:table-cell>
          <table:table-cell table:formula="of:=SUMIF([$all.H1106:.H1117];&quot;&lt;0&quot;)" office:value-type="float" office:value="-14" calcext:value-type="float">
            <text:p>-14</text:p>
          </table:table-cell>
          <table:table-cell table:formula="of:=[.D117]+[.E117]" office:value-type="float" office:value="-4.67" calcext:value-type="float">
            <text:p>-4.67</text:p>
          </table:table-cell>
          <table:table-cell table:style-name="ce123" table:formula="of:=[$all.J1117]" office:value-type="percentage" office:value="-0.0183654906284454" calcext:value-type="percentage">
            <text:p>-2%</text:p>
          </table:table-cell>
          <table:table-cell table:formula="of:=[$all.O1117]" office:value-type="percentage" office:value="0.681623931623932" calcext:value-type="percentage">
            <text:p>68%</text:p>
          </table:table-cell>
          <table:table-cell table:formula="of:=[$all.K1117]" office:value-type="percentage" office:value="-0.000554376263381839" calcext:value-type="percentage">
            <text:p>0%</text:p>
          </table:table-cell>
          <table:table-cell/>
          <table:table-cell table:formula="of:=MEDIAN([.$C88:.$C117])" office:value-type="float" office:value="25" calcext:value-type="float">
            <text:p>25</text:p>
          </table:table-cell>
          <table:table-cell office:value-type="float" office:value="267.75" calcext:value-type="float">
            <text:p>268</text:p>
          </table:table-cell>
          <table:table-cell table:formula="of:=[.K117]/[.L116]" office:value-type="percentage" office:value="0.0917700609353205" calcext:value-type="percentage">
            <text:p>9%</text:p>
          </table:table-cell>
          <table:table-cell table:formula="of:=[.M117]/[.I117]" office:value-type="percentage" office:value="-165.537500425251" calcext:value-type="percentage">
            <text:p>-165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table:formula="of:=COUNT([$all.B1119:.B1127])" office:value-type="float" office:value="9" calcext:value-type="float">
            <text:p>9</text:p>
          </table:table-cell>
          <table:table-cell table:formula="of:=SUM([$all.E1119:.E1127])" office:value-type="float" office:value="35" calcext:value-type="float">
            <text:p>35</text:p>
          </table:table-cell>
          <table:table-cell table:style-name="ce100" table:formula="of:=SUMIF([$all.H1119:.H1127];&quot;&gt;0&quot;)" office:value-type="float" office:value="4.04" calcext:value-type="float">
            <text:p>4.04</text:p>
          </table:table-cell>
          <table:table-cell table:formula="of:=SUMIF([$all.H1119:.H1127];&quot;&lt;0&quot;)" office:value-type="float" office:value="-18" calcext:value-type="float">
            <text:p>-18</text:p>
          </table:table-cell>
          <table:table-cell table:formula="of:=[.D118]+[.E118]" office:value-type="float" office:value="-13.96" calcext:value-type="float">
            <text:p>-13.96</text:p>
          </table:table-cell>
          <table:table-cell table:style-name="ce123" table:formula="of:=[$all.J1127]" office:value-type="percentage" office:value="-0.022001092001092" calcext:value-type="percentage">
            <text:p>-2%</text:p>
          </table:table-cell>
          <table:table-cell table:formula="of:=[$all.O1127]" office:value-type="percentage" office:value="0.679365079365079" calcext:value-type="percentage">
            <text:p>68%</text:p>
          </table:table-cell>
          <table:table-cell table:formula="of:=[$all.K1127]" office:value-type="percentage" office:value="-0.00764825539274283" calcext:value-type="percentage">
            <text:p>-1%</text:p>
          </table:table-cell>
          <table:table-cell/>
          <table:table-cell table:formula="of:=MEDIAN([.$C89:.$C118])" office:value-type="float" office:value="25" calcext:value-type="float">
            <text:p>25</text:p>
          </table:table-cell>
          <table:table-cell office:value-type="float" office:value="253.79" calcext:value-type="float">
            <text:p>254</text:p>
          </table:table-cell>
          <table:table-cell table:formula="of:=[.K118]/[.L117]" office:value-type="percentage" office:value="0.0933706816059757" calcext:value-type="percentage">
            <text:p>9%</text:p>
          </table:table-cell>
          <table:table-cell table:formula="of:=[.M118]/[.I118]" office:value-type="percentage" office:value="-12.2081019541492" calcext:value-type="percentage">
            <text:p>-1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table:formula="of:=COUNT([$all.B1129:.B1136])" office:value-type="float" office:value="8" calcext:value-type="float">
            <text:p>8</text:p>
          </table:table-cell>
          <table:table-cell table:formula="of:=SUM([$all.E1129:.E1136])" office:value-type="float" office:value="33" calcext:value-type="float">
            <text:p>33</text:p>
          </table:table-cell>
          <table:table-cell table:style-name="ce100" table:formula="of:=SUMIF([$all.H1129:.H1136];&quot;&gt;0&quot;)" office:value-type="float" office:value="14.48" calcext:value-type="float">
            <text:p>14.48</text:p>
          </table:table-cell>
          <table:table-cell table:formula="of:=SUMIF([$all.H1129:.H1136];&quot;&lt;0&quot;)" office:value-type="float" office:value="-6" calcext:value-type="float">
            <text:p>-6</text:p>
          </table:table-cell>
          <table:table-cell table:formula="of:=[.D119]+[.E119]" office:value-type="float" office:value="8.48" calcext:value-type="float">
            <text:p>8.48</text:p>
          </table:table-cell>
          <table:table-cell table:style-name="ce123" table:formula="of:=[$all.J1136]" office:value-type="percentage" office:value="-0.0195102813852814" calcext:value-type="percentage">
            <text:p>-2%</text:p>
          </table:table-cell>
          <table:table-cell table:formula="of:=[$all.O1136]" office:value-type="percentage" office:value="0.679958027282266" calcext:value-type="percentage">
            <text:p>68%</text:p>
          </table:table-cell>
          <table:table-cell table:formula="of:=[$all.K1136]" office:value-type="percentage" office:value="-0.00256885554182373" calcext:value-type="percentage">
            <text:p>0%</text:p>
          </table:table-cell>
          <table:table-cell/>
          <table:table-cell table:formula="of:=MEDIAN([.$C90:.$C119])" office:value-type="float" office:value="25" calcext:value-type="float">
            <text:p>25</text:p>
          </table:table-cell>
          <table:table-cell office:value-type="float" office:value="262.27" calcext:value-type="float">
            <text:p>262</text:p>
          </table:table-cell>
          <table:table-cell table:formula="of:=[.K119]/[.L118]" office:value-type="percentage" office:value="0.098506639347492" calcext:value-type="percentage">
            <text:p>10%</text:p>
          </table:table-cell>
          <table:table-cell table:formula="of:=[.M119]/[.I119]" office:value-type="percentage" office:value="-38.3465079073922" calcext:value-type="percentage">
            <text:p>-383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table:formula="of:=COUNT([$all.B1138:.B1148])" office:value-type="float" office:value="11" calcext:value-type="float">
            <text:p>11</text:p>
          </table:table-cell>
          <table:table-cell table:formula="of:=SUM([$all.E1138:.E1148])" office:value-type="float" office:value="45" calcext:value-type="float">
            <text:p>45</text:p>
          </table:table-cell>
          <table:table-cell table:style-name="ce100" table:formula="of:=SUMIF([$all.H1138:.H1148];&quot;&gt;0&quot;)" office:value-type="float" office:value="13.96" calcext:value-type="float">
            <text:p>13.96</text:p>
          </table:table-cell>
          <table:table-cell table:formula="of:=SUMIF([$all.H1138:.H1148];&quot;&lt;0&quot;)" office:value-type="float" office:value="-17" calcext:value-type="float">
            <text:p>-17</text:p>
          </table:table-cell>
          <table:table-cell table:formula="of:=[.D120]+[.E120]" office:value-type="float" office:value="-3.04" calcext:value-type="float">
            <text:p>-3.04</text:p>
          </table:table-cell>
          <table:table-cell table:style-name="ce123" table:formula="of:=[$all.J1148]" office:value-type="percentage" office:value="-0.0200882117080994" calcext:value-type="percentage">
            <text:p>-2%</text:p>
          </table:table-cell>
          <table:table-cell table:formula="of:=[$all.O1148]" office:value-type="percentage" office:value="0.678423236514523" calcext:value-type="percentage">
            <text:p>68%</text:p>
          </table:table-cell>
          <table:table-cell table:formula="of:=[$all.K1148]" office:value-type="percentage" office:value="-0.00415185434083043" calcext:value-type="percentage">
            <text:p>0%</text:p>
          </table:table-cell>
          <table:table-cell/>
          <table:table-cell table:formula="of:=MEDIAN([.$C91:.$C120])" office:value-type="float" office:value="25" calcext:value-type="float">
            <text:p>25</text:p>
          </table:table-cell>
          <table:table-cell office:value-type="float" office:value="259.23" calcext:value-type="float">
            <text:p>259</text:p>
          </table:table-cell>
          <table:table-cell table:formula="of:=[.K120]/[.L119]" office:value-type="percentage" office:value="0.0953216151294468" calcext:value-type="percentage">
            <text:p>10%</text:p>
          </table:table-cell>
          <table:table-cell table:formula="of:=[.M120]/[.I120]" office:value-type="percentage" office:value="-22.9588052239764" calcext:value-type="percentage">
            <text:p>-229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table:formula="of:=COUNT([$all.B1150:.B1152])" office:value-type="float" office:value="3" calcext:value-type="float">
            <text:p>3</text:p>
          </table:table-cell>
          <table:table-cell table:formula="of:=SUM([$all.E1150:.E1152])" office:value-type="float" office:value="8" calcext:value-type="float">
            <text:p>8</text:p>
          </table:table-cell>
          <table:table-cell table:style-name="ce100" table:formula="of:=SUMIF([$all.H1150:.H1152];&quot;&gt;0&quot;)" office:value-type="float" office:value="4.18" calcext:value-type="float">
            <text:p>4.18</text:p>
          </table:table-cell>
          <table:table-cell table:formula="of:=SUMIF([$all.H1150:.H1152];&quot;&lt;0&quot;)" office:value-type="float" office:value="0" calcext:value-type="float">
            <text:p>0</text:p>
          </table:table-cell>
          <table:table-cell table:formula="of:=[.D121]+[.E121]" office:value-type="float" office:value="4.18" calcext:value-type="float">
            <text:p>4.18</text:p>
          </table:table-cell>
          <table:table-cell table:style-name="ce123" table:formula="of:=[$all.J1152]" office:value-type="percentage" office:value="-0.0189303814350493" calcext:value-type="percentage">
            <text:p>-2%</text:p>
          </table:table-cell>
          <table:table-cell table:formula="of:=[$all.O1152]" office:value-type="percentage" office:value="0.679420889348501" calcext:value-type="percentage">
            <text:p>68%</text:p>
          </table:table-cell>
          <table:table-cell table:formula="of:=[$all.K1152]" office:value-type="percentage" office:value="-0.00182702030271309" calcext:value-type="percentage">
            <text:p>0%</text:p>
          </table:table-cell>
          <table:table-cell/>
          <table:table-cell table:formula="of:=MEDIAN([.$C92:.$C121])" office:value-type="float" office:value="25" calcext:value-type="float">
            <text:p>25</text:p>
          </table:table-cell>
          <table:table-cell office:value-type="float" office:value="263.41" calcext:value-type="float">
            <text:p>263</text:p>
          </table:table-cell>
          <table:table-cell table:formula="of:=[.K121]/[.L120]" office:value-type="percentage" office:value="0.0964394553099564" calcext:value-type="percentage">
            <text:p>10%</text:p>
          </table:table-cell>
          <table:table-cell table:formula="of:=[.M121]/[.I121]" office:value-type="percentage" office:value="-52.7851032452927" calcext:value-type="percentage">
            <text:p>-527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table:formula="of:=COUNT([$all.B1154:.B1164])" office:value-type="float" office:value="11" calcext:value-type="float">
            <text:p>11</text:p>
          </table:table-cell>
          <table:table-cell table:formula="of:=SUM([$all.E1154:.E1164])" office:value-type="float" office:value="38" calcext:value-type="float">
            <text:p>38</text:p>
          </table:table-cell>
          <table:table-cell table:style-name="ce100" table:formula="of:=SUMIF([$all.H1154:.H1164];&quot;&gt;0&quot;)" office:value-type="float" office:value="8.65" calcext:value-type="float">
            <text:p>8.65</text:p>
          </table:table-cell>
          <table:table-cell table:formula="of:=SUMIF([$all.H1154:.H1164];&quot;&lt;0&quot;)" office:value-type="float" office:value="-16" calcext:value-type="float">
            <text:p>-16</text:p>
          </table:table-cell>
          <table:table-cell table:formula="of:=[.D122]+[.E122]" office:value-type="float" office:value="-7.35" calcext:value-type="float">
            <text:p>-7.35</text:p>
          </table:table-cell>
          <table:table-cell table:style-name="ce123" table:formula="of:=[$all.J1164]" office:value-type="percentage" office:value="-0.0206812780565091" calcext:value-type="percentage">
            <text:p>-2%</text:p>
          </table:table-cell>
          <table:table-cell table:formula="of:=[$all.O1164]" office:value-type="percentage" office:value="0.678936605316973" calcext:value-type="percentage">
            <text:p>68%</text:p>
          </table:table-cell>
          <table:table-cell table:formula="of:=[$all.K1164]" office:value-type="percentage" office:value="-0.00607095610996511" calcext:value-type="percentage">
            <text:p>-1%</text:p>
          </table:table-cell>
          <table:table-cell/>
          <table:table-cell table:formula="of:=MEDIAN([.$C93:.$C122])" office:value-type="float" office:value="27" calcext:value-type="float">
            <text:p>27</text:p>
          </table:table-cell>
          <table:table-cell office:value-type="float" office:value="256.06" calcext:value-type="float">
            <text:p>256</text:p>
          </table:table-cell>
          <table:table-cell table:formula="of:=[.K122]/[.L121]" office:value-type="percentage" office:value="0.102501803272465" calcext:value-type="percentage">
            <text:p>10%</text:p>
          </table:table-cell>
          <table:table-cell table:formula="of:=[.M122]/[.I122]" office:value-type="percentage" office:value="-16.8839638132475" calcext:value-type="percentage">
            <text:p>-16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table:formula="of:=COUNT([$all.B1166:.B1176])" office:value-type="float" office:value="11" calcext:value-type="float">
            <text:p>11</text:p>
          </table:table-cell>
          <table:table-cell table:formula="of:=SUM([$all.E1166:.E1176])" office:value-type="float" office:value="59" calcext:value-type="float">
            <text:p>59</text:p>
          </table:table-cell>
          <table:table-cell table:style-name="ce100" table:formula="of:=SUMIF([$all.H1166:.H1176];&quot;&gt;0&quot;)" office:value-type="float" office:value="24.84" calcext:value-type="float">
            <text:p>24.84</text:p>
          </table:table-cell>
          <table:table-cell table:formula="of:=SUMIF([$all.H1166:.H1176];&quot;&lt;0&quot;)" office:value-type="float" office:value="-19" calcext:value-type="float">
            <text:p>-19</text:p>
          </table:table-cell>
          <table:table-cell table:formula="of:=[.D123]+[.E123]" office:value-type="float" office:value="5.84" calcext:value-type="float">
            <text:p>5.84</text:p>
          </table:table-cell>
          <table:table-cell table:style-name="ce123" table:formula="of:=[$all.J1176]" office:value-type="percentage" office:value="-0.0188455538221529" calcext:value-type="percentage">
            <text:p>-2%</text:p>
          </table:table-cell>
          <table:table-cell table:formula="of:=[$all.O1176]" office:value-type="percentage" office:value="0.677451971688574" calcext:value-type="percentage">
            <text:p>68%</text:p>
          </table:table-cell>
          <table:table-cell table:formula="of:=[$all.K1176]" office:value-type="percentage" office:value="-0.00228837688333394" calcext:value-type="percentage">
            <text:p>0%</text:p>
          </table:table-cell>
          <table:table-cell/>
          <table:table-cell table:formula="of:=MEDIAN([.$C94:.$C123])" office:value-type="float" office:value="27" calcext:value-type="float">
            <text:p>27</text:p>
          </table:table-cell>
          <table:table-cell office:value-type="float" office:value="261.9" calcext:value-type="float">
            <text:p>262</text:p>
          </table:table-cell>
          <table:table-cell table:formula="of:=[.K123]/[.L122]" office:value-type="percentage" office:value="0.105444036553933" calcext:value-type="percentage">
            <text:p>11%</text:p>
          </table:table-cell>
          <table:table-cell table:formula="of:=[.M123]/[.I123]" office:value-type="percentage" office:value="-46.0780902489764" calcext:value-type="percentage">
            <text:p>-46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table:formula="of:=COUNT([$all.B1178:.B1188])" office:value-type="float" office:value="11" calcext:value-type="float">
            <text:p>11</text:p>
          </table:table-cell>
          <table:table-cell table:formula="of:=SUM([$all.E1178:.E1188])" office:value-type="float" office:value="61" calcext:value-type="float">
            <text:p>61</text:p>
          </table:table-cell>
          <table:table-cell table:style-name="ce100" table:formula="of:=SUMIF([$all.H1178:.H1188];&quot;&gt;0&quot;)" office:value-type="float" office:value="9.34" calcext:value-type="float">
            <text:p>9.34</text:p>
          </table:table-cell>
          <table:table-cell table:formula="of:=SUMIF([$all.H1178:.H1188];&quot;&lt;0&quot;)" office:value-type="float" office:value="-22" calcext:value-type="float">
            <text:p>-22</text:p>
          </table:table-cell>
          <table:table-cell table:formula="of:=[.D124]+[.E124]" office:value-type="float" office:value="-12.66" calcext:value-type="float">
            <text:p>-12.66</text:p>
          </table:table-cell>
          <table:table-cell table:style-name="ce123" table:formula="of:=[$all.J1188]" office:value-type="percentage" office:value="-0.0217916560020476" calcext:value-type="percentage">
            <text:p>-2%</text:p>
          </table:table-cell>
          <table:table-cell table:formula="of:=[$all.O1188]" office:value-type="percentage" office:value="0.677" calcext:value-type="percentage">
            <text:p>68%</text:p>
          </table:table-cell>
          <table:table-cell table:formula="of:=[$all.K1188]" office:value-type="percentage" office:value="-0.00604467423972321" calcext:value-type="percentage">
            <text:p>-1%</text:p>
          </table:table-cell>
          <table:table-cell/>
          <table:table-cell table:formula="of:=MEDIAN([.$C95:.$C124])" office:value-type="float" office:value="31" calcext:value-type="float">
            <text:p>31</text:p>
          </table:table-cell>
          <table:table-cell office:value-type="float" office:value="249.24" calcext:value-type="float">
            <text:p>249</text:p>
          </table:table-cell>
          <table:table-cell table:formula="of:=[.K124]/[.L123]" office:value-type="percentage" office:value="0.118365788468881" calcext:value-type="percentage">
            <text:p>12%</text:p>
          </table:table-cell>
          <table:table-cell table:formula="of:=[.M124]/[.I124]" office:value-type="percentage" office:value="-19.5818308439234" calcext:value-type="percentage">
            <text:p>-195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table:formula="of:=COUNT([$all.B1185:.B1190])" office:value-type="float" office:value="5" calcext:value-type="float">
            <text:p>5</text:p>
          </table:table-cell>
          <table:table-cell table:formula="of:=SUM([$all.E1190:.E1195])" office:value-type="float" office:value="29" calcext:value-type="float">
            <text:p>29</text:p>
          </table:table-cell>
          <table:table-cell table:style-name="ce100" table:formula="of:=SUMIF([$all.H1190:.H1195];&quot;&gt;0&quot;)" office:value-type="float" office:value="10.2" calcext:value-type="float">
            <text:p>10.20</text:p>
          </table:table-cell>
          <table:table-cell table:formula="of:=SUMIF([$all.H1190:.H1195];&quot;&lt;0&quot;)" office:value-type="float" office:value="-6" calcext:value-type="float">
            <text:p>-6</text:p>
          </table:table-cell>
          <table:table-cell table:formula="of:=[.D125]+[.E125]" office:value-type="float" office:value="4.2" calcext:value-type="float">
            <text:p>4.20</text:p>
          </table:table-cell>
          <table:table-cell table:style-name="ce123" table:formula="of:=[$all.J1195]" office:value-type="percentage" office:value="-0.0205640243902439" calcext:value-type="percentage">
            <text:p>-2%</text:p>
          </table:table-cell>
          <table:table-cell table:formula="of:=[$all.O1195]" office:value-type="percentage" office:value="0.6779324055666" calcext:value-type="percentage">
            <text:p>68%</text:p>
          </table:table-cell>
          <table:table-cell table:formula="of:=[$all.K1195]" office:value-type="percentage" office:value="-0.00371579924021392" calcext:value-type="percentage">
            <text:p>0%</text:p>
          </table:table-cell>
          <table:table-cell/>
          <table:table-cell table:formula="of:=MEDIAN([.$C96:.$C125])" office:value-type="float" office:value="31" calcext:value-type="float">
            <text:p>31</text:p>
          </table:table-cell>
          <table:table-cell office:value-type="float" office:value="253.44" calcext:value-type="float">
            <text:p>253</text:p>
          </table:table-cell>
          <table:table-cell table:formula="of:=[.K125]/[.L124]" office:value-type="percentage" office:value="0.124378109452736" calcext:value-type="percentage">
            <text:p>12%</text:p>
          </table:table-cell>
          <table:table-cell table:formula="of:=[.M125]/[.I125]" office:value-type="percentage" office:value="-33.472774337931" calcext:value-type="percentage">
            <text:p>-33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0" calcext:value-type="date">
            <text:p>2020-02-20</text:p>
          </table:table-cell>
          <table:table-cell table:formula="of:=COUNT([$all.B1197:.B1206])" office:value-type="float" office:value="10" calcext:value-type="float">
            <text:p>10</text:p>
          </table:table-cell>
          <table:table-cell table:formula="of:=SUM([$all.E1197:.E1206])" office:value-type="float" office:value="44" calcext:value-type="float">
            <text:p>44</text:p>
          </table:table-cell>
          <table:table-cell table:style-name="ce100" table:formula="of:=SUMIF([$all.H1197:.H1206];&quot;&gt;0&quot;)" office:value-type="float" office:value="7.11" calcext:value-type="float">
            <text:p>7.11</text:p>
          </table:table-cell>
          <table:table-cell table:formula="of:=SUMIF([$all.H1197:.H1206];&quot;&lt;0&quot;)" office:value-type="float" office:value="-25" calcext:value-type="float">
            <text:p>-25</text:p>
          </table:table-cell>
          <table:table-cell table:formula="of:=[.D126]+[.E126]" office:value-type="float" office:value="-17.89" calcext:value-type="float">
            <text:p>-17.89</text:p>
          </table:table-cell>
          <table:table-cell table:style-name="ce123" table:formula="of:=[$all.J1206]" office:value-type="percentage" office:value="-0.0248316582914573" calcext:value-type="percentage">
            <text:p>-2%</text:p>
          </table:table-cell>
          <table:table-cell table:formula="of:=[$all.O1206]" office:value-type="percentage" office:value="0.676181102362205" calcext:value-type="percentage">
            <text:p>68%</text:p>
          </table:table-cell>
          <table:table-cell table:formula="of:=[$all.K1206]" office:value-type="percentage" office:value="-0.0132885668621981" calcext:value-type="percentage">
            <text:p>-1%</text:p>
          </table:table-cell>
          <table:table-cell/>
          <table:table-cell table:formula="of:=MEDIAN([.$C97:.$C126])" office:value-type="float" office:value="33" calcext:value-type="float">
            <text:p>33</text:p>
          </table:table-cell>
          <table:table-cell office:value-type="float" office:value="235.55" calcext:value-type="float">
            <text:p>236</text:p>
          </table:table-cell>
          <table:table-cell table:formula="of:=[.K126]/[.L125]" office:value-type="percentage" office:value="0.130208333333333" calcext:value-type="percentage">
            <text:p>13%</text:p>
          </table:table-cell>
          <table:table-cell table:formula="of:=[.M126]/[.I126]" office:value-type="percentage" office:value="-9.79852339861687" calcext:value-type="percentage">
            <text:p>-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table:formula="of:=COUNT([$all.B1208:.B1216])" office:value-type="float" office:value="9" calcext:value-type="float">
            <text:p>9</text:p>
          </table:table-cell>
          <table:table-cell table:formula="of:=SUM([$all.E1208:.E1216])" office:value-type="float" office:value="28" calcext:value-type="float">
            <text:p>28</text:p>
          </table:table-cell>
          <table:table-cell table:style-name="ce100" table:formula="of:=SUMIF([$all.H1208:.H1216];&quot;&gt;0&quot;)" office:value-type="float" office:value="6.93" calcext:value-type="float">
            <text:p>6.93</text:p>
          </table:table-cell>
          <table:table-cell table:formula="of:=SUMIF([$all.H1208:.H1216];&quot;&lt;0&quot;)" office:value-type="float" office:value="-16" calcext:value-type="float">
            <text:p>-16</text:p>
          </table:table-cell>
          <table:table-cell table:formula="of:=[.D127]+[.E127]" office:value-type="float" office:value="-9.07" calcext:value-type="float">
            <text:p>-9.07</text:p>
          </table:table-cell>
          <table:table-cell table:style-name="ce123" table:formula="of:=[$all.J1216]" office:value-type="percentage" office:value="-0.0269211576846307" calcext:value-type="percentage">
            <text:p>-3%</text:p>
          </table:table-cell>
          <table:table-cell table:formula="of:=[$all.O1216]" office:value-type="percentage" office:value="0.675121951219512" calcext:value-type="percentage">
            <text:p>68%</text:p>
          </table:table-cell>
          <table:table-cell table:formula="of:=[$all.K1216]" office:value-type="percentage" office:value="-0.01807146436825" calcext:value-type="percentage">
            <text:p>-2%</text:p>
          </table:table-cell>
          <table:table-cell/>
          <table:table-cell table:formula="of:=MEDIAN([.$C98:.$C127])" office:value-type="float" office:value="33" calcext:value-type="float">
            <text:p>33</text:p>
          </table:table-cell>
          <table:table-cell office:value-type="float" office:value="226.48" calcext:value-type="float">
            <text:p>226</text:p>
          </table:table-cell>
          <table:table-cell table:formula="of:=[.K127]/[.L126]" office:value-type="percentage" office:value="0.140097643812354" calcext:value-type="percentage">
            <text:p>14%</text:p>
          </table:table-cell>
          <table:table-cell table:formula="of:=[.M127]/[.I127]" office:value-type="percentage" office:value="-7.75242343163365" calcext:value-type="percentage">
            <text:p>-7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formula="of:=COUNT([$all.B1218:.B1222])" office:value-type="float" office:value="5" calcext:value-type="float">
            <text:p>5</text:p>
          </table:table-cell>
          <table:table-cell table:formula="of:=SUM([$all.E1218:.E1222])" office:value-type="float" office:value="9" calcext:value-type="float">
            <text:p>9</text:p>
          </table:table-cell>
          <table:table-cell table:style-name="ce100" table:formula="of:=SUMIF([$all.H1218:.H1222];&quot;&gt;0&quot;)" office:value-type="float" office:value="3.42" calcext:value-type="float">
            <text:p>3.42</text:p>
          </table:table-cell>
          <table:table-cell table:formula="of:=SUMIF([$all.H1218:.H1222];&quot;&lt;0&quot;)" office:value-type="float" office:value="-3" calcext:value-type="float">
            <text:p>-3</text:p>
          </table:table-cell>
          <table:table-cell table:formula="of:=[.D128]+[.E128]" office:value-type="float" office:value="0.42" calcext:value-type="float">
            <text:p>0.42</text:p>
          </table:table-cell>
          <table:table-cell table:style-name="ce123" table:formula="of:=[$all.J1222]" office:value-type="percentage" office:value="-0.026756285785412" calcext:value-type="percentage">
            <text:p>-3%</text:p>
          </table:table-cell>
          <table:table-cell table:formula="of:=[$all.O1222]" office:value-type="percentage" office:value="0.674757281553398" calcext:value-type="percentage">
            <text:p>67%</text:p>
          </table:table-cell>
          <table:table-cell table:formula="of:=[$all.K1222]" office:value-type="percentage" office:value="-0.0178616873707808" calcext:value-type="percentage">
            <text:p>-2%</text:p>
          </table:table-cell>
          <table:table-cell/>
          <table:table-cell table:formula="of:=MEDIAN([.$C99:.$C128])" office:value-type="float" office:value="33" calcext:value-type="float">
            <text:p>33</text:p>
          </table:table-cell>
          <table:table-cell office:value-type="float" office:value="221.8" calcext:value-type="float">
            <text:p>222</text:p>
          </table:table-cell>
          <table:table-cell table:formula="of:=[.K128]/[.L127]" office:value-type="percentage" office:value="0.145708230307312" calcext:value-type="percentage">
            <text:p>15%</text:p>
          </table:table-cell>
          <table:table-cell table:formula="of:=[.M128]/[.I128]" office:value-type="percentage" office:value="-8.15758485089547" calcext:value-type="percentage">
            <text:p>-81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formula="of:=COUNT([$all.B1224:.B1225])" office:value-type="float" office:value="2" calcext:value-type="float">
            <text:p>2</text:p>
          </table:table-cell>
          <table:table-cell table:formula="of:=SUM([$all.E1224:.E1225])" office:value-type="float" office:value="12" calcext:value-type="float">
            <text:p>12</text:p>
          </table:table-cell>
          <table:table-cell table:style-name="ce100" table:formula="of:=SUMIF([$all.H1224:.H1225];&quot;&gt;0&quot;)" office:value-type="float" office:value="4.98" calcext:value-type="float">
            <text:p>4.98</text:p>
          </table:table-cell>
          <table:table-cell table:formula="of:=SUMIF([$all.H1224:.H1225];&quot;&lt;0&quot;)" office:value-type="float" office:value="0" calcext:value-type="float">
            <text:p>0</text:p>
          </table:table-cell>
          <table:table-cell table:formula="of:=[.D129]+[.E129]" office:value-type="float" office:value="4.98" calcext:value-type="float">
            <text:p>4.98</text:p>
          </table:table-cell>
          <table:table-cell table:style-name="ce123" table:formula="of:=[$all.J1225]" office:value-type="percentage" office:value="-0.0254405559692231" calcext:value-type="percentage">
            <text:p>-3%</text:p>
          </table:table-cell>
          <table:table-cell table:formula="of:=[$all.O1225]" office:value-type="percentage" office:value="0.675387596899225" calcext:value-type="percentage">
            <text:p>68%</text:p>
          </table:table-cell>
          <table:table-cell table:formula="of:=[$all.K1225]" office:value-type="percentage" office:value="-0.0151472580040927" calcext:value-type="percentage">
            <text:p>-2%</text:p>
          </table:table-cell>
          <table:table-cell/>
          <table:table-cell table:formula="of:=MEDIAN([.$C100:.$C129])" office:value-type="float" office:value="31" calcext:value-type="float">
            <text:p>31</text:p>
          </table:table-cell>
          <table:table-cell office:value-type="float" office:value="212.66" calcext:value-type="float">
            <text:p>213</text:p>
          </table:table-cell>
          <table:table-cell table:formula="of:=[.K129]/[.L128]" office:value-type="percentage" office:value="0.139765554553652" calcext:value-type="percentage">
            <text:p>14%</text:p>
          </table:table-cell>
          <table:table-cell table:formula="of:=[.M129]/[.I129]" office:value-type="percentage" office:value="-9.22711916017331" calcext:value-type="percentage">
            <text:p>-92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frame table:end-cell-address="daily.O146" table:end-x="0.334cm" table:end-y="0.058cm" draw:z-index="0" draw:name="Chart 1" draw:style-name="gr1" draw:text-style-name="P1" svg:width="23.164cm" svg:height="6.23cm" svg:x="0.599cm" svg:y="0.151cm">
              <draw:object draw:notify-on-update-of-ranges="daily.A3:daily.A228 daily.L2:daily.L2 daily.L3:daily.L22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4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nthly" table:style-name="ta3" table:print="false">
        <office:forms form:automatic-focus="false" form:apply-design-mode="false"/>
        <table:table-column table:style-name="co14" table:default-cell-style-name="ce131"/>
        <table:table-column table:style-name="co15" table:number-columns-repeated="2" table:default-cell-style-name="ce131"/>
        <table:table-column table:style-name="co15" table:default-cell-style-name="ce134"/>
        <table:table-column table:style-name="co16" table:default-cell-style-name="ce134"/>
        <table:table-column table:style-name="co17" table:default-cell-style-name="ce137"/>
        <table:table-column table:style-name="co16" table:number-columns-repeated="12" table:default-cell-style-name="ce137"/>
        <table:table-column table:style-name="co16" table:number-columns-repeated="7" table:default-cell-style-name="ce139"/>
        <table:table-column table:style-name="co5" table:number-columns-repeated="2" table:default-cell-style-name="ce144"/>
        <table:table-column table:style-name="co5" table:number-columns-repeated="997" table:default-cell-style-name="ce104"/>
        <table:table-row table:style-name="ro1">
          <table:table-cell table:style-name="ce126" office:value-type="string" calcext:value-type="string">
            <text:p>month</text:p>
          </table:table-cell>
          <table:table-cell table:style-name="ce126" office:value-type="string" calcext:value-type="string">
            <text:p>bets</text:p>
          </table:table-cell>
          <table:table-cell table:style-name="ce126" office:value-type="string" calcext:value-type="string">
            <text:p>wagered</text:p>
          </table:table-cell>
          <table:table-cell table:style-name="ce133" office:value-type="string" calcext:value-type="string">
            <text:p>net</text:p>
          </table:table-cell>
          <table:table-cell table:style-name="ce133" office:value-type="string" calcext:value-type="string">
            <text:p>roi</text:p>
          </table:table-cell>
          <table:table-cell table:style-name="ce136"/>
          <table:table-cell table:style-name="ce136" office:value-type="string" calcext:value-type="string">
            <text:p>2021-01</text:p>
          </table:table-cell>
          <table:table-cell table:style-name="ce136" office:value-type="string" calcext:value-type="string">
            <text:p>2020-12</text:p>
          </table:table-cell>
          <table:table-cell table:style-name="ce136" office:value-type="string" calcext:value-type="string">
            <text:p>2020-11</text:p>
          </table:table-cell>
          <table:table-cell table:style-name="ce136" office:value-type="string" calcext:value-type="string">
            <text:p>2020-10</text:p>
          </table:table-cell>
          <table:table-cell table:style-name="ce136" office:value-type="string" calcext:value-type="string">
            <text:p>2020-09</text:p>
          </table:table-cell>
          <table:table-cell table:style-name="ce136" office:value-type="string" calcext:value-type="string">
            <text:p>2020-08</text:p>
          </table:table-cell>
          <table:table-cell table:style-name="ce136" office:value-type="string" calcext:value-type="string">
            <text:p>2020-07</text:p>
          </table:table-cell>
          <table:table-cell table:style-name="ce136" office:value-type="string" calcext:value-type="string">
            <text:p>2020-06</text:p>
          </table:table-cell>
          <table:table-cell table:style-name="ce136" office:value-type="string" calcext:value-type="string">
            <text:p>2020-05</text:p>
          </table:table-cell>
          <table:table-cell table:style-name="ce136" office:value-type="string" calcext:value-type="string">
            <text:p>2020-04</text:p>
          </table:table-cell>
          <table:table-cell table:style-name="ce136" office:value-type="string" calcext:value-type="string">
            <text:p>2020-03</text:p>
          </table:table-cell>
          <table:table-cell table:style-name="ce136" office:value-type="string" calcext:value-type="string">
            <text:p>2020-02</text:p>
          </table:table-cell>
          <table:table-cell table:style-name="ce138" office:value-type="string" calcext:value-type="string">
            <text:p>2020-01</text:p>
          </table:table-cell>
          <table:table-cell table:style-name="ce138" office:value-type="string" calcext:value-type="string">
            <text:p>2019-12</text:p>
          </table:table-cell>
          <table:table-cell table:style-name="ce138" office:value-type="string" calcext:value-type="string">
            <text:p>2019-11</text:p>
          </table:table-cell>
          <table:table-cell table:style-name="ce138" office:value-type="string" calcext:value-type="string">
            <text:p>2019-10</text:p>
          </table:table-cell>
          <table:table-cell table:style-name="ce138" office:value-type="string" calcext:value-type="string">
            <text:p>2019-09</text:p>
          </table:table-cell>
          <table:table-cell table:style-name="ce138" office:value-type="string" calcext:value-type="string">
            <text:p>2019-08</text:p>
          </table:table-cell>
          <table:table-cell table:style-name="ce138" office:value-type="string" calcext:value-type="string">
            <text:p>2019-07</text:p>
          </table:table-cell>
          <table:table-cell table:style-name="ce141" table:number-columns-repeated="2"/>
          <table:table-cell table:style-name="ce98" table:number-columns-repeated="997"/>
        </table:table-row>
        <table:table-row table:style-name="ro1">
          <table:table-cell table:style-name="ce126" table:number-columns-repeated="3"/>
          <table:table-cell table:style-name="ce133" table:number-columns-repeated="2"/>
          <table:table-cell table:style-name="ce136"/>
          <table:table-cell table:style-name="ce136" table:formula="of:=SUM([.G3:.G29])" office:value-type="float" office:value="-4.19416666666667" calcext:value-type="float">
            <text:p>-4</text:p>
          </table:table-cell>
          <table:table-cell table:style-name="ce136" table:formula="of:=SUM([.H3:.H29])" office:value-type="float" office:value="-7.18666666666667" calcext:value-type="float">
            <text:p>-7</text:p>
          </table:table-cell>
          <table:table-cell table:style-name="ce136" table:formula="of:=SUM([.I3:.I29])" office:value-type="float" office:value="-7.18666666666667" calcext:value-type="float">
            <text:p>-7</text:p>
          </table:table-cell>
          <table:table-cell table:style-name="ce136" table:formula="of:=SUM([.J3:.J29])" office:value-type="float" office:value="-6.99083333333333" calcext:value-type="float">
            <text:p>-7</text:p>
          </table:table-cell>
          <table:table-cell table:style-name="ce136" table:formula="of:=SUM([.K3:.K29])" office:value-type="float" office:value="-1.15666666666666" calcext:value-type="float">
            <text:p>-1</text:p>
          </table:table-cell>
          <table:table-cell table:style-name="ce136" table:formula="of:=SUM([.L3:.L29])" office:value-type="float" office:value="-2.30083333333333" calcext:value-type="float">
            <text:p>-2</text:p>
          </table:table-cell>
          <table:table-cell table:style-name="ce136" table:formula="of:=SUM([.M3:.M29])" office:value-type="float" office:value="-7.235" calcext:value-type="float">
            <text:p>-7</text:p>
          </table:table-cell>
          <table:table-cell table:style-name="ce136" table:formula="of:=SUM([.N3:.N29])" office:value-type="float" office:value="-8.20833333333334" calcext:value-type="float">
            <text:p>-8</text:p>
          </table:table-cell>
          <table:table-cell table:style-name="ce136" table:formula="of:=SUM([.O3:.O29])" office:value-type="float" office:value="-8.20833333333334" calcext:value-type="float">
            <text:p>-8</text:p>
          </table:table-cell>
          <table:table-cell table:style-name="ce136" table:formula="of:=SUM([.P3:.P29])" office:value-type="float" office:value="-8.20833333333334" calcext:value-type="float">
            <text:p>-8</text:p>
          </table:table-cell>
          <table:table-cell table:style-name="ce136" table:formula="of:=SUM([.Q3:.Q29])" office:value-type="float" office:value="-8.20833333333334" calcext:value-type="float">
            <text:p>-8</text:p>
          </table:table-cell>
          <table:table-cell table:style-name="ce136" table:formula="of:=SUM([.R3:.R29])" office:value-type="float" office:value="-8.20833333333334" calcext:value-type="float">
            <text:p>-8</text:p>
          </table:table-cell>
          <table:table-cell table:style-name="ce138" table:formula="of:=SUM([.S3:.S29])" office:value-type="float" office:value="-4.01416666666667" calcext:value-type="float">
            <text:p>-4</text:p>
          </table:table-cell>
          <table:table-cell table:style-name="ce138" table:formula="of:=SUM([.T3:.T29])" office:value-type="float" office:value="-1.02166666666667" calcext:value-type="float">
            <text:p>-1</text:p>
          </table:table-cell>
          <table:table-cell table:style-name="ce138" table:formula="of:=SUM([.U3:.U29])" office:value-type="float" office:value="-1.02166666666667" calcext:value-type="float">
            <text:p>-1</text:p>
          </table:table-cell>
          <table:table-cell table:style-name="ce138" table:formula="of:=SUM([.V3:.V29])" office:value-type="float" office:value="-1.2175" calcext:value-type="float">
            <text:p>-1</text:p>
          </table:table-cell>
          <table:table-cell table:style-name="ce138" table:formula="of:=SUM([.W3:.W29])" office:value-type="float" office:value="-7.05166666666667" calcext:value-type="float">
            <text:p>-7</text:p>
          </table:table-cell>
          <table:table-cell table:style-name="ce138" table:formula="of:=SUM([.X3:.X29])" office:value-type="float" office:value="-5.9075" calcext:value-type="float">
            <text:p>-6</text:p>
          </table:table-cell>
          <table:table-cell table:style-name="ce138" table:formula="of:=SUM([.Y3:.Y29])" office:value-type="float" office:value="-0.973333333333333" calcext:value-type="float">
            <text:p>-1</text:p>
          </table:table-cell>
          <table:table-cell table:style-name="ce142"/>
          <table:table-cell table:style-name="ce141"/>
          <table:table-cell table:number-columns-repeated="997"/>
        </table:table-row>
        <table:table-row table:style-name="ro1">
          <table:table-cell table:number-columns-repeated="25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2</text:p>
          </table:table-cell>
          <table:table-cell table:formula="of:=SUM([$daily.B109:.B227])" office:value-type="float" office:value="170" calcext:value-type="float">
            <text:p>170</text:p>
          </table:table-cell>
          <table:table-cell table:formula="of:=SUM([$daily.C109:.C227])" office:value-type="float" office:value="678" calcext:value-type="float">
            <text:p>678</text:p>
          </table:table-cell>
          <table:table-cell table:formula="of:=SUM([$daily.F109:.F229])" office:value-type="float" office:value="-50.33" calcext:value-type="float">
            <text:p>-50</text:p>
          </table:table-cell>
          <table:table-cell table:style-name="ce135" table:formula="of:=[.D4]/[.C4]" office:value-type="percentage" office:value="-0.0742330383480826" calcext:value-type="percentage">
            <text:p>-7%</text:p>
          </table:table-cell>
          <table:table-cell/>
          <table:table-cell table:formula="of:=[.$D4]/12" office:value-type="float" office:value="-4.19416666666667" calcext:value-type="float">
            <text:p>-4</text:p>
          </table:table-cell>
          <table:table-cell table:formula="of:=[.$D4]/12" office:value-type="float" office:value="-4.19416666666667" calcext:value-type="float">
            <text:p>-4</text:p>
          </table:table-cell>
          <table:table-cell table:formula="of:=[.$D4]/12" office:value-type="float" office:value="-4.19416666666667" calcext:value-type="float">
            <text:p>-4</text:p>
          </table:table-cell>
          <table:table-cell table:formula="of:=[.$D4]/12" office:value-type="float" office:value="-4.19416666666667" calcext:value-type="float">
            <text:p>-4</text:p>
          </table:table-cell>
          <table:table-cell table:formula="of:=[.$D4]/12" office:value-type="float" office:value="-4.19416666666667" calcext:value-type="float">
            <text:p>-4</text:p>
          </table:table-cell>
          <table:table-cell table:formula="of:=[.$D4]/12" office:value-type="float" office:value="-4.19416666666667" calcext:value-type="float">
            <text:p>-4</text:p>
          </table:table-cell>
          <table:table-cell table:formula="of:=[.$D4]/12" office:value-type="float" office:value="-4.19416666666667" calcext:value-type="float">
            <text:p>-4</text:p>
          </table:table-cell>
          <table:table-cell table:formula="of:=[.$D4]/12" office:value-type="float" office:value="-4.19416666666667" calcext:value-type="float">
            <text:p>-4</text:p>
          </table:table-cell>
          <table:table-cell table:formula="of:=[.$D4]/12" office:value-type="float" office:value="-4.19416666666667" calcext:value-type="float">
            <text:p>-4</text:p>
          </table:table-cell>
          <table:table-cell table:formula="of:=[.$D4]/12" office:value-type="float" office:value="-4.19416666666667" calcext:value-type="float">
            <text:p>-4</text:p>
          </table:table-cell>
          <table:table-cell table:formula="of:=[.$D4]/12" office:value-type="float" office:value="-4.19416666666667" calcext:value-type="float">
            <text:p>-4</text:p>
          </table:table-cell>
          <table:table-cell table:formula="of:=[.$D4]/12" office:value-type="float" office:value="-4.19416666666667" calcext:value-type="float">
            <text:p>-4</text:p>
          </table:table-cell>
          <table:table-cell table:number-columns-repeated="7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1</text:p>
          </table:table-cell>
          <table:table-cell table:formula="of:=SUM([$daily.B84:.B108])" office:value-type="float" office:value="197" calcext:value-type="float">
            <text:p>197</text:p>
          </table:table-cell>
          <table:table-cell table:formula="of:=SUM([$daily.C84:.C108])" office:value-type="float" office:value="772" calcext:value-type="float">
            <text:p>772</text:p>
          </table:table-cell>
          <table:table-cell table:formula="of:=SUM([$daily.F84:.F108])" office:value-type="float" office:value="-35.91" calcext:value-type="float">
            <text:p>-36</text:p>
          </table:table-cell>
          <table:table-cell table:style-name="ce135" table:formula="of:=[.D5]/[.C5]" office:value-type="percentage" office:value="-0.0465155440414508" calcext:value-type="percentage">
            <text:p>-5%</text:p>
          </table:table-cell>
          <table:table-cell table:number-columns-repeated="2"/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number-columns-repeated="6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5" table:formula="of:=[.D6]/[.C6]" office:value-type="string" office:string-value="" calcext:value-type="error">
            <text:p>#DIV/0!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135" table:formula="of:=[.D7]/[.C7]" office:value-type="percentage" office:value="0.180769230769231" calcext:value-type="percentage">
            <text:p>18%</text:p>
          </table:table-cell>
          <table:table-cell table:number-columns-repeated="4"/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number-columns-repeated="4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135" table:formula="of:=[.D8]/[.C8]" office:value-type="percentage" office:value="0.0960356652949245" calcext:value-type="percentage">
            <text:p>10%</text:p>
          </table:table-cell>
          <table:table-cell table:number-columns-repeated="5"/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/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135" table:formula="of:=[.D9]/[.C9]" office:value-type="percentage" office:value="-0.0718848167539267" calcext:value-type="percentage">
            <text:p>-7%</text:p>
          </table:table-cell>
          <table:table-cell table:number-columns-repeated="6"/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135" table:formula="of:=[.D10]/[.C10]" office:value-type="percentage" office:value="-0.073279702970297" calcext:value-type="percentage">
            <text:p>-7%</text:p>
          </table:table-cell>
          <table:table-cell table:number-columns-repeated="7"/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135" table:formula="of:=[.D11]/[.C11]" office:value-type="percentage" office:value="-0.0139379474940334" calcext:value-type="percentage">
            <text:p>-1%</text:p>
          </table:table-cell>
          <table:table-cell table:number-columns-repeated="8"/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style-name="ce143"/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16:47:07.323643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24T16:50:57.620131486</dc:date>
    <meta:generator>LibreOffice/6.4.0.3$MacOSX_X86_64 LibreOffice_project/b0a288ab3d2d4774cb44b62f04d5d28733ac6df8</meta:generator>
    <meta:editing-duration>P1DT22H21M8S</meta:editing-duration>
    <meta:editing-cycles>49</meta:editing-cycles>
    <meta:document-statistic meta:table-count="3" meta:cell-count="16783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44cm" xlink:href=".." xlink:type="simple" chart:class="chart:line" chart:style-name="ch1">
        <chart:title svg:x="10.708cm" svg:y="0.259cm" chart:style-name="ch2">
          <text:p>closing</text:p>
        </chart:title>
        <chart:plot-area chart:style-name="ch3" table:cell-range-address="daily.A3:daily.A228 daily.L2:daily.L228" chart:data-source-has-labels="both" svg:x="0.463cm" svg:y="1.238cm" svg:width="22.237cm" svg:height="4.882cm">
          <chartooo:coordinate-region svg:x="1.141cm" svg:y="1.403cm" svg:width="20.99cm" svg:height="4.139cm"/>
          <chart:axis chart:dimension="x" chart:name="primary-x" chart:style-name="ch4" chartooo:axis-type="auto">
            <chartooo:date-scale/>
            <chart:categories table:cell-range-address="daily.A3:daily.A2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28" chart:label-cell-address="daily.L2:daily.L2" chart:class="chart:line">
            <chart:data-point chart:repeated="2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28</svg:desc>
                </draw:g>
              </table:table-cell>
              <table:table-cell office:value-type="float" office:value="230.3">
                <text:p>230.3</text:p>
                <draw:g>
                  <svg:desc>daily.L3:daily.L228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286.73">
                <text:p>286.73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282.77">
                <text:p>282.77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269.09">
                <text:p>269.09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277.35">
                <text:p>277.35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282.42">
                <text:p>282.4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283.52">
                <text:p>283.52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272.42">
                <text:p>272.4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267.75">
                <text:p>267.75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253.79">
                <text:p>253.79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262.27">
                <text:p>262.27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259.23">
                <text:p>259.23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263.41">
                <text:p>263.41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256.06">
                <text:p>256.06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261.9">
                <text:p>261.9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249.24">
                <text:p>249.24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53.44">
                <text:p>253.44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35.55">
                <text:p>235.55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26.48">
                <text:p>226.48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21.8">
                <text:p>221.8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12.66">
                <text:p>212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